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260mm"/>
    </style:style>
    <style:style style:name="co3" style:family="table-column">
      <style:table-column-properties fo:break-before="auto" style:column-width="17.78mm"/>
    </style:style>
    <style:style style:name="co4" style:family="table-column">
      <style:table-column-properties fo:break-before="auto" style:column-width="40.1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98mm" fo:break-before="auto" style:use-optimal-row-height="true"/>
    </style:style>
    <style:style style:name="ro3" style:family="table-row">
      <style:table-row-properties style:row-height="4.74mm" fo:break-before="auto" style:use-optimal-row-height="true"/>
    </style:style>
    <style:style style:name="ro4" style:family="table-row">
      <style:table-row-properties style:row-height="13.21mm" fo:break-before="auto" style:use-optimal-row-height="true"/>
    </style:style>
    <style:style style:name="ro5" style:family="table-row">
      <style:table-row-properties style:row-height="12.95mm" fo:break-before="auto" style:use-optimal-row-height="true"/>
    </style:style>
    <style:style style:name="ro6" style:family="table-row">
      <style:table-row-properties style:row-height="17.18mm" fo:break-before="auto" style:use-optimal-row-height="true"/>
    </style:style>
    <style:style style:name="ro7" style:family="table-row">
      <style:table-row-properties style:row-height="17.44mm" fo:break-before="auto" style:use-optimal-row-height="true"/>
    </style:style>
    <style:style style:name="ro8" style:family="table-row">
      <style:table-row-properties style:row-height="16.92mm" fo:break-before="auto" style:use-optimal-row-height="true"/>
    </style:style>
    <style:style style:name="ro9" style:family="table-row">
      <style:table-row-properties style:row-height="6.07mm" fo:break-before="auto" style:use-optimal-row-height="true"/>
    </style:style>
    <style:style style:name="ro10" style:family="table-row">
      <style:table-row-properties style:row-height="8.7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style>
    <style:style style:name="ce2" style:family="table-cell" style:parent-style-name="Default">
      <style:table-cell-properties style:text-align-source="fix" style:repeat-content="false" fo:wrap-option="wrap" style:vertical-align="middle"/>
      <style:paragraph-properties fo:text-align="center" fo:margin-left="0mm"/>
    </style:style>
  </office:automatic-styles>
  <office:body>
    <office:spreadsheet>
      <table:calculation-settings table:automatic-find-labels="false"/>
      <table:table table:name="duanzi-0" table:style-name="ta1">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fancy</text:p>
          </table:table-cell>
          <table:table-cell office:value-type="string" calcext:value-type="string">
            <text:p>content</text:p>
          </table:table-cell>
          <table:table-cell office:value-type="string" calcext:value-type="string">
            <text:p>comment</text:p>
          </table:table-cell>
          <table:table-cell office:value-type="string" calcext:value-type="string">
            <text:p>author</text:p>
          </table:table-cell>
          <table:table-cell table:number-columns-repeated="1020"/>
        </table:table-row>
        <table:table-row table:style-name="ro2">
          <table:table-cell office:value-type="float" office:value="35549" calcext:value-type="float">
            <text:p>35549</text:p>
          </table:table-cell>
          <table:table-cell office:value-type="string" calcext:value-type="string">
            <text:p>['在公司一直是个默默无闻的小职员，突然接到通知，我升职了，带着满脑子的困惑和疑问，满心忧虑的经过多方打探得知，原来我们公司楼下开早餐店的那对老夫妻，竟然是我们老总的爸妈，我能升职的原因是，我连续吃了三年的早餐，从来没说过一句公司和老总的坏话！。。。。', '随便取个名啊：']</text:p>
          </table:table-cell>
          <table:table-cell office:value-type="float" office:value="350" calcext:value-type="float">
            <text:p>350</text:p>
          </table:table-cell>
          <table:table-cell office:value-type="string" calcext:value-type="string">
            <text:p>['逆风的单车^O^']</text:p>
          </table:table-cell>
          <table:table-cell table:number-columns-repeated="1020"/>
        </table:table-row>
        <table:table-row table:style-name="ro2">
          <table:table-cell office:value-type="float" office:value="23443" calcext:value-type="float">
            <text:p>23443</text:p>
          </table:table-cell>
          <table:table-cell office:value-type="string" calcext:value-type="string">
            <text:p>['学生总在学校里摘花，一日被校长看见，怒极。校长召集全校学生在大堂开会，说：“学校的花是拿来看的，不是拿来摘的。要是你摘一朵我摘一朵，那得摘多少朵啊！”突然角落传来一个弱弱的声音“两朵。”', '鉛ж筆：']</text:p>
          </table:table-cell>
          <table:table-cell office:value-type="float" office:value="274" calcext:value-type="float">
            <text:p>274</text:p>
          </table:table-cell>
          <table:table-cell office:value-type="string" calcext:value-type="string">
            <text:p>['尼古拉斯-小七哥']</text:p>
          </table:table-cell>
          <table:table-cell table:number-columns-repeated="1020"/>
        </table:table-row>
        <table:table-row table:style-name="ro2">
          <table:table-cell office:value-type="float" office:value="22132" calcext:value-type="float">
            <text:p>22132</text:p>
          </table:table-cell>
          <table:table-cell office:value-type="string" calcext:value-type="string">
            <text:p>['相亲对象居然是小学同学，两人静坐，相对无言，气氛略显尴尬。', '我无话找话：“哈，你现在好文静了，小时候像个男孩子，我还记得我们俩一起撩赵小雅裙子被老师罚站来着。”', '她冷冷的看了我一眼：“你记性太差了，是你和赵小雅合伙撩我裙子！”', '缺根萝卜：']</text:p>
          </table:table-cell>
          <table:table-cell office:value-type="float" office:value="189" calcext:value-type="float">
            <text:p>189</text:p>
          </table:table-cell>
          <table:table-cell office:value-type="string" calcext:value-type="string">
            <text:p>['我就撩撩不泡你。o…']</text:p>
          </table:table-cell>
          <table:table-cell table:number-columns-repeated="1020"/>
        </table:table-row>
        <table:table-row table:style-name="ro2">
          <table:table-cell office:value-type="float" office:value="18821" calcext:value-type="float">
            <text:p>18821</text:p>
          </table:table-cell>
          <table:table-cell office:value-type="string" calcext:value-type="string">
            <text:p>['邻居李大爷猴精猴精的，村里来卖 保 健 品的，去听课送挂面，李大爷天天去听课领挂面，回来就告诉大家千万不要买，这帮人都是骗 子～', '终于在第五天，李大爷刚进门，被销售人员苦着脸给送了出来，并送了李大爷一箱挂面，让他不要再来了[捂脸]', '盛世江南：']</text:p>
          </table:table-cell>
          <table:table-cell office:value-type="float" office:value="99" calcext:value-type="float">
            <text:p>99</text:p>
          </table:table-cell>
          <table:table-cell office:value-type="string" calcext:value-type="string">
            <text:p>['偷惢']</text:p>
          </table:table-cell>
          <table:table-cell table:number-columns-repeated="1020"/>
        </table:table-row>
        <table:table-row table:style-name="ro2">
          <table:table-cell office:value-type="float" office:value="18690" calcext:value-type="float">
            <text:p>18690</text:p>
          </table:table-cell>
          <table:table-cell office:value-type="string" calcext:value-type="string">
            <text:p>['刚购置了新车不久，便买了两个包着竹碳的玩具狗，放在车子后座吸收车里的甲醛气味。这天老婆叫我去火车站接岳父和岳母，两人上车坐后座里便开车上路，路上丈母娘问我，这新车有甲醛味，有没有放什么东西吸收一下？我说，有啊，后面有两只狗在帮忙吸掉毒气。嗯。。妈，你们听我解释一下！！', '专业毒鸡汤：']</text:p>
          </table:table-cell>
          <table:table-cell office:value-type="float" office:value="115" calcext:value-type="float">
            <text:p>115</text:p>
          </table:table-cell>
          <table:table-cell office:value-type="string" calcext:value-type="string">
            <text:p>['那殇！抹不掉']</text:p>
          </table:table-cell>
          <table:table-cell table:number-columns-repeated="1020"/>
        </table:table-row>
        <table:table-row table:style-name="ro2">
          <table:table-cell office:value-type="float" office:value="18690" calcext:value-type="float">
            <text:p>18690</text:p>
          </table:table-cell>
          <table:table-cell office:value-type="string" calcext:value-type="string">
            <text:p>['刚购置了新车不久，便买了两个包着竹碳的玩具狗，放在车子后座吸收车里的甲醛气味。这天老婆叫我去火车站接岳父和岳母，两人上车坐后座里便开车上路，路上丈母娘问我，这新车有甲醛味，有没有放什么东西吸收一下？我说，有啊，后面有两只狗在帮忙吸掉毒气。嗯。。妈，你们听我解释一下！！', '专业毒鸡汤：']</text:p>
          </table:table-cell>
          <table:table-cell office:value-type="float" office:value="115" calcext:value-type="float">
            <text:p>115</text:p>
          </table:table-cell>
          <table:table-cell office:value-type="string" calcext:value-type="string">
            <text:p>['那殇！抹不掉']</text:p>
          </table:table-cell>
          <table:table-cell table:number-columns-repeated="1020"/>
        </table:table-row>
        <table:table-row table:style-name="ro2">
          <table:table-cell office:value-type="float" office:value="15916" calcext:value-type="float">
            <text:p>15916</text:p>
          </table:table-cell>
          <table:table-cell office:value-type="string" calcext:value-type="string">
            <text:p>['老婆不喜欢家里的画眉鸟，所以平时鸟笼挂在阳台上，她不在家时我就拿进屋里逗一下。', '刚刚在家逗鸟，看到她下班回来了，我很自觉的把鸟笼拿去阳台，然后她说：“留意你很久了，每次我到家你就往阳台挂鸟笼，给谁发信号呢？！”', '胖香：']</text:p>
          </table:table-cell>
          <table:table-cell office:value-type="float" office:value="98" calcext:value-type="float">
            <text:p>98</text:p>
          </table:table-cell>
          <table:table-cell office:value-type="string" calcext:value-type="string">
            <text:p>['挖鼻孔的老虎']</text:p>
          </table:table-cell>
          <table:table-cell table:number-columns-repeated="1020"/>
        </table:table-row>
        <table:table-row table:style-name="ro2">
          <table:table-cell office:value-type="float" office:value="12800" calcext:value-type="float">
            <text:p>12800</text:p>
          </table:table-cell>
          <table:table-cell office:value-type="string" calcext:value-type="string">
            <text:p>['晚上媳妇在手机上跟她闺蜜打牌，一直输，我说她怎么老输，她说：人家俩人是夫妻，躺在一张床上打的。我忙说让她别打了，媳妇不愿意，说：不行，一定要打。人家说这么晚还在打牌的人肯定没性 生 活，我这没有，她也休想有！', '撸涵段子：']</text:p>
          </table:table-cell>
          <table:table-cell office:value-type="float" office:value="133" calcext:value-type="float">
            <text:p>133</text:p>
          </table:table-cell>
          <table:table-cell office:value-type="string" calcext:value-type="string">
            <text:p>['自言～']</text:p>
          </table:table-cell>
          <table:table-cell table:number-columns-repeated="1020"/>
        </table:table-row>
        <table:table-row table:style-name="ro2">
          <table:table-cell office:value-type="float" office:value="12114" calcext:value-type="float">
            <text:p>12114</text:p>
          </table:table-cell>
          <table:table-cell office:value-type="string" calcext:value-type="string">
            <text:p>['去面馆下了碗牛肉面，加辣椒，吃的贼热，汗如雨下，我:“老板，怎么不开空调啊？”老板:“省电啊。”我:“那买空调干嘛？”老板:“吸引顾客啊。”我看着几乎崭新的空调，老板这回答好像是没毛病啊……', '皖F00837：']</text:p>
          </table:table-cell>
          <table:table-cell office:value-type="float" office:value="73" calcext:value-type="float">
            <text:p>73</text:p>
          </table:table-cell>
          <table:table-cell office:value-type="string" calcext:value-type="string">
            <text:p>['我段小污回老家了']</text:p>
          </table:table-cell>
          <table:table-cell table:number-columns-repeated="1020"/>
        </table:table-row>
        <table:table-row table:style-name="ro2">
          <table:table-cell office:value-type="float" office:value="10029" calcext:value-type="float">
            <text:p>10029</text:p>
          </table:table-cell>
          <table:table-cell office:value-type="string" calcext:value-type="string">
            <text:p>['陪女友去公园遛狗，对面有一大胸妹子，我忍不住偷偷瞄了几眼……', '女友“啪”一声狠狠的拍了一下二哈的脑袋，骂道 : “你说你贱不贱？顿顿大鱼大肉把你喂的饱饱的，见到一坨屎还是两眼放光！”', '胸平浪静：']</text:p>
          </table:table-cell>
          <table:table-cell office:value-type="float" office:value="163" calcext:value-type="float">
            <text:p>163</text:p>
          </table:table-cell>
          <table:table-cell office:value-type="string" calcext:value-type="string">
            <text:p>['鲜味咸蛋']</text:p>
          </table:table-cell>
          <table:table-cell table:number-columns-repeated="1020"/>
        </table:table-row>
        <table:table-row table:style-name="ro2">
          <table:table-cell office:value-type="float" office:value="9840" calcext:value-type="float">
            <text:p>9840</text:p>
          </table:table-cell>
          <table:table-cell office:value-type="string" calcext:value-type="string">
            <text:p>['我小时候听说搽牛眼泪能看到 鬼。', '于是，我弄了胡椒粉去抹牛眼睛，取牛眼泪。结果牛发飙，把我撞成重伤……', '我躺在床上奄奄一息，朦胧中听到我妈抹了把眼泪对我姐说：“你抽空把妆卸了，把头发散了，穿件白衣服，满足一下你弟的愿望！不然，你弟傻，不死心，好了还得去给牛撞！”', '青刺莓：']</text:p>
          </table:table-cell>
          <table:table-cell office:value-type="float" office:value="67" calcext:value-type="float">
            <text:p>67</text:p>
          </table:table-cell>
          <table:table-cell office:value-type="string" calcext:value-type="string">
            <text:p>['我是煮茶']</text:p>
          </table:table-cell>
          <table:table-cell table:number-columns-repeated="1020"/>
        </table:table-row>
        <table:table-row table:style-name="ro2">
          <table:table-cell office:value-type="float" office:value="9319" calcext:value-type="float">
            <text:p>9319</text:p>
          </table:table-cell>
          <table:table-cell office:value-type="string" calcext:value-type="string">
            <text:p>['弟弟放假回家。妈妈天天不重样的给他做好吃的。一脸期待的问：好吃吗？弟弟每次都淡淡的说：一般。然后妈妈沮丧的走开了。我义正言辞的跟他说：咱妈辛辛苦苦给你做好吃的。就算不好吃？你也得说好吃。何况你都吃光了。弟弟：如果我说好吃，未来一个星期。天天都得吃这几个菜。', '我是来看二楼的哈：']</text:p>
          </table:table-cell>
          <table:table-cell office:value-type="float" office:value="64" calcext:value-type="float">
            <text:p>64</text:p>
          </table:table-cell>
          <table:table-cell office:value-type="string" calcext:value-type="string">
            <text:p>['小昊啊']</text:p>
          </table:table-cell>
          <table:table-cell table:number-columns-repeated="1020"/>
        </table:table-row>
        <table:table-row table:style-name="ro2">
          <table:table-cell office:value-type="float" office:value="8980" calcext:value-type="float">
            <text:p>8980</text:p>
          </table:table-cell>
          <table:table-cell office:value-type="string" calcext:value-type="string">
            <text:p>['爷爷喜欢和我讲他以前的光荣事迹。', '他说:以前有个小混混打架，他让我帮忙，我冲上去揪住对面的带头大哥，然后往死里打，他们那伙10多个人，愣是一个人都不敢动。', '我对爷爷崇拜的不得了，就问爸爸是不是真的。', '老爸狠嘬了一口烟，说: 是真的，那次我高中和人约架，我叫了10个，对面叫了你爷爷。', '饭饭管饱：']</text:p>
          </table:table-cell>
          <table:table-cell office:value-type="float" office:value="81" calcext:value-type="float">
            <text:p>81</text:p>
          </table:table-cell>
          <table:table-cell office:value-type="string" calcext:value-type="string">
            <text:p>['一坨马杀鸡']</text:p>
          </table:table-cell>
          <table:table-cell table:number-columns-repeated="1020"/>
        </table:table-row>
        <table:table-row table:style-name="ro2">
          <table:table-cell office:value-type="float" office:value="8520" calcext:value-type="float">
            <text:p>8520</text:p>
          </table:table-cell>
          <table:table-cell office:value-type="string" calcext:value-type="string">
            <text:p>['闺蜜刚生了个娃儿～', '闺蜜：“什么是最好的睡眠？”', '我：“婴儿般的？”', '闺蜜：“不，婴儿每睡三小时醒一次”', '我：“那是？”', '闺蜜：“婴儿爸爸般的睡眠！怎么吵都不醒！”', '多么痛的领悟…', '镜子靖子：']</text:p>
          </table:table-cell>
          <table:table-cell office:value-type="float" office:value="78" calcext:value-type="float">
            <text:p>78</text:p>
          </table:table-cell>
          <table:table-cell office:value-type="string" calcext:value-type="string">
            <text:p>['白百丽儿']</text:p>
          </table:table-cell>
          <table:table-cell table:number-columns-repeated="1020"/>
        </table:table-row>
        <table:table-row table:style-name="ro2">
          <table:table-cell office:value-type="float" office:value="8245" calcext:value-type="float">
            <text:p>8245</text:p>
          </table:table-cell>
          <table:table-cell office:value-type="string" calcext:value-type="string">
            <text:p>['给闺密介绍了个对象，第一次见面，饭间，闺密放了个屁，为了让那男的对她有个好印象，我赶紧说不好意思不好意思，结果那斯噗嗤一下就笑喷了，说＂你以为你放的呀？是我放的！！＂好吧，活该你嫁不出去', '灬欲戴王冠：']</text:p>
          </table:table-cell>
          <table:table-cell office:value-type="float" office:value="73" calcext:value-type="float">
            <text:p>73</text:p>
          </table:table-cell>
          <table:table-cell office:value-type="string" calcext:value-type="string">
            <text:p>['得而不惜就该死9']</text:p>
          </table:table-cell>
          <table:table-cell table:number-columns-repeated="1020"/>
        </table:table-row>
        <table:table-row table:style-name="ro2">
          <table:table-cell office:value-type="float" office:value="8231" calcext:value-type="float">
            <text:p>8231</text:p>
          </table:table-cell>
          <table:table-cell office:value-type="string" calcext:value-type="string">
            <text:p>['发小说夏天快到了，她要减肥，要穿的清凉，要吸引到一个男朋友，为此还特意办了卡去健身！！！', '经过一段时间努力，她终于由假C罩成功瘦成B罩！', '王云（笨笨）：']</text:p>
          </table:table-cell>
          <table:table-cell office:value-type="float" office:value="131" calcext:value-type="float">
            <text:p>131</text:p>
          </table:table-cell>
          <table:table-cell office:value-type="string" calcext:value-type="string">
            <text:p>['狸土豆大人']</text:p>
          </table:table-cell>
          <table:table-cell table:number-columns-repeated="1020"/>
        </table:table-row>
        <table:table-row table:style-name="ro2">
          <table:table-cell office:value-type="float" office:value="7867" calcext:value-type="float">
            <text:p>7867</text:p>
          </table:table-cell>
          <table:table-cell office:value-type="string" calcext:value-type="string">
            <text:p>['同事那听来的，有一次领导出远门，因为起得早想在车上眯一会。司机看到领导想睡觉对领导说：领导别睡了，你看出车祸死掉的都是正在睡觉的人。领导瞬间清醒了。', '阳物孕动：']</text:p>
          </table:table-cell>
          <table:table-cell office:value-type="float" office:value="50" calcext:value-type="float">
            <text:p>50</text:p>
          </table:table-cell>
          <table:table-cell office:value-type="string" calcext:value-type="string">
            <text:p>['倩女亦幽魂']</text:p>
          </table:table-cell>
          <table:table-cell table:number-columns-repeated="1020"/>
        </table:table-row>
        <table:table-row table:style-name="ro2">
          <table:table-cell office:value-type="float" office:value="7549" calcext:value-type="float">
            <text:p>7549</text:p>
          </table:table-cell>
          <table:table-cell office:value-type="string" calcext:value-type="string">
            <text:p>['晚上跑完步有点口渴，到路边摊买橘子，挑了几个卖相好的。 老板又拿起几个有斑点的说：“帅哥，这种长得不好看的其实更甜。” 我颇有感悟的说：“是因为橘子觉得自己长的不好看，所以努力让自己变得更甜吗？” 老板微微一愣道：“不是，我想早点卖完回家。”', '段子空降一中队：']</text:p>
          </table:table-cell>
          <table:table-cell office:value-type="float" office:value="246" calcext:value-type="float">
            <text:p>246</text:p>
          </table:table-cell>
          <table:table-cell office:value-type="string" calcext:value-type="string">
            <text:p>['齐钰']</text:p>
          </table:table-cell>
          <table:table-cell table:number-columns-repeated="1020"/>
        </table:table-row>
        <table:table-row table:style-name="ro2">
          <table:table-cell office:value-type="float" office:value="7522" calcext:value-type="float">
            <text:p>7522</text:p>
          </table:table-cell>
          <table:table-cell office:value-type="string" calcext:value-type="string">
            <text:p>['我刚去健身中心那会儿，很胖，工作人员说我可以体验一节瑜伽课，我就进瑜伽室跟着做。做完瑜伽老师说：“这期孕瑜伽就到这里！祝各位妈妈好孕！”我一个大男人为了化解尴尬，只好学着各位妈妈摸着肚子说：“宝宝乖...”', '胖香：']</text:p>
          </table:table-cell>
          <table:table-cell office:value-type="float" office:value="52" calcext:value-type="float">
            <text:p>52</text:p>
          </table:table-cell>
          <table:table-cell office:value-type="string" calcext:value-type="string">
            <text:p>['我是煮茶']</text:p>
          </table:table-cell>
          <table:table-cell table:number-columns-repeated="1020"/>
        </table:table-row>
        <table:table-row table:style-name="ro2">
          <table:table-cell office:value-type="float" office:value="7503" calcext:value-type="float">
            <text:p>7503</text:p>
          </table:table-cell>
          <table:table-cell office:value-type="string" calcext:value-type="string">
            <text:p>['去年年会，大家玩得特别开心，突然有人起哄让老总表演节目。老总是女同事眼里的高富帅，所以大家指名要求弹吉它。老总说不会，被逼上台蹭了半天，只好拿起吉他，顺手一拨，一个专业的表演前试音。大家都安静了，然后他用手拍着吉他的木板，打着拍子唱：“两只老虎，两只老虎，跑得快，跑得快……”', '高兴咋滴：']</text:p>
          </table:table-cell>
          <table:table-cell office:value-type="float" office:value="48" calcext:value-type="float">
            <text:p>48</text:p>
          </table:table-cell>
          <table:table-cell office:value-type="string" calcext:value-type="string">
            <text:p>['渊芝明']</text:p>
          </table:table-cell>
          <table:table-cell table:number-columns-repeated="1020"/>
        </table:table-row>
        <table:table-row table:style-name="ro2">
          <table:table-cell office:value-type="float" office:value="7298" calcext:value-type="float">
            <text:p>7298</text:p>
          </table:table-cell>
          <table:table-cell office:value-type="string" calcext:value-type="string">
            <text:p>['门铃响我妈去开门，门口站着对门六岁的小萝莉后面站着她笑嘻嘻妈妈。小萝莉很严肃的对我妈说:得好好教育你家儿子了！那么大人还在电梯里吃东西！不知道气味会影响别人嘛！最可气的我看了他半天他都不说分一点给我！', '朕不想做寡人了：']</text:p>
          </table:table-cell>
          <table:table-cell office:value-type="float" office:value="49" calcext:value-type="float">
            <text:p>49</text:p>
          </table:table-cell>
          <table:table-cell office:value-type="string" calcext:value-type="string">
            <text:p>[]</text:p>
          </table:table-cell>
          <table:table-cell table:number-columns-repeated="1020"/>
        </table:table-row>
        <table:table-row table:style-name="ro2">
          <table:table-cell office:value-type="float" office:value="7298" calcext:value-type="float">
            <text:p>7298</text:p>
          </table:table-cell>
          <table:table-cell office:value-type="string" calcext:value-type="string">
            <text:p>['门铃响我妈去开门，门口站着对门六岁的小萝莉后面站着她笑嘻嘻妈妈。小萝莉很严肃的对我妈说:得好好教育你家儿子了！那么大人还在电梯里吃东西！不知道气味会影响别人嘛！最可气的我看了他半天他都不说分一点给我！', '朕不想做寡人了：']</text:p>
          </table:table-cell>
          <table:table-cell office:value-type="float" office:value="49" calcext:value-type="float">
            <text:p>49</text:p>
          </table:table-cell>
          <table:table-cell office:value-type="string" calcext:value-type="string">
            <text:p>[]</text:p>
          </table:table-cell>
          <table:table-cell table:number-columns-repeated="1020"/>
        </table:table-row>
        <table:table-row table:style-name="ro3">
          <table:table-cell office:value-type="float" office:value="6706" calcext:value-type="float">
            <text:p>6706</text:p>
          </table:table-cell>
          <table:table-cell office:value-type="string" calcext:value-type="string">
            <text:p>['现在的标题真吸引人', '心死了人活着：']</text:p>
          </table:table-cell>
          <table:table-cell office:value-type="float" office:value="71" calcext:value-type="float">
            <text:p>71</text:p>
          </table:table-cell>
          <table:table-cell office:value-type="string" calcext:value-type="string">
            <text:p>['宋颂诵']</text:p>
          </table:table-cell>
          <table:table-cell table:number-columns-repeated="1020"/>
        </table:table-row>
        <table:table-row table:style-name="ro2">
          <table:table-cell office:value-type="float" office:value="6542" calcext:value-type="float">
            <text:p>6542</text:p>
          </table:table-cell>
          <table:table-cell office:value-type="string" calcext:value-type="string">
            <text:p>['刚工作时，我和闺蜜租房住。一天，闺蜜的男票突然从外地回来，到了门口才通知闺蜜……', '闺蜜高兴坏了，把她床上的衣服、胸罩、袜子，往我床上一丢，就跑去开门。就听闺蜜对她男票说：这就是我那邋遢姐们儿……', '老是困不着：']</text:p>
          </table:table-cell>
          <table:table-cell office:value-type="float" office:value="91" calcext:value-type="float">
            <text:p>91</text:p>
          </table:table-cell>
          <table:table-cell office:value-type="string" calcext:value-type="string">
            <text:p>['走走停停看风景………']</text:p>
          </table:table-cell>
          <table:table-cell table:number-columns-repeated="1020"/>
        </table:table-row>
        <table:table-row table:style-name="ro2">
          <table:table-cell office:value-type="float" office:value="6542" calcext:value-type="float">
            <text:p>6542</text:p>
          </table:table-cell>
          <table:table-cell office:value-type="string" calcext:value-type="string">
            <text:p>['刚工作时，我和闺蜜租房住。一天，闺蜜的男票突然从外地回来，到了门口才通知闺蜜……', '闺蜜高兴坏了，把她床上的衣服、胸罩、袜子，往我床上一丢，就跑去开门。就听闺蜜对她男票说：这就是我那邋遢姐们儿……', '老是困不着：']</text:p>
          </table:table-cell>
          <table:table-cell office:value-type="float" office:value="91" calcext:value-type="float">
            <text:p>91</text:p>
          </table:table-cell>
          <table:table-cell office:value-type="string" calcext:value-type="string">
            <text:p>['走走停停看风景………']</text:p>
          </table:table-cell>
          <table:table-cell table:number-columns-repeated="1020"/>
        </table:table-row>
        <table:table-row table:style-name="ro2">
          <table:table-cell office:value-type="float" office:value="6529" calcext:value-type="float">
            <text:p>6529</text:p>
          </table:table-cell>
          <table:table-cell office:value-type="string" calcext:value-type="string">
            <text:p>['下班回家，看到楼下段哥七岁的小萝莉正在花坛边发呆，我打趣道：小美女，一个人在想啥呢？ 她抬头认真地看着我，像是下定了很大的决心：叔叔，你能娶我吗？ 我听了吓一跳，笑着问道：嘿，你就不嫌弃叔叔又黑又胖吗？” 她摇摇头说：没事的，你要是站在我爸爸妈妈和老师面前，我看他们谁还敢欺负我……', 'CPLANY：']</text:p>
          </table:table-cell>
          <table:table-cell office:value-type="float" office:value="51" calcext:value-type="float">
            <text:p>51</text:p>
          </table:table-cell>
          <table:table-cell office:value-type="string" calcext:value-type="string">
            <text:p>['得而不惜就该死9']</text:p>
          </table:table-cell>
          <table:table-cell table:number-columns-repeated="1020"/>
        </table:table-row>
        <table:table-row table:style-name="ro2">
          <table:table-cell office:value-type="float" office:value="6464" calcext:value-type="float">
            <text:p>6464</text:p>
          </table:table-cell>
          <table:table-cell office:value-type="string" calcext:value-type="string">
            <text:p>['结婚前，老爸说对老公要温柔，别学你 <text:s/>妈妈 的臭 脾气，要懂得以柔克刚，多撒娇。”', '老妈过来说：“撒什么，你再说一次!”', '老爸马上站起来，对老妈作了个揖说：“撒浪嘿哟!”', '老妈满意地“哼”了一声，转身又忙去了。[笑哭]', '胖香：']</text:p>
          </table:table-cell>
          <table:table-cell office:value-type="float" office:value="39" calcext:value-type="float">
            <text:p>39</text:p>
          </table:table-cell>
          <table:table-cell office:value-type="string" calcext:value-type="string">
            <text:p>['青刺莓']</text:p>
          </table:table-cell>
          <table:table-cell table:number-columns-repeated="1020"/>
        </table:table-row>
        <table:table-row table:style-name="ro2">
          <table:table-cell office:value-type="float" office:value="6361" calcext:value-type="float">
            <text:p>6361</text:p>
          </table:table-cell>
          <table:table-cell office:value-type="string" calcext:value-type="string">
            <text:p>['半夜睡得正香呢老婆把我推醒说：我要去上厕所。我说：你上厕所叫我干嘛？老婆说：叫你起来穿衣服。我不耐烦的说：你上个厕所让我穿什么衣服？又不冻我。话音刚落，就见老婆裹着被子走了！！！', '聚精会婶：']</text:p>
          </table:table-cell>
          <table:table-cell office:value-type="float" office:value="47" calcext:value-type="float">
            <text:p>47</text:p>
          </table:table-cell>
          <table:table-cell office:value-type="string" calcext:value-type="string">
            <text:p>['小昊啊']</text:p>
          </table:table-cell>
          <table:table-cell table:number-columns-repeated="1020"/>
        </table:table-row>
        <table:table-row table:style-name="ro2">
          <table:table-cell office:value-type="float" office:value="6318" calcext:value-type="float">
            <text:p>6318</text:p>
          </table:table-cell>
          <table:table-cell office:value-type="string" calcext:value-type="string">
            <text:p>['儿子幼儿园，老师让小孩上台讲讲哪一刻让自己感觉到爸爸很伟大。', '儿子：我爸爸在家很有威严，他做什么妈妈都不敢反对。', '老师问：你能具体说一件事嘛？', '儿子：比如每次我妈妈提桶水准备拖地，爸爸都会一把抢过拖把，他去拖，妈妈每次都坐在沙发不敢吭声。', '台下的家长瞬间笑炸了。。。', '，阳光8：']</text:p>
          </table:table-cell>
          <table:table-cell office:value-type="float" office:value="36" calcext:value-type="float">
            <text:p>36</text:p>
          </table:table-cell>
          <table:table-cell office:value-type="string" calcext:value-type="string">
            <text:p>['趣味熊鞋匠']</text:p>
          </table:table-cell>
          <table:table-cell table:number-columns-repeated="1020"/>
        </table:table-row>
        <table:table-row table:style-name="ro2">
          <table:table-cell office:value-type="float" office:value="6311" calcext:value-type="float">
            <text:p>6311</text:p>
          </table:table-cell>
          <table:table-cell office:value-type="string" calcext:value-type="string">
            <text:p>['我小时候，老爹问我有什么理想，我说想当工人，被我老爹大骂没志气的东西。反观我那些同学，不是想当科学家，就是想当大官。如今我的梦想实现了，我成为了一名搬砖工人，而他们的梦想一个都没实现，哈哈，还是我厉害啊！', '一直都在陪你：']</text:p>
          </table:table-cell>
          <table:table-cell office:value-type="float" office:value="60" calcext:value-type="float">
            <text:p>60</text:p>
          </table:table-cell>
          <table:table-cell office:value-type="string" calcext:value-type="string">
            <text:p>['黒卧槽']</text:p>
          </table:table-cell>
          <table:table-cell table:number-columns-repeated="1020"/>
        </table:table-row>
        <table:table-row table:style-name="ro2">
          <table:table-cell office:value-type="float" office:value="5966" calcext:value-type="float">
            <text:p>5966</text:p>
          </table:table-cell>
          <table:table-cell office:value-type="string" calcext:value-type="string">
            <text:p>['小明：我七岁练蹲马步，八岁练咏春，九岁练胸口碎大石，十一岁太极脚。', '小红：十岁那年练的什么啊？', '小明：九岁不是练胸口碎大石嘛，十岁在医院住了一年。']</text:p>
          </table:table-cell>
          <table:table-cell office:value-type="float" office:value="61" calcext:value-type="float">
            <text:p>61</text:p>
          </table:table-cell>
          <table:table-cell office:value-type="string" calcext:value-type="string">
            <text:p>['小独霸']</text:p>
          </table:table-cell>
          <table:table-cell table:number-columns-repeated="1020"/>
        </table:table-row>
        <table:table-row table:style-name="ro2">
          <table:table-cell office:value-type="float" office:value="5833" calcext:value-type="float">
            <text:p>5833</text:p>
          </table:table-cell>
          <table:table-cell office:value-type="string" calcext:value-type="string">
            <text:p>['昨晚，天气变冷，我饿得睡不着，一口气点了一碗面，两个鸡腿，一个鸡蛋，还点了两个大饼和几根油条当早餐。外卖小哥送到的时候，问我是不是一个人吃的？我说是。他立马给我一张传 单：“大哥，游 泳健 身了解一下！”', '胖香：']</text:p>
          </table:table-cell>
          <table:table-cell office:value-type="float" office:value="62" calcext:value-type="float">
            <text:p>62</text:p>
          </table:table-cell>
          <table:table-cell office:value-type="string" calcext:value-type="string">
            <text:p>['我是煮茶']</text:p>
          </table:table-cell>
          <table:table-cell table:number-columns-repeated="1020"/>
        </table:table-row>
        <table:table-row table:style-name="ro2">
          <table:table-cell office:value-type="float" office:value="5375" calcext:value-type="float">
            <text:p>5375</text:p>
          </table:table-cell>
          <table:table-cell office:value-type="string" calcext:value-type="string">
            <text:p>['我初中时的同桌是个漂亮又有点腼腆的女生，一天，她写字的时候不小心把笔掉地上了，刚好滚到我脚边。她弯了几次腰都没捡起来，我赶紧帮她把笔捡起来，体贴地问她是不是腰疼，她脸红红地说：“那个，是你脚太臭了，我又憋不住气。。。”', '走来、走去：']</text:p>
          </table:table-cell>
          <table:table-cell office:value-type="float" office:value="41" calcext:value-type="float">
            <text:p>41</text:p>
          </table:table-cell>
          <table:table-cell office:value-type="string" calcext:value-type="string">
            <text:p>['小昊啊']</text:p>
          </table:table-cell>
          <table:table-cell table:number-columns-repeated="1020"/>
        </table:table-row>
        <table:table-row table:style-name="ro3">
          <table:table-cell office:value-type="float" office:value="5020" calcext:value-type="float">
            <text:p>5020</text:p>
          </table:table-cell>
          <table:table-cell office:value-type="string" calcext:value-type="string">
            <text:p>['真实的谎言', '颇穷理乱情：']</text:p>
          </table:table-cell>
          <table:table-cell office:value-type="float" office:value="89" calcext:value-type="float">
            <text:p>89</text:p>
          </table:table-cell>
          <table:table-cell office:value-type="string" calcext:value-type="string">
            <text:p>['超感动人']</text:p>
          </table:table-cell>
          <table:table-cell table:number-columns-repeated="1020"/>
        </table:table-row>
        <table:table-row table:style-name="ro2">
          <table:table-cell office:value-type="float" office:value="5002" calcext:value-type="float">
            <text:p>5002</text:p>
          </table:table-cell>
          <table:table-cell office:value-type="string" calcext:value-type="string">
            <text:p>['睡觉。媳妇把一条腿跨在我大腿上，上下滑动几下，问:你得劲吗？我:什么得劲不得劲，咋地啦？媳妇:我碰到你那里了……我:那是我的胯骨。 <text:s/>媳妇恍然大悟说:我说咋那么硬呢！！', '梅川酷子—：']</text:p>
          </table:table-cell>
          <table:table-cell office:value-type="float" office:value="68" calcext:value-type="float">
            <text:p>68</text:p>
          </table:table-cell>
          <table:table-cell office:value-type="string" calcext:value-type="string">
            <text:p>['吃了两碗又盛']</text:p>
          </table:table-cell>
          <table:table-cell table:number-columns-repeated="1020"/>
        </table:table-row>
        <table:table-row table:style-name="ro3">
          <table:table-cell office:value-type="float" office:value="4993" calcext:value-type="float">
            <text:p>4993</text:p>
          </table:table-cell>
          <table:table-cell office:value-type="string" calcext:value-type="string">
            <text:p>['诚信', '淘宝看上了一瓶飞天茅台，888元！卖家说假一赔三，然后付款买了一瓶。收到快递一看，四瓶茅台！', '诚信，感动中国！']</text:p>
          </table:table-cell>
          <table:table-cell office:value-type="float" office:value="63" calcext:value-type="float">
            <text:p>63</text:p>
          </table:table-cell>
          <table:table-cell office:value-type="string" calcext:value-type="string">
            <text:p>['安安小仙']</text:p>
          </table:table-cell>
          <table:table-cell table:number-columns-repeated="1020"/>
        </table:table-row>
        <table:table-row table:style-name="ro3">
          <table:table-cell office:value-type="float" office:value="4993" calcext:value-type="float">
            <text:p>4993</text:p>
          </table:table-cell>
          <table:table-cell office:value-type="string" calcext:value-type="string">
            <text:p>['诚信', '淘宝看上了一瓶飞天茅台，888元！卖家说假一赔三，然后付款买了一瓶。收到快递一看，四瓶茅台！', '诚信，感动中国！']</text:p>
          </table:table-cell>
          <table:table-cell office:value-type="float" office:value="63" calcext:value-type="float">
            <text:p>63</text:p>
          </table:table-cell>
          <table:table-cell office:value-type="string" calcext:value-type="string">
            <text:p>['安安小仙']</text:p>
          </table:table-cell>
          <table:table-cell table:number-columns-repeated="1020"/>
        </table:table-row>
        <table:table-row table:style-name="ro4">
          <table:table-cell office:value-type="float" office:value="4867" calcext:value-type="float">
            <text:p>4867</text:p>
          </table:table-cell>
          <table:table-cell office:value-type="string" calcext:value-type="string">
            <text:p>['我和我爸的相处模式很简单，一般都是我问“我妈呢”，或者我爸问“你妈呢”这样子！', '3岁后，我就一直在舅舅家长大，17岁那年回到老家，有一天晚上回家晚了，我爸气冲冲来到我房门口，犹豫了大概15秒就走了，然后跑出去问我妈“老婆，儿子叫什么名字”……………………', '悲伤那么大………………………', '月落夏海：']</text:p>
          </table:table-cell>
          <table:table-cell office:value-type="float" office:value="58" calcext:value-type="float">
            <text:p>58</text:p>
          </table:table-cell>
          <table:table-cell office:value-type="string" calcext:value-type="string">
            <text:p>['哇噻福清人耶']</text:p>
          </table:table-cell>
          <table:table-cell table:number-columns-repeated="1020"/>
        </table:table-row>
        <table:table-row table:style-name="ro4">
          <table:table-cell office:value-type="float" office:value="4867" calcext:value-type="float">
            <text:p>4867</text:p>
          </table:table-cell>
          <table:table-cell office:value-type="string" calcext:value-type="string">
            <text:p>['我和我爸的相处模式很简单，一般都是我问“我妈呢”，或者我爸问“你妈呢”这样子！', '3岁后，我就一直在舅舅家长大，17岁那年回到老家，有一天晚上回家晚了，我爸气冲冲来到我房门口，犹豫了大概15秒就走了，然后跑出去问我妈“老婆，儿子叫什么名字”……………………', '悲伤那么大………………………', '月落夏海：']</text:p>
          </table:table-cell>
          <table:table-cell office:value-type="float" office:value="58" calcext:value-type="float">
            <text:p>58</text:p>
          </table:table-cell>
          <table:table-cell office:value-type="string" calcext:value-type="string">
            <text:p>['哇噻福清人耶']</text:p>
          </table:table-cell>
          <table:table-cell table:number-columns-repeated="1020"/>
        </table:table-row>
        <table:table-row table:style-name="ro3">
          <table:table-cell office:value-type="float" office:value="4838" calcext:value-type="float">
            <text:p>4838</text:p>
          </table:table-cell>
          <table:table-cell office:value-type="string" calcext:value-type="string">
            <text:p>['侄子老说我胖，像孕妇，我狠下心减肥，每顿只吃三成饱。', '五天过去了，刚刚侄子说“姑姑，你还真怀孕了？肚子里老是咕噜咕噜叫。。”', '胖香：']</text:p>
          </table:table-cell>
          <table:table-cell office:value-type="float" office:value="34" calcext:value-type="float">
            <text:p>34</text:p>
          </table:table-cell>
          <table:table-cell office:value-type="string" calcext:value-type="string">
            <text:p>['丫头爱上辣鸭头*']</text:p>
          </table:table-cell>
          <table:table-cell table:number-columns-repeated="1020"/>
        </table:table-row>
        <table:table-row table:style-name="ro2">
          <table:table-cell office:value-type="float" office:value="4729" calcext:value-type="float">
            <text:p>4729</text:p>
          </table:table-cell>
          <table:table-cell office:value-type="string" calcext:value-type="string">
            <text:p>['表姐夫瞒着表姐用信用卡买了别人推销的东西，表姐知道后气的连夜把表姐夫赶出了门。表姐夫微信留了一句话就没了消息：我去了另一个世界……', '早上表姐看到消息，慌了，让我们帮着找。最终在他家楼下的网吧找到他，表姐看着沉浸游戏世界的表姐夫，差点把他活埋到另一个世界……', '胖香：']</text:p>
          </table:table-cell>
          <table:table-cell office:value-type="float" office:value="36" calcext:value-type="float">
            <text:p>36</text:p>
          </table:table-cell>
          <table:table-cell office:value-type="string" calcext:value-type="string">
            <text:p>['流星，音晴未雨']</text:p>
          </table:table-cell>
          <table:table-cell table:number-columns-repeated="1020"/>
        </table:table-row>
        <table:table-row table:style-name="ro2">
          <table:table-cell office:value-type="float" office:value="4644" calcext:value-type="float">
            <text:p>4644</text:p>
          </table:table-cell>
          <table:table-cell office:value-type="string" calcext:value-type="string">
            <text:p>['昨天上班，我约姐们晚上一起去遛狗。', '她说：“好呀，带去江边的亲水平台，看谁游泳厉害。”', '这时经理经过说：“我可以参加吗？”', '我连忙说：“当然可以。”', '到了晚上，我牵着家里的狗过去了，然后看到经理穿着泳裤在做热身。', '胖香：']</text:p>
          </table:table-cell>
          <table:table-cell office:value-type="float" office:value="61" calcext:value-type="float">
            <text:p>61</text:p>
          </table:table-cell>
          <table:table-cell office:value-type="string" calcext:value-type="string">
            <text:p>['丫头爱上辣鸭头*']</text:p>
          </table:table-cell>
          <table:table-cell table:number-columns-repeated="1020"/>
        </table:table-row>
        <table:table-row table:style-name="ro2">
          <table:table-cell office:value-type="float" office:value="4644" calcext:value-type="float">
            <text:p>4644</text:p>
          </table:table-cell>
          <table:table-cell office:value-type="string" calcext:value-type="string">
            <text:p>['昨天上班，我约姐们晚上一起去遛狗。', '她说：“好呀，带去江边的亲水平台，看谁游泳厉害。”', '这时经理经过说：“我可以参加吗？”', '我连忙说：“当然可以。”', '到了晚上，我牵着家里的狗过去了，然后看到经理穿着泳裤在做热身。', '胖香：']</text:p>
          </table:table-cell>
          <table:table-cell office:value-type="float" office:value="61" calcext:value-type="float">
            <text:p>61</text:p>
          </table:table-cell>
          <table:table-cell office:value-type="string" calcext:value-type="string">
            <text:p>['丫头爱上辣鸭头*']</text:p>
          </table:table-cell>
          <table:table-cell table:number-columns-repeated="1020"/>
        </table:table-row>
        <table:table-row table:style-name="ro3">
          <table:table-cell office:value-type="float" office:value="4641" calcext:value-type="float">
            <text:p>4641</text:p>
          </table:table-cell>
          <table:table-cell office:value-type="string" calcext:value-type="string">
            <text:p>['哥们住院，发现隔壁病房住一美女，于是天天往护士站跑，找护士长要求调病房，一来二去，哥们是软泡硬磨，护士长终于答应……做了他女朋友。', '花溪鲜花：']</text:p>
          </table:table-cell>
          <table:table-cell office:value-type="float" office:value="110" calcext:value-type="float">
            <text:p>110</text:p>
          </table:table-cell>
          <table:table-cell office:value-type="string" calcext:value-type="string">
            <text:p>['童.趣']</text:p>
          </table:table-cell>
          <table:table-cell table:number-columns-repeated="1020"/>
        </table:table-row>
        <table:table-row table:style-name="ro3">
          <table:table-cell office:value-type="float" office:value="4641" calcext:value-type="float">
            <text:p>4641</text:p>
          </table:table-cell>
          <table:table-cell office:value-type="string" calcext:value-type="string">
            <text:p>['哥们住院，发现隔壁病房住一美女，于是天天往护士站跑，找护士长要求调病房，一来二去，哥们是软泡硬磨，护士长终于答应……做了他女朋友。', '花溪鲜花：']</text:p>
          </table:table-cell>
          <table:table-cell office:value-type="float" office:value="110" calcext:value-type="float">
            <text:p>110</text:p>
          </table:table-cell>
          <table:table-cell office:value-type="string" calcext:value-type="string">
            <text:p>['童.趣']</text:p>
          </table:table-cell>
          <table:table-cell table:number-columns-repeated="1020"/>
        </table:table-row>
        <table:table-row table:style-name="ro5">
          <table:table-cell office:value-type="float" office:value="4440" calcext:value-type="float">
            <text:p>4440</text:p>
          </table:table-cell>
          <table:table-cell office:value-type="string" calcext:value-type="string">
            <text:p>['我们公司有个女孩子，长得漂亮，柔柔弱弱的，被小领导骚扰。当时就爆发了！谁都拦不住，自己把头发抓的乱乱的，脱了自己的两只鞋子就胡乱的轮！那种狠劲，像疯了似的！后来闹大，领导保安一到，那个姑娘往地上一坐，哇哇大哭！脸通红，喘不上气的那种！还嚷嚷着报警！老总二话不说就开掉了那个坏蛋，没有处分那姑娘。', '胖香：']</text:p>
          </table:table-cell>
          <table:table-cell office:value-type="float" office:value="89" calcext:value-type="float">
            <text:p>89</text:p>
          </table:table-cell>
          <table:table-cell office:value-type="string" calcext:value-type="string">
            <text:p>['缘分&amp;']</text:p>
          </table:table-cell>
          <table:table-cell table:number-columns-repeated="1020"/>
        </table:table-row>
        <table:table-row table:style-name="ro2">
          <table:table-cell office:value-type="float" office:value="4368" calcext:value-type="float">
            <text:p>4368</text:p>
          </table:table-cell>
          <table:table-cell office:value-type="string" calcext:value-type="string">
            <text:p>['儿子淘气，我揍了他，他赌气要离家出走，我和老公都不阻止他，结果他尴尬的站在门口。', '\u3000\u3000最后这小子咬咬牙一跺脚，跑回自己屋里捧着存钱罐出来了，对他爸爸说道:“跟我一起走，咱逛窑子去。”', '赏花归来蛋蛋香：']</text:p>
          </table:table-cell>
          <table:table-cell office:value-type="float" office:value="62" calcext:value-type="float">
            <text:p>62</text:p>
          </table:table-cell>
          <table:table-cell office:value-type="string" calcext:value-type="string">
            <text:p>['夕冬温存']</text:p>
          </table:table-cell>
          <table:table-cell table:number-columns-repeated="1020"/>
        </table:table-row>
        <table:table-row table:style-name="ro3">
          <table:table-cell office:value-type="float" office:value="4327" calcext:value-type="float">
            <text:p>4327</text:p>
          </table:table-cell>
          <table:table-cell office:value-type="string" calcext:value-type="string">
            <text:p>['今天下午去澡堂洗澡，感觉水不是很热，遂大叫老板曰：“老板，水怎么不热啊？”老板的声音悠悠地传来：“灰太厚了，影响末梢神经了吧？”']</text:p>
          </table:table-cell>
          <table:table-cell office:value-type="float" office:value="29" calcext:value-type="float">
            <text:p>29</text:p>
          </table:table-cell>
          <table:table-cell office:value-type="string" calcext:value-type="string">
            <text:p>['咸菜拌馒头']</text:p>
          </table:table-cell>
          <table:table-cell table:number-columns-repeated="1020"/>
        </table:table-row>
        <table:table-row table:style-name="ro2">
          <table:table-cell office:value-type="float" office:value="4297" calcext:value-type="float">
            <text:p>4297</text:p>
          </table:table-cell>
          <table:table-cell office:value-type="string" calcext:value-type="string">
            <text:p>['晚上出去遛弯，四岁的闺女走了没几步就喊累，要我抱她，抱着她走了一段路，有点气喘吁吁了，闺女见状就关心地问:“爸爸，你是不是很累呀”，心中窃喜，闺女终于懂事了，本想她下句会说不用抱了，没想到她却说:“要不你把我交给妈妈抱吧。”差点笑喷。', '污妖王毒鸡汤：']</text:p>
          </table:table-cell>
          <table:table-cell office:value-type="float" office:value="28" calcext:value-type="float">
            <text:p>28</text:p>
          </table:table-cell>
          <table:table-cell office:value-type="string" calcext:value-type="string">
            <text:p>['光头也很强']</text:p>
          </table:table-cell>
          <table:table-cell table:number-columns-repeated="1020"/>
        </table:table-row>
        <table:table-row table:style-name="ro2">
          <table:table-cell office:value-type="float" office:value="4276" calcext:value-type="float">
            <text:p>4276</text:p>
          </table:table-cell>
          <table:table-cell office:value-type="string" calcext:value-type="string">
            <text:p>['我是新到医院的小护士一枚，有天聚餐遇到一帅气中年医生，我问道:请问您是？对方用外地口音笑道:我是二逼猴哥。看来他挺幽默的。从此以后我就喊他猴哥。有天护士长说我:你怎么对其它科的领导不尊重？我笑道:他自己说是二逼猴哥啊。护士长一脸黑线:人家说的是耳鼻喉科！', '巨蟹座的孤单：']</text:p>
          </table:table-cell>
          <table:table-cell office:value-type="float" office:value="32" calcext:value-type="float">
            <text:p>32</text:p>
          </table:table-cell>
          <table:table-cell office:value-type="string" calcext:value-type="string">
            <text:p>['傻妞也']</text:p>
          </table:table-cell>
          <table:table-cell table:number-columns-repeated="1020"/>
        </table:table-row>
        <table:table-row table:style-name="ro2">
          <table:table-cell office:value-type="float" office:value="4240" calcext:value-type="float">
            <text:p>4240</text:p>
          </table:table-cell>
          <table:table-cell office:value-type="string" calcext:value-type="string">
            <text:p>['妹纸24岁待字闺中，相亲后对方要了微信号，父亲大人挺中意他，这家伙我爹天天把我手机冲的满满的，还说让我别乱聊专心对人家，可是爹地啊，他根本就不联系我呀……再喜欢也白瞎啊']</text:p>
          </table:table-cell>
          <table:table-cell office:value-type="float" office:value="226" calcext:value-type="float">
            <text:p>226</text:p>
          </table:table-cell>
          <table:table-cell office:value-type="string" calcext:value-type="string">
            <text:p>[]</text:p>
          </table:table-cell>
          <table:table-cell table:number-columns-repeated="1020"/>
        </table:table-row>
        <table:table-row table:style-name="ro2">
          <table:table-cell office:value-type="float" office:value="4072" calcext:value-type="float">
            <text:p>4072</text:p>
          </table:table-cell>
          <table:table-cell office:value-type="string" calcext:value-type="string">
            <text:p>['老王语重心长地对新来的小王说道：“年轻人，你未来的路还很长，会有许多难以选择的时刻，不过你一定要记得，在金钱和尊严之间要做出正确的选择——人不能为了尊严，连钱都不要了。”', '绝食中的小胖哥：']</text:p>
          </table:table-cell>
          <table:table-cell office:value-type="float" office:value="46" calcext:value-type="float">
            <text:p>46</text:p>
          </table:table-cell>
          <table:table-cell office:value-type="string" calcext:value-type="string">
            <text:p>['李先生Top']</text:p>
          </table:table-cell>
          <table:table-cell table:number-columns-repeated="1020"/>
        </table:table-row>
        <table:table-row table:style-name="ro2">
          <table:table-cell office:value-type="float" office:value="3947" calcext:value-type="float">
            <text:p>3947</text:p>
          </table:table-cell>
          <table:table-cell office:value-type="string" calcext:value-type="string">
            <text:p>['我上个月带儿子去买鞋，我买单了，老板人不错送了一部扭扭车给儿子。一个月后，儿子鞋坏了，我感恩，又去老板那买鞋给我儿子。我问老板：“鞋底咋这么快就穿了。”老板：“鞋没毛病，扭扭车刹车很费鞋！”', '我是煮茶：']</text:p>
          </table:table-cell>
          <table:table-cell office:value-type="float" office:value="27" calcext:value-type="float">
            <text:p>27</text:p>
          </table:table-cell>
          <table:table-cell office:value-type="string" calcext:value-type="string">
            <text:p>['我是煮茶']</text:p>
          </table:table-cell>
          <table:table-cell table:number-columns-repeated="1020"/>
        </table:table-row>
        <table:table-row table:style-name="ro2">
          <table:table-cell office:value-type="float" office:value="3822" calcext:value-type="float">
            <text:p>3822</text:p>
          </table:table-cell>
          <table:table-cell office:value-type="string" calcext:value-type="string">
            <text:p>['去牙科诊所看病，小诊所墙上整了个大液晶屏，除了一般的就诊须知外，还滚动播放主治医生自己拍摄的世界各国风景，秘鲁，威尼斯，马耳他，勃朗峰…顿时觉得这个医生还是很良心的，至少让患者看见“我花的钱都去哪儿了”…', '三--毛：']</text:p>
          </table:table-cell>
          <table:table-cell office:value-type="float" office:value="35" calcext:value-type="float">
            <text:p>35</text:p>
          </table:table-cell>
          <table:table-cell office:value-type="string" calcext:value-type="string">
            <text:p>['青春残像']</text:p>
          </table:table-cell>
          <table:table-cell table:number-columns-repeated="1020"/>
        </table:table-row>
        <table:table-row table:style-name="ro2">
          <table:table-cell office:value-type="float" office:value="3822" calcext:value-type="float">
            <text:p>3822</text:p>
          </table:table-cell>
          <table:table-cell office:value-type="string" calcext:value-type="string">
            <text:p>['去牙科诊所看病，小诊所墙上整了个大液晶屏，除了一般的就诊须知外，还滚动播放主治医生自己拍摄的世界各国风景，秘鲁，威尼斯，马耳他，勃朗峰…顿时觉得这个医生还是很良心的，至少让患者看见“我花的钱都去哪儿了”…', '三--毛：']</text:p>
          </table:table-cell>
          <table:table-cell office:value-type="float" office:value="35" calcext:value-type="float">
            <text:p>35</text:p>
          </table:table-cell>
          <table:table-cell office:value-type="string" calcext:value-type="string">
            <text:p>['青春残像']</text:p>
          </table:table-cell>
          <table:table-cell table:number-columns-repeated="1020"/>
        </table:table-row>
        <table:table-row table:style-name="ro2">
          <table:table-cell office:value-type="float" office:value="3784" calcext:value-type="float">
            <text:p>3784</text:p>
          </table:table-cell>
          <table:table-cell office:value-type="string" calcext:value-type="string">
            <text:p>['小时候玩小霸王游戏机，爸爸出差时怕我上瘾，就把游戏机锁到密码箱里面，那种三个数字组合密码的。爸爸出去之后我每周六周日就开始套密码，从001开始套到999，都没有套开。最后快放暑假了，我打电话问爸爸密码箱密码，爸爸告诉我是000。我狠狠的抽了自己两个嘴巴……', '勃大茎深深似海：']</text:p>
          </table:table-cell>
          <table:table-cell office:value-type="float" office:value="46" calcext:value-type="float">
            <text:p>46</text:p>
          </table:table-cell>
          <table:table-cell office:value-type="string" calcext:value-type="string">
            <text:p>['天涯有段you']</text:p>
          </table:table-cell>
          <table:table-cell table:number-columns-repeated="1020"/>
        </table:table-row>
        <table:table-row table:style-name="ro2">
          <table:table-cell office:value-type="float" office:value="3784" calcext:value-type="float">
            <text:p>3784</text:p>
          </table:table-cell>
          <table:table-cell office:value-type="string" calcext:value-type="string">
            <text:p>['小时候玩小霸王游戏机，爸爸出差时怕我上瘾，就把游戏机锁到密码箱里面，那种三个数字组合密码的。爸爸出去之后我每周六周日就开始套密码，从001开始套到999，都没有套开。最后快放暑假了，我打电话问爸爸密码箱密码，爸爸告诉我是000。我狠狠的抽了自己两个嘴巴……', '勃大茎深深似海：']</text:p>
          </table:table-cell>
          <table:table-cell office:value-type="float" office:value="46" calcext:value-type="float">
            <text:p>46</text:p>
          </table:table-cell>
          <table:table-cell office:value-type="string" calcext:value-type="string">
            <text:p>['天涯有段you']</text:p>
          </table:table-cell>
          <table:table-cell table:number-columns-repeated="1020"/>
        </table:table-row>
        <table:table-row table:style-name="ro3">
          <table:table-cell office:value-type="float" office:value="3747" calcext:value-type="float">
            <text:p>3747</text:p>
          </table:table-cell>
          <table:table-cell office:value-type="string" calcext:value-type="string">
            <text:p>['分手后你第一件事是干嘛？我不知不觉进了从没进过的彩票店，买了一注彩票。没错，我中了，哪怕只是小钱。', '卡萨布拉伽：']</text:p>
          </table:table-cell>
          <table:table-cell office:value-type="float" office:value="41" calcext:value-type="float">
            <text:p>41</text:p>
          </table:table-cell>
          <table:table-cell office:value-type="string" calcext:value-type="string">
            <text:p>['一字一成酌']</text:p>
          </table:table-cell>
          <table:table-cell table:number-columns-repeated="1020"/>
        </table:table-row>
        <table:table-row table:style-name="ro4">
          <table:table-cell office:value-type="float" office:value="3624" calcext:value-type="float">
            <text:p>3624</text:p>
          </table:table-cell>
          <table:table-cell office:value-type="string" calcext:value-type="string">
            <text:p>['老爸惹老妈不开心了，老妈噘着嘴坐在沙发上生闷气，老爸边拖地边说“今天遇到一个原来的同事，他跟我说他最羡慕的人就是我。。”', '老妈“你有啥好羡慕的，没 钱 没 势的，，”', '老爸“他说羡慕我有一个温柔贤惠善解人意关键是长的还好看的媳妇儿。。”', '“噗嗤~”老妈笑靥如花，夺过老爸手里的拖布“死鬼，买菜去吧。。”', '我在旁边看的目瞪狗呆……', '胖香：']</text:p>
          </table:table-cell>
          <table:table-cell office:value-type="float" office:value="94" calcext:value-type="float">
            <text:p>94</text:p>
          </table:table-cell>
          <table:table-cell office:value-type="string" calcext:value-type="string">
            <text:p>['丫头爱上辣鸭头*']</text:p>
          </table:table-cell>
          <table:table-cell table:number-columns-repeated="1020"/>
        </table:table-row>
        <table:table-row table:style-name="ro3">
          <table:table-cell office:value-type="float" office:value="3582" calcext:value-type="float">
            <text:p>3582</text:p>
          </table:table-cell>
          <table:table-cell office:value-type="string" calcext:value-type="string">
            <text:p>['想要个二胎！', '问儿子：你想要弟弟还是妹妹啊？', '儿子：弟弟！', '我：为什么？', '儿子：如果是女的，不能打她！男的，随便打！', '厄～', '天下川：']</text:p>
          </table:table-cell>
          <table:table-cell office:value-type="float" office:value="28" calcext:value-type="float">
            <text:p>28</text:p>
          </table:table-cell>
          <table:table-cell office:value-type="string" calcext:value-type="string">
            <text:p>['老巫婆～～']</text:p>
          </table:table-cell>
          <table:table-cell table:number-columns-repeated="1020"/>
        </table:table-row>
        <table:table-row table:style-name="ro2">
          <table:table-cell office:value-type="float" office:value="3541" calcext:value-type="float">
            <text:p>3541</text:p>
          </table:table-cell>
          <table:table-cell office:value-type="string" calcext:value-type="string">
            <text:p>['“老板，我看中了你店里的宝贝，但是邮费能不能少一点？”', '“亲，不是我自夸，我店里宝贝的价格是同行里最低的了！”', '“可是你家邮费是人家的五倍啊！”', '木木易4：']</text:p>
          </table:table-cell>
          <table:table-cell office:value-type="float" office:value="14" calcext:value-type="float">
            <text:p>14</text:p>
          </table:table-cell>
          <table:table-cell office:value-type="string" calcext:value-type="string">
            <text:p>['王八与蛋']</text:p>
          </table:table-cell>
          <table:table-cell table:number-columns-repeated="1020"/>
        </table:table-row>
        <table:table-row table:style-name="ro3">
          <table:table-cell office:value-type="float" office:value="3513" calcext:value-type="float">
            <text:p>3513</text:p>
          </table:table-cell>
          <table:table-cell office:value-type="string" calcext:value-type="string">
            <text:p>['完啦，我方向盘掉了！', '二货__：']</text:p>
          </table:table-cell>
          <table:table-cell office:value-type="float" office:value="60" calcext:value-type="float">
            <text:p>60</text:p>
          </table:table-cell>
          <table:table-cell office:value-type="string" calcext:value-type="string">
            <text:p>['り明。']</text:p>
          </table:table-cell>
          <table:table-cell table:number-columns-repeated="1020"/>
        </table:table-row>
        <table:table-row table:style-name="ro4">
          <table:table-cell office:value-type="float" office:value="3466" calcext:value-type="float">
            <text:p>3466</text:p>
          </table:table-cell>
          <table:table-cell office:value-type="string" calcext:value-type="string">
            <text:p>['昨晚梦到一个老头猥琐的趴在我身上正要欲行不轨。。我大怒翻身将他压在身下，一阵毒打。。半小时后老头鼻青脸肿的挣扎着站起来，哆哩哆嗦从怀里掏出一团红线，委屈的说道"少侠，你误会了，我是月老，来给你拴红线的……。"我冷冷打断了他，默默的一手抄起了板凳，一手抓住他的衣领，"老头，冤有头债有主，你今天不把红线换成钢丝，我活活打死你。就是因为你丫红线质量太差，害的老子三十几年被甩了一百多次…"', '我操、、、、、：']</text:p>
          </table:table-cell>
          <table:table-cell office:value-type="float" office:value="84" calcext:value-type="float">
            <text:p>84</text:p>
          </table:table-cell>
          <table:table-cell office:value-type="string" calcext:value-type="string">
            <text:p>['劉山君']</text:p>
          </table:table-cell>
          <table:table-cell table:number-columns-repeated="1020"/>
        </table:table-row>
        <table:table-row table:style-name="ro2">
          <table:table-cell office:value-type="float" office:value="3397" calcext:value-type="float">
            <text:p>3397</text:p>
          </table:table-cell>
          <table:table-cell office:value-type="string" calcext:value-type="string">
            <text:p>['糗.百群内，有时也组队打游.戏。和几个男糗友玩的挺好的。。俗话说，日久生情，今天，老虎突然语音说“丽丽，我真想到你那里去……”', '我小鹿乱撞“不太方便吧，我有老公的”', '老虎低沉嗓音传过来“想特么啥呢，每次打游.戏，我特么都想飞过去抽你……”', '爱人亲亲我的嘴唇：']</text:p>
          </table:table-cell>
          <table:table-cell office:value-type="float" office:value="108" calcext:value-type="float">
            <text:p>108</text:p>
          </table:table-cell>
          <table:table-cell office:value-type="string" calcext:value-type="string">
            <text:p>['春水无边']</text:p>
          </table:table-cell>
          <table:table-cell table:number-columns-repeated="1020"/>
        </table:table-row>
        <table:table-row table:style-name="ro2">
          <table:table-cell office:value-type="float" office:value="3294" calcext:value-type="float">
            <text:p>3294</text:p>
          </table:table-cell>
          <table:table-cell office:value-type="string" calcext:value-type="string">
            <text:p>['我：师傅，鞋底开了给粘下。', '师傅：5块', '我：你坑人是吧！就一个小口子，最多也就2,3块。', '师傅：是两块，剩下三块是精神损失费，小伙子，你这鞋有点辣眼睛啊！', '我：他说滴好有道理我竟无言以对…']</text:p>
          </table:table-cell>
          <table:table-cell office:value-type="float" office:value="39" calcext:value-type="float">
            <text:p>39</text:p>
          </table:table-cell>
          <table:table-cell office:value-type="string" calcext:value-type="string">
            <text:p>['菠菜7k7ks']</text:p>
          </table:table-cell>
          <table:table-cell table:number-columns-repeated="1020"/>
        </table:table-row>
        <table:table-row table:style-name="ro2">
          <table:table-cell office:value-type="float" office:value="3173" calcext:value-type="float">
            <text:p>3173</text:p>
          </table:table-cell>
          <table:table-cell office:value-type="string" calcext:value-type="string">
            <text:p>['老婆一边画眉一边说，最近毛孔粗大了很多！我心里一惊，这是又要买买买的节奏啊！吓的我不敢接话。', '岳母说:“没事，再过几年就好了！”', '老婆惊喜的问:“你是说再过几年，毛孔会变小？”', '岳母说:“再过几年，你满脸皱纹，谁还看得见你的毛孔啊！”', '果然亲妈呀！真敢讲！', '中國丶好男淫：']</text:p>
          </table:table-cell>
          <table:table-cell office:value-type="float" office:value="19" calcext:value-type="float">
            <text:p>19</text:p>
          </table:table-cell>
          <table:table-cell office:value-type="string" calcext:value-type="string">
            <text:p>['清水旁边']</text:p>
          </table:table-cell>
          <table:table-cell table:number-columns-repeated="1020"/>
        </table:table-row>
        <table:table-row table:style-name="ro3">
          <table:table-cell office:value-type="float" office:value="3169" calcext:value-type="float">
            <text:p>3169</text:p>
          </table:table-cell>
          <table:table-cell office:value-type="string" calcext:value-type="string">
            <text:p>['又来[捂脸][捂脸][捂脸]', '金正嗯？：']</text:p>
          </table:table-cell>
          <table:table-cell office:value-type="float" office:value="163" calcext:value-type="float">
            <text:p>163</text:p>
          </table:table-cell>
          <table:table-cell office:value-type="string" calcext:value-type="string">
            <text:p>['哥二八樵夫']</text:p>
          </table:table-cell>
          <table:table-cell table:number-columns-repeated="1020"/>
        </table:table-row>
        <table:table-row table:style-name="ro2">
          <table:table-cell office:value-type="float" office:value="3163" calcext:value-type="float">
            <text:p>3163</text:p>
          </table:table-cell>
          <table:table-cell office:value-type="string" calcext:value-type="string">
            <text:p>['小时候和爸爸一起去河里洗澡，开始我是不敢下水的，老爸说有他在没事，老爸在前面试着水的深浅，我小心翼翼的紧跟其后。突然脚下一滑，我立马抱着老爸的大腿，老爸用力一甩，把我甩了好远，河水喝的饱饱的。老爸把我捞起之后，拍着胸脯说：你吓死我了，我以为有水鬼拉我腿呢。', '高堂明镜悲白发：']</text:p>
          </table:table-cell>
          <table:table-cell office:value-type="float" office:value="25" calcext:value-type="float">
            <text:p>25</text:p>
          </table:table-cell>
          <table:table-cell office:value-type="string" calcext:value-type="string">
            <text:p>['何樣伊雪']</text:p>
          </table:table-cell>
          <table:table-cell table:number-columns-repeated="1020"/>
        </table:table-row>
        <table:table-row table:style-name="ro3">
          <table:table-cell office:value-type="float" office:value="3125" calcext:value-type="float">
            <text:p>3125</text:p>
          </table:table-cell>
          <table:table-cell office:value-type="string" calcext:value-type="string">
            <text:p>['是啊，管我啥事了', '蜉蝣一生丶：']</text:p>
          </table:table-cell>
          <table:table-cell office:value-type="float" office:value="16" calcext:value-type="float">
            <text:p>16</text:p>
          </table:table-cell>
          <table:table-cell office:value-type="string" calcext:value-type="string">
            <text:p>['想！生活']</text:p>
          </table:table-cell>
          <table:table-cell table:number-columns-repeated="1020"/>
        </table:table-row>
        <table:table-row table:style-name="ro6">
          <table:table-cell office:value-type="float" office:value="3050" calcext:value-type="float">
            <text:p>3050</text:p>
          </table:table-cell>
          <table:table-cell office:value-type="string" calcext:value-type="string">
            <text:p>['转自8年前的糗百~~~~~华丽丽的分割线 <text:s text:c="3"/>少割点 <text:s/>还会长~~大概一个多月前吧，认识了我现在的男友，我们一般都只是在网上聊聊天，只有周六周日才见面，但是没有一起睡过。上周六晚上他说带我去跟他的同事一块吃饭，吃饭的时候他们喝了很多，我也喝了一点，大概喝到凌晨一点半左右，那个时候已经没有我回家的车了，打车回去有太远，他说让我去他那睡，我想反正也认识了一个多月了，应该有点什么了。就跟他回家了。', '到了他家以后，他直接就趴在床上了，我去洗了下，也在他身边躺下了。他抱着我，说喜欢我，我也很识趣，也回应…', '查看全文', '俩小鱼缸：']</text:p>
          </table:table-cell>
          <table:table-cell office:value-type="float" office:value="371" calcext:value-type="float">
            <text:p>371</text:p>
          </table:table-cell>
          <table:table-cell office:value-type="string" calcext:value-type="string">
            <text:p>['人身娃娃']</text:p>
          </table:table-cell>
          <table:table-cell table:number-columns-repeated="1020"/>
        </table:table-row>
        <table:table-row table:style-name="ro2">
          <table:table-cell office:value-type="float" office:value="3040" calcext:value-type="float">
            <text:p>3040</text:p>
          </table:table-cell>
          <table:table-cell office:value-type="string" calcext:value-type="string">
            <text:p>['今早坐公交车，一七八岁模样的小男孩给一位老大爷让座位。那大爷也没客套一下就坐下了，然后那学生大声的说：“爷爷，跟我说谢谢。”全车人齐刷刷的望向那老大爷，只看老大爷面不改色，望向窗外，这孩子说了一路：“爷爷，我们老师说了，这时候你得跟我说谢谢。”', '一小半截儿：']</text:p>
          </table:table-cell>
          <table:table-cell office:value-type="float" office:value="38" calcext:value-type="float">
            <text:p>38</text:p>
          </table:table-cell>
          <table:table-cell office:value-type="string" calcext:value-type="string">
            <text:p>['凉雨去愁']</text:p>
          </table:table-cell>
          <table:table-cell table:number-columns-repeated="1020"/>
        </table:table-row>
        <table:table-row table:style-name="ro2">
          <table:table-cell office:value-type="float" office:value="2988" calcext:value-type="float">
            <text:p>2988</text:p>
          </table:table-cell>
          <table:table-cell office:value-type="string" calcext:value-type="string">
            <text:p>['之前打工的时候，部门来了一个新人，没上几天班，买彩票就中了两万块钱，部门一个老油条就起哄让他请客，毕竟和大家都不熟，那新人就以没带钱推辞了，结果老油条说，没事的，图个喜庆，我可以借你的~然后当天晚上就花了三千多，第二天，第三天，，第四天，，，那新人都没来上班。。。。', '一般拽……：']</text:p>
          </table:table-cell>
          <table:table-cell office:value-type="float" office:value="69" calcext:value-type="float">
            <text:p>69</text:p>
          </table:table-cell>
          <table:table-cell office:value-type="string" calcext:value-type="string">
            <text:p>['情风拂杨柳依依']</text:p>
          </table:table-cell>
          <table:table-cell table:number-columns-repeated="1020"/>
        </table:table-row>
        <table:table-row table:style-name="ro2">
          <table:table-cell office:value-type="float" office:value="2987" calcext:value-type="float">
            <text:p>2987</text:p>
          </table:table-cell>
          <table:table-cell office:value-type="string" calcext:value-type="string">
            <text:p>['之前打工的时候，部门来了一个新人，没上几天班，买彩票就中了两万块钱，部门一个老油条就起哄让他请客，毕竟和大家都不熟，那新人就以没带钱推辞了，结果老油条说，没事的，图个喜庆，我可以借你的~然后当天晚上就花了三千多，第二天，第三天，，第四天，，，那新人都没来上班。。。。', '一般拽……：']</text:p>
          </table:table-cell>
          <table:table-cell office:value-type="float" office:value="69" calcext:value-type="float">
            <text:p>69</text:p>
          </table:table-cell>
          <table:table-cell office:value-type="string" calcext:value-type="string">
            <text:p>['情风拂杨柳依依']</text:p>
          </table:table-cell>
          <table:table-cell table:number-columns-repeated="1020"/>
        </table:table-row>
        <table:table-row table:style-name="ro2">
          <table:table-cell office:value-type="float" office:value="2892" calcext:value-type="float">
            <text:p>2892</text:p>
          </table:table-cell>
          <table:table-cell office:value-type="string" calcext:value-type="string">
            <text:p>['前段时间去买手机，买好了要贴膜不是吗？正巧老板家那个型号的膜用完了？就在柜台大吼一声：芳姐，把你的膜给我！', '谁知道远处大姐回了一句：你芳姐的膜二十年前就没了！', '我的一嘴可乐就喷在老板柜台上了！', '走来、走去：']</text:p>
          </table:table-cell>
          <table:table-cell office:value-type="float" office:value="10" calcext:value-type="float">
            <text:p>10</text:p>
          </table:table-cell>
          <table:table-cell office:value-type="string" calcext:value-type="string">
            <text:p>['桀驁若風']</text:p>
          </table:table-cell>
          <table:table-cell table:number-columns-repeated="1020"/>
        </table:table-row>
        <table:table-row table:style-name="ro3">
          <table:table-cell office:value-type="float" office:value="2750" calcext:value-type="float">
            <text:p>2750</text:p>
          </table:table-cell>
          <table:table-cell office:value-type="string" calcext:value-type="string">
            <text:p>['转：瘦小离家胖了回， 乡音未改肉成堆。 儿童相见不相识， 笑问胖子你丫谁。横批：衣紧还乡[流泪]']</text:p>
          </table:table-cell>
          <table:table-cell office:value-type="float" office:value="58" calcext:value-type="float">
            <text:p>58</text:p>
          </table:table-cell>
          <table:table-cell office:value-type="string" calcext:value-type="string">
            <text:p>['你好，叫我十一吧']</text:p>
          </table:table-cell>
          <table:table-cell table:number-columns-repeated="1020"/>
        </table:table-row>
        <table:table-row table:style-name="ro3">
          <table:table-cell office:value-type="float" office:value="2742" calcext:value-type="float">
            <text:p>2742</text:p>
          </table:table-cell>
          <table:table-cell office:value-type="string" calcext:value-type="string">
            <text:p>['我是一名肉夹馍店店主，我开店已经五年了，现在已经赔进去八套房产了，肉夹馍行业不好做啊，就算是我这种过人的经商头脑也不行。！…….............', '***+***：']</text:p>
          </table:table-cell>
          <table:table-cell office:value-type="float" office:value="157" calcext:value-type="float">
            <text:p>157</text:p>
          </table:table-cell>
          <table:table-cell office:value-type="string" calcext:value-type="string">
            <text:p>['安然，无恙。']</text:p>
          </table:table-cell>
          <table:table-cell table:number-columns-repeated="1020"/>
        </table:table-row>
        <table:table-row table:style-name="ro2">
          <table:table-cell office:value-type="float" office:value="2701" calcext:value-type="float">
            <text:p>2701</text:p>
          </table:table-cell>
          <table:table-cell office:value-type="string" calcext:value-type="string">
            <text:p>['老公出差，我和老公一个月没见。老公回家之后，我俩干柴烈火，老公扑我入怀。', '正恩爱的时候，老公来了几个连环屁。', '我笑到：一月不见，你解锁新技能了？还会甲烷助推了？', '王云（笨笨）：']</text:p>
          </table:table-cell>
          <table:table-cell office:value-type="float" office:value="62" calcext:value-type="float">
            <text:p>62</text:p>
          </table:table-cell>
          <table:table-cell office:value-type="string" calcext:value-type="string">
            <text:p>['姑苏云琪']</text:p>
          </table:table-cell>
          <table:table-cell table:number-columns-repeated="1020"/>
        </table:table-row>
        <table:table-row table:style-name="ro2">
          <table:table-cell office:value-type="float" office:value="2701" calcext:value-type="float">
            <text:p>2701</text:p>
          </table:table-cell>
          <table:table-cell office:value-type="string" calcext:value-type="string">
            <text:p>['老公出差，我和老公一个月没见。老公回家之后，我俩干柴烈火，老公扑我入怀。', '正恩爱的时候，老公来了几个连环屁。', '我笑到：一月不见，你解锁新技能了？还会甲烷助推了？', '王云（笨笨）：']</text:p>
          </table:table-cell>
          <table:table-cell office:value-type="float" office:value="62" calcext:value-type="float">
            <text:p>62</text:p>
          </table:table-cell>
          <table:table-cell office:value-type="string" calcext:value-type="string">
            <text:p>['姑苏云琪']</text:p>
          </table:table-cell>
          <table:table-cell table:number-columns-repeated="1020"/>
        </table:table-row>
        <table:table-row table:style-name="ro2">
          <table:table-cell office:value-type="float" office:value="2692" calcext:value-type="float">
            <text:p>2692</text:p>
          </table:table-cell>
          <table:table-cell office:value-type="string" calcext:value-type="string">
            <text:p>['今天上课的时候。旁边一睡的特爽的哥们手机响了，他也慵懒的接了，还在那边闭着眼睛说说笑笑，然后老师也停下来听他讲，差不多一分钟后，可能是他朋友问他在干嘛，他愣了一下，立马反应过来了，忘情的站起来大喊了一句：擦，老子还在上课。。我还以为是做梦。 。。班上瞬间就hold不住了。', '贱ゞ烟丝流转：']</text:p>
          </table:table-cell>
          <table:table-cell office:value-type="float" office:value="10" calcext:value-type="float">
            <text:p>10</text:p>
          </table:table-cell>
          <table:table-cell office:value-type="string" calcext:value-type="string">
            <text:p>['我段小污回老家了']</text:p>
          </table:table-cell>
          <table:table-cell table:number-columns-repeated="1020"/>
        </table:table-row>
        <table:table-row table:style-name="ro3">
          <table:table-cell office:value-type="float" office:value="2653" calcext:value-type="float">
            <text:p>2653</text:p>
          </table:table-cell>
          <table:table-cell office:value-type="string" calcext:value-type="string">
            <text:p>['地上5毛、1角都懒得捡，微信红包一分两分抢了一晚上。。。']</text:p>
          </table:table-cell>
          <table:table-cell office:value-type="float" office:value="28" calcext:value-type="float">
            <text:p>28</text:p>
          </table:table-cell>
          <table:table-cell office:value-type="string" calcext:value-type="string">
            <text:p>['空心大师']</text:p>
          </table:table-cell>
          <table:table-cell table:number-columns-repeated="1020"/>
        </table:table-row>
        <table:table-row table:style-name="ro2">
          <table:table-cell office:value-type="float" office:value="2569" calcext:value-type="float">
            <text:p>2569</text:p>
          </table:table-cell>
          <table:table-cell office:value-type="string" calcext:value-type="string">
            <text:p>['朋友妈妈几年前路过孕婴店，看见人家童车在打折处理，一兴奋就买了一辆打算给未来孙子用，这不快6年了，他妈现在整天推车小车去买菜，而且有一个轱辘都用坏了！他还是单身。', '羞羞哒哒的小跳蚤：']</text:p>
          </table:table-cell>
          <table:table-cell office:value-type="float" office:value="19" calcext:value-type="float">
            <text:p>19</text:p>
          </table:table-cell>
          <table:table-cell office:value-type="string" calcext:value-type="string">
            <text:p>['陌路莫回。媚娘']</text:p>
          </table:table-cell>
          <table:table-cell table:number-columns-repeated="1020"/>
        </table:table-row>
        <table:table-row table:style-name="ro3">
          <table:table-cell office:value-type="float" office:value="2551" calcext:value-type="float">
            <text:p>2551</text:p>
          </table:table-cell>
          <table:table-cell office:value-type="string" calcext:value-type="string">
            <text:p>['我：老婆，我要出家当和尚。老婆：你要当和尚，得先问问你裤裆的二弟愿不愿意……']</text:p>
          </table:table-cell>
          <table:table-cell office:value-type="float" office:value="12" calcext:value-type="float">
            <text:p>12</text:p>
          </table:table-cell>
          <table:table-cell office:value-type="string" calcext:value-type="string">
            <text:p>['撸大湿撸主']</text:p>
          </table:table-cell>
          <table:table-cell table:number-columns-repeated="1020"/>
        </table:table-row>
        <table:table-row table:style-name="ro3">
          <table:table-cell office:value-type="float" office:value="2537" calcext:value-type="float">
            <text:p>2537</text:p>
          </table:table-cell>
          <table:table-cell office:value-type="string" calcext:value-type="string">
            <text:p>['刚老公说带我去买衣服 买几千的 我好激动的问真的吗 他马上后悔说几百块的 我说刚不是说几千的吗 他说几千毛的……']</text:p>
          </table:table-cell>
          <table:table-cell office:value-type="float" office:value="21" calcext:value-type="float">
            <text:p>21</text:p>
          </table:table-cell>
          <table:table-cell office:value-type="string" calcext:value-type="string">
            <text:p>['碧池滚远']</text:p>
          </table:table-cell>
          <table:table-cell table:number-columns-repeated="1020"/>
        </table:table-row>
        <table:table-row table:style-name="ro3">
          <table:table-cell office:value-type="float" office:value="2500" calcext:value-type="float">
            <text:p>2500</text:p>
          </table:table-cell>
          <table:table-cell office:value-type="string" calcext:value-type="string">
            <text:p>['两个神评笑死人', '能干又可靠！：']</text:p>
          </table:table-cell>
          <table:table-cell office:value-type="float" office:value="97" calcext:value-type="float">
            <text:p>97</text:p>
          </table:table-cell>
          <table:table-cell office:value-type="string" calcext:value-type="string">
            <text:p>['谁能许我一世红颜']</text:p>
          </table:table-cell>
          <table:table-cell table:number-columns-repeated="1020"/>
        </table:table-row>
        <table:table-row table:style-name="ro4">
          <table:table-cell office:value-type="float" office:value="2489" calcext:value-type="float">
            <text:p>2489</text:p>
          </table:table-cell>
          <table:table-cell office:value-type="string" calcext:value-type="string">
            <text:p>['群里几个姐们儿研究减 肥，说减 肥 药反 弹厉害，群大有感而发“可不是吗，吃减 肥 药我瘦了十斤，停药后两个月我不但胖回去了，而且比原来还胖了快十斤了。。', '我发条消息说求减 肥 药名，，', '几个姐们儿都苦口婆心跟我说千万别用了，，我说“我就想反弹，像我这样太瘦了真不好看。。”', '然后，我被踢了。。', '胖香：']</text:p>
          </table:table-cell>
          <table:table-cell office:value-type="float" office:value="46" calcext:value-type="float">
            <text:p>46</text:p>
          </table:table-cell>
          <table:table-cell office:value-type="string" calcext:value-type="string">
            <text:p>['丫头爱上辣鸭头*']</text:p>
          </table:table-cell>
          <table:table-cell table:number-columns-repeated="1020"/>
        </table:table-row>
        <table:table-row table:style-name="ro3">
          <table:table-cell office:value-type="float" office:value="2465" calcext:value-type="float">
            <text:p>2465</text:p>
          </table:table-cell>
          <table:table-cell office:value-type="string" calcext:value-type="string">
            <text:p>['要请假回家唱山歌了，我们村没有我这个歌神不行。', '杂货铺周掌柜：']</text:p>
          </table:table-cell>
          <table:table-cell office:value-type="float" office:value="76" calcext:value-type="float">
            <text:p>76</text:p>
          </table:table-cell>
          <table:table-cell office:value-type="string" calcext:value-type="string">
            <text:p>['怒吐老蒙']</text:p>
          </table:table-cell>
          <table:table-cell table:number-columns-repeated="1020"/>
        </table:table-row>
        <table:table-row table:style-name="ro2">
          <table:table-cell office:value-type="float" office:value="2460" calcext:value-type="float">
            <text:p>2460</text:p>
          </table:table-cell>
          <table:table-cell office:value-type="string" calcext:value-type="string">
            <text:p>['公司新来一领导，晚上聚餐，喝的都有点多，然后又去唱歌！', '第二天一漂亮女同事说被那个新来的领导占便宜了！我赶紧说:不会吧，他看着不像那种人啊？', '女同事瞄了我一眼:就你这长相，流氓见了你都得吓得直哆嗦，怪不得你看谁都是好人……', '萍果你个挨炮：']</text:p>
          </table:table-cell>
          <table:table-cell office:value-type="float" office:value="27" calcext:value-type="float">
            <text:p>27</text:p>
          </table:table-cell>
          <table:table-cell office:value-type="string" calcext:value-type="string">
            <text:p>['墨城烟柳微白傻晴']</text:p>
          </table:table-cell>
          <table:table-cell table:number-columns-repeated="1020"/>
        </table:table-row>
        <table:table-row table:style-name="ro2">
          <table:table-cell office:value-type="float" office:value="2445" calcext:value-type="float">
            <text:p>2445</text:p>
          </table:table-cell>
          <table:table-cell office:value-type="string" calcext:value-type="string">
            <text:p>['遇到前男友时，他说自己缺点特多，所以前女友才离他而去，我觉得这男人特6，不说前任坏话才是真男人。', '后来我们在一起之后才发现，他说的居然都是真的……', '非法名WIamXoBk：']</text:p>
          </table:table-cell>
          <table:table-cell office:value-type="float" office:value="46" calcext:value-type="float">
            <text:p>46</text:p>
          </table:table-cell>
          <table:table-cell office:value-type="string" calcext:value-type="string">
            <text:p>['偷惢']</text:p>
          </table:table-cell>
          <table:table-cell table:number-columns-repeated="1020"/>
        </table:table-row>
        <table:table-row table:style-name="ro2">
          <table:table-cell office:value-type="float" office:value="2435" calcext:value-type="float">
            <text:p>2435</text:p>
          </table:table-cell>
          <table:table-cell office:value-type="string" calcext:value-type="string">
            <text:p>['放下豪言壮语减肥的我，昨晚偷啃鸭脖子，又麻又辣的嗓子不舒服，喝了好多水，，', '夜里第三次爬起来去上厕所的时候被老妈抓住了，她阴沉着脸从我床底下翻出一箱零食，咬牙切齿的说:“要不是你一撅腚我就知道你要拉什么屎，我还以为你肾 虚了呢！”', '醉忆是相思：']</text:p>
          </table:table-cell>
          <table:table-cell office:value-type="float" office:value="36" calcext:value-type="float">
            <text:p>36</text:p>
          </table:table-cell>
          <table:table-cell office:value-type="string" calcext:value-type="string">
            <text:p>['胖香']</text:p>
          </table:table-cell>
          <table:table-cell table:number-columns-repeated="1020"/>
        </table:table-row>
        <table:table-row table:style-name="ro2">
          <table:table-cell office:value-type="float" office:value="2434" calcext:value-type="float">
            <text:p>2434</text:p>
          </table:table-cell>
          <table:table-cell office:value-type="string" calcext:value-type="string">
            <text:p>['放下豪言壮语减肥的我，昨晚偷啃鸭脖子，又麻又辣的嗓子不舒服，喝了好多水，，', '夜里第三次爬起来去上厕所的时候被老妈抓住了，她阴沉着脸从我床底下翻出一箱零食，咬牙切齿的说:“要不是你一撅腚我就知道你要拉什么屎，我还以为你肾 虚了呢！”', '醉忆是相思：']</text:p>
          </table:table-cell>
          <table:table-cell office:value-type="float" office:value="36" calcext:value-type="float">
            <text:p>36</text:p>
          </table:table-cell>
          <table:table-cell office:value-type="string" calcext:value-type="string">
            <text:p>['胖香']</text:p>
          </table:table-cell>
          <table:table-cell table:number-columns-repeated="1020"/>
        </table:table-row>
        <table:table-row table:style-name="ro2">
          <table:table-cell office:value-type="float" office:value="2384" calcext:value-type="float">
            <text:p>2384</text:p>
          </table:table-cell>
          <table:table-cell office:value-type="string" calcext:value-type="string">
            <text:p>['和同事聊天，说起了两口子吵架。同事小马说：我和我媳妇结婚10年，只吵过一次架。', '大家都不信。小马：我家在农村。左边邻居，是我爸妈。右边，是我丈母娘家。我家在中间。那一次吵架，简直是世界大 战啊……', '走走停停看风景……：']</text:p>
          </table:table-cell>
          <table:table-cell office:value-type="float" office:value="24" calcext:value-type="float">
            <text:p>24</text:p>
          </table:table-cell>
          <table:table-cell office:value-type="string" calcext:value-type="string">
            <text:p>['走走停停看风景………']</text:p>
          </table:table-cell>
          <table:table-cell table:number-columns-repeated="1020"/>
        </table:table-row>
        <table:table-row table:style-name="ro2">
          <table:table-cell office:value-type="float" office:value="2361" calcext:value-type="float">
            <text:p>2361</text:p>
          </table:table-cell>
          <table:table-cell office:value-type="string" calcext:value-type="string">
            <text:p>['转——公交车上，一姐姐身材不错，穿着领口比较低的衣服，领着四岁的儿子。那孩子活泼得很，一直把他妈妈的衣服往下拉，妈妈终于忍不住了，对着熊孩子的屁股一阵猛拍，边拍边说：“养你有用了啊，你居然懂得造福社会了啊！”。。。']</text:p>
          </table:table-cell>
          <table:table-cell office:value-type="float" office:value="26" calcext:value-type="float">
            <text:p>26</text:p>
          </table:table-cell>
          <table:table-cell office:value-type="string" calcext:value-type="string">
            <text:p>['该用户已渡劫升仙']</text:p>
          </table:table-cell>
          <table:table-cell table:number-columns-repeated="1020"/>
        </table:table-row>
        <table:table-row table:style-name="ro3">
          <table:table-cell office:value-type="float" office:value="2344" calcext:value-type="float">
            <text:p>2344</text:p>
          </table:table-cell>
          <table:table-cell office:value-type="string" calcext:value-type="string">
            <text:p>['我还能说什么╮(￣⊿￣)╭', '唉，这孩子没救了：']</text:p>
          </table:table-cell>
          <table:table-cell office:value-type="float" office:value="21" calcext:value-type="float">
            <text:p>21</text:p>
          </table:table-cell>
          <table:table-cell office:value-type="string" calcext:value-type="string">
            <text:p>['一缕清风在人间']</text:p>
          </table:table-cell>
          <table:table-cell table:number-columns-repeated="1020"/>
        </table:table-row>
        <table:table-row table:style-name="ro2">
          <table:table-cell office:value-type="float" office:value="2283" calcext:value-type="float">
            <text:p>2283</text:p>
          </table:table-cell>
          <table:table-cell office:value-type="string" calcext:value-type="string">
            <text:p>['有一天，没钱用去银行取钱。拿了取号单排队的时候，闲的无聊把取号单子折了一个爱心。等喇叭喊我的时候。来不及把那爱心给拆开了，直接递给银行的工作人员。结果那工作人员脸红了起来说‘‘我有男朋友了.....’’ 我当时一脸懵逼 ，大兄弟你没开玩笑吧？']</text:p>
          </table:table-cell>
          <table:table-cell office:value-type="float" office:value="17" calcext:value-type="float">
            <text:p>17</text:p>
          </table:table-cell>
          <table:table-cell office:value-type="string" calcext:value-type="string">
            <text:p>['吃着冬瓜嚼益达']</text:p>
          </table:table-cell>
          <table:table-cell table:number-columns-repeated="1020"/>
        </table:table-row>
        <table:table-row table:style-name="ro2">
          <table:table-cell office:value-type="float" office:value="2283" calcext:value-type="float">
            <text:p>2283</text:p>
          </table:table-cell>
          <table:table-cell office:value-type="string" calcext:value-type="string">
            <text:p>['有一天，没钱用去银行取钱。拿了取号单排队的时候，闲的无聊把取号单子折了一个爱心。等喇叭喊我的时候。来不及把那爱心给拆开了，直接递给银行的工作人员。结果那工作人员脸红了起来说‘‘我有男朋友了.....’’ 我当时一脸懵逼 ，大兄弟你没开玩笑吧？']</text:p>
          </table:table-cell>
          <table:table-cell office:value-type="float" office:value="17" calcext:value-type="float">
            <text:p>17</text:p>
          </table:table-cell>
          <table:table-cell office:value-type="string" calcext:value-type="string">
            <text:p>['吃着冬瓜嚼益达']</text:p>
          </table:table-cell>
          <table:table-cell table:number-columns-repeated="1020"/>
        </table:table-row>
        <table:table-row table:style-name="ro2">
          <table:table-cell office:value-type="float" office:value="2272" calcext:value-type="float">
            <text:p>2272</text:p>
          </table:table-cell>
          <table:table-cell office:value-type="string" calcext:value-type="string">
            <text:p>['手机落丈母娘家，让我去拿，到门口听到丈母娘发飙，在训小姨子“你说你一天天好吃懒做的，怎么嫁的出去？看谁会要你?&amp;#39;&amp;#39;', '“我姐那么懒还不是一样嫁给我姐夫了。眼瞎的男人多的是！ ”', '我。。。', '我是一个快乐的倒霉蛋：']</text:p>
          </table:table-cell>
          <table:table-cell office:value-type="float" office:value="13" calcext:value-type="float">
            <text:p>13</text:p>
          </table:table-cell>
          <table:table-cell office:value-type="string" calcext:value-type="string">
            <text:p>['一壶浊酒敬相思']</text:p>
          </table:table-cell>
          <table:table-cell table:number-columns-repeated="1020"/>
        </table:table-row>
        <table:table-row table:style-name="ro2">
          <table:table-cell office:value-type="float" office:value="2272" calcext:value-type="float">
            <text:p>2272</text:p>
          </table:table-cell>
          <table:table-cell office:value-type="string" calcext:value-type="string">
            <text:p>['手机落丈母娘家，让我去拿，到门口听到丈母娘发飙，在训小姨子“你说你一天天好吃懒做的，怎么嫁的出去？看谁会要你?&amp;#39;&amp;#39;', '“我姐那么懒还不是一样嫁给我姐夫了。眼瞎的男人多的是！ ”', '我。。。', '我是一个快乐的倒霉蛋：']</text:p>
          </table:table-cell>
          <table:table-cell office:value-type="float" office:value="13" calcext:value-type="float">
            <text:p>13</text:p>
          </table:table-cell>
          <table:table-cell office:value-type="string" calcext:value-type="string">
            <text:p>['一壶浊酒敬相思']</text:p>
          </table:table-cell>
          <table:table-cell table:number-columns-repeated="1020"/>
        </table:table-row>
        <table:table-row table:style-name="ro2">
          <table:table-cell office:value-type="float" office:value="2267" calcext:value-type="float">
            <text:p>2267</text:p>
          </table:table-cell>
          <table:table-cell office:value-type="string" calcext:value-type="string">
            <text:p>['被老妈拉去相亲，发现对方是高中时男友，那段恋情被班主任发现通知家长转校而告终！双方家长在学校还见过面，不过家长他们都没啥印象了，一个就说我俩夫妻相神马的，于是这货说，当初要不是你俩阻挠，我们孩子都能打酱油了……', '未央丶小白：']</text:p>
          </table:table-cell>
          <table:table-cell office:value-type="float" office:value="33" calcext:value-type="float">
            <text:p>33</text:p>
          </table:table-cell>
          <table:table-cell office:value-type="string" calcext:value-type="string">
            <text:p>['孤独浪酒妹小甜甜']</text:p>
          </table:table-cell>
          <table:table-cell table:number-columns-repeated="1020"/>
        </table:table-row>
        <table:table-row table:style-name="ro3">
          <table:table-cell office:value-type="float" office:value="2246" calcext:value-type="float">
            <text:p>2246</text:p>
          </table:table-cell>
          <table:table-cell office:value-type="string" calcext:value-type="string">
            <text:p>['有多少人想去的舉個“爪”。']</text:p>
          </table:table-cell>
          <table:table-cell office:value-type="float" office:value="62" calcext:value-type="float">
            <text:p>62</text:p>
          </table:table-cell>
          <table:table-cell office:value-type="string" calcext:value-type="string">
            <text:p>['时时有哥处处哥']</text:p>
          </table:table-cell>
          <table:table-cell table:number-columns-repeated="1020"/>
        </table:table-row>
        <table:table-row table:style-name="ro2">
          <table:table-cell office:value-type="float" office:value="2240" calcext:value-type="float">
            <text:p>2240</text:p>
          </table:table-cell>
          <table:table-cell office:value-type="string" calcext:value-type="string">
            <text:p>['今晚陪老婆逛商场买衣服，老婆试了件皮草来了句：“老公，有点显胖啊。”我说：“没事，看着挺有味。”老婆问：“啥味”我随口来了句：“肘子味。。。子。。。味”哎！你听我解释。。。今晚又不能好好睡觉了。']</text:p>
          </table:table-cell>
          <table:table-cell office:value-type="float" office:value="14" calcext:value-type="float">
            <text:p>14</text:p>
          </table:table-cell>
          <table:table-cell office:value-type="string" calcext:value-type="string">
            <text:p>['风花雪月放肆男']</text:p>
          </table:table-cell>
          <table:table-cell table:number-columns-repeated="1020"/>
        </table:table-row>
        <table:table-row table:style-name="ro4">
          <table:table-cell office:value-type="float" office:value="2162" calcext:value-type="float">
            <text:p>2162</text:p>
          </table:table-cell>
          <table:table-cell office:value-type="string" calcext:value-type="string">
            <text:p>['看到外面骗子越来越多，尤其骗老人的那种。怕母亲上当受骗，回家给母亲讲了一些防骗术，嘱咐母亲不要相信任何骗子。想想还是不放心，劝母亲把存折拿出来我替她保管。谁知母亲竟警惕地说：“让你保管和被骗有什么区别？！”', '我滴个亲妈哟，连亲儿子都骗不过你，还有啥不放心的？就这样，老人顺利的通过了考验。', '这事不能和坏人讲：']</text:p>
          </table:table-cell>
          <table:table-cell office:value-type="float" office:value="21" calcext:value-type="float">
            <text:p>21</text:p>
          </table:table-cell>
          <table:table-cell office:value-type="string" calcext:value-type="string">
            <text:p>['nei涵-追风筝的…']</text:p>
          </table:table-cell>
          <table:table-cell table:number-columns-repeated="1020"/>
        </table:table-row>
        <table:table-row table:style-name="ro2">
          <table:table-cell office:value-type="float" office:value="2145" calcext:value-type="float">
            <text:p>2145</text:p>
          </table:table-cell>
          <table:table-cell office:value-type="string" calcext:value-type="string">
            <text:p>['读小学的时候，老师让买《十万个为什么》，我爸买回了《十万个怎么办》。等把书带去学校的时候，我看到别人的书上都是“天空为什么是蓝色的”“下雨前鸟儿为什么飞得低...”我的书上却是“厨房着火怎么办”“家里漏电怎么办”“孩子不听话怎么办”', '卖萌德1：']</text:p>
          </table:table-cell>
          <table:table-cell office:value-type="float" office:value="24" calcext:value-type="float">
            <text:p>24</text:p>
          </table:table-cell>
          <table:table-cell office:value-type="string" calcext:value-type="string">
            <text:p>['狂你儿子育苗']</text:p>
          </table:table-cell>
          <table:table-cell table:number-columns-repeated="1020"/>
        </table:table-row>
        <table:table-row table:style-name="ro2">
          <table:table-cell office:value-type="float" office:value="2145" calcext:value-type="float">
            <text:p>2145</text:p>
          </table:table-cell>
          <table:table-cell office:value-type="string" calcext:value-type="string">
            <text:p>['读小学的时候，老师让买《十万个为什么》，我爸买回了《十万个怎么办》。等把书带去学校的时候，我看到别人的书上都是“天空为什么是蓝色的”“下雨前鸟儿为什么飞得低...”我的书上却是“厨房着火怎么办”“家里漏电怎么办”“孩子不听话怎么办”', '卖萌德1：']</text:p>
          </table:table-cell>
          <table:table-cell office:value-type="float" office:value="24" calcext:value-type="float">
            <text:p>24</text:p>
          </table:table-cell>
          <table:table-cell office:value-type="string" calcext:value-type="string">
            <text:p>['狂你儿子育苗']</text:p>
          </table:table-cell>
          <table:table-cell table:number-columns-repeated="1020"/>
        </table:table-row>
        <table:table-row table:style-name="ro2">
          <table:table-cell office:value-type="float" office:value="2140" calcext:value-type="float">
            <text:p>2140</text:p>
          </table:table-cell>
          <table:table-cell office:value-type="string" calcext:value-type="string">
            <text:p>['哥们自结婚后，平时诸多臭毛病就显现出来，懒惰不讲卫生等等。时间一长，他老婆就抱怨道：你弟弟跟你一点不一样，人家憨厚老实又勤快……', '哥们一急，口不择言：你以为我弟弟啥都好，尿床都尿到十二岁。', '胖香：']</text:p>
          </table:table-cell>
          <table:table-cell office:value-type="float" office:value="31" calcext:value-type="float">
            <text:p>31</text:p>
          </table:table-cell>
          <table:table-cell office:value-type="string" calcext:value-type="string">
            <text:p>['童.趣']</text:p>
          </table:table-cell>
          <table:table-cell table:number-columns-repeated="1020"/>
        </table:table-row>
        <table:table-row table:style-name="ro2">
          <table:table-cell office:value-type="float" office:value="2140" calcext:value-type="float">
            <text:p>2140</text:p>
          </table:table-cell>
          <table:table-cell office:value-type="string" calcext:value-type="string">
            <text:p>['哥们自结婚后，平时诸多臭毛病就显现出来，懒惰不讲卫生等等。时间一长，他老婆就抱怨道：你弟弟跟你一点不一样，人家憨厚老实又勤快……', '哥们一急，口不择言：你以为我弟弟啥都好，尿床都尿到十二岁。', '胖香：']</text:p>
          </table:table-cell>
          <table:table-cell office:value-type="float" office:value="31" calcext:value-type="float">
            <text:p>31</text:p>
          </table:table-cell>
          <table:table-cell office:value-type="string" calcext:value-type="string">
            <text:p>['童.趣']</text:p>
          </table:table-cell>
          <table:table-cell table:number-columns-repeated="1020"/>
        </table:table-row>
        <table:table-row table:style-name="ro3">
          <table:table-cell office:value-type="float" office:value="2128" calcext:value-type="float">
            <text:p>2128</text:p>
          </table:table-cell>
          <table:table-cell office:value-type="string" calcext:value-type="string">
            <text:p>['看图吧。不多说了', '久伴*i：']</text:p>
          </table:table-cell>
          <table:table-cell office:value-type="float" office:value="54" calcext:value-type="float">
            <text:p>54</text:p>
          </table:table-cell>
          <table:table-cell office:value-type="string" calcext:value-type="string">
            <text:p>['俺丶是乡下人']</text:p>
          </table:table-cell>
          <table:table-cell table:number-columns-repeated="1020"/>
        </table:table-row>
        <table:table-row table:style-name="ro2">
          <table:table-cell office:value-type="float" office:value="2106" calcext:value-type="float">
            <text:p>2106</text:p>
          </table:table-cell>
          <table:table-cell office:value-type="string" calcext:value-type="string">
            <text:p>['我就不明白了电视里古代那些大侠一出去就是两斤酱牛肉一壶好酒，每天最少三顿...放眼前，二斤酱牛肉一百多块钱，一壶酒就算十块钱，一月一万多，还经常阔绰的周济贫苦百姓，我真想问他们都是做什么工作的...', '狗头军小蜜：']</text:p>
          </table:table-cell>
          <table:table-cell office:value-type="float" office:value="133" calcext:value-type="float">
            <text:p>133</text:p>
          </table:table-cell>
          <table:table-cell office:value-type="string" calcext:value-type="string">
            <text:p>['在希望的田野上.']</text:p>
          </table:table-cell>
          <table:table-cell table:number-columns-repeated="1020"/>
        </table:table-row>
        <table:table-row table:style-name="ro5">
          <table:table-cell office:value-type="float" office:value="2042" calcext:value-type="float">
            <text:p>2042</text:p>
          </table:table-cell>
          <table:table-cell office:value-type="string" calcext:value-type="string">
            <text:p>['甲：“你是同性恋吗？”', '乙：“不是啊！怎么这么问？”', '甲：“前几天你抢亲，把电视台都轰动了，因为你身为一个男的居然把新郎抢走了！”', '乙：“唉！这事儿它不怪我啊！新郎跟我是发小，那天他说他不喜欢新娘，新娘太丑了，让我去把新娘抢了，但是我到了现场才发现，那新娘丑的如果遭我抢了肯定会赖上我的，但是不抢一个走的话婚礼照常举行又对不起哥们儿，没办法，我只能把他抢了！”', '甲：“你是个人才啊！”', '呆帝+：']</text:p>
          </table:table-cell>
          <table:table-cell office:value-type="float" office:value="22" calcext:value-type="float">
            <text:p>22</text:p>
          </table:table-cell>
          <table:table-cell office:value-type="string" calcext:value-type="string">
            <text:p>['我维她似命']</text:p>
          </table:table-cell>
          <table:table-cell table:number-columns-repeated="1020"/>
        </table:table-row>
        <table:table-row table:style-name="ro2">
          <table:table-cell office:value-type="float" office:value="2038" calcext:value-type="float">
            <text:p>2038</text:p>
          </table:table-cell>
          <table:table-cell office:value-type="string" calcext:value-type="string">
            <text:p>['哥们女朋友外号叫傻月，昨天喝酒我我问哥们，你媳妇外号为啥叫傻月，结果哥们说：她一来月经就变傻，就给她取了这个外号，谁知道这时候，哥们旁边的女友给了他一巴掌，说：我那是痛经不是傻', '傻月゛：']</text:p>
          </table:table-cell>
          <table:table-cell office:value-type="float" office:value="16" calcext:value-type="float">
            <text:p>16</text:p>
          </table:table-cell>
          <table:table-cell office:value-type="string" calcext:value-type="string">
            <text:p>['〈女子监狱〉男监狱…']</text:p>
          </table:table-cell>
          <table:table-cell table:number-columns-repeated="1020"/>
        </table:table-row>
        <table:table-row table:style-name="ro2">
          <table:table-cell office:value-type="float" office:value="2012" calcext:value-type="float">
            <text:p>2012</text:p>
          </table:table-cell>
          <table:table-cell office:value-type="string" calcext:value-type="string">
            <text:p>['记得初中那会，--------------隔割，地理老师教我们看亚洲地图，书本上不算，让我们上网查阅或者买亚洲地图，结果我跑去网吧，搜索亚洲高清图片，从此走上不归路[大哭][大哭][大哭][大哭]', '赏花归来蛋蛋香：']</text:p>
          </table:table-cell>
          <table:table-cell office:value-type="float" office:value="20" calcext:value-type="float">
            <text:p>20</text:p>
          </table:table-cell>
          <table:table-cell office:value-type="string" calcext:value-type="string">
            <text:p>['july_u']</text:p>
          </table:table-cell>
          <table:table-cell table:number-columns-repeated="1020"/>
        </table:table-row>
        <table:table-row table:style-name="ro2">
          <table:table-cell office:value-type="float" office:value="2012" calcext:value-type="float">
            <text:p>2012</text:p>
          </table:table-cell>
          <table:table-cell office:value-type="string" calcext:value-type="string">
            <text:p>['记得初中那会，--------------隔割，地理老师教我们看亚洲地图，书本上不算，让我们上网查阅或者买亚洲地图，结果我跑去网吧，搜索亚洲高清图片，从此走上不归路[大哭][大哭][大哭][大哭]', '赏花归来蛋蛋香：']</text:p>
          </table:table-cell>
          <table:table-cell office:value-type="float" office:value="20" calcext:value-type="float">
            <text:p>20</text:p>
          </table:table-cell>
          <table:table-cell office:value-type="string" calcext:value-type="string">
            <text:p>['july_u']</text:p>
          </table:table-cell>
          <table:table-cell table:number-columns-repeated="1020"/>
        </table:table-row>
        <table:table-row table:style-name="ro3">
          <table:table-cell office:value-type="float" office:value="2009" calcext:value-type="float">
            <text:p>2009</text:p>
          </table:table-cell>
          <table:table-cell office:value-type="string" calcext:value-type="string">
            <text:p>['过分吗？过分吗！过分吗！！！', 'vip小耳：']</text:p>
          </table:table-cell>
          <table:table-cell office:value-type="float" office:value="64" calcext:value-type="float">
            <text:p>64</text:p>
          </table:table-cell>
          <table:table-cell office:value-type="string" calcext:value-type="string">
            <text:p>['启智教育（妻丑无']</text:p>
          </table:table-cell>
          <table:table-cell table:number-columns-repeated="1020"/>
        </table:table-row>
        <table:table-row table:style-name="ro2">
          <table:table-cell office:value-type="float" office:value="1915" calcext:value-type="float">
            <text:p>1915</text:p>
          </table:table-cell>
          <table:table-cell office:value-type="string" calcext:value-type="string">
            <text:p>['老姐结婚，按我们这边的习俗，我作为小舅子要送我姐过门，还要在新人家住一个晚上。晚上安排住处时作难了，因为他们家房间不多，后来姐夫说了句要不你晚上和我妹住一屋吧，我一看他小妹，一个标准的大美女，顿时觉得姐姐嫁了个好人！', '蓦……：']</text:p>
          </table:table-cell>
          <table:table-cell office:value-type="float" office:value="46" calcext:value-type="float">
            <text:p>46</text:p>
          </table:table-cell>
          <table:table-cell office:value-type="string" calcext:value-type="string">
            <text:p>['青春残像']</text:p>
          </table:table-cell>
          <table:table-cell table:number-columns-repeated="1020"/>
        </table:table-row>
        <table:table-row table:style-name="ro2">
          <table:table-cell office:value-type="float" office:value="1915" calcext:value-type="float">
            <text:p>1915</text:p>
          </table:table-cell>
          <table:table-cell office:value-type="string" calcext:value-type="string">
            <text:p>['老姐结婚，按我们这边的习俗，我作为小舅子要送我姐过门，还要在新人家住一个晚上。晚上安排住处时作难了，因为他们家房间不多，后来姐夫说了句要不你晚上和我妹住一屋吧，我一看他小妹，一个标准的大美女，顿时觉得姐姐嫁了个好人！', '蓦……：']</text:p>
          </table:table-cell>
          <table:table-cell office:value-type="float" office:value="46" calcext:value-type="float">
            <text:p>46</text:p>
          </table:table-cell>
          <table:table-cell office:value-type="string" calcext:value-type="string">
            <text:p>['青春残像']</text:p>
          </table:table-cell>
          <table:table-cell table:number-columns-repeated="1020"/>
        </table:table-row>
        <table:table-row table:style-name="ro3">
          <table:table-cell office:value-type="float" office:value="1903" calcext:value-type="float">
            <text:p>1903</text:p>
          </table:table-cell>
          <table:table-cell office:value-type="string" calcext:value-type="string">
            <text:p>['我也踢踢，2018需要扔掉的4样东西：疾病，\u200b霉运，烦恼，小人！！一脚送走，绝不留活口。嗖 <text:s/>！滚犊子吧，可灵了！']</text:p>
          </table:table-cell>
          <table:table-cell office:value-type="float" office:value="11" calcext:value-type="float">
            <text:p>11</text:p>
          </table:table-cell>
          <table:table-cell office:value-type="string" calcext:value-type="string">
            <text:p>['唐山还珠哥哥']</text:p>
          </table:table-cell>
          <table:table-cell table:number-columns-repeated="1020"/>
        </table:table-row>
        <table:table-row table:style-name="ro4">
          <table:table-cell office:value-type="float" office:value="1877" calcext:value-type="float">
            <text:p>1877</text:p>
          </table:table-cell>
          <table:table-cell office:value-type="string" calcext:value-type="string">
            <text:p>['6年前，她嫌弃我月薪没有1万，嫌弃我买不起车还学车，嫌弃我连房子首付都付不起，谈恋爱见面需要预约新鲜吧。后来我们分，分开后我加倍努力奋斗，现在房子车子都有了，月薪也有5位数了，而她还是一位月薪3000不到文秘，我算是扬眉吐气。最后只想告诉大家找个好老丈人和丈母娘可以少奋斗三十年。', '别撕！我脱还不行吗？：']</text:p>
          </table:table-cell>
          <table:table-cell office:value-type="float" office:value="53" calcext:value-type="float">
            <text:p>53</text:p>
          </table:table-cell>
          <table:table-cell office:value-type="string" calcext:value-type="string">
            <text:p>['黽黽黽']</text:p>
          </table:table-cell>
          <table:table-cell table:number-columns-repeated="1020"/>
        </table:table-row>
        <table:table-row table:style-name="ro2">
          <table:table-cell office:value-type="float" office:value="1870" calcext:value-type="float">
            <text:p>1870</text:p>
          </table:table-cell>
          <table:table-cell office:value-type="string" calcext:value-type="string">
            <text:p>['第一次带男友回家，妈妈好像特别喜欢男友，晚饭后留他在我家住。我小声说道：妈，这样不好吧？我们还没到那步呀！…妈妈笑道：想什么呢，你身材好又那么漂亮，我不愁你嫁不出去，我等会想叫你妹妹来认识认识，这小伙子人不错。', '哥带你裸奔：']</text:p>
          </table:table-cell>
          <table:table-cell office:value-type="float" office:value="45" calcext:value-type="float">
            <text:p>45</text:p>
          </table:table-cell>
          <table:table-cell office:value-type="string" calcext:value-type="string">
            <text:p>['傻妞也']</text:p>
          </table:table-cell>
          <table:table-cell table:number-columns-repeated="1020"/>
        </table:table-row>
        <table:table-row table:style-name="ro3">
          <table:table-cell office:value-type="float" office:value="1866" calcext:value-type="float">
            <text:p>1866</text:p>
          </table:table-cell>
          <table:table-cell office:value-type="string" calcext:value-type="string">
            <text:p>['文不重要，看图！', '一个人的杜先生：']</text:p>
          </table:table-cell>
          <table:table-cell office:value-type="float" office:value="28" calcext:value-type="float">
            <text:p>28</text:p>
          </table:table-cell>
          <table:table-cell office:value-type="string" calcext:value-type="string">
            <text:p>['青菜2015']</text:p>
          </table:table-cell>
          <table:table-cell table:number-columns-repeated="1020"/>
        </table:table-row>
        <table:table-row table:style-name="ro2">
          <table:table-cell office:value-type="float" office:value="1833" calcext:value-type="float">
            <text:p>1833</text:p>
          </table:table-cell>
          <table:table-cell office:value-type="string" calcext:value-type="string">
            <text:p>['刚给家里的猫咪老肥做完绝育，老肥一度心情极为压抑。二货女友最坏，我在厨房煎着鸡蛋，她把老肥抱到了跟前。看着我“咔嚓”敲碎蛋壳，把鸡蛋打进锅里发出“滋滋”的声音，老肥眼中流下了两行绝望的泪水[大哭][大哭]', '神逻辑8：']</text:p>
          </table:table-cell>
          <table:table-cell office:value-type="float" office:value="10" calcext:value-type="float">
            <text:p>10</text:p>
          </table:table-cell>
          <table:table-cell office:value-type="string" calcext:value-type="string">
            <text:p>['西工大的西瓜子']</text:p>
          </table:table-cell>
          <table:table-cell table:number-columns-repeated="1020"/>
        </table:table-row>
        <table:table-row table:style-name="ro4">
          <table:table-cell office:value-type="float" office:value="1802" calcext:value-type="float">
            <text:p>1802</text:p>
          </table:table-cell>
          <table:table-cell office:value-type="string" calcext:value-type="string">
            <text:p>['跟一糗友聊得挺好，有时间谈天说地，忙起来互不打扰那种；可这货就一样不好，天天闹着要看我照片（照片又不会开口，非要看什么呢？）。', '幸好本人长得也还算拿得出手，于是发给他素颜、化妆的各一张。', '今天他感叹地对我说：“我们男人一张脸一辈子；还是你们女人好，素面朝天是一种美，画个妆更像换了个人似的……”', '哈哈 ！哈哈……让我笑会！我不会告诉，他发过去的照片本来就不是一个人，而且两个都不是我……', '若～水：']</text:p>
          </table:table-cell>
          <table:table-cell office:value-type="float" office:value="57" calcext:value-type="float">
            <text:p>57</text:p>
          </table:table-cell>
          <table:table-cell office:value-type="string" calcext:value-type="string">
            <text:p>['苏宁夫人']</text:p>
          </table:table-cell>
          <table:table-cell table:number-columns-repeated="1020"/>
        </table:table-row>
        <table:table-row table:style-name="ro2">
          <table:table-cell office:value-type="float" office:value="1794" calcext:value-type="float">
            <text:p>1794</text:p>
          </table:table-cell>
          <table:table-cell office:value-type="string" calcext:value-type="string">
            <text:p>['新老板有多萌呢？中午她请我吃日料，离店门口还有二十米，她就远远比了一个剪刀手，门口的服务员非常不知所措，只能回了一个剪刀手。然后新老板大喊了一句：我是说两位！', '英勇的小可爱：']</text:p>
          </table:table-cell>
          <table:table-cell office:value-type="float" office:value="11" calcext:value-type="float">
            <text:p>11</text:p>
          </table:table-cell>
          <table:table-cell office:value-type="string" calcext:value-type="string">
            <text:p>['阴谋得逞']</text:p>
          </table:table-cell>
          <table:table-cell table:number-columns-repeated="1020"/>
        </table:table-row>
        <table:table-row table:style-name="ro2">
          <table:table-cell office:value-type="float" office:value="1777" calcext:value-type="float">
            <text:p>1777</text:p>
          </table:table-cell>
          <table:table-cell office:value-type="string" calcext:value-type="string">
            <text:p>['真事。喜欢煲鸡汤和老公一起喝。有一次烧的太咸了，老公老是拿我开玩笑，在公园散步还说我家的盐不要钱的，我也就真火了。然后我就大声说', '我以后再也不做鸡了。说完自己那个悔啊。你能想像到附近的人看我的眼神吗？妈呀，真想找个洞钻进去']</text:p>
          </table:table-cell>
          <table:table-cell office:value-type="float" office:value="16" calcext:value-type="float">
            <text:p>16</text:p>
          </table:table-cell>
          <table:table-cell office:value-type="string" calcext:value-type="string">
            <text:p>['老公和儿子就是我的…']</text:p>
          </table:table-cell>
          <table:table-cell table:number-columns-repeated="1020"/>
        </table:table-row>
        <table:table-row table:style-name="ro4">
          <table:table-cell office:value-type="float" office:value="1769" calcext:value-type="float">
            <text:p>1769</text:p>
          </table:table-cell>
          <table:table-cell office:value-type="string" calcext:value-type="string">
            <text:p>['有次聚会，人太多一辆出租车坐不下。我就再叫了一辆出租车，我还让这个出租车司机跟我我们这辆车。我上车之后和司机师傅说，“师傅后面有人跟着我们 。”然后司机师傅坚定的嗯了一声，然后出租车就飞了出去连转几个弯道 ，把在系安全带的我吓蒙了。过了一会儿师傅还说了一句 ，“不用担心我把他们甩掉了！”', '三尺气概：']</text:p>
          </table:table-cell>
          <table:table-cell office:value-type="float" office:value="32" calcext:value-type="float">
            <text:p>32</text:p>
          </table:table-cell>
          <table:table-cell office:value-type="string" calcext:value-type="string">
            <text:p>['魅影迷离～']</text:p>
          </table:table-cell>
          <table:table-cell table:number-columns-repeated="1020"/>
        </table:table-row>
        <table:table-row table:style-name="ro2">
          <table:table-cell office:value-type="float" office:value="1721" calcext:value-type="float">
            <text:p>1721</text:p>
          </table:table-cell>
          <table:table-cell office:value-type="string" calcext:value-type="string">
            <text:p>['♡', '心理学显示 好感最多存在4个月', '一旦超过 那就是爱了', '真正的爱情不是一时好感', '而是我知道遇到你不容易', '错过了会很可惜 \u200b\u200b\u200b\u200b', '晶红色的血：']</text:p>
          </table:table-cell>
          <table:table-cell office:value-type="float" office:value="28" calcext:value-type="float">
            <text:p>28</text:p>
          </table:table-cell>
          <table:table-cell office:value-type="string" calcext:value-type="string">
            <text:p>['半夏琉璃。空人心']</text:p>
          </table:table-cell>
          <table:table-cell table:number-columns-repeated="1020"/>
        </table:table-row>
        <table:table-row table:style-name="ro3">
          <table:table-cell office:value-type="float" office:value="1709" calcext:value-type="float">
            <text:p>1709</text:p>
          </table:table-cell>
          <table:table-cell office:value-type="string" calcext:value-type="string">
            <text:p>['ahhhhhhhh']</text:p>
          </table:table-cell>
          <table:table-cell office:value-type="float" office:value="33" calcext:value-type="float">
            <text:p>33</text:p>
          </table:table-cell>
          <table:table-cell office:value-type="string" calcext:value-type="string">
            <text:p>['云端漫步~']</text:p>
          </table:table-cell>
          <table:table-cell table:number-columns-repeated="1020"/>
        </table:table-row>
        <table:table-row table:style-name="ro2">
          <table:table-cell office:value-type="float" office:value="1665" calcext:value-type="float">
            <text:p>1665</text:p>
          </table:table-cell>
          <table:table-cell office:value-type="string" calcext:value-type="string">
            <text:p>['在喜宴上新郎跟我们分享与新娘子认识的过程：“当时我去要债，到了现场，发现厂房里的东西全被搬空了。只剩下她坐在那里发呆，其实她也是来要债的，我误把她当成了老板娘，心想怎么也得拿点东西回去抵债吧！于是把她扛起来带走了……”', '我无所谓nhb：']</text:p>
          </table:table-cell>
          <table:table-cell office:value-type="float" office:value="18" calcext:value-type="float">
            <text:p>18</text:p>
          </table:table-cell>
          <table:table-cell office:value-type="string" calcext:value-type="string">
            <text:p>['出家人不打狂雨']</text:p>
          </table:table-cell>
          <table:table-cell table:number-columns-repeated="1020"/>
        </table:table-row>
        <table:table-row table:style-name="ro2">
          <table:table-cell office:value-type="float" office:value="1663" calcext:value-type="float">
            <text:p>1663</text:p>
          </table:table-cell>
          <table:table-cell office:value-type="string" calcext:value-type="string">
            <text:p>['在喜宴上新郎跟我们分享与新娘子认识的过程：“当时我去要债，到了现场，发现厂房里的东西全被搬空了。只剩下她坐在那里发呆，其实她也是来要债的，我误把她当成了老板娘，心想怎么也得拿点东西回去抵债吧！于是把她扛起来带走了……”', '我无所谓nhb：']</text:p>
          </table:table-cell>
          <table:table-cell office:value-type="float" office:value="18" calcext:value-type="float">
            <text:p>18</text:p>
          </table:table-cell>
          <table:table-cell office:value-type="string" calcext:value-type="string">
            <text:p>['出家人不打狂雨']</text:p>
          </table:table-cell>
          <table:table-cell table:number-columns-repeated="1020"/>
        </table:table-row>
        <table:table-row table:style-name="ro2">
          <table:table-cell office:value-type="float" office:value="1659" calcext:value-type="float">
            <text:p>1659</text:p>
          </table:table-cell>
          <table:table-cell office:value-type="string" calcext:value-type="string">
            <text:p>['原来开的是比亚迪小车，因为体重过大，方向盘顶肚子，就决定换车，去了一家4s，试坐几辆，不是顶肚子就是挤，销售带着哭腔说，哥，我们家庙小，实在搁不下您这大佛，要不您去对面皮卡店看看', '胖香：']</text:p>
          </table:table-cell>
          <table:table-cell office:value-type="float" office:value="38" calcext:value-type="float">
            <text:p>38</text:p>
          </table:table-cell>
          <table:table-cell office:value-type="string" calcext:value-type="string">
            <text:p>['猴胖子']</text:p>
          </table:table-cell>
          <table:table-cell table:number-columns-repeated="1020"/>
        </table:table-row>
        <table:table-row table:style-name="ro4">
          <table:table-cell office:value-type="float" office:value="1656" calcext:value-type="float">
            <text:p>1656</text:p>
          </table:table-cell>
          <table:table-cell office:value-type="string" calcext:value-type="string">
            <text:p>['昨天发完工资，我偷偷藏了50块钱在鞋垫底下，今天刚进门，媳妇儿拿搓板往地上一扔，我心领神会，跪在上面声泪俱下：“媳妇儿我错了，我不该瞒着你，爸妈为了我操碎了心，我怕你不愿意，就偷偷藏了50块钱，准备给他老俩买点好吃的...”只见老妈从厨房走了出来：“好孩子，你的心意妈领了，但是，这个锅，我跟你爸不背...”', '流氓兎：']</text:p>
          </table:table-cell>
          <table:table-cell office:value-type="float" office:value="24" calcext:value-type="float">
            <text:p>24</text:p>
          </table:table-cell>
          <table:table-cell office:value-type="string" calcext:value-type="string">
            <text:p>['杭爹杭妈爱杭杭']</text:p>
          </table:table-cell>
          <table:table-cell table:number-columns-repeated="1020"/>
        </table:table-row>
        <table:table-row table:style-name="ro3">
          <table:table-cell office:value-type="float" office:value="1655" calcext:value-type="float">
            <text:p>1655</text:p>
          </table:table-cell>
          <table:table-cell office:value-type="string" calcext:value-type="string">
            <text:p>['年少的弟弟对此一无所知。。', '琳撒：']</text:p>
          </table:table-cell>
          <table:table-cell office:value-type="float" office:value="11" calcext:value-type="float">
            <text:p>11</text:p>
          </table:table-cell>
          <table:table-cell office:value-type="string" calcext:value-type="string">
            <text:p>['侍宠而娇。']</text:p>
          </table:table-cell>
          <table:table-cell table:number-columns-repeated="1020"/>
        </table:table-row>
        <table:table-row table:style-name="ro2">
          <table:table-cell office:value-type="float" office:value="1650" calcext:value-type="float">
            <text:p>1650</text:p>
          </table:table-cell>
          <table:table-cell office:value-type="string" calcext:value-type="string">
            <text:p>['从小没有穿裙子的习惯，15年的时候心血来潮，买了很多裙子穿，', '……割割……', '上厕所都像脱裤子那样脱裙子，上了几次才醒悟过来，裙子可以掀起来，可以掀起来，掀起来。。。。。']</text:p>
          </table:table-cell>
          <table:table-cell office:value-type="float" office:value="42" calcext:value-type="float">
            <text:p>42</text:p>
          </table:table-cell>
          <table:table-cell office:value-type="string" calcext:value-type="string">
            <text:p>['绿小熊']</text:p>
          </table:table-cell>
          <table:table-cell table:number-columns-repeated="1020"/>
        </table:table-row>
        <table:table-row table:style-name="ro2">
          <table:table-cell office:value-type="float" office:value="1649" calcext:value-type="float">
            <text:p>1649</text:p>
          </table:table-cell>
          <table:table-cell office:value-type="string" calcext:value-type="string">
            <text:p>['儿子写作业，我在吃东西。儿子问我:爸，你是不是撕我作业本了？我嘴里嚼着东西含糊不清地说:没撕！', '这时候正在卧室追剧的媳妇突然插嘴说:还说没吃？说话都不清楚了！', '墨城烟柳空城旧梦：']</text:p>
          </table:table-cell>
          <table:table-cell office:value-type="float" office:value="11" calcext:value-type="float">
            <text:p>11</text:p>
          </table:table-cell>
          <table:table-cell office:value-type="string" calcext:value-type="string">
            <text:p>['吃了两碗又盛']</text:p>
          </table:table-cell>
          <table:table-cell table:number-columns-repeated="1020"/>
        </table:table-row>
        <table:table-row table:style-name="ro3">
          <table:table-cell office:value-type="float" office:value="1633" calcext:value-type="float">
            <text:p>1633</text:p>
          </table:table-cell>
          <table:table-cell office:value-type="string" calcext:value-type="string">
            <text:p>['昨晚梦到一个小孩哭着求我救救他，我问怎么救你？他说有人跟你借钱你别给借。', '第二天，我哥们说女朋友怀孕了跟我借2000块钱……', '走来、走去：']</text:p>
          </table:table-cell>
          <table:table-cell office:value-type="float" office:value="37" calcext:value-type="float">
            <text:p>37</text:p>
          </table:table-cell>
          <table:table-cell office:value-type="string" calcext:value-type="string">
            <text:p>['妹妹坐床头阿']</text:p>
          </table:table-cell>
          <table:table-cell table:number-columns-repeated="1020"/>
        </table:table-row>
        <table:table-row table:style-name="ro2">
          <table:table-cell office:value-type="float" office:value="1616" calcext:value-type="float">
            <text:p>1616</text:p>
          </table:table-cell>
          <table:table-cell office:value-type="string" calcext:value-type="string">
            <text:p>['公交上，一男的说没零钱，到处找姑娘借，没人理他，后面一姑娘不忍心帮他刷了卡，男的说加下微信，发红包给她，姑娘白了他一眼。一路上男的站姑娘边上找她说话，姑娘没理他，要下车了，男的爆出杀手锏: 妹子， <text:s/>你好像我前女友啊。姑娘回头就是一句: 傻逼渣男，我就是你前女友。', '铁锤妹妹……：']</text:p>
          </table:table-cell>
          <table:table-cell office:value-type="float" office:value="20" calcext:value-type="float">
            <text:p>20</text:p>
          </table:table-cell>
          <table:table-cell office:value-type="string" calcext:value-type="string">
            <text:p>['狂你儿子育苗']</text:p>
          </table:table-cell>
          <table:table-cell table:number-columns-repeated="1020"/>
        </table:table-row>
        <table:table-row table:style-name="ro2">
          <table:table-cell office:value-type="float" office:value="1601" calcext:value-type="float">
            <text:p>1601</text:p>
          </table:table-cell>
          <table:table-cell office:value-type="string" calcext:value-type="string">
            <text:p>['和几个同事聊天，看谁最有毅力。小李说他每天跑步半小时。小张说，他每天读书45分钟……', '小陈笑了：去年夏天的一个深夜，我老公在蚊虫叮咬的情况下，硬在树丛里蹲了一个小时……', '同事们都问小陈：你老公在执行任务吗？', '小陈：他在公园看小两口野 战！[捂脸]', '胖香：']</text:p>
          </table:table-cell>
          <table:table-cell office:value-type="float" office:value="29" calcext:value-type="float">
            <text:p>29</text:p>
          </table:table-cell>
          <table:table-cell office:value-type="string" calcext:value-type="string">
            <text:p>['走走停停看风景………']</text:p>
          </table:table-cell>
          <table:table-cell table:number-columns-repeated="1020"/>
        </table:table-row>
        <table:table-row table:style-name="ro2">
          <table:table-cell office:value-type="float" office:value="1570" calcext:value-type="float">
            <text:p>1570</text:p>
          </table:table-cell>
          <table:table-cell office:value-type="string" calcext:value-type="string">
            <text:p>['前天下午，大雨刚晴，我去肯德基买了个全家桶，走的时候，地上有水没注意，脚一滑，两手惯性把全家桶举了起来，身子往下一跪，到了两个妹子面前～～～～ 正当我们面面相顾一脸惊愕的时候，店里突然响起了雷呜般掌声']</text:p>
          </table:table-cell>
          <table:table-cell office:value-type="float" office:value="19" calcext:value-type="float">
            <text:p>19</text:p>
          </table:table-cell>
          <table:table-cell office:value-type="string" calcext:value-type="string">
            <text:p>[]</text:p>
          </table:table-cell>
          <table:table-cell table:number-columns-repeated="1020"/>
        </table:table-row>
        <table:table-row table:style-name="ro6">
          <table:table-cell office:value-type="float" office:value="1565" calcext:value-type="float">
            <text:p>1565</text:p>
          </table:table-cell>
          <table:table-cell office:value-type="string" calcext:value-type="string">
            <text:p>['小时候家里穷，基本上要到过年的时候才能有点零星鸡肉吃。那时候鸡腿鸡胸这些肉多的部位基本上都是爷爷奶奶的专利，爸爸说这是孝道。但那时候确实非常眼馋。有一次，老爸刚刚斩好，我借着端盘子上桌的机会偷偷的顺了一只鸡腿藏在袖子里一溜烟的出了门口找了个草垛躲着，吃得是满嘴流油，连鸡腿骨都是舔了又舔仍觉得意犹未尽......一回到家，就发现老爸一脸黑线，低声的吼我:鸡腿呢？？！！！我强装镇定的说:我不知道，可能是被猫扒拉走了吧......看着我嘴角的油花，那一顿竹笋炒肉吃得我是那一个寒假都在回味......', '砸落的陨石：']</text:p>
          </table:table-cell>
          <table:table-cell office:value-type="float" office:value="92" calcext:value-type="float">
            <text:p>92</text:p>
          </table:table-cell>
          <table:table-cell office:value-type="string" calcext:value-type="string">
            <text:p>['waily1']</text:p>
          </table:table-cell>
          <table:table-cell table:number-columns-repeated="1020"/>
        </table:table-row>
        <table:table-row table:style-name="ro2">
          <table:table-cell office:value-type="float" office:value="1559" calcext:value-type="float">
            <text:p>1559</text:p>
          </table:table-cell>
          <table:table-cell office:value-type="string" calcext:value-type="string">
            <text:p>['儿子不肯吃晚饭，妈妈问了半天，他才支支吾吾地说：“我不饿！中午在幼儿园帮小贝把饭吃了，她答应让我亲她一口。”', '妈妈又好气又好笑地说：“以后不准再帮别人吃饭了！”', '谁料，儿子无奈地说：“可我这个月都得帮她吃，因为今天我忍不住亲多了。。。”', 'XXOOXOXOQQ：']</text:p>
          </table:table-cell>
          <table:table-cell office:value-type="float" office:value="12" calcext:value-type="float">
            <text:p>12</text:p>
          </table:table-cell>
          <table:table-cell office:value-type="string" calcext:value-type="string">
            <text:p>['打鸡血的疯兔7']</text:p>
          </table:table-cell>
          <table:table-cell table:number-columns-repeated="1020"/>
        </table:table-row>
        <table:table-row table:style-name="ro2">
          <table:table-cell office:value-type="float" office:value="1559" calcext:value-type="float">
            <text:p>1559</text:p>
          </table:table-cell>
          <table:table-cell office:value-type="string" calcext:value-type="string">
            <text:p>['儿子不肯吃晚饭，妈妈问了半天，他才支支吾吾地说：“我不饿！中午在幼儿园帮小贝把饭吃了，她答应让我亲她一口。”', '妈妈又好气又好笑地说：“以后不准再帮别人吃饭了！”', '谁料，儿子无奈地说：“可我这个月都得帮她吃，因为今天我忍不住亲多了。。。”', 'XXOOXOXOQQ：']</text:p>
          </table:table-cell>
          <table:table-cell office:value-type="float" office:value="12" calcext:value-type="float">
            <text:p>12</text:p>
          </table:table-cell>
          <table:table-cell office:value-type="string" calcext:value-type="string">
            <text:p>['打鸡血的疯兔7']</text:p>
          </table:table-cell>
          <table:table-cell table:number-columns-repeated="1020"/>
        </table:table-row>
        <table:table-row table:style-name="ro3">
          <table:table-cell office:value-type="float" office:value="1540" calcext:value-type="float">
            <text:p>1540</text:p>
          </table:table-cell>
          <table:table-cell office:value-type="string" calcext:value-type="string">
            <text:p>['清晨一起乐一乐！', '多宝来珠宝：']</text:p>
          </table:table-cell>
          <table:table-cell office:value-type="float" office:value="16" calcext:value-type="float">
            <text:p>16</text:p>
          </table:table-cell>
          <table:table-cell office:value-type="string" calcext:value-type="string">
            <text:p>['彭世海']</text:p>
          </table:table-cell>
          <table:table-cell table:number-columns-repeated="1020"/>
        </table:table-row>
        <table:table-row table:style-name="ro2">
          <table:table-cell office:value-type="float" office:value="1538" calcext:value-type="float">
            <text:p>1538</text:p>
          </table:table-cell>
          <table:table-cell office:value-type="string" calcext:value-type="string">
            <text:p>['网吧前台小姑娘接过我的身份证，刷一下，满面狐疑地问我，“你有二十没？够二十才能上网。” 我当时就不淡定了：“什么破规定，老子没有二十怎么了，老子成年了，凭什么不让我上网？” 小姑娘一脸委屈，哽咽道：“我说的是押金……', '不羁哥是我：']</text:p>
          </table:table-cell>
          <table:table-cell office:value-type="float" office:value="8" calcext:value-type="float">
            <text:p>8</text:p>
          </table:table-cell>
          <table:table-cell office:value-type="string" calcext:value-type="string">
            <text:p>['渊芝明']</text:p>
          </table:table-cell>
          <table:table-cell table:number-columns-repeated="1020"/>
        </table:table-row>
        <table:table-row table:style-name="ro4">
          <table:table-cell office:value-type="float" office:value="1536" calcext:value-type="float">
            <text:p>1536</text:p>
          </table:table-cell>
          <table:table-cell office:value-type="string" calcext:value-type="string">
            <text:p>['【“中国式过马路”管不住？黄石现神器：谁闯喷谁】黄石大冶出新招，在红绿灯路口安装行人闯红灯自动识别抓拍系统，由几个黄色的“铁桩”组成，内部有自动喷水装置，行人一旦在红灯时越线，就会立刻被喷水。新系统会在变灯时语音提醒。这种新方式，你怎么看？', '次日，大爷大妈纷纷跑来免费洗手', '你敢喷水，大妈就赶来接水你信不信？', '克雷伯：']</text:p>
          </table:table-cell>
          <table:table-cell office:value-type="float" office:value="51" calcext:value-type="float">
            <text:p>51</text:p>
          </table:table-cell>
          <table:table-cell office:value-type="string" calcext:value-type="string">
            <text:p>['明倁媞儚べ吢卻恠痛…']</text:p>
          </table:table-cell>
          <table:table-cell table:number-columns-repeated="1020"/>
        </table:table-row>
        <table:table-row table:style-name="ro4">
          <table:table-cell office:value-type="float" office:value="1536" calcext:value-type="float">
            <text:p>1536</text:p>
          </table:table-cell>
          <table:table-cell office:value-type="string" calcext:value-type="string">
            <text:p>['【“中国式过马路”管不住？黄石现神器：谁闯喷谁】黄石大冶出新招，在红绿灯路口安装行人闯红灯自动识别抓拍系统，由几个黄色的“铁桩”组成，内部有自动喷水装置，行人一旦在红灯时越线，就会立刻被喷水。新系统会在变灯时语音提醒。这种新方式，你怎么看？', '次日，大爷大妈纷纷跑来免费洗手', '你敢喷水，大妈就赶来接水你信不信？', '克雷伯：']</text:p>
          </table:table-cell>
          <table:table-cell office:value-type="float" office:value="51" calcext:value-type="float">
            <text:p>51</text:p>
          </table:table-cell>
          <table:table-cell office:value-type="string" calcext:value-type="string">
            <text:p>['明倁媞儚べ吢卻恠痛…']</text:p>
          </table:table-cell>
          <table:table-cell table:number-columns-repeated="1020"/>
        </table:table-row>
        <table:table-row table:style-name="ro2">
          <table:table-cell office:value-type="float" office:value="1535" calcext:value-type="float">
            <text:p>1535</text:p>
          </table:table-cell>
          <table:table-cell office:value-type="string" calcext:value-type="string">
            <text:p>['昨天喝多了鼓起勇气给女神打电话：齐钰， 我可以摸你胸吗？” <text:s/>女神；你认为我有的话可以摸啊！然后 哈哈大笑。 我愣了半天 然后机智的说；既然这样改摸屁股吧！ 至今我的女神齐钰都没有理我。', '啊哈哈呃逆：']</text:p>
          </table:table-cell>
          <table:table-cell office:value-type="float" office:value="48" calcext:value-type="float">
            <text:p>48</text:p>
          </table:table-cell>
          <table:table-cell office:value-type="string" calcext:value-type="string">
            <text:p>['走丢的小石头']</text:p>
          </table:table-cell>
          <table:table-cell table:number-columns-repeated="1020"/>
        </table:table-row>
        <table:table-row table:style-name="ro2">
          <table:table-cell office:value-type="float" office:value="1530" calcext:value-type="float">
            <text:p>1530</text:p>
          </table:table-cell>
          <table:table-cell office:value-type="string" calcext:value-type="string">
            <text:p>['昨晚上我挨着三岁的闺女睡。小家伙半夜以为我是她妈，伸手过来找咪咪，摸了半天估计感觉不对劲眼看要醒，我屏气凝神果断出手帮她找到要点，小家伙果然安心的睡了。头一次觉得媳妇胸小也是件好事。', 'honwind：']</text:p>
          </table:table-cell>
          <table:table-cell office:value-type="float" office:value="14" calcext:value-type="float">
            <text:p>14</text:p>
          </table:table-cell>
          <table:table-cell office:value-type="string" calcext:value-type="string">
            <text:p>['honwind']</text:p>
          </table:table-cell>
          <table:table-cell table:number-columns-repeated="1020"/>
        </table:table-row>
        <table:table-row table:style-name="ro2">
          <table:table-cell office:value-type="float" office:value="1523" calcext:value-type="float">
            <text:p>1523</text:p>
          </table:table-cell>
          <table:table-cell office:value-type="string" calcext:value-type="string">
            <text:p>['昨晚，老婆跟着我回父母家吃饭，饭后又陪着我爸妈看电视，正播着柔术，那妹子可以把身体扭曲成任意形状。', '这时，上小学的侄儿写完作业也过来了，挨着我老婆坐着，电视里那妹子正把两只脚放头上，用手走路，侄儿就问我老婆: <text:s/>婶婶，这种表演叫什么啊？', '然后，我老婆微笑着回答: <text:s/>变形金刚！…', '凉月如冰°墨淋漓：']</text:p>
          </table:table-cell>
          <table:table-cell office:value-type="float" office:value="12" calcext:value-type="float">
            <text:p>12</text:p>
          </table:table-cell>
          <table:table-cell office:value-type="string" calcext:value-type="string">
            <text:p>['不帅但很能干的人']</text:p>
          </table:table-cell>
          <table:table-cell table:number-columns-repeated="1020"/>
        </table:table-row>
        <table:table-row table:style-name="ro2">
          <table:table-cell office:value-type="float" office:value="1520" calcext:value-type="float">
            <text:p>1520</text:p>
          </table:table-cell>
          <table:table-cell office:value-type="string" calcext:value-type="string">
            <text:p>['那天和老婆去海滩，看到别的情侣在沙滩上写“一辈子不离不弃”“我爱你”之类的话，我说老婆咱们也写个吧。结果，老婆在沙滩上写了“顺我者昌，逆我者亡”。。。', '鲁班七号：']</text:p>
          </table:table-cell>
          <table:table-cell office:value-type="float" office:value="32" calcext:value-type="float">
            <text:p>32</text:p>
          </table:table-cell>
          <table:table-cell office:value-type="string" calcext:value-type="string">
            <text:p>['狂你儿子育苗']</text:p>
          </table:table-cell>
          <table:table-cell table:number-columns-repeated="1020"/>
        </table:table-row>
        <table:table-row table:style-name="ro2">
          <table:table-cell office:value-type="float" office:value="1513" calcext:value-type="float">
            <text:p>1513</text:p>
          </table:table-cell>
          <table:table-cell office:value-type="string" calcext:value-type="string">
            <text:p>['那天出差去外地，第二天退房，收拾完东西拿了房卡就去等电梯，这时，服务员看我房门开着，跑过来问：“先生，你的门用不用给您带上？”我说：“不用了，太大了我不好带，而且我家也有。”然后服务员一脸黑线的走开了！', '有毒的毛毛虫5：']</text:p>
          </table:table-cell>
          <table:table-cell office:value-type="float" office:value="6" calcext:value-type="float">
            <text:p>6</text:p>
          </table:table-cell>
          <table:table-cell office:value-type="string" calcext:value-type="string">
            <text:p>['天涯有段you']</text:p>
          </table:table-cell>
          <table:table-cell table:number-columns-repeated="1020"/>
        </table:table-row>
        <table:table-row table:style-name="ro2">
          <table:table-cell office:value-type="float" office:value="1512" calcext:value-type="float">
            <text:p>1512</text:p>
          </table:table-cell>
          <table:table-cell office:value-type="string" calcext:value-type="string">
            <text:p>['回东北老家路过山东，就想着去一个认识好久的朋友 大胖 家里做客！想着她以前答应我的海鲜、各种水果就流口水！快出发的时候给她打电话说我下午就到了，大胖“哎呀，我家现在不在山东啦！” 我：昨天你不是还在吗？ 大胖 “对呀 昨晚上我们连夜搬的.....”', '胖香：']</text:p>
          </table:table-cell>
          <table:table-cell office:value-type="float" office:value="35" calcext:value-type="float">
            <text:p>35</text:p>
          </table:table-cell>
          <table:table-cell office:value-type="string" calcext:value-type="string">
            <text:p>['林晓九']</text:p>
          </table:table-cell>
          <table:table-cell table:number-columns-repeated="1020"/>
        </table:table-row>
        <table:table-row table:style-name="ro2">
          <table:table-cell office:value-type="float" office:value="1511" calcext:value-type="float">
            <text:p>1511</text:p>
          </table:table-cell>
          <table:table-cell office:value-type="string" calcext:value-type="string">
            <text:p>['新买件外套，进校门时才发现，居然跟校草同款，美得我鼻涕泡都要冒出来了。', '此时校草也看到了我，然后瞅了瞅自己身上的外套，一咬牙，把外套脱了下来，给扔了，，扔了！', '二.狗.子：']</text:p>
          </table:table-cell>
          <table:table-cell office:value-type="float" office:value="23" calcext:value-type="float">
            <text:p>23</text:p>
          </table:table-cell>
          <table:table-cell office:value-type="string" calcext:value-type="string">
            <text:p>['不美但很能干的妹']</text:p>
          </table:table-cell>
          <table:table-cell table:number-columns-repeated="1020"/>
        </table:table-row>
        <table:table-row table:style-name="ro2">
          <table:table-cell office:value-type="float" office:value="1492" calcext:value-type="float">
            <text:p>1492</text:p>
          </table:table-cell>
          <table:table-cell office:value-type="string" calcext:value-type="string">
            <text:p>['闺蜜买了件低胸装，穿上性感又迷人，闺蜜指着空荡荡的脖子跟她老公说“亲爱的，你看我这儿是不是还差点东西。。”', '她老公看着几乎漏出一半的36e一脸黑线的点点头说“是缺点东西。。”然后翻箱倒柜，找出一条大围巾扔给闺蜜“你穿这衣服我不反对，但是必须带着这个围巾，不然别出门！！”', '走走停停看风景……：']</text:p>
          </table:table-cell>
          <table:table-cell office:value-type="float" office:value="53" calcext:value-type="float">
            <text:p>53</text:p>
          </table:table-cell>
          <table:table-cell office:value-type="string" calcext:value-type="string">
            <text:p>['丫头爱上辣鸭头*']</text:p>
          </table:table-cell>
          <table:table-cell table:number-columns-repeated="1020"/>
        </table:table-row>
        <table:table-row table:style-name="ro2">
          <table:table-cell office:value-type="float" office:value="1492" calcext:value-type="float">
            <text:p>1492</text:p>
          </table:table-cell>
          <table:table-cell office:value-type="string" calcext:value-type="string">
            <text:p>['闺蜜买了件低胸装，穿上性感又迷人，闺蜜指着空荡荡的脖子跟她老公说“亲爱的，你看我这儿是不是还差点东西。。”', '她老公看着几乎漏出一半的36e一脸黑线的点点头说“是缺点东西。。”然后翻箱倒柜，找出一条大围巾扔给闺蜜“你穿这衣服我不反对，但是必须带着这个围巾，不然别出门！！”', '走走停停看风景……：']</text:p>
          </table:table-cell>
          <table:table-cell office:value-type="float" office:value="53" calcext:value-type="float">
            <text:p>53</text:p>
          </table:table-cell>
          <table:table-cell office:value-type="string" calcext:value-type="string">
            <text:p>['丫头爱上辣鸭头*']</text:p>
          </table:table-cell>
          <table:table-cell table:number-columns-repeated="1020"/>
        </table:table-row>
        <table:table-row table:style-name="ro2">
          <table:table-cell office:value-type="float" office:value="1483" calcext:value-type="float">
            <text:p>1483</text:p>
          </table:table-cell>
          <table:table-cell office:value-type="string" calcext:value-type="string">
            <text:p>['机器猫陪了大雄80年， 在大雄临死前， 他对机器猫说: “我走之后你就回到属于你的地方吧！” 机器猫同意了！ 大雄死后… 机器猫用时光机回到了80年前， 对小时候的大雄说: “大雄你好，我叫哆啦A梦。” -----人生若只如初见！ 如果让我选择，我还是选择去遇见你！你还是你，我却有着和你一辈子的记忆。']</text:p>
          </table:table-cell>
          <table:table-cell office:value-type="float" office:value="31" calcext:value-type="float">
            <text:p>31</text:p>
          </table:table-cell>
          <table:table-cell office:value-type="string" calcext:value-type="string">
            <text:p>['不会飞的风信子']</text:p>
          </table:table-cell>
          <table:table-cell table:number-columns-repeated="1020"/>
        </table:table-row>
        <table:table-row table:style-name="ro2">
          <table:table-cell office:value-type="float" office:value="1483" calcext:value-type="float">
            <text:p>1483</text:p>
          </table:table-cell>
          <table:table-cell office:value-type="string" calcext:value-type="string">
            <text:p>['机器猫陪了大雄80年， 在大雄临死前， 他对机器猫说: “我走之后你就回到属于你的地方吧！” 机器猫同意了！ 大雄死后… 机器猫用时光机回到了80年前， 对小时候的大雄说: “大雄你好，我叫哆啦A梦。” -----人生若只如初见！ 如果让我选择，我还是选择去遇见你！你还是你，我却有着和你一辈子的记忆。']</text:p>
          </table:table-cell>
          <table:table-cell office:value-type="float" office:value="31" calcext:value-type="float">
            <text:p>31</text:p>
          </table:table-cell>
          <table:table-cell office:value-type="string" calcext:value-type="string">
            <text:p>['不会飞的风信子']</text:p>
          </table:table-cell>
          <table:table-cell table:number-columns-repeated="1020"/>
        </table:table-row>
        <table:table-row table:style-name="ro3">
          <table:table-cell office:value-type="float" office:value="1481" calcext:value-type="float">
            <text:p>1481</text:p>
          </table:table-cell>
          <table:table-cell office:value-type="string" calcext:value-type="string">
            <text:p>['哈哈哈哈哈', '忧郁的兽：']</text:p>
          </table:table-cell>
          <table:table-cell office:value-type="float" office:value="22" calcext:value-type="float">
            <text:p>22</text:p>
          </table:table-cell>
          <table:table-cell office:value-type="string" calcext:value-type="string">
            <text:p>['当初本就不该下凡']</text:p>
          </table:table-cell>
          <table:table-cell table:number-columns-repeated="1020"/>
        </table:table-row>
        <table:table-row table:style-name="ro2">
          <table:table-cell office:value-type="float" office:value="1476" calcext:value-type="float">
            <text:p>1476</text:p>
          </table:table-cell>
          <table:table-cell office:value-type="string" calcext:value-type="string">
            <text:p>['当初上学刚学习“睾”字的时候，觉得太难写了，正在我感叹的时候～', '前面的女同学说：“这有什么难的，上面充血了，下面才幸福嘛……”', '从那以后，我再也没忘过这个字……', '扶本宫起来～：']</text:p>
          </table:table-cell>
          <table:table-cell office:value-type="float" office:value="40" calcext:value-type="float">
            <text:p>40</text:p>
          </table:table-cell>
          <table:table-cell office:value-type="string" calcext:value-type="string">
            <text:p>['乡下老小孩']</text:p>
          </table:table-cell>
          <table:table-cell table:number-columns-repeated="1020"/>
        </table:table-row>
        <table:table-row table:style-name="ro2">
          <table:table-cell office:value-type="float" office:value="1476" calcext:value-type="float">
            <text:p>1476</text:p>
          </table:table-cell>
          <table:table-cell office:value-type="string" calcext:value-type="string">
            <text:p>['当初上学刚学习“睾”字的时候，觉得太难写了，正在我感叹的时候～', '前面的女同学说：“这有什么难的，上面充血了，下面才幸福嘛……”', '从那以后，我再也没忘过这个字……', '扶本宫起来～：']</text:p>
          </table:table-cell>
          <table:table-cell office:value-type="float" office:value="40" calcext:value-type="float">
            <text:p>40</text:p>
          </table:table-cell>
          <table:table-cell office:value-type="string" calcext:value-type="string">
            <text:p>['乡下老小孩']</text:p>
          </table:table-cell>
          <table:table-cell table:number-columns-repeated="1020"/>
        </table:table-row>
        <table:table-row table:style-name="ro2">
          <table:table-cell office:value-type="float" office:value="1470" calcext:value-type="float">
            <text:p>1470</text:p>
          </table:table-cell>
          <table:table-cell office:value-type="string" calcext:value-type="string">
            <text:p>['今天公司聚会，好几个男同事都不断的对我献殷勤，其中一个悄悄对我说道：一起滚床单吗？我听到这话非常气愤对他吼到，：滚……气愤很尴尬，只好提前退场回家，可是现在那人找到我家来了，我该怎么办？', '额额嗯11：']</text:p>
          </table:table-cell>
          <table:table-cell office:value-type="float" office:value="90" calcext:value-type="float">
            <text:p>90</text:p>
          </table:table-cell>
          <table:table-cell office:value-type="string" calcext:value-type="string">
            <text:p>['齐钰']</text:p>
          </table:table-cell>
          <table:table-cell table:number-columns-repeated="1020"/>
        </table:table-row>
        <table:table-row table:style-name="ro2">
          <table:table-cell office:value-type="float" office:value="1459" calcext:value-type="float">
            <text:p>1459</text:p>
          </table:table-cell>
          <table:table-cell office:value-type="string" calcext:value-type="string">
            <text:p>['有一对小夫妻，在医院停车场，女的怀孕了，一下车就哇哇哇的吐了，男的有点木讷，就站在一旁看着。妻子就生气的说：“你给我拍拍呀！”男的马上就拿出手机，咔嚓咔嚓，拍了好几个相片………然后问妻子：“老婆，现在就发朋友圈吗？”我觉得他俩应该会打一架。']</text:p>
          </table:table-cell>
          <table:table-cell office:value-type="float" office:value="11" calcext:value-type="float">
            <text:p>11</text:p>
          </table:table-cell>
          <table:table-cell office:value-type="string" calcext:value-type="string">
            <text:p>['一个衣架子']</text:p>
          </table:table-cell>
          <table:table-cell table:number-columns-repeated="1020"/>
        </table:table-row>
        <table:table-row table:style-name="ro2">
          <table:table-cell office:value-type="float" office:value="1459" calcext:value-type="float">
            <text:p>1459</text:p>
          </table:table-cell>
          <table:table-cell office:value-type="string" calcext:value-type="string">
            <text:p>['有一对小夫妻，在医院停车场，女的怀孕了，一下车就哇哇哇的吐了，男的有点木讷，就站在一旁看着。妻子就生气的说：“你给我拍拍呀！”男的马上就拿出手机，咔嚓咔嚓，拍了好几个相片………然后问妻子：“老婆，现在就发朋友圈吗？”我觉得他俩应该会打一架。']</text:p>
          </table:table-cell>
          <table:table-cell office:value-type="float" office:value="11" calcext:value-type="float">
            <text:p>11</text:p>
          </table:table-cell>
          <table:table-cell office:value-type="string" calcext:value-type="string">
            <text:p>['一个衣架子']</text:p>
          </table:table-cell>
          <table:table-cell table:number-columns-repeated="1020"/>
        </table:table-row>
        <table:table-row table:style-name="ro2">
          <table:table-cell office:value-type="float" office:value="1449" calcext:value-type="float">
            <text:p>1449</text:p>
          </table:table-cell>
          <table:table-cell office:value-type="string" calcext:value-type="string">
            <text:p>['妹妹笑起来有卧蚕，他男友问：你怎么笑起来有眼袋？妹鄙视他一眼说：这叫卧蚕，美女才有好吧？有一次聚会，我一同学问她昨晚是不是没休息好，怎么有眼袋。她男友凑过来说：那不是眼袋，是卧槽！卧槽！槽……']</text:p>
          </table:table-cell>
          <table:table-cell office:value-type="float" office:value="7" calcext:value-type="float">
            <text:p>7</text:p>
          </table:table-cell>
          <table:table-cell office:value-type="string" calcext:value-type="string">
            <text:p>['蛋蛋嘀忧桑!']</text:p>
          </table:table-cell>
          <table:table-cell table:number-columns-repeated="1020"/>
        </table:table-row>
        <table:table-row table:style-name="ro3">
          <table:table-cell office:value-type="float" office:value="1405" calcext:value-type="float">
            <text:p>1405</text:p>
          </table:table-cell>
          <table:table-cell office:value-type="string" calcext:value-type="string">
            <text:p>['面对这样的输入法，我感觉我的人生灰暗极了。', '谁能许我一世红颜：']</text:p>
          </table:table-cell>
          <table:table-cell office:value-type="float" office:value="56" calcext:value-type="float">
            <text:p>56</text:p>
          </table:table-cell>
          <table:table-cell office:value-type="string" calcext:value-type="string">
            <text:p>['你家邻居叫马乐']</text:p>
          </table:table-cell>
          <table:table-cell table:number-columns-repeated="1020"/>
        </table:table-row>
        <table:table-row table:style-name="ro2">
          <table:table-cell office:value-type="float" office:value="1394" calcext:value-type="float">
            <text:p>1394</text:p>
          </table:table-cell>
          <table:table-cell office:value-type="string" calcext:value-type="string">
            <text:p>['老王家养了一头猪，有一天他媳妇把猪弄丢了，老王说：“给老子去找回来，今天要是找不回来老子晚上就干死你！”后来老王得了重病，弥留之际拉着他媳妇的手问道：‘跟我辛苦了大半辈子，你最开心的是哪一天。”他媳妇眼含泪水：‘家里丢了猪的那一天。”']</text:p>
          </table:table-cell>
          <table:table-cell office:value-type="float" office:value="8" calcext:value-type="float">
            <text:p>8</text:p>
          </table:table-cell>
          <table:table-cell office:value-type="string" calcext:value-type="string">
            <text:p>['X。渣男']</text:p>
          </table:table-cell>
          <table:table-cell table:number-columns-repeated="1020"/>
        </table:table-row>
        <table:table-row table:style-name="ro3">
          <table:table-cell office:value-type="float" office:value="1378" calcext:value-type="float">
            <text:p>1378</text:p>
          </table:table-cell>
          <table:table-cell office:value-type="string" calcext:value-type="string">
            <text:p>['孩子你很皮哦', '梓浩哥哥：']</text:p>
          </table:table-cell>
          <table:table-cell office:value-type="float" office:value="75" calcext:value-type="float">
            <text:p>75</text:p>
          </table:table-cell>
          <table:table-cell office:value-type="string" calcext:value-type="string">
            <text:p>['丶难觅']</text:p>
          </table:table-cell>
          <table:table-cell table:number-columns-repeated="1020"/>
        </table:table-row>
        <table:table-row table:style-name="ro4">
          <table:table-cell office:value-type="float" office:value="1375" calcext:value-type="float">
            <text:p>1375</text:p>
          </table:table-cell>
          <table:table-cell office:value-type="string" calcext:value-type="string">
            <text:p>['那天生日聚会，酒至半酣众人皆要求我吃了饭请大家K歌，顺带着请几个美女一同助助兴！', '我也不推辞，转身从包里掏出买给女朋友的兔 耳、文 胸、网 袜、护 士服。', '我:“早就准备好了，最近手头紧女朋友又漏气，晚上我委屈一下，哥儿几个若不嫌弃，晚上一起嗨…！”', '饭还没吃完，尼玛一个个跑的比兔子还快…擦', '老巫婆～～：']</text:p>
          </table:table-cell>
          <table:table-cell office:value-type="float" office:value="20" calcext:value-type="float">
            <text:p>20</text:p>
          </table:table-cell>
          <table:table-cell office:value-type="string" calcext:value-type="string">
            <text:p>['爱新觉罗.黄瓜']</text:p>
          </table:table-cell>
          <table:table-cell table:number-columns-repeated="1020"/>
        </table:table-row>
        <table:table-row table:style-name="ro3">
          <table:table-cell office:value-type="float" office:value="1373" calcext:value-type="float">
            <text:p>1373</text:p>
          </table:table-cell>
          <table:table-cell office:value-type="string" calcext:value-type="string">
            <text:p>['[捂脸][捂脸][捂脸]', '[我很好]0：']</text:p>
          </table:table-cell>
          <table:table-cell office:value-type="float" office:value="36" calcext:value-type="float">
            <text:p>36</text:p>
          </table:table-cell>
          <table:table-cell office:value-type="string" calcext:value-type="string">
            <text:p>['回眸一喵～']</text:p>
          </table:table-cell>
          <table:table-cell table:number-columns-repeated="1020"/>
        </table:table-row>
        <table:table-row table:style-name="ro2">
          <table:table-cell office:value-type="float" office:value="1344" calcext:value-type="float">
            <text:p>1344</text:p>
          </table:table-cell>
          <table:table-cell office:value-type="string" calcext:value-type="string">
            <text:p>['lz农村人，今天姑姑来我们家吃饭中间去厕所了，屋子外面的那种，姑姑回来后远远我就看见她屁股后面跟有个白色尾巴一样，我近视眼看不清，就让我妈看。我妈看了，直接喊姑姑名字说。那谁你把姨妈垫给垫反了吧。都垫裤子外面了。全家人全看姑姑。哄堂大笑。']</text:p>
          </table:table-cell>
          <table:table-cell office:value-type="float" office:value="13" calcext:value-type="float">
            <text:p>13</text:p>
          </table:table-cell>
          <table:table-cell office:value-type="string" calcext:value-type="string">
            <text:p>['女汉子疼']</text:p>
          </table:table-cell>
          <table:table-cell table:number-columns-repeated="1020"/>
        </table:table-row>
        <table:table-row table:style-name="ro2">
          <table:table-cell office:value-type="float" office:value="1334" calcext:value-type="float">
            <text:p>1334</text:p>
          </table:table-cell>
          <table:table-cell office:value-type="string" calcext:value-type="string">
            <text:p>['初中班主任管得很严，有两名同学休息时间玩扑克，老师把他们叫了去，一人发了一把剪子，让他们剪碎了，越碎越好，剪完检查。', '两人看处罚不大，剪的很开心，之后拿到班主任那，班主任微笑的看看他俩说：“拼回去。”', '京津冀·辽吉黑：']</text:p>
          </table:table-cell>
          <table:table-cell office:value-type="float" office:value="13" calcext:value-type="float">
            <text:p>13</text:p>
          </table:table-cell>
          <table:table-cell office:value-type="string" calcext:value-type="string">
            <text:p>['该用户已渡劫升仙']</text:p>
          </table:table-cell>
          <table:table-cell table:number-columns-repeated="1020"/>
        </table:table-row>
        <table:table-row table:style-name="ro2">
          <table:table-cell office:value-type="float" office:value="1326" calcext:value-type="float">
            <text:p>1326</text:p>
          </table:table-cell>
          <table:table-cell office:value-type="string" calcext:value-type="string">
            <text:p>['转转转，刚进浴池，就听到两个女的在吵架。其中一个女的指着另外一个女的说：“你看看你儿子的小JJ都快有我老公那么大了，你还带进来害不害臊！”。', '人呢……………：']</text:p>
          </table:table-cell>
          <table:table-cell office:value-type="float" office:value="20" calcext:value-type="float">
            <text:p>20</text:p>
          </table:table-cell>
          <table:table-cell office:value-type="string" calcext:value-type="string">
            <text:p>['该用户已渡劫升仙']</text:p>
          </table:table-cell>
          <table:table-cell table:number-columns-repeated="1020"/>
        </table:table-row>
        <table:table-row table:style-name="ro3">
          <table:table-cell office:value-type="float" office:value="1324" calcext:value-type="float">
            <text:p>1324</text:p>
          </table:table-cell>
          <table:table-cell office:value-type="string" calcext:value-type="string">
            <text:p>['多少男同胞的梦想啊。。。']</text:p>
          </table:table-cell>
          <table:table-cell office:value-type="float" office:value="66" calcext:value-type="float">
            <text:p>66</text:p>
          </table:table-cell>
          <table:table-cell office:value-type="string" calcext:value-type="string">
            <text:p>['、Wait']</text:p>
          </table:table-cell>
          <table:table-cell table:number-columns-repeated="1020"/>
        </table:table-row>
        <table:table-row table:style-name="ro2">
          <table:table-cell office:value-type="float" office:value="1318" calcext:value-type="float">
            <text:p>1318</text:p>
          </table:table-cell>
          <table:table-cell office:value-type="string" calcext:value-type="string">
            <text:p>['带五岁的儿子坐公交车回家，儿手里拿棒棒糖吃着。', '吃了一会从嘴里拿出来说道：爸爸，看变小了。', '我随口说道：哪里有越吃越大的东西。', '说完这句旁边两个妹子的目光刷就扫过来。。。']</text:p>
          </table:table-cell>
          <table:table-cell office:value-type="float" office:value="9" calcext:value-type="float">
            <text:p>9</text:p>
          </table:table-cell>
          <table:table-cell office:value-type="string" calcext:value-type="string">
            <text:p>['擦P扣破纸']</text:p>
          </table:table-cell>
          <table:table-cell table:number-columns-repeated="1020"/>
        </table:table-row>
        <table:table-row table:style-name="ro2">
          <table:table-cell office:value-type="float" office:value="1313" calcext:value-type="float">
            <text:p>1313</text:p>
          </table:table-cell>
          <table:table-cell office:value-type="string" calcext:value-type="string">
            <text:p>['姚大嘴离婚你不相信爱情了，王菲离婚你也不相信爱情了，张歆艺离婚你又不相信爱情了，现在陈赫离婚你更不相信爱情了，你们这些绿茶婊眼里的爱情怎么这么脆弱？别人离不离婚跟你有什么关系？如果不能认真对待感情，请别拿别人的婚姻说事，bitch is always bitch']</text:p>
          </table:table-cell>
          <table:table-cell office:value-type="float" office:value="72" calcext:value-type="float">
            <text:p>72</text:p>
          </table:table-cell>
          <table:table-cell office:value-type="string" calcext:value-type="string">
            <text:p>['二娃千里眼']</text:p>
          </table:table-cell>
          <table:table-cell table:number-columns-repeated="1020"/>
        </table:table-row>
        <table:table-row table:style-name="ro2">
          <table:table-cell office:value-type="float" office:value="1311" calcext:value-type="float">
            <text:p>1311</text:p>
          </table:table-cell>
          <table:table-cell office:value-type="string" calcext:value-type="string">
            <text:p>['有个男同学，我从小学到高中，一直跟他一个班，他话特别多，闲不住的那种。', '高中同学聚会的时候，我问他：怎么不像以前的你了？你怎么不爱说话了？', '他委屈的说：老婆太能打。', '我仿佛明白了他脸上那一道道血痕的来历……']</text:p>
          </table:table-cell>
          <table:table-cell office:value-type="float" office:value="11" calcext:value-type="float">
            <text:p>11</text:p>
          </table:table-cell>
          <table:table-cell office:value-type="string" calcext:value-type="string">
            <text:p>['王云（笨笨）']</text:p>
          </table:table-cell>
          <table:table-cell table:number-columns-repeated="1020"/>
        </table:table-row>
        <table:table-row table:style-name="ro2">
          <table:table-cell office:value-type="float" office:value="1311" calcext:value-type="float">
            <text:p>1311</text:p>
          </table:table-cell>
          <table:table-cell office:value-type="string" calcext:value-type="string">
            <text:p>['有个男同学，我从小学到高中，一直跟他一个班，他话特别多，闲不住的那种。', '高中同学聚会的时候，我问他：怎么不像以前的你了？你怎么不爱说话了？', '他委屈的说：老婆太能打。', '我仿佛明白了他脸上那一道道血痕的来历……']</text:p>
          </table:table-cell>
          <table:table-cell office:value-type="float" office:value="11" calcext:value-type="float">
            <text:p>11</text:p>
          </table:table-cell>
          <table:table-cell office:value-type="string" calcext:value-type="string">
            <text:p>['王云（笨笨）']</text:p>
          </table:table-cell>
          <table:table-cell table:number-columns-repeated="1020"/>
        </table:table-row>
        <table:table-row table:style-name="ro2">
          <table:table-cell office:value-type="float" office:value="1309" calcext:value-type="float">
            <text:p>1309</text:p>
          </table:table-cell>
          <table:table-cell office:value-type="string" calcext:value-type="string">
            <text:p>['儿子调皮，我一边忍住揍人的冲动，一边苦口婆心的跟孩子讲道理！简直痛不欲生！', '老妈看到后说道:知道养孩子有多辛苦了吧！咱都是这样熬过来的！', '还没等我认同，老爸在旁边对着老妈直接来了句:你拉倒吧，小时候雨晴犯错你都是直接大棒子伺候的，能有多辛苦……', '墨城烟柳魔界夜狼：']</text:p>
          </table:table-cell>
          <table:table-cell office:value-type="float" office:value="29" calcext:value-type="float">
            <text:p>29</text:p>
          </table:table-cell>
          <table:table-cell office:value-type="string" calcext:value-type="string">
            <text:p>['墨城烟柳微白傻晴']</text:p>
          </table:table-cell>
          <table:table-cell table:number-columns-repeated="1020"/>
        </table:table-row>
        <table:table-row table:style-name="ro2">
          <table:table-cell office:value-type="float" office:value="1308" calcext:value-type="float">
            <text:p>1308</text:p>
          </table:table-cell>
          <table:table-cell office:value-type="string" calcext:value-type="string">
            <text:p>['昨晚在路边停车等人，有个脑袋探到窗边问：“走吗？”', '我心想：我这又不是来拉客的黑车，于是说：“不走！”', '过了一会儿他递进来一张罚单。。。[流鼻血][流鼻血][流鼻血]']</text:p>
          </table:table-cell>
          <table:table-cell office:value-type="float" office:value="13" calcext:value-type="float">
            <text:p>13</text:p>
          </table:table-cell>
          <table:table-cell office:value-type="string" calcext:value-type="string">
            <text:p>['蛋疼？自己捂着！']</text:p>
          </table:table-cell>
          <table:table-cell table:number-columns-repeated="1020"/>
        </table:table-row>
        <table:table-row table:style-name="ro2">
          <table:table-cell office:value-type="float" office:value="1301" calcext:value-type="float">
            <text:p>1301</text:p>
          </table:table-cell>
          <table:table-cell office:value-type="string" calcext:value-type="string">
            <text:p>['最近认识一朋友，说工作是熬鸡汤的。', '晚上下班，我给他打电话，我说：你那个鸡汤店在哪呢？我今晚带几个同事过去尝尝。', '朋友说：姐，我是写文章的，写心灵鸡汤的，简称“熬鸡汤”。']</text:p>
          </table:table-cell>
          <table:table-cell office:value-type="float" office:value="10" calcext:value-type="float">
            <text:p>10</text:p>
          </table:table-cell>
          <table:table-cell office:value-type="string" calcext:value-type="string">
            <text:p>['王云（笨笨）']</text:p>
          </table:table-cell>
          <table:table-cell table:number-columns-repeated="1020"/>
        </table:table-row>
        <table:table-row table:style-name="ro2">
          <table:table-cell office:value-type="float" office:value="1301" calcext:value-type="float">
            <text:p>1301</text:p>
          </table:table-cell>
          <table:table-cell office:value-type="string" calcext:value-type="string">
            <text:p>['最近认识一朋友，说工作是熬鸡汤的。', '晚上下班，我给他打电话，我说：你那个鸡汤店在哪呢？我今晚带几个同事过去尝尝。', '朋友说：姐，我是写文章的，写心灵鸡汤的，简称“熬鸡汤”。']</text:p>
          </table:table-cell>
          <table:table-cell office:value-type="float" office:value="10" calcext:value-type="float">
            <text:p>10</text:p>
          </table:table-cell>
          <table:table-cell office:value-type="string" calcext:value-type="string">
            <text:p>['王云（笨笨）']</text:p>
          </table:table-cell>
          <table:table-cell table:number-columns-repeated="1020"/>
        </table:table-row>
        <table:table-row table:style-name="ro3">
          <table:table-cell office:value-type="float" office:value="1300" calcext:value-type="float">
            <text:p>1300</text:p>
          </table:table-cell>
          <table:table-cell office:value-type="string" calcext:value-type="string">
            <text:p>['亲妈。。。。']</text:p>
          </table:table-cell>
          <table:table-cell office:value-type="float" office:value="28" calcext:value-type="float">
            <text:p>28</text:p>
          </table:table-cell>
          <table:table-cell office:value-type="string" calcext:value-type="string">
            <text:p>['你的初恋女友_']</text:p>
          </table:table-cell>
          <table:table-cell table:number-columns-repeated="1020"/>
        </table:table-row>
        <table:table-row table:style-name="ro4">
          <table:table-cell office:value-type="float" office:value="1294" calcext:value-type="float">
            <text:p>1294</text:p>
          </table:table-cell>
          <table:table-cell office:value-type="string" calcext:value-type="string">
            <text:p>['在上厕所，忽然听到邻居张大姐在阳台上问对面楼上的人有没有野草，今天要煮鸡蛋，我想到昨天老妈捎过来的野草用不完，正好可以分给他们，我这还没出来，又听到张大姐她们说要下楼去买，我一着急，忙跑到阳台上，大声说：我家有，我妈昨天捎过来的，等下你们过来我家拿！', '张大姐哈哈大笑，说：妹子，你太热心了，你出来好歹把裤子撸上来呀！', '擦，一着急，忘了在上厕所了！', '谁能许我一世红颜：']</text:p>
          </table:table-cell>
          <table:table-cell office:value-type="float" office:value="17" calcext:value-type="float">
            <text:p>17</text:p>
          </table:table-cell>
          <table:table-cell office:value-type="string" calcext:value-type="string">
            <text:p>['自语~']</text:p>
          </table:table-cell>
          <table:table-cell table:number-columns-repeated="1020"/>
        </table:table-row>
        <table:table-row table:style-name="ro4">
          <table:table-cell office:value-type="float" office:value="1294" calcext:value-type="float">
            <text:p>1294</text:p>
          </table:table-cell>
          <table:table-cell office:value-type="string" calcext:value-type="string">
            <text:p>['在上厕所，忽然听到邻居张大姐在阳台上问对面楼上的人有没有野草，今天要煮鸡蛋，我想到昨天老妈捎过来的野草用不完，正好可以分给他们，我这还没出来，又听到张大姐她们说要下楼去买，我一着急，忙跑到阳台上，大声说：我家有，我妈昨天捎过来的，等下你们过来我家拿！', '张大姐哈哈大笑，说：妹子，你太热心了，你出来好歹把裤子撸上来呀！', '擦，一着急，忘了在上厕所了！', '谁能许我一世红颜：']</text:p>
          </table:table-cell>
          <table:table-cell office:value-type="float" office:value="17" calcext:value-type="float">
            <text:p>17</text:p>
          </table:table-cell>
          <table:table-cell office:value-type="string" calcext:value-type="string">
            <text:p>['自语~']</text:p>
          </table:table-cell>
          <table:table-cell table:number-columns-repeated="1020"/>
        </table:table-row>
        <table:table-row table:style-name="ro2">
          <table:table-cell office:value-type="float" office:value="1275" calcext:value-type="float">
            <text:p>1275</text:p>
          </table:table-cell>
          <table:table-cell office:value-type="string" calcext:value-type="string">
            <text:p>['最近认识了一个超级帅的设计师，刚才找他闲聊：“嘿，你喜欢狗吗？”他：“喜欢 啊。我：送你一个好不好？他：可以啊，多大了？我很羞涩的说：二十多岁了……加上我害羞的表情，我以为他明白我的意思，没想到他居然来一局：“20多岁了还没死啊…”', '清粥小菜带点辣：']</text:p>
          </table:table-cell>
          <table:table-cell office:value-type="float" office:value="39" calcext:value-type="float">
            <text:p>39</text:p>
          </table:table-cell>
          <table:table-cell office:value-type="string" calcext:value-type="string">
            <text:p>['傻妞也']</text:p>
          </table:table-cell>
          <table:table-cell table:number-columns-repeated="1020"/>
        </table:table-row>
        <table:table-row table:style-name="ro3">
          <table:table-cell office:value-type="float" office:value="1264" calcext:value-type="float">
            <text:p>1264</text:p>
          </table:table-cell>
          <table:table-cell office:value-type="string" calcext:value-type="string">
            <text:p>['转运，一定要转', '夜抬妹：']</text:p>
          </table:table-cell>
          <table:table-cell office:value-type="float" office:value="9" calcext:value-type="float">
            <text:p>9</text:p>
          </table:table-cell>
          <table:table-cell office:value-type="string" calcext:value-type="string">
            <text:p>['打死你个龟儿']</text:p>
          </table:table-cell>
          <table:table-cell table:number-columns-repeated="1020"/>
        </table:table-row>
        <table:table-row table:style-name="ro2">
          <table:table-cell office:value-type="float" office:value="1261" calcext:value-type="float">
            <text:p>1261</text:p>
          </table:table-cell>
          <table:table-cell office:value-type="string" calcext:value-type="string">
            <text:p>['逛街听到一对小情侣吵架！男：你长这么丑我怎么看上你了！女：你才丑，你不光丑，而且还不孝！男：我怎么不孝了？女：你浪费了你爸妈一晚上的时间，你好意思长这样？']</text:p>
          </table:table-cell>
          <table:table-cell office:value-type="float" office:value="15" calcext:value-type="float">
            <text:p>15</text:p>
          </table:table-cell>
          <table:table-cell office:value-type="string" calcext:value-type="string">
            <text:p>['@奈何桥畔']</text:p>
          </table:table-cell>
          <table:table-cell table:number-columns-repeated="1020"/>
        </table:table-row>
        <table:table-row table:style-name="ro3">
          <table:table-cell office:value-type="float" office:value="1258" calcext:value-type="float">
            <text:p>1258</text:p>
          </table:table-cell>
          <table:table-cell office:value-type="string" calcext:value-type="string">
            <text:p>['笑着笑着就流下了泪水 \u200b', '依然很立正：']</text:p>
          </table:table-cell>
          <table:table-cell office:value-type="float" office:value="23" calcext:value-type="float">
            <text:p>23</text:p>
          </table:table-cell>
          <table:table-cell office:value-type="string" calcext:value-type="string">
            <text:p>['傻妞也']</text:p>
          </table:table-cell>
          <table:table-cell table:number-columns-repeated="1020"/>
        </table:table-row>
        <table:table-row table:style-name="ro3">
          <table:table-cell office:value-type="float" office:value="1255" calcext:value-type="float">
            <text:p>1255</text:p>
          </table:table-cell>
          <table:table-cell office:value-type="string" calcext:value-type="string">
            <text:p>['单身双胞胎同事跟我抱怨说自己压力大，要是怀不上双胞胎，就感觉祖传的手艺毁在自己手里一样。我望着她那张特爷们的脸，陷入了沉思……', 'CPLANY：']</text:p>
          </table:table-cell>
          <table:table-cell office:value-type="float" office:value="8" calcext:value-type="float">
            <text:p>8</text:p>
          </table:table-cell>
          <table:table-cell office:value-type="string" calcext:value-type="string">
            <text:p>['王八与蛋']</text:p>
          </table:table-cell>
          <table:table-cell table:number-columns-repeated="1020"/>
        </table:table-row>
        <table:table-row table:style-name="ro5">
          <table:table-cell office:value-type="float" office:value="1247" calcext:value-type="float">
            <text:p>1247</text:p>
          </table:table-cell>
          <table:table-cell office:value-type="string" calcext:value-type="string">
            <text:p>['老婆：“我要跟你离婚！” 我：“怎么了老婆，才结婚两个月，怎么就要离婚呀？” 老婆：“结婚之前，你告诉我，要让我住山顶别墅，每天烛光晚餐，吃西餐你做到了吗？” 我：“山顶别墅，我们村就在山顶，我们家单门独户不和别墅一样吗；至于烛光晚餐，哪次停电我们不是点着蜡烛吃饭的；至于西餐，你可以查一查，土豆泥就是西方人的主食。” 老婆：“滚！']</text:p>
          </table:table-cell>
          <table:table-cell office:value-type="float" office:value="5" calcext:value-type="float">
            <text:p>5</text:p>
          </table:table-cell>
          <table:table-cell office:value-type="string" calcext:value-type="string">
            <text:p>['你好我叫吴坚强']</text:p>
          </table:table-cell>
          <table:table-cell table:number-columns-repeated="1020"/>
        </table:table-row>
        <table:table-row table:style-name="ro5">
          <table:table-cell office:value-type="float" office:value="1247" calcext:value-type="float">
            <text:p>1247</text:p>
          </table:table-cell>
          <table:table-cell office:value-type="string" calcext:value-type="string">
            <text:p>['老婆：“我要跟你离婚！” 我：“怎么了老婆，才结婚两个月，怎么就要离婚呀？” 老婆：“结婚之前，你告诉我，要让我住山顶别墅，每天烛光晚餐，吃西餐你做到了吗？” 我：“山顶别墅，我们村就在山顶，我们家单门独户不和别墅一样吗；至于烛光晚餐，哪次停电我们不是点着蜡烛吃饭的；至于西餐，你可以查一查，土豆泥就是西方人的主食。” 老婆：“滚！']</text:p>
          </table:table-cell>
          <table:table-cell office:value-type="float" office:value="5" calcext:value-type="float">
            <text:p>5</text:p>
          </table:table-cell>
          <table:table-cell office:value-type="string" calcext:value-type="string">
            <text:p>['你好我叫吴坚强']</text:p>
          </table:table-cell>
          <table:table-cell table:number-columns-repeated="1020"/>
        </table:table-row>
        <table:table-row table:style-name="ro2">
          <table:table-cell office:value-type="float" office:value="1243" calcext:value-type="float">
            <text:p>1243</text:p>
          </table:table-cell>
          <table:table-cell office:value-type="string" calcext:value-type="string">
            <text:p>['在驾校练习科二考试内容，有个项目叫“移库”，到我练车的时候，我忘了练这项了，练完其他项目，开车就要离开场地。', '副驾驶上的教练急了：移库！移库！移库！', '我幽怨的看着教练说：用的着这么销魂吗？']</text:p>
          </table:table-cell>
          <table:table-cell office:value-type="float" office:value="40" calcext:value-type="float">
            <text:p>40</text:p>
          </table:table-cell>
          <table:table-cell office:value-type="string" calcext:value-type="string">
            <text:p>['王云（笨笨）']</text:p>
          </table:table-cell>
          <table:table-cell table:number-columns-repeated="1020"/>
        </table:table-row>
        <table:table-row table:style-name="ro2">
          <table:table-cell office:value-type="float" office:value="1242" calcext:value-type="float">
            <text:p>1242</text:p>
          </table:table-cell>
          <table:table-cell office:value-type="string" calcext:value-type="string">
            <text:p>['有个贱贱的朋友是个什么感觉，昨天下午朋友打电话给我，说请我吃大餐，挂了电话我就屁颠屁颠的去了，这货自己在家只炖了一盘大白菜，竟然问我够不够吃的，不够再炖一盘，别拉我，我去打死他！', 'Ｂｌａｉｒ：']</text:p>
          </table:table-cell>
          <table:table-cell office:value-type="float" office:value="20" calcext:value-type="float">
            <text:p>20</text:p>
          </table:table-cell>
          <table:table-cell office:value-type="string" calcext:value-type="string">
            <text:p>['呆呆的飞狐']</text:p>
          </table:table-cell>
          <table:table-cell table:number-columns-repeated="1020"/>
        </table:table-row>
        <table:table-row table:style-name="ro2">
          <table:table-cell office:value-type="float" office:value="1242" calcext:value-type="float">
            <text:p>1242</text:p>
          </table:table-cell>
          <table:table-cell office:value-type="string" calcext:value-type="string">
            <text:p>['有个贱贱的朋友是个什么感觉，昨天下午朋友打电话给我，说请我吃大餐，挂了电话我就屁颠屁颠的去了，这货自己在家只炖了一盘大白菜，竟然问我够不够吃的，不够再炖一盘，别拉我，我去打死他！', 'Ｂｌａｉｒ：']</text:p>
          </table:table-cell>
          <table:table-cell office:value-type="float" office:value="20" calcext:value-type="float">
            <text:p>20</text:p>
          </table:table-cell>
          <table:table-cell office:value-type="string" calcext:value-type="string">
            <text:p>['呆呆的飞狐']</text:p>
          </table:table-cell>
          <table:table-cell table:number-columns-repeated="1020"/>
        </table:table-row>
        <table:table-row table:style-name="ro3">
          <table:table-cell office:value-type="float" office:value="1241" calcext:value-type="float">
            <text:p>1241</text:p>
          </table:table-cell>
          <table:table-cell office:value-type="string" calcext:value-type="string">
            <text:p>['姐姐的儿子刚懂事 是个十足的吃货 <text:s/>买东西的时候我问他', '我：宝宝 要是别人给你东西吃 你要怎么说丫？', '他：还有没有', '我：。。。。。。。。。。']</text:p>
          </table:table-cell>
          <table:table-cell office:value-type="float" office:value="17" calcext:value-type="float">
            <text:p>17</text:p>
          </table:table-cell>
          <table:table-cell office:value-type="string" calcext:value-type="string">
            <text:p>['女悍妇']</text:p>
          </table:table-cell>
          <table:table-cell table:number-columns-repeated="1020"/>
        </table:table-row>
        <table:table-row table:style-name="ro3">
          <table:table-cell office:value-type="float" office:value="1241" calcext:value-type="float">
            <text:p>1241</text:p>
          </table:table-cell>
          <table:table-cell office:value-type="string" calcext:value-type="string">
            <text:p>['姐姐的儿子刚懂事 是个十足的吃货 <text:s/>买东西的时候我问他', '我：宝宝 要是别人给你东西吃 你要怎么说丫？', '他：还有没有', '我：。。。。。。。。。。']</text:p>
          </table:table-cell>
          <table:table-cell office:value-type="float" office:value="17" calcext:value-type="float">
            <text:p>17</text:p>
          </table:table-cell>
          <table:table-cell office:value-type="string" calcext:value-type="string">
            <text:p>['女悍妇']</text:p>
          </table:table-cell>
          <table:table-cell table:number-columns-repeated="1020"/>
        </table:table-row>
        <table:table-row table:style-name="ro2">
          <table:table-cell office:value-type="float" office:value="1236" calcext:value-type="float">
            <text:p>1236</text:p>
          </table:table-cell>
          <table:table-cell office:value-type="string" calcext:value-type="string">
            <text:p>['刚转学就被人欺负了，我叫上当过兵的爷爷来帮我出气，没想到对方也叫了他爷爷。一见面，我爷爷突然来了句：“小子，认识我谁吗？”没想到他爷爷敬了个礼，话都没再说一句俩人就眼睛湿润地去了酒馆...', '屌长冠糗百：']</text:p>
          </table:table-cell>
          <table:table-cell office:value-type="float" office:value="7" calcext:value-type="float">
            <text:p>7</text:p>
          </table:table-cell>
          <table:table-cell office:value-type="string" calcext:value-type="string">
            <text:p>['聂小北V']</text:p>
          </table:table-cell>
          <table:table-cell table:number-columns-repeated="1020"/>
        </table:table-row>
        <table:table-row table:style-name="ro2">
          <table:table-cell office:value-type="float" office:value="1230" calcext:value-type="float">
            <text:p>1230</text:p>
          </table:table-cell>
          <table:table-cell office:value-type="string" calcext:value-type="string">
            <text:p>['我在做餐厅收银，今天下午的时候遇到一对情侣，女的去洗手间时候，男的来结帐，之后若无其事的在洗手间门口等女友，然后一把拉住她假装逃单跑出去……谁知道晚上那个妹子怯生生的来店里说是结帐，让我们不要报警……最后知道真相的她差点哭出来……哈哈，妹子太可爱了。', '狗拿骨头蘸屎吃：']</text:p>
          </table:table-cell>
          <table:table-cell office:value-type="float" office:value="14" calcext:value-type="float">
            <text:p>14</text:p>
          </table:table-cell>
          <table:table-cell office:value-type="string" calcext:value-type="string">
            <text:p>['天涯有段you']</text:p>
          </table:table-cell>
          <table:table-cell table:number-columns-repeated="1020"/>
        </table:table-row>
        <table:table-row table:style-name="ro2">
          <table:table-cell office:value-type="float" office:value="1230" calcext:value-type="float">
            <text:p>1230</text:p>
          </table:table-cell>
          <table:table-cell office:value-type="string" calcext:value-type="string">
            <text:p>['我在做餐厅收银，今天下午的时候遇到一对情侣，女的去洗手间时候，男的来结帐，之后若无其事的在洗手间门口等女友，然后一把拉住她假装逃单跑出去……谁知道晚上那个妹子怯生生的来店里说是结帐，让我们不要报警……最后知道真相的她差点哭出来……哈哈，妹子太可爱了。', '狗拿骨头蘸屎吃：']</text:p>
          </table:table-cell>
          <table:table-cell office:value-type="float" office:value="14" calcext:value-type="float">
            <text:p>14</text:p>
          </table:table-cell>
          <table:table-cell office:value-type="string" calcext:value-type="string">
            <text:p>['天涯有段you']</text:p>
          </table:table-cell>
          <table:table-cell table:number-columns-repeated="1020"/>
        </table:table-row>
        <table:table-row table:style-name="ro3">
          <table:table-cell office:value-type="float" office:value="1230" calcext:value-type="float">
            <text:p>1230</text:p>
          </table:table-cell>
          <table:table-cell office:value-type="string" calcext:value-type="string">
            <text:p>['一次在超市买套套，看到人多有点害羞，就买了盒狗粮做掩护。结果排队结帐时，收银员用很复杂的表情足足盯了我5秒！', '骆驼与劫：']</text:p>
          </table:table-cell>
          <table:table-cell office:value-type="float" office:value="40" calcext:value-type="float">
            <text:p>40</text:p>
          </table:table-cell>
          <table:table-cell office:value-type="string" calcext:value-type="string">
            <text:p>['齐钰']</text:p>
          </table:table-cell>
          <table:table-cell table:number-columns-repeated="1020"/>
        </table:table-row>
        <table:table-row table:style-name="ro3">
          <table:table-cell office:value-type="float" office:value="1228" calcext:value-type="float">
            <text:p>1228</text:p>
          </table:table-cell>
          <table:table-cell office:value-type="string" calcext:value-type="string">
            <text:p>['有拼房的吗？', '打工是不可能的-：']</text:p>
          </table:table-cell>
          <table:table-cell office:value-type="float" office:value="46" calcext:value-type="float">
            <text:p>46</text:p>
          </table:table-cell>
          <table:table-cell office:value-type="string" calcext:value-type="string">
            <text:p>['此昵称无法显示:)…']</text:p>
          </table:table-cell>
          <table:table-cell table:number-columns-repeated="1020"/>
        </table:table-row>
        <table:table-row table:style-name="ro3">
          <table:table-cell office:value-type="float" office:value="1220" calcext:value-type="float">
            <text:p>1220</text:p>
          </table:table-cell>
          <table:table-cell office:value-type="string" calcext:value-type="string">
            <text:p>['晚上偶遇一对情侣逛商场，妹纸选了很多衣服，骚年看那架势要花很多钱，急道：不是说好只逛逛吗？妹纸怒道：那昨晚上谁说只抱抱的？可结果……呢？']</text:p>
          </table:table-cell>
          <table:table-cell office:value-type="float" office:value="9" calcext:value-type="float">
            <text:p>9</text:p>
          </table:table-cell>
          <table:table-cell office:value-type="string" calcext:value-type="string">
            <text:p>['骑着火箭去串门']</text:p>
          </table:table-cell>
          <table:table-cell table:number-columns-repeated="1020"/>
        </table:table-row>
        <table:table-row table:style-name="ro2">
          <table:table-cell office:value-type="float" office:value="1217" calcext:value-type="float">
            <text:p>1217</text:p>
          </table:table-cell>
          <table:table-cell office:value-type="string" calcext:value-type="string">
            <text:p>['这个假期怎么过？用石头砸警车一辆，赢得看守所七天食宿全包超值游，砸两辆还送精美手链一条，时尚囚衣套装，警车接送等，砸的越多惊喜越多，前十名还可享受免费剃头，前一百名还可与警犬嬉戏，来宾均赠棍棒按摩，电击去死皮美容保健套装。赶快行动吧！']</text:p>
          </table:table-cell>
          <table:table-cell office:value-type="float" office:value="21" calcext:value-type="float">
            <text:p>21</text:p>
          </table:table-cell>
          <table:table-cell office:value-type="string" calcext:value-type="string">
            <text:p>['店小二来碗泪满面']</text:p>
          </table:table-cell>
          <table:table-cell table:number-columns-repeated="1020"/>
        </table:table-row>
        <table:table-row table:style-name="ro3">
          <table:table-cell office:value-type="float" office:value="1214" calcext:value-type="float">
            <text:p>1214</text:p>
          </table:table-cell>
          <table:table-cell office:value-type="string" calcext:value-type="string">
            <text:p>['开心要一起分享']</text:p>
          </table:table-cell>
          <table:table-cell office:value-type="float" office:value="23" calcext:value-type="float">
            <text:p>23</text:p>
          </table:table-cell>
          <table:table-cell office:value-type="string" calcext:value-type="string">
            <text:p>['ly墨瞳凉薄笑倾城…']</text:p>
          </table:table-cell>
          <table:table-cell table:number-columns-repeated="1020"/>
        </table:table-row>
        <table:table-row table:style-name="ro2">
          <table:table-cell office:value-type="float" office:value="1207" calcext:value-type="float">
            <text:p>1207</text:p>
          </table:table-cell>
          <table:table-cell office:value-type="string" calcext:value-type="string">
            <text:p>['“我和其他女生怎么就不一样了？人家都是女神，怎么我就成女汉子了！？”', '“那你洗澡给自己搓泥的时候，是一直冲水搓还是关水搓？ ”', '“冲着。有时也关着。那其他女生怎么搓？”', '“其他女生会直接说，讨厌人家身上才搓不出泥呢！”']</text:p>
          </table:table-cell>
          <table:table-cell office:value-type="float" office:value="6" calcext:value-type="float">
            <text:p>6</text:p>
          </table:table-cell>
          <table:table-cell office:value-type="string" calcext:value-type="string">
            <text:p>['我没名怎么办啊喂']</text:p>
          </table:table-cell>
          <table:table-cell table:number-columns-repeated="1020"/>
        </table:table-row>
        <table:table-row table:style-name="ro4">
          <table:table-cell office:value-type="float" office:value="1203" calcext:value-type="float">
            <text:p>1203</text:p>
          </table:table-cell>
          <table:table-cell office:value-type="string" calcext:value-type="string">
            <text:p>['妈妈用高压锅炖牛肉。第一次用，炖糊了。爸爸安慰了妈妈说第一次做没经历，下次就不会了。第2次，又炖糊了，爸爸没吭声……昨日，妈妈又把牛肉炖糊了。爸爸很生气，狠狠的把锅一摔……把咱们吓楞了。爸爸对妈妈大声说：第1次糊，你没经历，是你的问题。你有经历了，还糊？！老婆这不是你的问题，这是锅的问题！咱换锅！']</text:p>
          </table:table-cell>
          <table:table-cell office:value-type="float" office:value="22" calcext:value-type="float">
            <text:p>22</text:p>
          </table:table-cell>
          <table:table-cell office:value-type="string" calcext:value-type="string">
            <text:p>['天涯有段you']</text:p>
          </table:table-cell>
          <table:table-cell table:number-columns-repeated="1020"/>
        </table:table-row>
        <table:table-row table:style-name="ro3">
          <table:table-cell office:value-type="float" office:value="1198" calcext:value-type="float">
            <text:p>1198</text:p>
          </table:table-cell>
          <table:table-cell office:value-type="string" calcext:value-type="string">
            <text:p>['女同事出差，把她的狗放在我家。', '一整天了，那狗不肯吃东西，于是我趴在地上假装要吃掉它的狗粮。', '它看到后跑过来，在后面把我抱住了。', '胖香：']</text:p>
          </table:table-cell>
          <table:table-cell office:value-type="float" office:value="80" calcext:value-type="float">
            <text:p>80</text:p>
          </table:table-cell>
          <table:table-cell office:value-type="string" calcext:value-type="string">
            <text:p>['挖鼻孔的老虎']</text:p>
          </table:table-cell>
          <table:table-cell table:number-columns-repeated="1020"/>
        </table:table-row>
        <table:table-row table:style-name="ro2">
          <table:table-cell office:value-type="float" office:value="1191" calcext:value-type="float">
            <text:p>1191</text:p>
          </table:table-cell>
          <table:table-cell office:value-type="string" calcext:value-type="string">
            <text:p>['婚期临近时，有一次岳母在饭桌上说突然说了句：对她不要太好，该打还是要打的。我瞥见她父亲眼中闪过一丝心疼，女友眼中闪过一丝狡黠。婚后第一次争吵，她就把我挠得面目全非。。。事后我曾私底下向岳父提起那句话，岳父颇有深意地说：你确定你丈母娘那句话是说给你听的？', '我。。。']</text:p>
          </table:table-cell>
          <table:table-cell office:value-type="float" office:value="9" calcext:value-type="float">
            <text:p>9</text:p>
          </table:table-cell>
          <table:table-cell office:value-type="string" calcext:value-type="string">
            <text:p>['那殇！抹不掉']</text:p>
          </table:table-cell>
          <table:table-cell table:number-columns-repeated="1020"/>
        </table:table-row>
        <table:table-row table:style-name="ro2">
          <table:table-cell office:value-type="float" office:value="1191" calcext:value-type="float">
            <text:p>1191</text:p>
          </table:table-cell>
          <table:table-cell office:value-type="string" calcext:value-type="string">
            <text:p>['婚期临近时，有一次岳母在饭桌上说突然说了句：对她不要太好，该打还是要打的。我瞥见她父亲眼中闪过一丝心疼，女友眼中闪过一丝狡黠。婚后第一次争吵，她就把我挠得面目全非。。。事后我曾私底下向岳父提起那句话，岳父颇有深意地说：你确定你丈母娘那句话是说给你听的？', '我。。。']</text:p>
          </table:table-cell>
          <table:table-cell office:value-type="float" office:value="9" calcext:value-type="float">
            <text:p>9</text:p>
          </table:table-cell>
          <table:table-cell office:value-type="string" calcext:value-type="string">
            <text:p>['那殇！抹不掉']</text:p>
          </table:table-cell>
          <table:table-cell table:number-columns-repeated="1020"/>
        </table:table-row>
        <table:table-row table:style-name="ro2">
          <table:table-cell office:value-type="float" office:value="1186" calcext:value-type="float">
            <text:p>1186</text:p>
          </table:table-cell>
          <table:table-cell office:value-type="string" calcext:value-type="string">
            <text:p>['我家楼顶有人养鸽子，天天飞来飞去，阳台上都是鸽子拉的屎。。。实在忍不了了，昨天晚上我偷偷的跑到了顶楼，看到里面有好多鸽子蛋，你们肯定以为我会把它偷走，那么你就错了，我拿回去，烤熟了然后又放了回去。']</text:p>
          </table:table-cell>
          <table:table-cell office:value-type="float" office:value="39" calcext:value-type="float">
            <text:p>39</text:p>
          </table:table-cell>
          <table:table-cell office:value-type="string" calcext:value-type="string">
            <text:p>['齐钰']</text:p>
          </table:table-cell>
          <table:table-cell table:number-columns-repeated="1020"/>
        </table:table-row>
        <table:table-row table:style-name="ro2">
          <table:table-cell office:value-type="float" office:value="1186" calcext:value-type="float">
            <text:p>1186</text:p>
          </table:table-cell>
          <table:table-cell office:value-type="string" calcext:value-type="string">
            <text:p>['我家楼顶有人养鸽子，天天飞来飞去，阳台上都是鸽子拉的屎。。。实在忍不了了，昨天晚上我偷偷的跑到了顶楼，看到里面有好多鸽子蛋，你们肯定以为我会把它偷走，那么你就错了，我拿回去，烤熟了然后又放了回去。']</text:p>
          </table:table-cell>
          <table:table-cell office:value-type="float" office:value="39" calcext:value-type="float">
            <text:p>39</text:p>
          </table:table-cell>
          <table:table-cell office:value-type="string" calcext:value-type="string">
            <text:p>['齐钰']</text:p>
          </table:table-cell>
          <table:table-cell table:number-columns-repeated="1020"/>
        </table:table-row>
        <table:table-row table:style-name="ro2">
          <table:table-cell office:value-type="float" office:value="1179" calcext:value-type="float">
            <text:p>1179</text:p>
          </table:table-cell>
          <table:table-cell office:value-type="string" calcext:value-type="string">
            <text:p>['我和妹妹相差三岁，小时候她总缠着我给她讲故事，我借此骗妹妹的零用钱，约定好一个故事一块钱。肚子里的那点墨水很快就耗干了，于是就编故事，同样的故事人物换个名字继续讲，黑米公主与七个小矮人，骆驼王子，小蚂蚁找妈妈，三只小象......[捂脸][捂脸]，糗友们觉得这段兄妹情还能挽回吗']</text:p>
          </table:table-cell>
          <table:table-cell office:value-type="float" office:value="14" calcext:value-type="float">
            <text:p>14</text:p>
          </table:table-cell>
          <table:table-cell office:value-type="string" calcext:value-type="string">
            <text:p>['西工大的西瓜子']</text:p>
          </table:table-cell>
          <table:table-cell table:number-columns-repeated="1020"/>
        </table:table-row>
        <table:table-row table:style-name="ro2">
          <table:table-cell office:value-type="float" office:value="1173" calcext:value-type="float">
            <text:p>1173</text:p>
          </table:table-cell>
          <table:table-cell office:value-type="string" calcext:value-type="string">
            <text:p>['。。。咯咯哒。。。。早上媳妇一直懒在床上不起来，我对她说，你准备吃喝拉撒都在床上么？～你猜她怎么说，她说，你再说我，我就拉出“泥石流”。。。肠胃不好也能威胁人！！！']</text:p>
          </table:table-cell>
          <table:table-cell office:value-type="float" office:value="9" calcext:value-type="float">
            <text:p>9</text:p>
          </table:table-cell>
          <table:table-cell office:value-type="string" calcext:value-type="string">
            <text:p>[]</text:p>
          </table:table-cell>
          <table:table-cell table:number-columns-repeated="1020"/>
        </table:table-row>
        <table:table-row table:style-name="ro2">
          <table:table-cell office:value-type="float" office:value="1169" calcext:value-type="float">
            <text:p>1169</text:p>
          </table:table-cell>
          <table:table-cell office:value-type="string" calcext:value-type="string">
            <text:p>['临产宫缩的时候，在医院看到别的孕妇都在那里哼哼唧唧的，我不屑的对老公说：你们看我，哪有他们那么矫情啊？', '老公看了看我，冷笑一下说：一会儿打完催产针再说。', '卧槽，打完催产针没一会儿，给我疼的，我喊的比其他孕妇都厉害，老公却在旁边笑。', '王云（笨笨）：']</text:p>
          </table:table-cell>
          <table:table-cell office:value-type="float" office:value="17" calcext:value-type="float">
            <text:p>17</text:p>
          </table:table-cell>
          <table:table-cell office:value-type="string" calcext:value-type="string">
            <text:p>['花凝雪']</text:p>
          </table:table-cell>
          <table:table-cell table:number-columns-repeated="1020"/>
        </table:table-row>
        <table:table-row table:style-name="ro5">
          <table:table-cell office:value-type="float" office:value="1166" calcext:value-type="float">
            <text:p>1166</text:p>
          </table:table-cell>
          <table:table-cell office:value-type="string" calcext:value-type="string">
            <text:p>['今天在小吃店帮忙，生意很红火一直到深夜人才散去，吃完饭竟然下雨了，我拿上雨衣刚要走，性感的老板娘跟我说：你看外面下着雨，今晚就别走了吧。我心里那个激动啊，上帝啊，我的桃花运要来了吗，好开心。我害羞的说：这样不太好吧，别人会说闲话的。老板娘：没事，别不好意思，晚上锁好门，我晚上回我男朋友家睡，你一个在这要看好东西哦……']</text:p>
          </table:table-cell>
          <table:table-cell office:value-type="float" office:value="13" calcext:value-type="float">
            <text:p>13</text:p>
          </table:table-cell>
          <table:table-cell office:value-type="string" calcext:value-type="string">
            <text:p>['*^_^*依楼听']</text:p>
          </table:table-cell>
          <table:table-cell table:number-columns-repeated="1020"/>
        </table:table-row>
        <table:table-row table:style-name="ro5">
          <table:table-cell office:value-type="float" office:value="1166" calcext:value-type="float">
            <text:p>1166</text:p>
          </table:table-cell>
          <table:table-cell office:value-type="string" calcext:value-type="string">
            <text:p>['今天在小吃店帮忙，生意很红火一直到深夜人才散去，吃完饭竟然下雨了，我拿上雨衣刚要走，性感的老板娘跟我说：你看外面下着雨，今晚就别走了吧。我心里那个激动啊，上帝啊，我的桃花运要来了吗，好开心。我害羞的说：这样不太好吧，别人会说闲话的。老板娘：没事，别不好意思，晚上锁好门，我晚上回我男朋友家睡，你一个在这要看好东西哦……']</text:p>
          </table:table-cell>
          <table:table-cell office:value-type="float" office:value="13" calcext:value-type="float">
            <text:p>13</text:p>
          </table:table-cell>
          <table:table-cell office:value-type="string" calcext:value-type="string">
            <text:p>['*^_^*依楼听']</text:p>
          </table:table-cell>
          <table:table-cell table:number-columns-repeated="1020"/>
        </table:table-row>
        <table:table-row table:style-name="ro2">
          <table:table-cell office:value-type="float" office:value="1156" calcext:value-type="float">
            <text:p>1156</text:p>
          </table:table-cell>
          <table:table-cell office:value-type="string" calcext:value-type="string">
            <text:p>['侄子10岁，身高170，体重160。吃的特别多。', '昨晚，我叫侄子来吃烤肉。结果，能供4人的电烤炉，供不上侄子一人吃。老公一看，急忙又生了碳炉，两炉一起烤……', '侄子不好意思了：姑姑、姑父，我，我可能是猪八戒转世……', '不胜人生一场醉忄：']</text:p>
          </table:table-cell>
          <table:table-cell office:value-type="float" office:value="38" calcext:value-type="float">
            <text:p>38</text:p>
          </table:table-cell>
          <table:table-cell office:value-type="string" calcext:value-type="string">
            <text:p>['走走停停看风景………']</text:p>
          </table:table-cell>
          <table:table-cell table:number-columns-repeated="1020"/>
        </table:table-row>
        <table:table-row table:style-name="ro2">
          <table:table-cell office:value-type="float" office:value="1156" calcext:value-type="float">
            <text:p>1156</text:p>
          </table:table-cell>
          <table:table-cell office:value-type="string" calcext:value-type="string">
            <text:p>['侄子10岁，身高170，体重160。吃的特别多。', '昨晚，我叫侄子来吃烤肉。结果，能供4人的电烤炉，供不上侄子一人吃。老公一看，急忙又生了碳炉，两炉一起烤……', '侄子不好意思了：姑姑、姑父，我，我可能是猪八戒转世……', '不胜人生一场醉忄：']</text:p>
          </table:table-cell>
          <table:table-cell office:value-type="float" office:value="38" calcext:value-type="float">
            <text:p>38</text:p>
          </table:table-cell>
          <table:table-cell office:value-type="string" calcext:value-type="string">
            <text:p>['走走停停看风景………']</text:p>
          </table:table-cell>
          <table:table-cell table:number-columns-repeated="1020"/>
        </table:table-row>
        <table:table-row table:style-name="ro3">
          <table:table-cell office:value-type="float" office:value="1147" calcext:value-type="float">
            <text:p>1147</text:p>
          </table:table-cell>
          <table:table-cell office:value-type="string" calcext:value-type="string">
            <text:p>['人到中年不得已', 'āōēīūǖ9：']</text:p>
          </table:table-cell>
          <table:table-cell office:value-type="float" office:value="30" calcext:value-type="float">
            <text:p>30</text:p>
          </table:table-cell>
          <table:table-cell office:value-type="string" calcext:value-type="string">
            <text:p>['叫我污皇~']</text:p>
          </table:table-cell>
          <table:table-cell table:number-columns-repeated="1020"/>
        </table:table-row>
        <table:table-row table:style-name="ro2">
          <table:table-cell office:value-type="float" office:value="1138" calcext:value-type="float">
            <text:p>1138</text:p>
          </table:table-cell>
          <table:table-cell office:value-type="string" calcext:value-type="string">
            <text:p>['有一天，一只狼闯入羊群！羊对狼说：“你要吃我们也可以，首先你要数清楚我们有多少只，你数对了，我们乖乖让你吃。”狼想还有这种好事，就答应了。然后羊排好队，狼就开始数。一只羊两只羊三只羊……不一会儿，狼睡着了。然后就被羊给轮了……这就是“狼被围奸”的典故[doge][doge][doge]', '我是二大爷的爷：']</text:p>
          </table:table-cell>
          <table:table-cell office:value-type="float" office:value="17" calcext:value-type="float">
            <text:p>17</text:p>
          </table:table-cell>
          <table:table-cell office:value-type="string" calcext:value-type="string">
            <text:p>['“哎呦”']</text:p>
          </table:table-cell>
          <table:table-cell table:number-columns-repeated="1020"/>
        </table:table-row>
        <table:table-row table:style-name="ro4">
          <table:table-cell office:value-type="float" office:value="1096" calcext:value-type="float">
            <text:p>1096</text:p>
          </table:table-cell>
          <table:table-cell office:value-type="string" calcext:value-type="string">
            <text:p>['从小奶奶把我和姐姐带大，奶奶也最疼我，奶奶有个玉手镯，有一次我拿来玩，握拳撑那个玉镯，以为不会坏，一使劲镯子断了好几节，我记得奶奶没有打我，只是看得出来很心疼！', '前几年奶奶去世了，也就是我从学校毕业出来工作2个月的时候，后来我看到那个奶奶生前用风湿膏药修补的镯子，泪崩了！还没等我挣到钱买一个镯子还给她就走了，想想也是我的一个遗憾！', '我要内个鱼：']</text:p>
          </table:table-cell>
          <table:table-cell office:value-type="float" office:value="21" calcext:value-type="float">
            <text:p>21</text:p>
          </table:table-cell>
          <table:table-cell office:value-type="string" calcext:value-type="string">
            <text:p>['请叫我帅哥！谢谢！…']</text:p>
          </table:table-cell>
          <table:table-cell table:number-columns-repeated="1020"/>
        </table:table-row>
        <table:table-row table:style-name="ro2">
          <table:table-cell office:value-type="float" office:value="1093" calcext:value-type="float">
            <text:p>1093</text:p>
          </table:table-cell>
          <table:table-cell office:value-type="string" calcext:value-type="string">
            <text:p>['去商超收集客户，结果钥匙拿错了，赶紧给同事打电话让他送钥匙过来！', '半小时后，同事拿着钥匙过来，我说拿错的钥匙我先留着吧，然后都装兜里了，忽然又想到这两把钥匙拿来了，店里的车就锁不上了，赶紧又把钥匙给同事，让他带回去！', '然后同事走了，我回到车旁发现我钥匙又拿错了……', '胖香：']</text:p>
          </table:table-cell>
          <table:table-cell office:value-type="float" office:value="10" calcext:value-type="float">
            <text:p>10</text:p>
          </table:table-cell>
          <table:table-cell office:value-type="string" calcext:value-type="string">
            <text:p>['墨城烟柳微白傻晴']</text:p>
          </table:table-cell>
          <table:table-cell table:number-columns-repeated="1020"/>
        </table:table-row>
        <table:table-row table:style-name="ro3">
          <table:table-cell office:value-type="float" office:value="1091" calcext:value-type="float">
            <text:p>1091</text:p>
          </table:table-cell>
          <table:table-cell office:value-type="string" calcext:value-type="string">
            <text:p>['没笑点，但很人性话！求过！南京旅游时拍的！']</text:p>
          </table:table-cell>
          <table:table-cell office:value-type="float" office:value="137" calcext:value-type="float">
            <text:p>137</text:p>
          </table:table-cell>
          <table:table-cell office:value-type="string" calcext:value-type="string">
            <text:p>['明哥910']</text:p>
          </table:table-cell>
          <table:table-cell table:number-columns-repeated="1020"/>
        </table:table-row>
        <table:table-row table:style-name="ro2">
          <table:table-cell office:value-type="float" office:value="1069" calcext:value-type="float">
            <text:p>1069</text:p>
          </table:table-cell>
          <table:table-cell office:value-type="string" calcext:value-type="string">
            <text:p>['办公室的饮水机没水了，没人换，我四下看了一下，大家都在埋头工作。我悄悄过去，迅速换水，一气呵成。', '一回头，满办公室的人都直勾勾的看着我，一个大姐说：云呐，我觉得你真没必要找男朋友。', '天马～～空：']</text:p>
          </table:table-cell>
          <table:table-cell office:value-type="float" office:value="25" calcext:value-type="float">
            <text:p>25</text:p>
          </table:table-cell>
          <table:table-cell office:value-type="string" calcext:value-type="string">
            <text:p>['王云（笨笨）']</text:p>
          </table:table-cell>
          <table:table-cell table:number-columns-repeated="1020"/>
        </table:table-row>
        <table:table-row table:style-name="ro2">
          <table:table-cell office:value-type="float" office:value="1069" calcext:value-type="float">
            <text:p>1069</text:p>
          </table:table-cell>
          <table:table-cell office:value-type="string" calcext:value-type="string">
            <text:p>['办公室的饮水机没水了，没人换，我四下看了一下，大家都在埋头工作。我悄悄过去，迅速换水，一气呵成。', '一回头，满办公室的人都直勾勾的看着我，一个大姐说：云呐，我觉得你真没必要找男朋友。', '天马～～空：']</text:p>
          </table:table-cell>
          <table:table-cell office:value-type="float" office:value="25" calcext:value-type="float">
            <text:p>25</text:p>
          </table:table-cell>
          <table:table-cell office:value-type="string" calcext:value-type="string">
            <text:p>['王云（笨笨）']</text:p>
          </table:table-cell>
          <table:table-cell table:number-columns-repeated="1020"/>
        </table:table-row>
        <table:table-row table:style-name="ro4">
          <table:table-cell office:value-type="float" office:value="1066" calcext:value-type="float">
            <text:p>1066</text:p>
          </table:table-cell>
          <table:table-cell office:value-type="string" calcext:value-type="string">
            <text:p>['中午学做红烧肉，熬糖色时，把油跟糖刚放进锅里，门铃响了，送快递的，收了快递我忍不住的拆快递，，看到我等了好几天的裙子，，马上拿到卧室去试新裙子，，，等我出来后，油也糊了，锅里黑乎乎一片，满屋子油烟，呛的咳嗽不止，这时男友开门进来，看到满屋子油烟拉着我就跑“你傻呀，家里着火了不打1 1 9。。”', '我…', '眉如画：']</text:p>
          </table:table-cell>
          <table:table-cell office:value-type="float" office:value="14" calcext:value-type="float">
            <text:p>14</text:p>
          </table:table-cell>
          <table:table-cell office:value-type="string" calcext:value-type="string">
            <text:p>['调皮丫头长的美']</text:p>
          </table:table-cell>
          <table:table-cell table:number-columns-repeated="1020"/>
        </table:table-row>
        <table:table-row table:style-name="ro2">
          <table:table-cell office:value-type="float" office:value="1062" calcext:value-type="float">
            <text:p>1062</text:p>
          </table:table-cell>
          <table:table-cell office:value-type="string" calcext:value-type="string">
            <text:p>['昨天跟一女生溪谷散步，她说好冷，我就和她说：“你听过这个段子没，一对男女在散步，女生说好冷。普通青年就脱下衣服给她披上，文艺青年就解开衣服把她搂在怀里，二逼青年说你学我，蹦蹦就不冷了。”然后她笑了一会，说：“还有个sb青年说了个笑话”', '我。。。。。']</text:p>
          </table:table-cell>
          <table:table-cell office:value-type="float" office:value="22" calcext:value-type="float">
            <text:p>22</text:p>
          </table:table-cell>
          <table:table-cell office:value-type="string" calcext:value-type="string">
            <text:p>['那殇！抹不掉']</text:p>
          </table:table-cell>
          <table:table-cell table:number-columns-repeated="1020"/>
        </table:table-row>
        <table:table-row table:style-name="ro2">
          <table:table-cell office:value-type="float" office:value="1062" calcext:value-type="float">
            <text:p>1062</text:p>
          </table:table-cell>
          <table:table-cell office:value-type="string" calcext:value-type="string">
            <text:p>['昨天跟一女生溪谷散步，她说好冷，我就和她说：“你听过这个段子没，一对男女在散步，女生说好冷。普通青年就脱下衣服给她披上，文艺青年就解开衣服把她搂在怀里，二逼青年说你学我，蹦蹦就不冷了。”然后她笑了一会，说：“还有个sb青年说了个笑话”', '我。。。。。']</text:p>
          </table:table-cell>
          <table:table-cell office:value-type="float" office:value="22" calcext:value-type="float">
            <text:p>22</text:p>
          </table:table-cell>
          <table:table-cell office:value-type="string" calcext:value-type="string">
            <text:p>['那殇！抹不掉']</text:p>
          </table:table-cell>
          <table:table-cell table:number-columns-repeated="1020"/>
        </table:table-row>
        <table:table-row table:style-name="ro2">
          <table:table-cell office:value-type="float" office:value="1060" calcext:value-type="float">
            <text:p>1060</text:p>
          </table:table-cell>
          <table:table-cell office:value-type="string" calcext:value-type="string">
            <text:p>['男友同学生日派对，有个节目，男的捂着眼睛摸手找自己女朋友，第一轮六对情侣参加，唯有我男友找对了，，我开心的说“亲爱的，你是怎么做到的，，，”', '男友“别人的手都是滑滑嫩嫩柔若无骨，就你的手，又大又厚还粗 糙跟个熊掌似的。。”', '擦', '萌宠控ing：']</text:p>
          </table:table-cell>
          <table:table-cell office:value-type="float" office:value="33" calcext:value-type="float">
            <text:p>33</text:p>
          </table:table-cell>
          <table:table-cell office:value-type="string" calcext:value-type="string">
            <text:p>['丫头爱上辣鸭头*']</text:p>
          </table:table-cell>
          <table:table-cell table:number-columns-repeated="1020"/>
        </table:table-row>
        <table:table-row table:style-name="ro2">
          <table:table-cell office:value-type="float" office:value="1060" calcext:value-type="float">
            <text:p>1060</text:p>
          </table:table-cell>
          <table:table-cell office:value-type="string" calcext:value-type="string">
            <text:p>['男友同学生日派对，有个节目，男的捂着眼睛摸手找自己女朋友，第一轮六对情侣参加，唯有我男友找对了，，我开心的说“亲爱的，你是怎么做到的，，，”', '男友“别人的手都是滑滑嫩嫩柔若无骨，就你的手，又大又厚还粗 糙跟个熊掌似的。。”', '擦', '萌宠控ing：']</text:p>
          </table:table-cell>
          <table:table-cell office:value-type="float" office:value="33" calcext:value-type="float">
            <text:p>33</text:p>
          </table:table-cell>
          <table:table-cell office:value-type="string" calcext:value-type="string">
            <text:p>['丫头爱上辣鸭头*']</text:p>
          </table:table-cell>
          <table:table-cell table:number-columns-repeated="1020"/>
        </table:table-row>
        <table:table-row table:style-name="ro2">
          <table:table-cell office:value-type="float" office:value="1052" calcext:value-type="float">
            <text:p>1052</text:p>
          </table:table-cell>
          <table:table-cell office:value-type="string" calcext:value-type="string">
            <text:p>['经过我司前台，小女生正在舔酸奶盖，伸着舌头抬眼正好看见我，一脸不好意思。我如此善解人意，为化解尴尬，赶忙说：“哈哈，我也舔！”小女生面露难色，看着手里的酸奶盖：“高哥，我已经舔过了……”']</text:p>
          </table:table-cell>
          <table:table-cell office:value-type="float" office:value="25" calcext:value-type="float">
            <text:p>25</text:p>
          </table:table-cell>
          <table:table-cell office:value-type="string" calcext:value-type="string">
            <text:p>['范冰冰的娇喘助理']</text:p>
          </table:table-cell>
          <table:table-cell table:number-columns-repeated="1020"/>
        </table:table-row>
        <table:table-row table:style-name="ro2">
          <table:table-cell office:value-type="float" office:value="1052" calcext:value-type="float">
            <text:p>1052</text:p>
          </table:table-cell>
          <table:table-cell office:value-type="string" calcext:value-type="string">
            <text:p>['经过我司前台，小女生正在舔酸奶盖，伸着舌头抬眼正好看见我，一脸不好意思。我如此善解人意，为化解尴尬，赶忙说：“哈哈，我也舔！”小女生面露难色，看着手里的酸奶盖：“高哥，我已经舔过了……”']</text:p>
          </table:table-cell>
          <table:table-cell office:value-type="float" office:value="25" calcext:value-type="float">
            <text:p>25</text:p>
          </table:table-cell>
          <table:table-cell office:value-type="string" calcext:value-type="string">
            <text:p>['范冰冰的娇喘助理']</text:p>
          </table:table-cell>
          <table:table-cell table:number-columns-repeated="1020"/>
        </table:table-row>
        <table:table-row table:style-name="ro4">
          <table:table-cell office:value-type="float" office:value="1052" calcext:value-type="float">
            <text:p>1052</text:p>
          </table:table-cell>
          <table:table-cell office:value-type="string" calcext:value-type="string">
            <text:p>['我喜欢光头强的这一段话 鹰，不需鼓掌，也在飞翔。小草，没人心疼，也在成长。深山的野花，没人欣赏，也在芬芳。做事不需人人都理解，只需尽心尽力，做人不需人人都喜欢，只需坦坦荡荡。坚持，注定有孤独彷徨，质疑嘲笑，也都无妨。就算遍体鳞伤，也要撑起坚强，其实一世并不长，既然来了，就要活得漂亮！', 'Kinng陌思宇彡：']</text:p>
          </table:table-cell>
          <table:table-cell office:value-type="float" office:value="66" calcext:value-type="float">
            <text:p>66</text:p>
          </table:table-cell>
          <table:table-cell office:value-type="string" calcext:value-type="string">
            <text:p>['姐可不是传说']</text:p>
          </table:table-cell>
          <table:table-cell table:number-columns-repeated="1020"/>
        </table:table-row>
        <table:table-row table:style-name="ro4">
          <table:table-cell office:value-type="float" office:value="1051" calcext:value-type="float">
            <text:p>1051</text:p>
          </table:table-cell>
          <table:table-cell office:value-type="string" calcext:value-type="string">
            <text:p>['我喜欢光头强的这一段话 鹰，不需鼓掌，也在飞翔。小草，没人心疼，也在成长。深山的野花，没人欣赏，也在芬芳。做事不需人人都理解，只需尽心尽力，做人不需人人都喜欢，只需坦坦荡荡。坚持，注定有孤独彷徨，质疑嘲笑，也都无妨。就算遍体鳞伤，也要撑起坚强，其实一世并不长，既然来了，就要活得漂亮！', 'Kinng陌思宇彡：']</text:p>
          </table:table-cell>
          <table:table-cell office:value-type="float" office:value="66" calcext:value-type="float">
            <text:p>66</text:p>
          </table:table-cell>
          <table:table-cell office:value-type="string" calcext:value-type="string">
            <text:p>['姐可不是传说']</text:p>
          </table:table-cell>
          <table:table-cell table:number-columns-repeated="1020"/>
        </table:table-row>
        <table:table-row table:style-name="ro2">
          <table:table-cell office:value-type="float" office:value="1050" calcext:value-type="float">
            <text:p>1050</text:p>
          </table:table-cell>
          <table:table-cell office:value-type="string" calcext:value-type="string">
            <text:p>['前天家里吃三文鱼，辣根调的巨辣，逞强的我沾了好大一口辣根放进嘴里。强忍住泪水，故作镇定的看向爸妈“我感觉还好啊[面瘫神][面瘫神]”', '妈妈叹了口气，指了指我身后的镜子。我疑惑的回头一看：两条鼻涕挂在一个眼睛通红的男生鼻孔上，随着急促的呼吸荡啊荡的......旁边的老爹已经笑翻在饭桌上']</text:p>
          </table:table-cell>
          <table:table-cell office:value-type="float" office:value="9" calcext:value-type="float">
            <text:p>9</text:p>
          </table:table-cell>
          <table:table-cell office:value-type="string" calcext:value-type="string">
            <text:p>['西工大的西瓜子']</text:p>
          </table:table-cell>
          <table:table-cell table:number-columns-repeated="1020"/>
        </table:table-row>
        <table:table-row table:style-name="ro7">
          <table:table-cell office:value-type="float" office:value="1046" calcext:value-type="float">
            <text:p>1046</text:p>
          </table:table-cell>
          <table:table-cell office:value-type="string" calcext:value-type="string">
            <text:p>['那年十八岁，堂哥十九岁，我们经过慎重的考虑，最后决定一起去割包.皮。', '堂哥还算厚道，说他大，他先去割，为我打个头阵！我在手术室外坐立难安，脑海浮现种种幻想，万一医生手一抖，给我整根剪断就麻烦了。', '但弓已上弦，不得不发。紧张的我只能靠上厕所缓解压力……', '不久，堂哥从手术室出来！只见他叉开腿一摇一摆慢吞吞迈着步伐，用微微发抖的嘴说“小龙，该你了！”', '我见他如此神态，不禁咽了咽口水“我现在可以反悔吗？”', '堂哥一听，眼睛一瞪，像个走竞步而又怕扯着蛋的鸭子，走过来…', '查看全文', '小鸟任天驰：']</text:p>
          </table:table-cell>
          <table:table-cell office:value-type="float" office:value="32" calcext:value-type="float">
            <text:p>32</text:p>
          </table:table-cell>
          <table:table-cell office:value-type="string" calcext:value-type="string">
            <text:p>['小鸟任天驰']</text:p>
          </table:table-cell>
          <table:table-cell table:number-columns-repeated="1020"/>
        </table:table-row>
        <table:table-row table:style-name="ro2">
          <table:table-cell office:value-type="float" office:value="1044" calcext:value-type="float">
            <text:p>1044</text:p>
          </table:table-cell>
          <table:table-cell office:value-type="string" calcext:value-type="string">
            <text:p>['小猪从噩梦中惊醒，对一旁的妈妈哭诉道：“我梦见自己长大以后去做水手了，可是我不喜欢做水手。”猪妈妈抚摸着小猪的头说：“傻孩子，不要怕，梦都是反的呀。”果然，小猪后来没去做水手，而是做了火腿。', '请叫我Dick：']</text:p>
          </table:table-cell>
          <table:table-cell office:value-type="float" office:value="30" calcext:value-type="float">
            <text:p>30</text:p>
          </table:table-cell>
          <table:table-cell office:value-type="string" calcext:value-type="string">
            <text:p>['齐钰']</text:p>
          </table:table-cell>
          <table:table-cell table:number-columns-repeated="1020"/>
        </table:table-row>
        <table:table-row table:style-name="ro3">
          <table:table-cell office:value-type="float" office:value="1035" calcext:value-type="float">
            <text:p>1035</text:p>
          </table:table-cell>
          <table:table-cell office:value-type="string" calcext:value-type="string">
            <text:p>['对自己老婆好点吧各位男同胞们！', '独得自己恩宠：']</text:p>
          </table:table-cell>
          <table:table-cell office:value-type="float" office:value="64" calcext:value-type="float">
            <text:p>64</text:p>
          </table:table-cell>
          <table:table-cell office:value-type="string" calcext:value-type="string">
            <text:p>['八级狂疯']</text:p>
          </table:table-cell>
          <table:table-cell table:number-columns-repeated="1020"/>
        </table:table-row>
        <table:table-row table:style-name="ro2">
          <table:table-cell office:value-type="float" office:value="1032" calcext:value-type="float">
            <text:p>1032</text:p>
          </table:table-cell>
          <table:table-cell office:value-type="string" calcext:value-type="string">
            <text:p>['公司健身房最近很热闹，听说去了一个很正点的女同事，每天晚上都在跑步机上锻炼！我为了减肥，晚上也去了健身房！', '正点的女同事没见着，跑步机让我跑坏了。', '看看而已654：']</text:p>
          </table:table-cell>
          <table:table-cell office:value-type="float" office:value="12" calcext:value-type="float">
            <text:p>12</text:p>
          </table:table-cell>
          <table:table-cell office:value-type="string" calcext:value-type="string">
            <text:p>['风吹屁股蛋子疼']</text:p>
          </table:table-cell>
          <table:table-cell table:number-columns-repeated="1020"/>
        </table:table-row>
        <table:table-row table:style-name="ro2">
          <table:table-cell office:value-type="float" office:value="1032" calcext:value-type="float">
            <text:p>1032</text:p>
          </table:table-cell>
          <table:table-cell office:value-type="string" calcext:value-type="string">
            <text:p>['公司健身房最近很热闹，听说去了一个很正点的女同事，每天晚上都在跑步机上锻炼！我为了减肥，晚上也去了健身房！', '正点的女同事没见着，跑步机让我跑坏了。', '看看而已654：']</text:p>
          </table:table-cell>
          <table:table-cell office:value-type="float" office:value="12" calcext:value-type="float">
            <text:p>12</text:p>
          </table:table-cell>
          <table:table-cell office:value-type="string" calcext:value-type="string">
            <text:p>['风吹屁股蛋子疼']</text:p>
          </table:table-cell>
          <table:table-cell table:number-columns-repeated="1020"/>
        </table:table-row>
        <table:table-row table:style-name="ro2">
          <table:table-cell office:value-type="float" office:value="1012" calcext:value-type="float">
            <text:p>1012</text:p>
          </table:table-cell>
          <table:table-cell office:value-type="string" calcext:value-type="string">
            <text:p>['高中毕业后去了一家参茸厂短暂打工！去的时候就告诉只要不带出去随便吃，我这人比较“实在”真的就随便吃来着！早上老妈叫我起床的时候发现我鼻孔流血，枕头 床单上全部血红一片，吓得声都变了 一直喊我名字.......', '林晓九：']</text:p>
          </table:table-cell>
          <table:table-cell office:value-type="float" office:value="27" calcext:value-type="float">
            <text:p>27</text:p>
          </table:table-cell>
          <table:table-cell office:value-type="string" calcext:value-type="string">
            <text:p>['林晓九']</text:p>
          </table:table-cell>
          <table:table-cell table:number-columns-repeated="1020"/>
        </table:table-row>
        <table:table-row table:style-name="ro2">
          <table:table-cell office:value-type="float" office:value="1004" calcext:value-type="float">
            <text:p>1004</text:p>
          </table:table-cell>
          <table:table-cell office:value-type="string" calcext:value-type="string">
            <text:p>['英语老师：你们一定要好好学英语，学英语的好处是，即使你以后去工地上搬砖，当别人喊“一二三起”时，你可以喊“one two three go”，都显得比别人要有文化些！', '冷瞳～9：']</text:p>
          </table:table-cell>
          <table:table-cell office:value-type="float" office:value="20" calcext:value-type="float">
            <text:p>20</text:p>
          </table:table-cell>
          <table:table-cell office:value-type="string" calcext:value-type="string">
            <text:p>['阴谋得逞']</text:p>
          </table:table-cell>
          <table:table-cell table:number-columns-repeated="1020"/>
        </table:table-row>
        <table:table-row table:style-name="ro3">
          <table:table-cell office:value-type="float" office:value="992" calcext:value-type="float">
            <text:p>992</text:p>
          </table:table-cell>
          <table:table-cell office:value-type="string" calcext:value-type="string">
            <text:p>['前段时间看房子中介遇得多了，老是被问：“你贵姓啊？”，冷不丁遇到一个中介问，你姓什么呢？“免贵姓X”脱口而出。。。。自己瞬间尴尬。。']</text:p>
          </table:table-cell>
          <table:table-cell office:value-type="float" office:value="20" calcext:value-type="float">
            <text:p>20</text:p>
          </table:table-cell>
          <table:table-cell office:value-type="string" calcext:value-type="string">
            <text:p>['云卜']</text:p>
          </table:table-cell>
          <table:table-cell table:number-columns-repeated="1020"/>
        </table:table-row>
        <table:table-row table:style-name="ro2">
          <table:table-cell office:value-type="float" office:value="988" calcext:value-type="float">
            <text:p>988</text:p>
          </table:table-cell>
          <table:table-cell office:value-type="string" calcext:value-type="string">
            <text:p>['一朋友开着大金杯来回接送学生，他的车总是一尘不染，有一次我夸他车干净，他无奈地说:', '我原来洗车也不这么勤快，可坐车的这帮孩子总是在我的车上落灰的地方涂鸦，我叫白金 库，一个捣蛋鬼在我后风挡上写了“白内裤”……', '吃了两碗又盛：']</text:p>
          </table:table-cell>
          <table:table-cell office:value-type="float" office:value="5" calcext:value-type="float">
            <text:p>5</text:p>
          </table:table-cell>
          <table:table-cell office:value-type="string" calcext:value-type="string">
            <text:p>['吃了两碗又盛']</text:p>
          </table:table-cell>
          <table:table-cell table:number-columns-repeated="1020"/>
        </table:table-row>
        <table:table-row table:style-name="ro3">
          <table:table-cell office:value-type="float" office:value="982" calcext:value-type="float">
            <text:p>982</text:p>
          </table:table-cell>
          <table:table-cell office:value-type="string" calcext:value-type="string">
            <text:p>['兄弟们先笑一会[惊恐]']</text:p>
          </table:table-cell>
          <table:table-cell office:value-type="float" office:value="17" calcext:value-type="float">
            <text:p>17</text:p>
          </table:table-cell>
          <table:table-cell office:value-type="string" calcext:value-type="string">
            <text:p>['布拉格丶']</text:p>
          </table:table-cell>
          <table:table-cell table:number-columns-repeated="1020"/>
        </table:table-row>
        <table:table-row table:style-name="ro3">
          <table:table-cell office:value-type="float" office:value="981" calcext:value-type="float">
            <text:p>981</text:p>
          </table:table-cell>
          <table:table-cell office:value-type="string" calcext:value-type="string">
            <text:p>['兄弟们先笑一会[惊恐]']</text:p>
          </table:table-cell>
          <table:table-cell office:value-type="float" office:value="17" calcext:value-type="float">
            <text:p>17</text:p>
          </table:table-cell>
          <table:table-cell office:value-type="string" calcext:value-type="string">
            <text:p>['布拉格丶']</text:p>
          </table:table-cell>
          <table:table-cell table:number-columns-repeated="1020"/>
        </table:table-row>
        <table:table-row table:style-name="ro2">
          <table:table-cell office:value-type="float" office:value="966" calcext:value-type="float">
            <text:p>966</text:p>
          </table:table-cell>
          <table:table-cell office:value-type="string" calcext:value-type="string">
            <text:p>['老师：你的梦想是什么？ 同学沉思片刻道：有房有铺，自己当老板，妻子貌美如花，还有当官的兄弟。 逗比老师：北宋有个人和你一样，他姓武！', '红杏一直梅出墙名花已有主…：']</text:p>
          </table:table-cell>
          <table:table-cell office:value-type="float" office:value="16" calcext:value-type="float">
            <text:p>16</text:p>
          </table:table-cell>
          <table:table-cell office:value-type="string" calcext:value-type="string">
            <text:p>['于Hui.']</text:p>
          </table:table-cell>
          <table:table-cell table:number-columns-repeated="1020"/>
        </table:table-row>
        <table:table-row table:style-name="ro2">
          <table:table-cell office:value-type="float" office:value="966" calcext:value-type="float">
            <text:p>966</text:p>
          </table:table-cell>
          <table:table-cell office:value-type="string" calcext:value-type="string">
            <text:p>['老师：你的梦想是什么？ 同学沉思片刻道：有房有铺，自己当老板，妻子貌美如花，还有当官的兄弟。 逗比老师：北宋有个人和你一样，他姓武！', '红杏一直梅出墙名花已有主…：']</text:p>
          </table:table-cell>
          <table:table-cell office:value-type="float" office:value="16" calcext:value-type="float">
            <text:p>16</text:p>
          </table:table-cell>
          <table:table-cell office:value-type="string" calcext:value-type="string">
            <text:p>['于Hui.']</text:p>
          </table:table-cell>
          <table:table-cell table:number-columns-repeated="1020"/>
        </table:table-row>
        <table:table-row table:style-name="ro2">
          <table:table-cell office:value-type="float" office:value="962" calcext:value-type="float">
            <text:p>962</text:p>
          </table:table-cell>
          <table:table-cell office:value-type="string" calcext:value-type="string">
            <text:p>['刚下班，小姨子叫我顺路接一下她。 刚去到地方，有个妙龄美女就来问路，指手划脚地比划半天，才把怎么走说明白。这时，小姨子走了过来，和那美女挥手说再见。我正满脸不解，小姨子说：姐夫，我看上了个包。然后，打开手机，出来几张我正耍流氓的照片，那角度刚刚好……', '红笺小字1：']</text:p>
          </table:table-cell>
          <table:table-cell office:value-type="float" office:value="19" calcext:value-type="float">
            <text:p>19</text:p>
          </table:table-cell>
          <table:table-cell office:value-type="string" calcext:value-type="string">
            <text:p>['孤独浪酒妹小甜甜']</text:p>
          </table:table-cell>
          <table:table-cell table:number-columns-repeated="1020"/>
        </table:table-row>
        <table:table-row table:style-name="ro4">
          <table:table-cell office:value-type="float" office:value="958" calcext:value-type="float">
            <text:p>958</text:p>
          </table:table-cell>
          <table:table-cell office:value-type="string" calcext:value-type="string">
            <text:p>['闺蜜气呼呼地打电话跟我说：“我儿子今天也被留学校了！”', '问她原因，把我笑喷了：“老师问孩子人体有哪些器官，我儿子说有‘小 <text:s text:c="2"/>几 <text:s text:c="2"/>八’，老师讲我儿子不文明！哎，难道我要告诉儿子‘小 几 吧 不属于人体器官’，还是怎么说？你自己提的这个问题，你要我们家长怎么去解释？”', '……虽然我也不知道该怎么解释，但还是忍不住想笑[捂脸][捂脸][捂脸]', '白小双。：']</text:p>
          </table:table-cell>
          <table:table-cell office:value-type="float" office:value="24" calcext:value-type="float">
            <text:p>24</text:p>
          </table:table-cell>
          <table:table-cell office:value-type="string" calcext:value-type="string">
            <text:p>['苏宁夫人']</text:p>
          </table:table-cell>
          <table:table-cell table:number-columns-repeated="1020"/>
        </table:table-row>
        <table:table-row table:style-name="ro2">
          <table:table-cell office:value-type="float" office:value="956" calcext:value-type="float">
            <text:p>956</text:p>
          </table:table-cell>
          <table:table-cell office:value-type="string" calcext:value-type="string">
            <text:p>['表哥出差，临走在火车站广场溜达，被一大姐叫住：“小伙子，住宿吧，有美女陪。”表哥：“谢谢大姐，我车还有十分钟就开了。”大姐：“来得及，来得及！”我明显的感觉到他倍感侮辱，此生必对火车站充满仇恨！！！']</text:p>
          </table:table-cell>
          <table:table-cell office:value-type="float" office:value="11" calcext:value-type="float">
            <text:p>11</text:p>
          </table:table-cell>
          <table:table-cell office:value-type="string" calcext:value-type="string">
            <text:p>['出家人不打狂雨']</text:p>
          </table:table-cell>
          <table:table-cell table:number-columns-repeated="1020"/>
        </table:table-row>
        <table:table-row table:style-name="ro2">
          <table:table-cell office:value-type="float" office:value="956" calcext:value-type="float">
            <text:p>956</text:p>
          </table:table-cell>
          <table:table-cell office:value-type="string" calcext:value-type="string">
            <text:p>['表哥出差，临走在火车站广场溜达，被一大姐叫住：“小伙子，住宿吧，有美女陪。”表哥：“谢谢大姐，我车还有十分钟就开了。”大姐：“来得及，来得及！”我明显的感觉到他倍感侮辱，此生必对火车站充满仇恨！！！']</text:p>
          </table:table-cell>
          <table:table-cell office:value-type="float" office:value="11" calcext:value-type="float">
            <text:p>11</text:p>
          </table:table-cell>
          <table:table-cell office:value-type="string" calcext:value-type="string">
            <text:p>['出家人不打狂雨']</text:p>
          </table:table-cell>
          <table:table-cell table:number-columns-repeated="1020"/>
        </table:table-row>
        <table:table-row table:style-name="ro7">
          <table:table-cell office:value-type="float" office:value="940" calcext:value-type="float">
            <text:p>940</text:p>
          </table:table-cell>
          <table:table-cell office:value-type="string" calcext:value-type="string">
            <text:p>['（转）本人（女）长期坐办公室，最近一整周尾骨右侧疼带着屁股疼，因此近一周都没去乒乓球馆打球，此为背景～', '中午，食堂，和同事排队打饭。同事（男）憋了一周没打球，十分手痒，想约我晚上打球，想但出于关心要先问问我的身体情况，于是回头直接道:“今天屁股还疼吗？”气氛瞬间尴尬起来，我还没来得及回答，他发现问法不对，改口问到:“今天那里还疼吗？”我特么…前面排队的大爷回头瞅了一眼，看见我们两个小年轻，给了我们俩一个“我懂我也年轻过的眼神”', '然后，暴击来了，他大概是整理了一下语言，问道:“那里…', '查看全文', '老衲探枪枪出如虹：']</text:p>
          </table:table-cell>
          <table:table-cell office:value-type="float" office:value="21" calcext:value-type="float">
            <text:p>21</text:p>
          </table:table-cell>
          <table:table-cell office:value-type="string" calcext:value-type="string">
            <text:p>['青山隐隐.']</text:p>
          </table:table-cell>
          <table:table-cell table:number-columns-repeated="1020"/>
        </table:table-row>
        <table:table-row table:style-name="ro2">
          <table:table-cell office:value-type="float" office:value="937" calcext:value-type="float">
            <text:p>937</text:p>
          </table:table-cell>
          <table:table-cell office:value-type="string" calcext:value-type="string">
            <text:p>['班群里几个同学分配到上海工作，晚上在群里吹嘘自己工资多么多么高，福利多么多么好。一个同学看不下去了，发了句“平均13万一平”', '瞬间班群就肃静了下来[doge][doge]', '你、妹。：']</text:p>
          </table:table-cell>
          <table:table-cell office:value-type="float" office:value="19" calcext:value-type="float">
            <text:p>19</text:p>
          </table:table-cell>
          <table:table-cell office:value-type="string" calcext:value-type="string">
            <text:p>['西工大的西瓜子']</text:p>
          </table:table-cell>
          <table:table-cell table:number-columns-repeated="1020"/>
        </table:table-row>
        <table:table-row table:style-name="ro3">
          <table:table-cell office:value-type="float" office:value="936" calcext:value-type="float">
            <text:p>936</text:p>
          </table:table-cell>
          <table:table-cell office:value-type="string" calcext:value-type="string">
            <text:p>['九零后的年轻人', '小风吹｜老湿机：']</text:p>
          </table:table-cell>
          <table:table-cell office:value-type="float" office:value="28" calcext:value-type="float">
            <text:p>28</text:p>
          </table:table-cell>
          <table:table-cell office:value-type="string" calcext:value-type="string">
            <text:p>['丿小胡子先森丶']</text:p>
          </table:table-cell>
          <table:table-cell table:number-columns-repeated="1020"/>
        </table:table-row>
        <table:table-row table:style-name="ro3">
          <table:table-cell office:value-type="float" office:value="936" calcext:value-type="float">
            <text:p>936</text:p>
          </table:table-cell>
          <table:table-cell office:value-type="string" calcext:value-type="string">
            <text:p>['九零后的年轻人', '小风吹｜老湿机：']</text:p>
          </table:table-cell>
          <table:table-cell office:value-type="float" office:value="28" calcext:value-type="float">
            <text:p>28</text:p>
          </table:table-cell>
          <table:table-cell office:value-type="string" calcext:value-type="string">
            <text:p>['丿小胡子先森丶']</text:p>
          </table:table-cell>
          <table:table-cell table:number-columns-repeated="1020"/>
        </table:table-row>
        <table:table-row table:style-name="ro2">
          <table:table-cell office:value-type="float" office:value="929" calcext:value-type="float">
            <text:p>929</text:p>
          </table:table-cell>
          <table:table-cell office:value-type="string" calcext:value-type="string">
            <text:p>['我们公司考勤机下班摁指纹时会语音提示：“签退成功。”', '然后这天公司的屌丝技术员觉得这语音太冷冰冰了，给改了。', '下班时，大家一摁指纹，发出一句风骚的女声：“大爷慢走，明天早点来玩哦。']</text:p>
          </table:table-cell>
          <table:table-cell office:value-type="float" office:value="8" calcext:value-type="float">
            <text:p>8</text:p>
          </table:table-cell>
          <table:table-cell office:value-type="string" calcext:value-type="string">
            <text:p>['只妖不孽']</text:p>
          </table:table-cell>
          <table:table-cell table:number-columns-repeated="1020"/>
        </table:table-row>
        <table:table-row table:style-name="ro2">
          <table:table-cell office:value-type="float" office:value="928" calcext:value-type="float">
            <text:p>928</text:p>
          </table:table-cell>
          <table:table-cell office:value-type="string" calcext:value-type="string">
            <text:p>['在学校的时候，我跟同学聊天之前都会先说一个口头禅:“告诉你一个大秘密……”', '\u3000\u3000后来，同学们都叫我外号大秘密，渐渐的传开了，很多别的班男生慕名专程来看我，来的时候兴冲冲的，走的时候很失落……']</text:p>
          </table:table-cell>
          <table:table-cell office:value-type="float" office:value="20" calcext:value-type="float">
            <text:p>20</text:p>
          </table:table-cell>
          <table:table-cell office:value-type="string" calcext:value-type="string">
            <text:p>['夕冬温存']</text:p>
          </table:table-cell>
          <table:table-cell table:number-columns-repeated="1020"/>
        </table:table-row>
        <table:table-row table:style-name="ro2">
          <table:table-cell office:value-type="float" office:value="928" calcext:value-type="float">
            <text:p>928</text:p>
          </table:table-cell>
          <table:table-cell office:value-type="string" calcext:value-type="string">
            <text:p>['在学校的时候，我跟同学聊天之前都会先说一个口头禅:“告诉你一个大秘密……”', '\u3000\u3000后来，同学们都叫我外号大秘密，渐渐的传开了，很多别的班男生慕名专程来看我，来的时候兴冲冲的，走的时候很失落……']</text:p>
          </table:table-cell>
          <table:table-cell office:value-type="float" office:value="20" calcext:value-type="float">
            <text:p>20</text:p>
          </table:table-cell>
          <table:table-cell office:value-type="string" calcext:value-type="string">
            <text:p>['夕冬温存']</text:p>
          </table:table-cell>
          <table:table-cell table:number-columns-repeated="1020"/>
        </table:table-row>
        <table:table-row table:style-name="ro2">
          <table:table-cell office:value-type="float" office:value="928" calcext:value-type="float">
            <text:p>928</text:p>
          </table:table-cell>
          <table:table-cell office:value-type="string" calcext:value-type="string">
            <text:p>['小时候。某领导来学校视察，刚想点烟，大花大声喊道：“校园內不许吸烟！”领导：“这学生不错，敢于指出我的错误。学校确实不能吸烟！你叫什么？”“我叫大花。”第二天大花就被学校开除了。理由：大声喧哗。。。']</text:p>
          </table:table-cell>
          <table:table-cell office:value-type="float" office:value="17" calcext:value-type="float">
            <text:p>17</text:p>
          </table:table-cell>
          <table:table-cell office:value-type="string" calcext:value-type="string">
            <text:p>['杨蕾蕾i']</text:p>
          </table:table-cell>
          <table:table-cell table:number-columns-repeated="1020"/>
        </table:table-row>
        <table:table-row table:style-name="ro2">
          <table:table-cell office:value-type="float" office:value="927" calcext:value-type="float">
            <text:p>927</text:p>
          </table:table-cell>
          <table:table-cell office:value-type="string" calcext:value-type="string">
            <text:p>['那年，我刚作业，下班归交游出租屋走，走在寒冷的小巷里。一个大爷颤微微的走着，是那么的无助，那么的虚弱，随时都有摔倒的可能！这时，一个漂亮的女性过来搀扶他渐渐往前走……啊，人世自有真情在！我也湿了眼眶！然后他们拐了个弯，进了一个洗头店，响起了招呼声：大爷，您又来了...']</text:p>
          </table:table-cell>
          <table:table-cell office:value-type="float" office:value="11" calcext:value-type="float">
            <text:p>11</text:p>
          </table:table-cell>
          <table:table-cell office:value-type="string" calcext:value-type="string">
            <text:p>['滨海港']</text:p>
          </table:table-cell>
          <table:table-cell table:number-columns-repeated="1020"/>
        </table:table-row>
        <table:table-row table:style-name="ro2">
          <table:table-cell office:value-type="float" office:value="923" calcext:value-type="float">
            <text:p>923</text:p>
          </table:table-cell>
          <table:table-cell office:value-type="string" calcext:value-type="string">
            <text:p>['琳姐气质优雅，身材曼妙，能够驾驭各种时装各种发型各种高跟鞋，每天早晨都是食堂一道靓丽的风景线……同桌就餐的一小丫头无比仰慕连声夸赞，平时高冷范的琳姐竟然调皮地用手指戳一下胸，悄声说“姐这是赝品……”[笑哭][笑哭]', '你好达令：']</text:p>
          </table:table-cell>
          <table:table-cell office:value-type="float" office:value="16" calcext:value-type="float">
            <text:p>16</text:p>
          </table:table-cell>
          <table:table-cell office:value-type="string" calcext:value-type="string">
            <text:p>['鱼歌浅唱']</text:p>
          </table:table-cell>
          <table:table-cell table:number-columns-repeated="1020"/>
        </table:table-row>
        <table:table-row table:style-name="ro2">
          <table:table-cell office:value-type="float" office:value="916" calcext:value-type="float">
            <text:p>916</text:p>
          </table:table-cell>
          <table:table-cell office:value-type="string" calcext:value-type="string">
            <text:p>['老爸藏私房钱被老妈知道了，但她就装作不知道，然后看我爸得干啥，直到老妈生日的时候，老爸送了老妈一件大衣，是老妈一直喜欢但又舍不得买的，自那以后老妈对老爸钱管的松多了。看的我都感动的不行，私下各种酸我爸，老爸吧嗒吧嗒抽了一支烟和我说：“我早发现不对劲了，要不是我机智，早就被你妈打死了！”']</text:p>
          </table:table-cell>
          <table:table-cell office:value-type="float" office:value="16" calcext:value-type="float">
            <text:p>16</text:p>
          </table:table-cell>
          <table:table-cell office:value-type="string" calcext:value-type="string">
            <text:p>['天涯有段you']</text:p>
          </table:table-cell>
          <table:table-cell table:number-columns-repeated="1020"/>
        </table:table-row>
        <table:table-row table:style-name="ro2">
          <table:table-cell office:value-type="float" office:value="916" calcext:value-type="float">
            <text:p>916</text:p>
          </table:table-cell>
          <table:table-cell office:value-type="string" calcext:value-type="string">
            <text:p>['老爸藏私房钱被老妈知道了，但她就装作不知道，然后看我爸得干啥，直到老妈生日的时候，老爸送了老妈一件大衣，是老妈一直喜欢但又舍不得买的，自那以后老妈对老爸钱管的松多了。看的我都感动的不行，私下各种酸我爸，老爸吧嗒吧嗒抽了一支烟和我说：“我早发现不对劲了，要不是我机智，早就被你妈打死了！”']</text:p>
          </table:table-cell>
          <table:table-cell office:value-type="float" office:value="16" calcext:value-type="float">
            <text:p>16</text:p>
          </table:table-cell>
          <table:table-cell office:value-type="string" calcext:value-type="string">
            <text:p>['天涯有段you']</text:p>
          </table:table-cell>
          <table:table-cell table:number-columns-repeated="1020"/>
        </table:table-row>
        <table:table-row table:style-name="ro2">
          <table:table-cell office:value-type="float" office:value="910" calcext:value-type="float">
            <text:p>910</text:p>
          </table:table-cell>
          <table:table-cell office:value-type="string" calcext:value-type="string">
            <text:p>['本人护士一枚…割…和平时一样给一个病人打针，针刚下去，那个病人呲牙咧嘴的喊疼。心想也许真的是很疼吧，突然来了句，美女，你挂针技术好，不疼…我哭笑不得…']</text:p>
          </table:table-cell>
          <table:table-cell office:value-type="float" office:value="5" calcext:value-type="float">
            <text:p>5</text:p>
          </table:table-cell>
          <table:table-cell office:value-type="string" calcext:value-type="string">
            <text:p>['蛰伏青春']</text:p>
          </table:table-cell>
          <table:table-cell table:number-columns-repeated="1020"/>
        </table:table-row>
        <table:table-row table:style-name="ro3">
          <table:table-cell office:value-type="float" office:value="893" calcext:value-type="float">
            <text:p>893</text:p>
          </table:table-cell>
          <table:table-cell office:value-type="string" calcext:value-type="string">
            <text:p>['五岁的儿子就像我的小情人一样。每次老公想要抱抱我，儿子就捣乱，就打老公。', '老公说：你的小情人吃醋啦，情敌见面分外眼红……能动手尽量别吵吵……']</text:p>
          </table:table-cell>
          <table:table-cell office:value-type="float" office:value="5" calcext:value-type="float">
            <text:p>5</text:p>
          </table:table-cell>
          <table:table-cell office:value-type="string" calcext:value-type="string">
            <text:p>['姑苏云琪']</text:p>
          </table:table-cell>
          <table:table-cell table:number-columns-repeated="1020"/>
        </table:table-row>
        <table:table-row table:style-name="ro3">
          <table:table-cell office:value-type="float" office:value="886" calcext:value-type="float">
            <text:p>886</text:p>
          </table:table-cell>
          <table:table-cell office:value-type="string" calcext:value-type="string">
            <text:p>['大家都来说说自己小时候的糗事吧，我先来：想当初被一只鹅追到跳河，幸好水不深，如果淹死了估计村里至今都还有我的传说！']</text:p>
          </table:table-cell>
          <table:table-cell office:value-type="float" office:value="22" calcext:value-type="float">
            <text:p>22</text:p>
          </table:table-cell>
          <table:table-cell office:value-type="string" calcext:value-type="string">
            <text:p>['浮夸的年hua']</text:p>
          </table:table-cell>
          <table:table-cell table:number-columns-repeated="1020"/>
        </table:table-row>
        <table:table-row table:style-name="ro6">
          <table:table-cell office:value-type="float" office:value="873" calcext:value-type="float">
            <text:p>873</text:p>
          </table:table-cell>
          <table:table-cell office:value-type="string" calcext:value-type="string">
            <text:p>['我一哥们清明节那天被母亲大人赶出来了，暂时借住我这里，我问他怎么了？', '哥们郁闷的说，这不是清明吗？我给我爸上坟，看见有卖那种纸糊的女的呢，我问卖纸糊的，她说是阴间的小三，我想我爸爸一生太辛苦，活着的时候我妈也经常欺负他，我就买了两个像杨幂和赵丽颖的给我爸烧了，不想昨天晚上我外婆托梦给我妈妈，说我在阴间给我爸找小三，这不，被我妈赶出来了！我妈还扬言说要告诉我媳妇[大哭][大哭][大哭][流泪][流泪]现在有家难回了[难过][难过][难过][难过]', '乳来伸掌凹：']</text:p>
          </table:table-cell>
          <table:table-cell office:value-type="float" office:value="15" calcext:value-type="float">
            <text:p>15</text:p>
          </table:table-cell>
          <table:table-cell office:value-type="string" calcext:value-type="string">
            <text:p>['荣昌龙哥']</text:p>
          </table:table-cell>
          <table:table-cell table:number-columns-repeated="1020"/>
        </table:table-row>
        <table:table-row table:style-name="ro3">
          <table:table-cell office:value-type="float" office:value="869" calcext:value-type="float">
            <text:p>869</text:p>
          </table:table-cell>
          <table:table-cell office:value-type="string" calcext:value-type="string">
            <text:p>['这个有点直白了吧[嘿嘿][嘿嘿]']</text:p>
          </table:table-cell>
          <table:table-cell office:value-type="float" office:value="18" calcext:value-type="float">
            <text:p>18</text:p>
          </table:table-cell>
          <table:table-cell office:value-type="string" calcext:value-type="string">
            <text:p>['桐桐等你']</text:p>
          </table:table-cell>
          <table:table-cell table:number-columns-repeated="1020"/>
        </table:table-row>
        <table:table-row table:style-name="ro2">
          <table:table-cell office:value-type="float" office:value="865" calcext:value-type="float">
            <text:p>865</text:p>
          </table:table-cell>
          <table:table-cell office:value-type="string" calcext:value-type="string">
            <text:p>['火车上邻座的女孩儿靠在我肩上睡着了，像只小猫一样蜷成一团，任长发铺在我的肩上。很奇妙的感觉，我静静坐着，一动不动，感受着这一切。谢谢你！让我有了两个小时的女朋友感觉！！！', '杨蕾蕾i：']</text:p>
          </table:table-cell>
          <table:table-cell office:value-type="float" office:value="38" calcext:value-type="float">
            <text:p>38</text:p>
          </table:table-cell>
          <table:table-cell office:value-type="string" calcext:value-type="string">
            <text:p>['186天']</text:p>
          </table:table-cell>
          <table:table-cell table:number-columns-repeated="1020"/>
        </table:table-row>
        <table:table-row table:style-name="ro2">
          <table:table-cell office:value-type="float" office:value="862" calcext:value-type="float">
            <text:p>862</text:p>
          </table:table-cell>
          <table:table-cell office:value-type="string" calcext:value-type="string">
            <text:p>['接外甥放学，有个小女孩追上来问:“叔叔，你是XX的爸爸吗?”我微笑着说:“我是他舅舅。”外甥低下头使劲拽着我离开,我想这小子肯定惹祸了。然后小女孩刮着脸皮对外甥说:“吹牛不害臊，两篇日记都写照顾植物人舅舅”']</text:p>
          </table:table-cell>
          <table:table-cell office:value-type="float" office:value="8" calcext:value-type="float">
            <text:p>8</text:p>
          </table:table-cell>
          <table:table-cell office:value-type="string" calcext:value-type="string">
            <text:p>['狂你儿子育苗']</text:p>
          </table:table-cell>
          <table:table-cell table:number-columns-repeated="1020"/>
        </table:table-row>
        <table:table-row table:style-name="ro2">
          <table:table-cell office:value-type="float" office:value="862" calcext:value-type="float">
            <text:p>862</text:p>
          </table:table-cell>
          <table:table-cell office:value-type="string" calcext:value-type="string">
            <text:p>['接外甥放学，有个小女孩追上来问:“叔叔，你是XX的爸爸吗?”我微笑着说:“我是他舅舅。”外甥低下头使劲拽着我离开,我想这小子肯定惹祸了。然后小女孩刮着脸皮对外甥说:“吹牛不害臊，两篇日记都写照顾植物人舅舅”']</text:p>
          </table:table-cell>
          <table:table-cell office:value-type="float" office:value="8" calcext:value-type="float">
            <text:p>8</text:p>
          </table:table-cell>
          <table:table-cell office:value-type="string" calcext:value-type="string">
            <text:p>['狂你儿子育苗']</text:p>
          </table:table-cell>
          <table:table-cell table:number-columns-repeated="1020"/>
        </table:table-row>
        <table:table-row table:style-name="ro2">
          <table:table-cell office:value-type="float" office:value="859" calcext:value-type="float">
            <text:p>859</text:p>
          </table:table-cell>
          <table:table-cell office:value-type="string" calcext:value-type="string">
            <text:p>['我家有一只大狗，今天它犯了错，我打了它一下说：“下次不可以这样了，”然后就放它走了，儿子看到说：“为什么我犯错你往死里揍我，而它犯错你却不这样？”', '我语重心长的说：“你和它不同，我要把它打急了，还真打不过它……”']</text:p>
          </table:table-cell>
          <table:table-cell office:value-type="float" office:value="15" calcext:value-type="float">
            <text:p>15</text:p>
          </table:table-cell>
          <table:table-cell office:value-type="string" calcext:value-type="string">
            <text:p>['西门、吹牛！']</text:p>
          </table:table-cell>
          <table:table-cell table:number-columns-repeated="1020"/>
        </table:table-row>
        <table:table-row table:style-name="ro4">
          <table:table-cell office:value-type="float" office:value="858" calcext:value-type="float">
            <text:p>858</text:p>
          </table:table-cell>
          <table:table-cell office:value-type="string" calcext:value-type="string">
            <text:p>['闺蜜是移动营业厅的，这天我去找她，看她气呼呼的，问怎么了？', '\u3000\u3000闺蜜答:“现在的家长不知道怎么了，一张嘴就告诉孩子是充话费赠的，这倒好，今天来了个小孩，说他妈打他，让我把他带走。”', '\u3000\u3000闺蜜说完，看了看自己的儿子，叮嘱道:“小子，你可不许学他们。”', '\u3000\u3000他儿子说道:“我不是充话费赠的，但我是充话费的生的呀！”', '天星星……：']</text:p>
          </table:table-cell>
          <table:table-cell office:value-type="float" office:value="14" calcext:value-type="float">
            <text:p>14</text:p>
          </table:table-cell>
          <table:table-cell office:value-type="string" calcext:value-type="string">
            <text:p>['夕冬温存']</text:p>
          </table:table-cell>
          <table:table-cell table:number-columns-repeated="1020"/>
        </table:table-row>
        <table:table-row table:style-name="ro2">
          <table:table-cell office:value-type="float" office:value="844" calcext:value-type="float">
            <text:p>844</text:p>
          </table:table-cell>
          <table:table-cell office:value-type="string" calcext:value-type="string">
            <text:p>['家里有台冰箱比我岁数都大，一直张罗要换，我妈说没坏不许我乱花钱～', '昨晚买的猪肉放一夜没冻住，终于坏了，我开心的准备买冰箱去，然后被我妈叫住，这才发现，只是冰箱门忘关了……', '走走停停看风景……：']</text:p>
          </table:table-cell>
          <table:table-cell office:value-type="float" office:value="21" calcext:value-type="float">
            <text:p>21</text:p>
          </table:table-cell>
          <table:table-cell office:value-type="string" calcext:value-type="string">
            <text:p>['偷惢']</text:p>
          </table:table-cell>
          <table:table-cell table:number-columns-repeated="1020"/>
        </table:table-row>
        <table:table-row table:style-name="ro2">
          <table:table-cell office:value-type="float" office:value="844" calcext:value-type="float">
            <text:p>844</text:p>
          </table:table-cell>
          <table:table-cell office:value-type="string" calcext:value-type="string">
            <text:p>['家里有台冰箱比我岁数都大，一直张罗要换，我妈说没坏不许我乱花钱～', '昨晚买的猪肉放一夜没冻住，终于坏了，我开心的准备买冰箱去，然后被我妈叫住，这才发现，只是冰箱门忘关了……', '走走停停看风景……：']</text:p>
          </table:table-cell>
          <table:table-cell office:value-type="float" office:value="21" calcext:value-type="float">
            <text:p>21</text:p>
          </table:table-cell>
          <table:table-cell office:value-type="string" calcext:value-type="string">
            <text:p>['偷惢']</text:p>
          </table:table-cell>
          <table:table-cell table:number-columns-repeated="1020"/>
        </table:table-row>
        <table:table-row table:style-name="ro3">
          <table:table-cell office:value-type="float" office:value="835" calcext:value-type="float">
            <text:p>835</text:p>
          </table:table-cell>
          <table:table-cell office:value-type="string" calcext:value-type="string">
            <text:p>['微信最后。。。', '夜∮放肆了寂寞：']</text:p>
          </table:table-cell>
          <table:table-cell office:value-type="float" office:value="41" calcext:value-type="float">
            <text:p>41</text:p>
          </table:table-cell>
          <table:table-cell office:value-type="string" calcext:value-type="string">
            <text:p>['名字好听吗！']</text:p>
          </table:table-cell>
          <table:table-cell table:number-columns-repeated="1020"/>
        </table:table-row>
        <table:table-row table:style-name="ro6">
          <table:table-cell office:value-type="float" office:value="833" calcext:value-type="float">
            <text:p>833</text:p>
          </table:table-cell>
          <table:table-cell office:value-type="string" calcext:value-type="string">
            <text:p>['我妈讲给我听的：', '七几年，我们那小山村条件还不太好，大多数人家都很节省，水也是直接在河里挑。', '我有个奶奶是寡妇，她人挺好，心直口快没什么心眼，独自带着几个孩子不容易，所以大家常帮她，她也会尽量做点饭什么的招待。', '有一天大家帮她插秧，她用锅蒸了些糯米团子（家里做过的就知道，蒸屉上面要放一层纱布）给大家吃，别说，手艺真的不错，团子蒸得又糯又甜，大家吃得可过瘾了！奶奶看大家吃得开心也高兴，边在围裙上搓着手上的米粉边说：“大家吃，放心吃，虽然是放我内裤蒸的，但都是好久…', '查看全文', '一拉一大坨。：']</text:p>
          </table:table-cell>
          <table:table-cell office:value-type="float" office:value="16" calcext:value-type="float">
            <text:p>16</text:p>
          </table:table-cell>
          <table:table-cell office:value-type="string" calcext:value-type="string">
            <text:p>['苏宁夫人']</text:p>
          </table:table-cell>
          <table:table-cell table:number-columns-repeated="1020"/>
        </table:table-row>
        <table:table-row table:style-name="ro2">
          <table:table-cell office:value-type="float" office:value="832" calcext:value-type="float">
            <text:p>832</text:p>
          </table:table-cell>
          <table:table-cell office:value-type="string" calcext:value-type="string">
            <text:p>['大学的时候，宿舍四个人，我和其他两个人经常一起斗地主。', '有一次胸大的室友耍赖，指着自己胸说：对K，要不要？', '我能让她得逞吗？我指着我的胸说：对A，管上！']</text:p>
          </table:table-cell>
          <table:table-cell office:value-type="float" office:value="23" calcext:value-type="float">
            <text:p>23</text:p>
          </table:table-cell>
          <table:table-cell office:value-type="string" calcext:value-type="string">
            <text:p>['王云（笨笨）']</text:p>
          </table:table-cell>
          <table:table-cell table:number-columns-repeated="1020"/>
        </table:table-row>
        <table:table-row table:style-name="ro2">
          <table:table-cell office:value-type="float" office:value="823" calcext:value-type="float">
            <text:p>823</text:p>
          </table:table-cell>
          <table:table-cell office:value-type="string" calcext:value-type="string">
            <text:p>['老总对我不错，他儿子五一结婚，我微信发给他个红包，还在红包上写了祝福的话:祝您百年好合，早生贵子！', '发过去才反应过来，又忙发微信解释:儿子！漏写了！', '暗蓝天空：']</text:p>
          </table:table-cell>
          <table:table-cell office:value-type="float" office:value="18" calcext:value-type="float">
            <text:p>18</text:p>
          </table:table-cell>
          <table:table-cell office:value-type="string" calcext:value-type="string">
            <text:p>['风吹屁股蛋子疼']</text:p>
          </table:table-cell>
          <table:table-cell table:number-columns-repeated="1020"/>
        </table:table-row>
        <table:table-row table:style-name="ro2">
          <table:table-cell office:value-type="float" office:value="823" calcext:value-type="float">
            <text:p>823</text:p>
          </table:table-cell>
          <table:table-cell office:value-type="string" calcext:value-type="string">
            <text:p>['老总对我不错，他儿子五一结婚，我微信发给他个红包，还在红包上写了祝福的话:祝您百年好合，早生贵子！', '发过去才反应过来，又忙发微信解释:儿子！漏写了！', '暗蓝天空：']</text:p>
          </table:table-cell>
          <table:table-cell office:value-type="float" office:value="18" calcext:value-type="float">
            <text:p>18</text:p>
          </table:table-cell>
          <table:table-cell office:value-type="string" calcext:value-type="string">
            <text:p>['风吹屁股蛋子疼']</text:p>
          </table:table-cell>
          <table:table-cell table:number-columns-repeated="1020"/>
        </table:table-row>
        <table:table-row table:style-name="ro2">
          <table:table-cell office:value-type="float" office:value="822" calcext:value-type="float">
            <text:p>822</text:p>
          </table:table-cell>
          <table:table-cell office:value-type="string" calcext:value-type="string">
            <text:p>['一日坐公交，上来一大肚女站在一年轻女子座位旁边，女子无动于衷，旁边皆议论让给孕妇让座，年轻女子委屈的说，我也是孕妇，我都怀孕四个月了！此时，只听得刚才那位大肚女大喊一声，老子不是孕妇！', '转']</text:p>
          </table:table-cell>
          <table:table-cell office:value-type="float" office:value="6" calcext:value-type="float">
            <text:p>6</text:p>
          </table:table-cell>
          <table:table-cell office:value-type="string" calcext:value-type="string">
            <text:p>['望永伴深爱']</text:p>
          </table:table-cell>
          <table:table-cell table:number-columns-repeated="1020"/>
        </table:table-row>
        <table:table-row table:style-name="ro2">
          <table:table-cell office:value-type="float" office:value="822" calcext:value-type="float">
            <text:p>822</text:p>
          </table:table-cell>
          <table:table-cell office:value-type="string" calcext:value-type="string">
            <text:p>['一日坐公交，上来一大肚女站在一年轻女子座位旁边，女子无动于衷，旁边皆议论让给孕妇让座，年轻女子委屈的说，我也是孕妇，我都怀孕四个月了！此时，只听得刚才那位大肚女大喊一声，老子不是孕妇！', '转']</text:p>
          </table:table-cell>
          <table:table-cell office:value-type="float" office:value="6" calcext:value-type="float">
            <text:p>6</text:p>
          </table:table-cell>
          <table:table-cell office:value-type="string" calcext:value-type="string">
            <text:p>['望永伴深爱']</text:p>
          </table:table-cell>
          <table:table-cell table:number-columns-repeated="1020"/>
        </table:table-row>
        <table:table-row table:style-name="ro3">
          <table:table-cell office:value-type="float" office:value="820" calcext:value-type="float">
            <text:p>820</text:p>
          </table:table-cell>
          <table:table-cell office:value-type="string" calcext:value-type="string">
            <text:p>['年饭前听同事说今年领导会给我们一个交代，果真领导给了每人一个胶带，胶带，胶带……']</text:p>
          </table:table-cell>
          <table:table-cell office:value-type="float" office:value="14" calcext:value-type="float">
            <text:p>14</text:p>
          </table:table-cell>
          <table:table-cell office:value-type="string" calcext:value-type="string">
            <text:p>['为你淡然如雪']</text:p>
          </table:table-cell>
          <table:table-cell table:number-columns-repeated="1020"/>
        </table:table-row>
        <table:table-row table:style-name="ro2">
          <table:table-cell office:value-type="float" office:value="810" calcext:value-type="float">
            <text:p>810</text:p>
          </table:table-cell>
          <table:table-cell office:value-type="string" calcext:value-type="string">
            <text:p>['这两天有点冷，老妈又犯懒，吃完饭正看电视呢。', '老妈：“冷吗？”我：“不冷。”', '老妈：“那好，洗碗吧！”', '我：“……”于是，悲剧的默默洗碗中。', '老妈又来一句：“冷吗？”我：“冷。”心想老妈真心疼我啊。', '结果，老妈：“好，那戴个手套洗吧，顺便把锅也洗了”']</text:p>
          </table:table-cell>
          <table:table-cell office:value-type="float" office:value="13" calcext:value-type="float">
            <text:p>13</text:p>
          </table:table-cell>
          <table:table-cell office:value-type="string" calcext:value-type="string">
            <text:p>['RC_zhang']</text:p>
          </table:table-cell>
          <table:table-cell table:number-columns-repeated="1020"/>
        </table:table-row>
        <table:table-row table:style-name="ro2">
          <table:table-cell office:value-type="float" office:value="808" calcext:value-type="float">
            <text:p>808</text:p>
          </table:table-cell>
          <table:table-cell office:value-type="string" calcext:value-type="string">
            <text:p>['电梯坏了，老实巴交的肯德基小哥也不知道打个电话，像圣斗士一样。背着四四方方的大箱子一层层地爬楼。', '我看着有些不忍，就上前与他攀谈，希望借此减轻他爬楼的枯燥与疲惫。终于，小哥到达了13楼。他感激地对我说：“谢谢你，大哥。”', '我说：“不必客气，把我订的肯德基给我吧。”']</text:p>
          </table:table-cell>
          <table:table-cell office:value-type="float" office:value="18" calcext:value-type="float">
            <text:p>18</text:p>
          </table:table-cell>
          <table:table-cell office:value-type="string" calcext:value-type="string">
            <text:p>['浅灰色烟圈3']</text:p>
          </table:table-cell>
          <table:table-cell table:number-columns-repeated="1020"/>
        </table:table-row>
        <table:table-row table:style-name="ro3">
          <table:table-cell office:value-type="float" office:value="805" calcext:value-type="float">
            <text:p>805</text:p>
          </table:table-cell>
          <table:table-cell office:value-type="string" calcext:value-type="string">
            <text:p>['卖家表示很无语', '杨蕾蕾i：']</text:p>
          </table:table-cell>
          <table:table-cell office:value-type="float" office:value="25" calcext:value-type="float">
            <text:p>25</text:p>
          </table:table-cell>
          <table:table-cell office:value-type="string" calcext:value-type="string">
            <text:p>['秋雨微凉冬已至']</text:p>
          </table:table-cell>
          <table:table-cell table:number-columns-repeated="1020"/>
        </table:table-row>
        <table:table-row table:style-name="ro5">
          <table:table-cell office:value-type="float" office:value="798" calcext:value-type="float">
            <text:p>798</text:p>
          </table:table-cell>
          <table:table-cell office:value-type="string" calcext:value-type="string">
            <text:p>['小侄子3岁半，绝对的小男子汉，喜欢在街上乱跑，嫂子教育他说到处跑会被坏人拐跑卖掉的，一天小侄子又到处跑了，半天没回，哥哥出去找，嫂子在店里看着，哥哥半天没回，小侄子被一个十七八岁的女孩送回来了，小侄子看到嫂子自豪的对嫂子说：“妈妈，我给你拐回来一个媳妇，咱把她卖了吧！”我嫂子和女孩的脸色啊……']</text:p>
          </table:table-cell>
          <table:table-cell office:value-type="float" office:value="7" calcext:value-type="float">
            <text:p>7</text:p>
          </table:table-cell>
          <table:table-cell office:value-type="string" calcext:value-type="string">
            <text:p>['dongzhesk…']</text:p>
          </table:table-cell>
          <table:table-cell table:number-columns-repeated="1020"/>
        </table:table-row>
        <table:table-row table:style-name="ro3">
          <table:table-cell office:value-type="float" office:value="795" calcext:value-type="float">
            <text:p>795</text:p>
          </table:table-cell>
          <table:table-cell office:value-type="string" calcext:value-type="string">
            <text:p>['有一次考试，一哥们传纸条问我问题，问的是“道德经是谁写的？”我告诉他是老子，结果这哥们写上了我的名字……']</text:p>
          </table:table-cell>
          <table:table-cell office:value-type="float" office:value="8" calcext:value-type="float">
            <text:p>8</text:p>
          </table:table-cell>
          <table:table-cell office:value-type="string" calcext:value-type="string">
            <text:p>['L小可爱哦']</text:p>
          </table:table-cell>
          <table:table-cell table:number-columns-repeated="1020"/>
        </table:table-row>
        <table:table-row table:style-name="ro2">
          <table:table-cell office:value-type="float" office:value="792" calcext:value-type="float">
            <text:p>792</text:p>
          </table:table-cell>
          <table:table-cell office:value-type="string" calcext:value-type="string">
            <text:p>['今早去姐姐家，姐对我说：“你姐夫真是太缺德了，元宵晚上，你姐夫给我屁股后来一炮！这一炮把我搞得…”听着姐姐有色的描述，我情不自禁夹紧了腿，瞪大眼睛迷惑地望着姐姐…姐姐感觉出不对劲了：“这该死的，在我屁股后扔了一个冲天炮，把我吓死了！”', '请叫我Dick：']</text:p>
          </table:table-cell>
          <table:table-cell office:value-type="float" office:value="32" calcext:value-type="float">
            <text:p>32</text:p>
          </table:table-cell>
          <table:table-cell office:value-type="string" calcext:value-type="string">
            <text:p>['齐钰']</text:p>
          </table:table-cell>
          <table:table-cell table:number-columns-repeated="1020"/>
        </table:table-row>
        <table:table-row table:style-name="ro2">
          <table:table-cell office:value-type="float" office:value="786" calcext:value-type="float">
            <text:p>786</text:p>
          </table:table-cell>
          <table:table-cell office:value-type="string" calcext:value-type="string">
            <text:p>['昨天去谈事，', '朋友开新车来接，', '他问：“车怎么样？”', '我说：“颜色挺好看的...”', '然后就让我扎好安全带起飞了...', '再问我怎么样，', '我说：“还不错，速度挺快的。”', '...', '憋了半天他终于问了句：', '“你是不是不认识玛莎拉蒂这个标？”']</text:p>
          </table:table-cell>
          <table:table-cell office:value-type="float" office:value="12" calcext:value-type="float">
            <text:p>12</text:p>
          </table:table-cell>
          <table:table-cell office:value-type="string" calcext:value-type="string">
            <text:p>['本是无邪带点真']</text:p>
          </table:table-cell>
          <table:table-cell table:number-columns-repeated="1020"/>
        </table:table-row>
        <table:table-row table:style-name="ro2">
          <table:table-cell office:value-type="float" office:value="786" calcext:value-type="float">
            <text:p>786</text:p>
          </table:table-cell>
          <table:table-cell office:value-type="string" calcext:value-type="string">
            <text:p>['周末，我爸妈来了，发现墙上有血迹，于是就质问我老公：“谁的血？”老公淡定的说道：“你女儿的...”话音刚落，我妈就骑在我老公的身上，揪着我老公的头发！我爸从厨房取来菜刀架在我老公的脖子上...这时，我从厕所出来，笑着说道：“爸，妈，快放开他，他只不过打死了一只蚊子...”', '孤独的阳哥：']</text:p>
          </table:table-cell>
          <table:table-cell office:value-type="float" office:value="30" calcext:value-type="float">
            <text:p>30</text:p>
          </table:table-cell>
          <table:table-cell office:value-type="string" calcext:value-type="string">
            <text:p>['齐钰']</text:p>
          </table:table-cell>
          <table:table-cell table:number-columns-repeated="1020"/>
        </table:table-row>
        <table:table-row table:style-name="ro3">
          <table:table-cell office:value-type="float" office:value="779" calcext:value-type="float">
            <text:p>779</text:p>
          </table:table-cell>
          <table:table-cell office:value-type="string" calcext:value-type="string">
            <text:p>['知道为什么男人跟你聊天聊着聊着就不聊了吗', '因为男人呀 都是大面积撒网选择性捕捞， <text:s/>最后你被放生了[大笑][大笑][大笑]', '绿帽集团董事：']</text:p>
          </table:table-cell>
          <table:table-cell office:value-type="float" office:value="34" calcext:value-type="float">
            <text:p>34</text:p>
          </table:table-cell>
          <table:table-cell office:value-type="string" calcext:value-type="string">
            <text:p>['尘缘若梦5']</text:p>
          </table:table-cell>
          <table:table-cell table:number-columns-repeated="1020"/>
        </table:table-row>
        <table:table-row table:style-name="ro2">
          <table:table-cell office:value-type="float" office:value="773" calcext:value-type="float">
            <text:p>773</text:p>
          </table:table-cell>
          <table:table-cell office:value-type="string" calcext:value-type="string">
            <text:p>['和女友挽着手逛大街，她突然问我:我和你前女友，谁更漂亮？我愣了一会，说:你漂亮！女友甜甜的笑了，踮起脚尖，在我耳垂上咬了一下:晚上奖励你！我哈哈大笑，一扭头，砰的一声撞在了路边的电杆上，疼得我眼泪都飙出来了！', '天老爷呀，虽然说撒谎是要遭报应的，可这报应来得也太快了吧？']</text:p>
          </table:table-cell>
          <table:table-cell office:value-type="float" office:value="12" calcext:value-type="float">
            <text:p>12</text:p>
          </table:table-cell>
          <table:table-cell office:value-type="string" calcext:value-type="string">
            <text:p>['烦人呐']</text:p>
          </table:table-cell>
          <table:table-cell table:number-columns-repeated="1020"/>
        </table:table-row>
        <table:table-row table:style-name="ro2">
          <table:table-cell office:value-type="float" office:value="771" calcext:value-type="float">
            <text:p>771</text:p>
          </table:table-cell>
          <table:table-cell office:value-type="string" calcext:value-type="string">
            <text:p>['老婆惹我生气，我追在她后面喊：“别让我抓到你……”话未说完，读小学的儿子接过话：“抓到就把你嘿嘿嘿！”瞬间屋里落针可闻……忽然，老婆冲过来掐着我耳朵咆哮：“都特么说了你看段子时避着点孩子，好好的孩子都成啥样了？”！记得是我占理来着……']</text:p>
          </table:table-cell>
          <table:table-cell office:value-type="float" office:value="16" calcext:value-type="float">
            <text:p>16</text:p>
          </table:table-cell>
          <table:table-cell office:value-type="string" calcext:value-type="string">
            <text:p>['段子tv之沈平']</text:p>
          </table:table-cell>
          <table:table-cell table:number-columns-repeated="1020"/>
        </table:table-row>
        <table:table-row table:style-name="ro3">
          <table:table-cell office:value-type="float" office:value="763" calcext:value-type="float">
            <text:p>763</text:p>
          </table:table-cell>
          <table:table-cell office:value-type="string" calcext:value-type="string">
            <text:p>['，，，，，，']</text:p>
          </table:table-cell>
          <table:table-cell office:value-type="float" office:value="36" calcext:value-type="float">
            <text:p>36</text:p>
          </table:table-cell>
          <table:table-cell office:value-type="string" calcext:value-type="string">
            <text:p>['还能不能愉快得耍玩…']</text:p>
          </table:table-cell>
          <table:table-cell table:number-columns-repeated="1020"/>
        </table:table-row>
        <table:table-row table:style-name="ro2">
          <table:table-cell office:value-type="float" office:value="762" calcext:value-type="float">
            <text:p>762</text:p>
          </table:table-cell>
          <table:table-cell office:value-type="string" calcext:value-type="string">
            <text:p>['走路偶然遇见男神走在我面前，就悄悄跟着，掏出手机给他发了个信息，帅哥干嘛呢？出来吃个饭吧。', '果不其然他掏出了手机，按了一会儿。', '很快我收到信息，我在家，我妈不让我出来。']</text:p>
          </table:table-cell>
          <table:table-cell office:value-type="float" office:value="5" calcext:value-type="float">
            <text:p>5</text:p>
          </table:table-cell>
          <table:table-cell office:value-type="string" calcext:value-type="string">
            <text:p>['什么鬼н']</text:p>
          </table:table-cell>
          <table:table-cell table:number-columns-repeated="1020"/>
        </table:table-row>
        <table:table-row table:style-name="ro2">
          <table:table-cell office:value-type="float" office:value="759" calcext:value-type="float">
            <text:p>759</text:p>
          </table:table-cell>
          <table:table-cell office:value-type="string" calcext:value-type="string">
            <text:p>['说个自己的今天的事情……不割……今晚喝酒回家，由于比较近十多分钟到家，就走回去了，半路突然臀部一阵急来，小树林见，解决完之后发现没纸，记得小时候都是那种泥土凝结的土块，江湖救急没办法了，可是原来的配方，感觉不适应了，是不是土块的问题[大哭][大哭]', '我靠。这是啥：']</text:p>
          </table:table-cell>
          <table:table-cell office:value-type="float" office:value="26" calcext:value-type="float">
            <text:p>26</text:p>
          </table:table-cell>
          <table:table-cell office:value-type="string" calcext:value-type="string">
            <text:p>['为了理想奋斗8']</text:p>
          </table:table-cell>
          <table:table-cell table:number-columns-repeated="1020"/>
        </table:table-row>
        <table:table-row table:style-name="ro2">
          <table:table-cell office:value-type="float" office:value="759" calcext:value-type="float">
            <text:p>759</text:p>
          </table:table-cell>
          <table:table-cell office:value-type="string" calcext:value-type="string">
            <text:p>['说个自己的今天的事情……不割……今晚喝酒回家，由于比较近十多分钟到家，就走回去了，半路突然臀部一阵急来，小树林见，解决完之后发现没纸，记得小时候都是那种泥土凝结的土块，江湖救急没办法了，可是原来的配方，感觉不适应了，是不是土块的问题[大哭][大哭]', '我靠。这是啥：']</text:p>
          </table:table-cell>
          <table:table-cell office:value-type="float" office:value="26" calcext:value-type="float">
            <text:p>26</text:p>
          </table:table-cell>
          <table:table-cell office:value-type="string" calcext:value-type="string">
            <text:p>['为了理想奋斗8']</text:p>
          </table:table-cell>
          <table:table-cell table:number-columns-repeated="1020"/>
        </table:table-row>
        <table:table-row table:style-name="ro2">
          <table:table-cell office:value-type="float" office:value="758" calcext:value-type="float">
            <text:p>758</text:p>
          </table:table-cell>
          <table:table-cell office:value-type="string" calcext:value-type="string">
            <text:p>['我爸养了条狗，一天不小心把狗的腿给压断了，老爸不仅帮他上石膏，而且觉得愧疚居然买了猪蹄和一整只鸡给他吃，听到我姐讲这件事的时候，我看了看碗里的青菜瞬间吃不下去了......']</text:p>
          </table:table-cell>
          <table:table-cell office:value-type="float" office:value="10" calcext:value-type="float">
            <text:p>10</text:p>
          </table:table-cell>
          <table:table-cell office:value-type="string" calcext:value-type="string">
            <text:p>['新疆110']</text:p>
          </table:table-cell>
          <table:table-cell table:number-columns-repeated="1020"/>
        </table:table-row>
        <table:table-row table:style-name="ro2">
          <table:table-cell office:value-type="float" office:value="758" calcext:value-type="float">
            <text:p>758</text:p>
          </table:table-cell>
          <table:table-cell office:value-type="string" calcext:value-type="string">
            <text:p>['我爸养了条狗，一天不小心把狗的腿给压断了，老爸不仅帮他上石膏，而且觉得愧疚居然买了猪蹄和一整只鸡给他吃，听到我姐讲这件事的时候，我看了看碗里的青菜瞬间吃不下去了......']</text:p>
          </table:table-cell>
          <table:table-cell office:value-type="float" office:value="10" calcext:value-type="float">
            <text:p>10</text:p>
          </table:table-cell>
          <table:table-cell office:value-type="string" calcext:value-type="string">
            <text:p>['新疆110']</text:p>
          </table:table-cell>
          <table:table-cell table:number-columns-repeated="1020"/>
        </table:table-row>
        <table:table-row table:style-name="ro3">
          <table:table-cell office:value-type="float" office:value="757" calcext:value-type="float">
            <text:p>757</text:p>
          </table:table-cell>
          <table:table-cell office:value-type="string" calcext:value-type="string">
            <text:p>['15年，是我最难最二逼的一年，也是转折过渡的一年']</text:p>
          </table:table-cell>
          <table:table-cell office:value-type="float" office:value="23" calcext:value-type="float">
            <text:p>23</text:p>
          </table:table-cell>
          <table:table-cell office:value-type="string" calcext:value-type="string">
            <text:p>['总有奸臣想害朕呢']</text:p>
          </table:table-cell>
          <table:table-cell table:number-columns-repeated="1020"/>
        </table:table-row>
        <table:table-row table:style-name="ro3">
          <table:table-cell office:value-type="float" office:value="755" calcext:value-type="float">
            <text:p>755</text:p>
          </table:table-cell>
          <table:table-cell office:value-type="string" calcext:value-type="string">
            <text:p>['清明时节雨纷纷，', '路上行人欲断魂，', '借问酒家何处有，', '牧童遥指杏花村。', '别看村子不咋大呀，', '有山有水有树林，', '邻里相亲多和睦，', '老少爷们也合群。']</text:p>
          </table:table-cell>
          <table:table-cell office:value-type="float" office:value="20" calcext:value-type="float">
            <text:p>20</text:p>
          </table:table-cell>
          <table:table-cell office:value-type="string" calcext:value-type="string">
            <text:p>['贵州吴老二']</text:p>
          </table:table-cell>
          <table:table-cell table:number-columns-repeated="1020"/>
        </table:table-row>
        <table:table-row table:style-name="ro2">
          <table:table-cell office:value-type="float" office:value="754" calcext:value-type="float">
            <text:p>754</text:p>
          </table:table-cell>
          <table:table-cell office:value-type="string" calcext:value-type="string">
            <text:p>['午饭后，我问同事小贺“不午睡吗？”', '小贺头摇得像拨浪鼓：“我不困，中级职称考试快开始了，我得抓紧时间学习”，说完埋头看起了书。', '我惭愧的放下手机，也翻起了专业书。', '不到十分钟就觉得眼皮直打架，扭头一看，小贺趴在桌子上流出了哈喇子…', '走来、走去：']</text:p>
          </table:table-cell>
          <table:table-cell office:value-type="float" office:value="8" calcext:value-type="float">
            <text:p>8</text:p>
          </table:table-cell>
          <table:table-cell office:value-type="string" calcext:value-type="string">
            <text:p>['你瞒 我瞒']</text:p>
          </table:table-cell>
          <table:table-cell table:number-columns-repeated="1020"/>
        </table:table-row>
        <table:table-row table:style-name="ro5">
          <table:table-cell office:value-type="float" office:value="753" calcext:value-type="float">
            <text:p>753</text:p>
          </table:table-cell>
          <table:table-cell office:value-type="string" calcext:value-type="string">
            <text:p>['曾经上过厨师学校，第一次去男朋友家，我决定露一手，就抢着做饭。他爸让我歇着，我一拍胸脯：“叔，您不会嫌我做饭难吃吧？您歇着，看我的！”他爸反复嘱咐我：“记得少放盐！”我炒菜，他还不放心，在旁边看着。他家装盐的是个带盖子的陶瓷罐，我用手捏盐的时候他爸很紧张，结果我不光捏出了盐，还捏出了个塑料包，里面包着一沓零钱……']</text:p>
          </table:table-cell>
          <table:table-cell office:value-type="float" office:value="10" calcext:value-type="float">
            <text:p>10</text:p>
          </table:table-cell>
          <table:table-cell office:value-type="string" calcext:value-type="string">
            <text:p>['阴谋得逞']</text:p>
          </table:table-cell>
          <table:table-cell table:number-columns-repeated="1020"/>
        </table:table-row>
        <table:table-row table:style-name="ro3">
          <table:table-cell office:value-type="float" office:value="749" calcext:value-type="float">
            <text:p>749</text:p>
          </table:table-cell>
          <table:table-cell office:value-type="string" calcext:value-type="string">
            <text:p>['真是良心企业啊', '十三年资深潜水员：']</text:p>
          </table:table-cell>
          <table:table-cell office:value-type="float" office:value="27" calcext:value-type="float">
            <text:p>27</text:p>
          </table:table-cell>
          <table:table-cell office:value-type="string" calcext:value-type="string">
            <text:p>['龙少他爹']</text:p>
          </table:table-cell>
          <table:table-cell table:number-columns-repeated="1020"/>
        </table:table-row>
        <table:table-row table:style-name="ro3">
          <table:table-cell office:value-type="float" office:value="748" calcext:value-type="float">
            <text:p>748</text:p>
          </table:table-cell>
          <table:table-cell office:value-type="string" calcext:value-type="string">
            <text:p>['富养是个人。。。[惊恐][惊恐][惊恐]', 'Mr.Song非同凡响：']</text:p>
          </table:table-cell>
          <table:table-cell office:value-type="float" office:value="8" calcext:value-type="float">
            <text:p>8</text:p>
          </table:table-cell>
          <table:table-cell office:value-type="string" calcext:value-type="string">
            <text:p>['待你胡子及腰，借我…']</text:p>
          </table:table-cell>
          <table:table-cell table:number-columns-repeated="1020"/>
        </table:table-row>
        <table:table-row table:style-name="ro2">
          <table:table-cell office:value-type="float" office:value="745" calcext:value-type="float">
            <text:p>745</text:p>
          </table:table-cell>
          <table:table-cell office:value-type="string" calcext:value-type="string">
            <text:p>['傍晚散步的时候，看见一位奶奶给孙子驱赶其头顶成群结队的小摇蚊。孙子突然一伸头，“啪”的一声，就被奶奶给误伤了一巴掌。孙子一脸懵逼的望着奶奶，奶奶抱着歉意给孙子鞠了一躬。不知道是那一巴掌的后遗症？还是孙子受不起奶奶这一躬？孙子突然翻白眼就撅过去了……[惊呆了]', '风样0：']</text:p>
          </table:table-cell>
          <table:table-cell office:value-type="float" office:value="3" calcext:value-type="float">
            <text:p>3</text:p>
          </table:table-cell>
          <table:table-cell office:value-type="string" calcext:value-type="string">
            <text:p>['王八与蛋']</text:p>
          </table:table-cell>
          <table:table-cell table:number-columns-repeated="1020"/>
        </table:table-row>
        <table:table-row table:style-name="ro2">
          <table:table-cell office:value-type="float" office:value="744" calcext:value-type="float">
            <text:p>744</text:p>
          </table:table-cell>
          <table:table-cell office:value-type="string" calcext:value-type="string">
            <text:p>['家有呆萌小女友，相处三个月没越雷池一步，昨晚一起看电影，拉了一下她的手，她就哭闹着说怀孕了，真的笑死我了！让她相信自己没怀孕，今天故意带她去医院“打胎”，更搞笑的是，医生还真给她做了个打胎手术。', '变压器7：']</text:p>
          </table:table-cell>
          <table:table-cell office:value-type="float" office:value="24" calcext:value-type="float">
            <text:p>24</text:p>
          </table:table-cell>
          <table:table-cell office:value-type="string" calcext:value-type="string">
            <text:p>['dongzhesk…']</text:p>
          </table:table-cell>
          <table:table-cell table:number-columns-repeated="1020"/>
        </table:table-row>
        <table:table-row table:style-name="ro3">
          <table:table-cell office:value-type="float" office:value="742" calcext:value-type="float">
            <text:p>742</text:p>
          </table:table-cell>
          <table:table-cell office:value-type="string" calcext:value-type="string">
            <text:p>['2018年计划']</text:p>
          </table:table-cell>
          <table:table-cell office:value-type="float" office:value="4" calcext:value-type="float">
            <text:p>4</text:p>
          </table:table-cell>
          <table:table-cell office:value-type="string" calcext:value-type="string">
            <text:p>['一直在隔壁']</text:p>
          </table:table-cell>
          <table:table-cell table:number-columns-repeated="1020"/>
        </table:table-row>
        <table:table-row table:style-name="ro3">
          <table:table-cell office:value-type="float" office:value="742" calcext:value-type="float">
            <text:p>742</text:p>
          </table:table-cell>
          <table:table-cell office:value-type="string" calcext:value-type="string">
            <text:p>['马云应该会被载入史册。古代用贝壳。黄金。白银铜钱交易，现代用纸币。现在基本都是一堆数据了。。。。']</text:p>
          </table:table-cell>
          <table:table-cell office:value-type="float" office:value="17" calcext:value-type="float">
            <text:p>17</text:p>
          </table:table-cell>
          <table:table-cell office:value-type="string" calcext:value-type="string">
            <text:p>['黄山小小妖']</text:p>
          </table:table-cell>
          <table:table-cell table:number-columns-repeated="1020"/>
        </table:table-row>
        <table:table-row table:style-name="ro2">
          <table:table-cell office:value-type="float" office:value="742" calcext:value-type="float">
            <text:p>742</text:p>
          </table:table-cell>
          <table:table-cell office:value-type="string" calcext:value-type="string">
            <text:p>['晚上和几个朋友去超市买东西，在等红绿灯的时候他们几个看没什么车就要闯红灯。旁边的一个7 .8岁的小朋友看他们几个要过马路就拉着他妈妈也要过去。这时我听到他妈妈对他说道:“ 你忘记爸爸妈妈怎么跟你说的了吗？要遵守交通规则，做一个遵纪守法的好孩子。” 听到这话，我赶紧上前去把他们几个拉了回来。']</text:p>
          </table:table-cell>
          <table:table-cell office:value-type="float" office:value="18" calcext:value-type="float">
            <text:p>18</text:p>
          </table:table-cell>
          <table:table-cell office:value-type="string" calcext:value-type="string">
            <text:p>['李筱莯']</text:p>
          </table:table-cell>
          <table:table-cell table:number-columns-repeated="1020"/>
        </table:table-row>
        <table:table-row table:style-name="ro5">
          <table:table-cell office:value-type="float" office:value="737" calcext:value-type="float">
            <text:p>737</text:p>
          </table:table-cell>
          <table:table-cell office:value-type="string" calcext:value-type="string">
            <text:p>['#说说另一半为你做过最感动难忘事#生完孩子出产房发现他在门口等着我，见到我立刻哭了说老婆辛苦了。刚回家坐月子第三天，他有事出门了，让婆婆照顾我，中午我婆婆给我拿了一个凉馒头，一碗剩菜（坐月子是腊月特别冷）说吃吧，说完就出去了。我给他打电话他立刻回来了，重新给我炖了鱼汤，做了饭。从那次开始再没出过一次门，每次我的饭都是他亲自做，一直到出月子。虽然为我做的事情很多很多，唯独这件事记得最清楚……', '坐拥江山醉红颜：']</text:p>
          </table:table-cell>
          <table:table-cell office:value-type="float" office:value="48" calcext:value-type="float">
            <text:p>48</text:p>
          </table:table-cell>
          <table:table-cell office:value-type="string" calcext:value-type="string">
            <text:p>['地狱中的魔鬼7']</text:p>
          </table:table-cell>
          <table:table-cell table:number-columns-repeated="1020"/>
        </table:table-row>
        <table:table-row table:style-name="ro2">
          <table:table-cell office:value-type="float" office:value="731" calcext:value-type="float">
            <text:p>731</text:p>
          </table:table-cell>
          <table:table-cell office:value-type="string" calcext:value-type="string">
            <text:p>['朋友三十多岁，名字叫“吴跃进”，我特好奇，我问他：哥啊，你一个80后，怎么起个名叫“跃进”啊？', '朋友说：哎……当年我妈怀我的时候，去医院路上，我爸抱着我妈，为了抄近路，一“跃”掉“进”坑里了，然后我就在坑里出生了。', '我说：那你应该叫“吴坑”！']</text:p>
          </table:table-cell>
          <table:table-cell office:value-type="float" office:value="9" calcext:value-type="float">
            <text:p>9</text:p>
          </table:table-cell>
          <table:table-cell office:value-type="string" calcext:value-type="string">
            <text:p>['王云（笨笨）']</text:p>
          </table:table-cell>
          <table:table-cell table:number-columns-repeated="1020"/>
        </table:table-row>
        <table:table-row table:style-name="ro2">
          <table:table-cell office:value-type="float" office:value="725" calcext:value-type="float">
            <text:p>725</text:p>
          </table:table-cell>
          <table:table-cell office:value-type="string" calcext:value-type="string">
            <text:p>['店里接了个蛋糕订单。第二天，客人打电话来说：不要用草莓，我信佛的，不能吃草莓。朋友黑人问号脸，不知道怎么办，把电话给了老板，老板是伊斯兰教的，对着电话就吼：奶油还是动物身上的呢，您也不能吃！客人问：那叫我咋办呀？老板吼道：别订！pia一下就把电话挂了……']</text:p>
          </table:table-cell>
          <table:table-cell office:value-type="float" office:value="16" calcext:value-type="float">
            <text:p>16</text:p>
          </table:table-cell>
          <table:table-cell office:value-type="string" calcext:value-type="string">
            <text:p>[]</text:p>
          </table:table-cell>
          <table:table-cell table:number-columns-repeated="1020"/>
        </table:table-row>
        <table:table-row table:style-name="ro2">
          <table:table-cell office:value-type="float" office:value="720" calcext:value-type="float">
            <text:p>720</text:p>
          </table:table-cell>
          <table:table-cell office:value-type="string" calcext:value-type="string">
            <text:p>['一天老公提早从公司下班回家，一进房间就看到老婆光着身子躺在床上。老公就问：“你怎么没穿衣服呢？”老婆回答：“我没有衣服穿啊！”老公：“你昨天不是才去过百货公司吗？”老公边说边打开衣橱，翻着衣物说道：“买了一堆衣服、鞋子、裤子、袜子……天啊！你连男店员都买回来了？”']</text:p>
          </table:table-cell>
          <table:table-cell office:value-type="float" office:value="10" calcext:value-type="float">
            <text:p>10</text:p>
          </table:table-cell>
          <table:table-cell office:value-type="string" calcext:value-type="string">
            <text:p>['赵碧咸']</text:p>
          </table:table-cell>
          <table:table-cell table:number-columns-repeated="1020"/>
        </table:table-row>
        <table:table-row table:style-name="ro3">
          <table:table-cell office:value-type="float" office:value="715" calcext:value-type="float">
            <text:p>715</text:p>
          </table:table-cell>
          <table:table-cell office:value-type="string" calcext:value-type="string">
            <text:p>['家里种的葡萄发芽了，晚上睡觉，我跟老婆念叨：我想吃葡萄……', '老婆说：来，给你吃！', '然后我就窒息了……', '狸土豆大人：']</text:p>
          </table:table-cell>
          <table:table-cell office:value-type="float" office:value="30" calcext:value-type="float">
            <text:p>30</text:p>
          </table:table-cell>
          <table:table-cell office:value-type="string" calcext:value-type="string">
            <text:p>['你家邻居叫马乐']</text:p>
          </table:table-cell>
          <table:table-cell table:number-columns-repeated="1020"/>
        </table:table-row>
        <table:table-row table:style-name="ro2">
          <table:table-cell office:value-type="float" office:value="715" calcext:value-type="float">
            <text:p>715</text:p>
          </table:table-cell>
          <table:table-cell office:value-type="string" calcext:value-type="string">
            <text:p>['前几天买了台净水器，老妈一个劲的说我浪费钱，我跟她讲解这净水器如何如何的好，像人的肾一样，过滤掉那些脏物质。老妈神叨叨的来了一句：“肾过滤完不是尿吗？”']</text:p>
          </table:table-cell>
          <table:table-cell office:value-type="float" office:value="12" calcext:value-type="float">
            <text:p>12</text:p>
          </table:table-cell>
          <table:table-cell office:value-type="string" calcext:value-type="string">
            <text:p>['无人能及你微笑']</text:p>
          </table:table-cell>
          <table:table-cell table:number-columns-repeated="1020"/>
        </table:table-row>
        <table:table-row table:style-name="ro6">
          <table:table-cell office:value-type="float" office:value="708" calcext:value-type="float">
            <text:p>708</text:p>
          </table:table-cell>
          <table:table-cell office:value-type="string" calcext:value-type="string">
            <text:p>['在大学，你见过最莫名其妙的规则是什么？在我的大学时代，有一个男生被嘲笑了四年，原因是在进校后的第一次升旗，他居然哭了。很难形容他当时的表情，带着坚毅又沉厚的目光注视国旗，然后流下眼泪，当时很多人都注意到他的“异常”，纷纷对他指指点点，升旗有什么好激动的，演抗日剧呢?此后的大学生涯，大家谈起此事都是带看嘲议的语气，极尽调侃之词，说什么建国以来就没见过这样的人，简直是个土包子。有一次班级票选助学金，一个漂亮的姑娘拿到了名额，大家都知道这个姑娘家里并不穷，但也心照不宣的没揭穿，抱着反正我拿不到,谁拿都…', '查看全文', '自语~：']</text:p>
          </table:table-cell>
          <table:table-cell office:value-type="float" office:value="85" calcext:value-type="float">
            <text:p>85</text:p>
          </table:table-cell>
          <table:table-cell office:value-type="string" calcext:value-type="string">
            <text:p>['维斯布鲁克32']</text:p>
          </table:table-cell>
          <table:table-cell table:number-columns-repeated="1020"/>
        </table:table-row>
        <table:table-row table:style-name="ro2">
          <table:table-cell office:value-type="float" office:value="706" calcext:value-type="float">
            <text:p>706</text:p>
          </table:table-cell>
          <table:table-cell office:value-type="string" calcext:value-type="string">
            <text:p>['晚上，我喜欢跟在美女后面跑步。每当她跑着跑着停下来，我总是很绅士滴搭讪：“美女，怎么不跑了。”“跑不动了，歇会！”“在坚持一下”“坚持不了了，真跑不动了。”“真跑不动了？”“真跑不动了！”', '然后，我摸了她胸一下撒腿就跑。']</text:p>
          </table:table-cell>
          <table:table-cell office:value-type="float" office:value="20" calcext:value-type="float">
            <text:p>20</text:p>
          </table:table-cell>
          <table:table-cell office:value-type="string" calcext:value-type="string">
            <text:p>['釆姑娘的小蘑菇S']</text:p>
          </table:table-cell>
          <table:table-cell table:number-columns-repeated="1020"/>
        </table:table-row>
        <table:table-row table:style-name="ro2">
          <table:table-cell office:value-type="float" office:value="706" calcext:value-type="float">
            <text:p>706</text:p>
          </table:table-cell>
          <table:table-cell office:value-type="string" calcext:value-type="string">
            <text:p>['晚上，我喜欢跟在美女后面跑步。每当她跑着跑着停下来，我总是很绅士滴搭讪：“美女，怎么不跑了。”“跑不动了，歇会！”“在坚持一下”“坚持不了了，真跑不动了。”“真跑不动了？”“真跑不动了！”', '然后，我摸了她胸一下撒腿就跑。']</text:p>
          </table:table-cell>
          <table:table-cell office:value-type="float" office:value="20" calcext:value-type="float">
            <text:p>20</text:p>
          </table:table-cell>
          <table:table-cell office:value-type="string" calcext:value-type="string">
            <text:p>['釆姑娘的小蘑菇S']</text:p>
          </table:table-cell>
          <table:table-cell table:number-columns-repeated="1020"/>
        </table:table-row>
        <table:table-row table:style-name="ro3">
          <table:table-cell office:value-type="float" office:value="703" calcext:value-type="float">
            <text:p>703</text:p>
          </table:table-cell>
          <table:table-cell office:value-type="string" calcext:value-type="string">
            <text:p>['拼拼拼，终于到手了……', '酷虎：']</text:p>
          </table:table-cell>
          <table:table-cell office:value-type="float" office:value="55" calcext:value-type="float">
            <text:p>55</text:p>
          </table:table-cell>
          <table:table-cell office:value-type="string" calcext:value-type="string">
            <text:p>['段子大军雷爷']</text:p>
          </table:table-cell>
          <table:table-cell table:number-columns-repeated="1020"/>
        </table:table-row>
        <table:table-row table:style-name="ro2">
          <table:table-cell office:value-type="float" office:value="698" calcext:value-type="float">
            <text:p>698</text:p>
          </table:table-cell>
          <table:table-cell office:value-type="string" calcext:value-type="string">
            <text:p>['把宾利、秘书、司机借给员工去参加前女友婚礼的老板已经很牛气了，但是还有更牛的。我一女同事去参加前男友婚礼，我们老板把三个月大的小孩借给她了，她抱着小孩儿到前男友婚礼上当着他媳妇的面说：孩子我自己养大，但他永远跟你姓。 然后猛然转身，身后是一场腥风血雨', '我是一只小绵羊，：']</text:p>
          </table:table-cell>
          <table:table-cell office:value-type="float" office:value="15" calcext:value-type="float">
            <text:p>15</text:p>
          </table:table-cell>
          <table:table-cell office:value-type="string" calcext:value-type="string">
            <text:p>['o浪漫樱花o']</text:p>
          </table:table-cell>
          <table:table-cell table:number-columns-repeated="1020"/>
        </table:table-row>
        <table:table-row table:style-name="ro2">
          <table:table-cell office:value-type="float" office:value="692" calcext:value-type="float">
            <text:p>692</text:p>
          </table:table-cell>
          <table:table-cell office:value-type="string" calcext:value-type="string">
            <text:p>['今天在大街上有人在发宣传单，我看都没看就走过了，大姐说小伙子，拿一份嘛，我说不用了，潇洒走过，后面大姐补充一句，里面是餐巾纸，我特么转身就拿了三包，大姐夸我太实在了，感觉不太好意思']</text:p>
          </table:table-cell>
          <table:table-cell office:value-type="float" office:value="1" calcext:value-type="float">
            <text:p>1</text:p>
          </table:table-cell>
          <table:table-cell office:value-type="string" calcext:value-type="string">
            <text:p>['fate∞win']</text:p>
          </table:table-cell>
          <table:table-cell table:number-columns-repeated="1020"/>
        </table:table-row>
        <table:table-row table:style-name="ro2">
          <table:table-cell office:value-type="float" office:value="692" calcext:value-type="float">
            <text:p>692</text:p>
          </table:table-cell>
          <table:table-cell office:value-type="string" calcext:value-type="string">
            <text:p>['今天在大街上有人在发宣传单，我看都没看就走过了，大姐说小伙子，拿一份嘛，我说不用了，潇洒走过，后面大姐补充一句，里面是餐巾纸，我特么转身就拿了三包，大姐夸我太实在了，感觉不太好意思']</text:p>
          </table:table-cell>
          <table:table-cell office:value-type="float" office:value="1" calcext:value-type="float">
            <text:p>1</text:p>
          </table:table-cell>
          <table:table-cell office:value-type="string" calcext:value-type="string">
            <text:p>['fate∞win']</text:p>
          </table:table-cell>
          <table:table-cell table:number-columns-repeated="1020"/>
        </table:table-row>
        <table:table-row table:style-name="ro2">
          <table:table-cell office:value-type="float" office:value="691" calcext:value-type="float">
            <text:p>691</text:p>
          </table:table-cell>
          <table:table-cell office:value-type="string" calcext:value-type="string">
            <text:p>['记得小时候，一天，老妈抱怨道：“别人家的狗窝都比你屋干净！” 我反驳道：“那是养狗的人爱干净，又不是狗自己收拾的！所以你养我就得帮我收拾，说明是你不爱干净而已！” 真被自己的机智吓了一跳，后来我挨了一顿胖揍，老实的把房间收拾干净了！']</text:p>
          </table:table-cell>
          <table:table-cell office:value-type="float" office:value="6" calcext:value-type="float">
            <text:p>6</text:p>
          </table:table-cell>
          <table:table-cell office:value-type="string" calcext:value-type="string">
            <text:p>['骑着蚂蚁找媳妇，']</text:p>
          </table:table-cell>
          <table:table-cell table:number-columns-repeated="1020"/>
        </table:table-row>
        <table:table-row table:style-name="ro2">
          <table:table-cell office:value-type="float" office:value="688" calcext:value-type="float">
            <text:p>688</text:p>
          </table:table-cell>
          <table:table-cell office:value-type="string" calcext:value-type="string">
            <text:p>['一美女坐出租车刚上车，嘣的一声放了巨响的一个屁，美女甚是尴尬。这时司机抽了一口烟，缓缓的说：“屁是你所吃的食物不屈的亡魂的吶喊”美女一笑尴尬尽消，说：“师傅，你好文艺范啊”师傅摇头说：“可是这呐喊声也太大了，我特么以为爆胎了！！！”']</text:p>
          </table:table-cell>
          <table:table-cell office:value-type="float" office:value="6" calcext:value-type="float">
            <text:p>6</text:p>
          </table:table-cell>
          <table:table-cell office:value-type="string" calcext:value-type="string">
            <text:p>['得而不惜就该死9']</text:p>
          </table:table-cell>
          <table:table-cell table:number-columns-repeated="1020"/>
        </table:table-row>
        <table:table-row table:style-name="ro2">
          <table:table-cell office:value-type="float" office:value="688" calcext:value-type="float">
            <text:p>688</text:p>
          </table:table-cell>
          <table:table-cell office:value-type="string" calcext:value-type="string">
            <text:p>['小时候常常去一个小伙伴家写作业，他经常忘带钥匙而跑到隔壁邻居家，问那家男主人要备用钥匙来开门。本来以为这是邻里之间的互助行为。没料到我听到小伙伴呼唤那人为王叔叔，还以为会有什么狗血剧情，结果什么也没有发生，就是一般的邻里互助。上个月我还参加了小伙伴他妹跟王叔叔的婚礼。']</text:p>
          </table:table-cell>
          <table:table-cell office:value-type="float" office:value="5" calcext:value-type="float">
            <text:p>5</text:p>
          </table:table-cell>
          <table:table-cell office:value-type="string" calcext:value-type="string">
            <text:p>['王八与蛋']</text:p>
          </table:table-cell>
          <table:table-cell table:number-columns-repeated="1020"/>
        </table:table-row>
        <table:table-row table:style-name="ro5">
          <table:table-cell office:value-type="float" office:value="684" calcext:value-type="float">
            <text:p>684</text:p>
          </table:table-cell>
          <table:table-cell office:value-type="string" calcext:value-type="string">
            <text:p>['前阵子我跟朋友相约一起去换手机电池。岂料当天临时有事我没去成。今天朋友跑来跟我抱怨说换的新电池质量太差，还不如之前原装电池的待电量。他自嘲道：“我都不好意思告诉你，帮我换电池的还是我小舅子！真是杀熟不杀生啊！”我调侃道：“你这是二婚，跟他姐姐不是结发夫妻。属于水货姐夫，享受不了原装的待遇！”']</text:p>
          </table:table-cell>
          <table:table-cell office:value-type="float" office:value="7" calcext:value-type="float">
            <text:p>7</text:p>
          </table:table-cell>
          <table:table-cell office:value-type="string" calcext:value-type="string">
            <text:p>['王八与蛋']</text:p>
          </table:table-cell>
          <table:table-cell table:number-columns-repeated="1020"/>
        </table:table-row>
        <table:table-row table:style-name="ro2">
          <table:table-cell office:value-type="float" office:value="679" calcext:value-type="float">
            <text:p>679</text:p>
          </table:table-cell>
          <table:table-cell office:value-type="string" calcext:value-type="string">
            <text:p>['一高富帅朋友一直想寻求真爱，交个女友整天骑个破摩托车，持续两个月，有一天想给女友过个好点的生日，就开着自己的座驾宝马z4来到女友家门口靠在车上等女友，结果女友出来后见到他的第一句话：别靠在别人车上，刮花了要赔很多钱呢！', '未来丶（单先生）：']</text:p>
          </table:table-cell>
          <table:table-cell office:value-type="float" office:value="13" calcext:value-type="float">
            <text:p>13</text:p>
          </table:table-cell>
          <table:table-cell office:value-type="string" calcext:value-type="string">
            <text:p>['当初本就不该下凡']</text:p>
          </table:table-cell>
          <table:table-cell table:number-columns-repeated="1020"/>
        </table:table-row>
        <table:table-row table:style-name="ro2">
          <table:table-cell office:value-type="float" office:value="674" calcext:value-type="float">
            <text:p>674</text:p>
          </table:table-cell>
          <table:table-cell office:value-type="string" calcext:value-type="string">
            <text:p>['网瘾少女一枚 <text:s/>﹉随便割 <text:s/>反正我没有﹉ <text:s/>开开心心出门去上网，走到网吧前台和网管沉默的对视了一分钟。。。然后扭头就跑[捂脸]', '我他妈又忘记带身份证！！！']</text:p>
          </table:table-cell>
          <table:table-cell office:value-type="float" office:value="36" calcext:value-type="float">
            <text:p>36</text:p>
          </table:table-cell>
          <table:table-cell office:value-type="string" calcext:value-type="string">
            <text:p>['小醋缸丶']</text:p>
          </table:table-cell>
          <table:table-cell table:number-columns-repeated="1020"/>
        </table:table-row>
        <table:table-row table:style-name="ro4">
          <table:table-cell office:value-type="float" office:value="673" calcext:value-type="float">
            <text:p>673</text:p>
          </table:table-cell>
          <table:table-cell office:value-type="string" calcext:value-type="string">
            <text:p>['本人男护士一枚，以此为背景', '割——…………——', '今天有个实习生身体不舒服，本应做的护理没去，因为我比较好说话，', '她对我说：老师，帮我去做一个基础护理呗，我身体不舒服。', '我说：好吧，什么护理？', '她：会阴擦洗', '我：男的女的？', '她：女的', '我在想你是不是脑袋有泡，女的你让我去，那么多姐姐你不找你找我？', '最后在她可怜巴巴的眼神下，我妥协了，去了，丢死人了！哎…']</text:p>
          </table:table-cell>
          <table:table-cell office:value-type="float" office:value="30" calcext:value-type="float">
            <text:p>30</text:p>
          </table:table-cell>
          <table:table-cell office:value-type="string" calcext:value-type="string">
            <text:p>[]</text:p>
          </table:table-cell>
          <table:table-cell table:number-columns-repeated="1020"/>
        </table:table-row>
        <table:table-row table:style-name="ro3">
          <table:table-cell office:value-type="float" office:value="672" calcext:value-type="float">
            <text:p>672</text:p>
          </table:table-cell>
          <table:table-cell office:value-type="string" calcext:value-type="string">
            <text:p>['老头子急急走进卧室，把烟藏在一个了小角落，然后又急急忙忙的冲进卫生间把口中的味刷一刷。突然他停住了，原来老伴已经走了半个多月了。']</text:p>
          </table:table-cell>
          <table:table-cell office:value-type="float" office:value="15" calcext:value-type="float">
            <text:p>15</text:p>
          </table:table-cell>
          <table:table-cell office:value-type="string" calcext:value-type="string">
            <text:p>['起风了7']</text:p>
          </table:table-cell>
          <table:table-cell table:number-columns-repeated="1020"/>
        </table:table-row>
        <table:table-row table:style-name="ro2">
          <table:table-cell office:value-type="float" office:value="663" calcext:value-type="float">
            <text:p>663</text:p>
          </table:table-cell>
          <table:table-cell office:value-type="string" calcext:value-type="string">
            <text:p>['小县城的公交不是每站都停，所以谁要下车一般提前说一声或者按一下铃，刚一个小伙往后面走过去然后站在后门那，低个头也没吭声，司机看见了说你下车不？小伙说下，司机说，那你说一声啊你站那让我猜？']</text:p>
          </table:table-cell>
          <table:table-cell office:value-type="float" office:value="8" calcext:value-type="float">
            <text:p>8</text:p>
          </table:table-cell>
          <table:table-cell office:value-type="string" calcext:value-type="string">
            <text:p>['雪臣']</text:p>
          </table:table-cell>
          <table:table-cell table:number-columns-repeated="1020"/>
        </table:table-row>
        <table:table-row table:style-name="ro2">
          <table:table-cell office:value-type="float" office:value="663" calcext:value-type="float">
            <text:p>663</text:p>
          </table:table-cell>
          <table:table-cell office:value-type="string" calcext:value-type="string">
            <text:p>['小县城的公交不是每站都停，所以谁要下车一般提前说一声或者按一下铃，刚一个小伙往后面走过去然后站在后门那，低个头也没吭声，司机看见了说你下车不？小伙说下，司机说，那你说一声啊你站那让我猜？']</text:p>
          </table:table-cell>
          <table:table-cell office:value-type="float" office:value="8" calcext:value-type="float">
            <text:p>8</text:p>
          </table:table-cell>
          <table:table-cell office:value-type="string" calcext:value-type="string">
            <text:p>['雪臣']</text:p>
          </table:table-cell>
          <table:table-cell table:number-columns-repeated="1020"/>
        </table:table-row>
        <table:table-row table:style-name="ro3">
          <table:table-cell office:value-type="float" office:value="660" calcext:value-type="float">
            <text:p>660</text:p>
          </table:table-cell>
          <table:table-cell office:value-type="string" calcext:value-type="string">
            <text:p>['今天一起健身的朋友聚餐，约定有时间去极限蹦床，正讨论的热火朝天去哪里，什么时候去，一哥哥默默来了句“去蹦谁的床”……我猜他精虫上脑[捂脸]']</text:p>
          </table:table-cell>
          <table:table-cell office:value-type="float" office:value="2" calcext:value-type="float">
            <text:p>2</text:p>
          </table:table-cell>
          <table:table-cell office:value-type="string" calcext:value-type="string">
            <text:p>['余生227']</text:p>
          </table:table-cell>
          <table:table-cell table:number-columns-repeated="1020"/>
        </table:table-row>
        <table:table-row table:style-name="ro3">
          <table:table-cell office:value-type="float" office:value="654" calcext:value-type="float">
            <text:p>654</text:p>
          </table:table-cell>
          <table:table-cell office:value-type="string" calcext:value-type="string">
            <text:p>['有人问我从小到大有没有人为你拼过命？ <text:s text:c="2"/>我慢慢低下头点燃一根烟，仰望星空45度，淡淡的说:有 <text:s/>“谁”那人问道', '“我妈”']</text:p>
          </table:table-cell>
          <table:table-cell office:value-type="float" office:value="8" calcext:value-type="float">
            <text:p>8</text:p>
          </table:table-cell>
          <table:table-cell office:value-type="string" calcext:value-type="string">
            <text:p>['这一生就为等你！']</text:p>
          </table:table-cell>
          <table:table-cell table:number-columns-repeated="1020"/>
        </table:table-row>
        <table:table-row table:style-name="ro3">
          <table:table-cell office:value-type="float" office:value="651" calcext:value-type="float">
            <text:p>651</text:p>
          </table:table-cell>
          <table:table-cell office:value-type="string" calcext:value-type="string">
            <text:p>['在宾馆大堂听到一个女的对难说：你干嘛不娶我？', '男：已经偷吃别人的饭了，你还要我连锅端吗？', '哥们儿，你这可真是业界良心啊！']</text:p>
          </table:table-cell>
          <table:table-cell office:value-type="float" office:value="3" calcext:value-type="float">
            <text:p>3</text:p>
          </table:table-cell>
          <table:table-cell office:value-type="string" calcext:value-type="string">
            <text:p>['当初本就不该下凡']</text:p>
          </table:table-cell>
          <table:table-cell table:number-columns-repeated="1020"/>
        </table:table-row>
        <table:table-row table:style-name="ro4">
          <table:table-cell office:value-type="float" office:value="650" calcext:value-type="float">
            <text:p>650</text:p>
          </table:table-cell>
          <table:table-cell office:value-type="string" calcext:value-type="string">
            <text:p>['老爸出门忘带钥匙🔑了，然后回到家敲门。我屁颠屁颠过去准备开门，老妈拦着我不让我开。看来又是吵架了，在我左右为难的时候老爸给我发了一个红包上面写着两百，我顶住压力开了门，老妈狠狠瞪了我一眼，我回到屋里打开一看，真辣眼睛啊。老爸发了一分给我[捂脸][捂脸][捂脸][捂脸][捂脸][捂脸][捂脸][捂脸][捂脸][捂脸][捂脸][捂脸][捂脸]']</text:p>
          </table:table-cell>
          <table:table-cell office:value-type="float" office:value="19" calcext:value-type="float">
            <text:p>19</text:p>
          </table:table-cell>
          <table:table-cell office:value-type="string" calcext:value-type="string">
            <text:p>['`玉娴']</text:p>
          </table:table-cell>
          <table:table-cell table:number-columns-repeated="1020"/>
        </table:table-row>
        <table:table-row table:style-name="ro2">
          <table:table-cell office:value-type="float" office:value="646" calcext:value-type="float">
            <text:p>646</text:p>
          </table:table-cell>
          <table:table-cell office:value-type="string" calcext:value-type="string">
            <text:p>['儿子跟同学在小区里玩卡片，…………那种圆的卡片，上面有卡通人物，用自己的卡砸别人的，砸翻了就赢了，得到卡片…………', '我觉得太脏了，劝他别玩了，儿子不听我的。', '这时候过来一个五六岁的小孩，不屑地说:都什么年代了，你们还玩这玩意儿！', '儿子尴尬地把卡片收起来跟我回家了。', '托菈基斯机：']</text:p>
          </table:table-cell>
          <table:table-cell office:value-type="float" office:value="11" calcext:value-type="float">
            <text:p>11</text:p>
          </table:table-cell>
          <table:table-cell office:value-type="string" calcext:value-type="string">
            <text:p>['吃了两碗又盛']</text:p>
          </table:table-cell>
          <table:table-cell table:number-columns-repeated="1020"/>
        </table:table-row>
        <table:table-row table:style-name="ro2">
          <table:table-cell office:value-type="float" office:value="646" calcext:value-type="float">
            <text:p>646</text:p>
          </table:table-cell>
          <table:table-cell office:value-type="string" calcext:value-type="string">
            <text:p>['儿子跟同学在小区里玩卡片，…………那种圆的卡片，上面有卡通人物，用自己的卡砸别人的，砸翻了就赢了，得到卡片…………', '我觉得太脏了，劝他别玩了，儿子不听我的。', '这时候过来一个五六岁的小孩，不屑地说:都什么年代了，你们还玩这玩意儿！', '儿子尴尬地把卡片收起来跟我回家了。', '托菈基斯机：']</text:p>
          </table:table-cell>
          <table:table-cell office:value-type="float" office:value="11" calcext:value-type="float">
            <text:p>11</text:p>
          </table:table-cell>
          <table:table-cell office:value-type="string" calcext:value-type="string">
            <text:p>['吃了两碗又盛']</text:p>
          </table:table-cell>
          <table:table-cell table:number-columns-repeated="1020"/>
        </table:table-row>
        <table:table-row table:style-name="ro4">
          <table:table-cell office:value-type="float" office:value="645" calcext:value-type="float">
            <text:p>645</text:p>
          </table:table-cell>
          <table:table-cell office:value-type="string" calcext:value-type="string">
            <text:p>['最近创业热潮，有一个朋友应聘去一家小公司，除了她之外，其他人都是合伙创业的，干了快俩月了，一直没发工资，前几天去问老板，老板一拍脑袋说:哎呀，忘记需要发工资了！！过了一天，公司全体聚会，热热闹闹的玩了一天，而这次聚会的主旨就是给她发工资，说这是他们公司开出的第一笔工资，很值得纪念！！哈哈哈', '丨皂滑弄人：']</text:p>
          </table:table-cell>
          <table:table-cell office:value-type="float" office:value="7" calcext:value-type="float">
            <text:p>7</text:p>
          </table:table-cell>
          <table:table-cell office:value-type="string" calcext:value-type="string">
            <text:p>['明倁媞儚べ吢卻恠痛…']</text:p>
          </table:table-cell>
          <table:table-cell table:number-columns-repeated="1020"/>
        </table:table-row>
        <table:table-row table:style-name="ro4">
          <table:table-cell office:value-type="float" office:value="645" calcext:value-type="float">
            <text:p>645</text:p>
          </table:table-cell>
          <table:table-cell office:value-type="string" calcext:value-type="string">
            <text:p>['最近创业热潮，有一个朋友应聘去一家小公司，除了她之外，其他人都是合伙创业的，干了快俩月了，一直没发工资，前几天去问老板，老板一拍脑袋说:哎呀，忘记需要发工资了！！过了一天，公司全体聚会，热热闹闹的玩了一天，而这次聚会的主旨就是给她发工资，说这是他们公司开出的第一笔工资，很值得纪念！！哈哈哈', '丨皂滑弄人：']</text:p>
          </table:table-cell>
          <table:table-cell office:value-type="float" office:value="7" calcext:value-type="float">
            <text:p>7</text:p>
          </table:table-cell>
          <table:table-cell office:value-type="string" calcext:value-type="string">
            <text:p>['明倁媞儚べ吢卻恠痛…']</text:p>
          </table:table-cell>
          <table:table-cell table:number-columns-repeated="1020"/>
        </table:table-row>
        <table:table-row table:style-name="ro3">
          <table:table-cell office:value-type="float" office:value="635" calcext:value-type="float">
            <text:p>635</text:p>
          </table:table-cell>
          <table:table-cell office:value-type="string" calcext:value-type="string">
            <text:p>['我是一名驾驶教练，今天中午接到一个毕业蛮久的学员电话，那学员哭着对我说:教练你车卖吗？我到现在发现我只会开你那辆车，只会开你那车…']</text:p>
          </table:table-cell>
          <table:table-cell office:value-type="float" office:value="4" calcext:value-type="float">
            <text:p>4</text:p>
          </table:table-cell>
          <table:table-cell office:value-type="string" calcext:value-type="string">
            <text:p>['妹妹坐床头阿']</text:p>
          </table:table-cell>
          <table:table-cell table:number-columns-repeated="1020"/>
        </table:table-row>
        <table:table-row table:style-name="ro2">
          <table:table-cell office:value-type="float" office:value="632" calcext:value-type="float">
            <text:p>632</text:p>
          </table:table-cell>
          <table:table-cell office:value-type="string" calcext:value-type="string">
            <text:p>['公司一男同事，一米八以上的壮汉，昨天在路上，因为被三个混混模样的人，其中一个踩了脚，因对方拒绝道歉，把那三个人打趴下了，被警察带到了派出所！当他那身高不到一米六，瘦瘦小小的老婆，来到派出所见到他时，只见他赶紧跪地上，说:“老婆我错了，别在这儿打我！”', '惊喜执事：']</text:p>
          </table:table-cell>
          <table:table-cell office:value-type="float" office:value="6" calcext:value-type="float">
            <text:p>6</text:p>
          </table:table-cell>
          <table:table-cell office:value-type="string" calcext:value-type="string">
            <text:p>['在下&amp;瞄人…']</text:p>
          </table:table-cell>
          <table:table-cell table:number-columns-repeated="1020"/>
        </table:table-row>
        <table:table-row table:style-name="ro2">
          <table:table-cell office:value-type="float" office:value="631" calcext:value-type="float">
            <text:p>631</text:p>
          </table:table-cell>
          <table:table-cell office:value-type="string" calcext:value-type="string">
            <text:p>['大家注意了，是我刚刚亲身经历的，在徐州夜市一带出现卖人体器官的了！！一定要提高警惕！少跟陌生人接触！犯罪分子化妆成街头小贩，寻找买家。就在刚才，有个人卖樱桃，先尝后买，我尝了几个，当我尝到第18个的时候，他压低声音，在我耳边问我＂你要脸不？＂ 我没敢要！！！多吓人你说！']</text:p>
          </table:table-cell>
          <table:table-cell office:value-type="float" office:value="13" calcext:value-type="float">
            <text:p>13</text:p>
          </table:table-cell>
          <table:table-cell office:value-type="string" calcext:value-type="string">
            <text:p>['ωilliαм']</text:p>
          </table:table-cell>
          <table:table-cell table:number-columns-repeated="1020"/>
        </table:table-row>
        <table:table-row table:style-name="ro3">
          <table:table-cell office:value-type="float" office:value="624" calcext:value-type="float">
            <text:p>624</text:p>
          </table:table-cell>
          <table:table-cell office:value-type="string" calcext:value-type="string">
            <text:p>['理想腿形！', '鲁班七号：']</text:p>
          </table:table-cell>
          <table:table-cell office:value-type="float" office:value="57" calcext:value-type="float">
            <text:p>57</text:p>
          </table:table-cell>
          <table:table-cell office:value-type="string" calcext:value-type="string">
            <text:p>['糗事就是与众不同']</text:p>
          </table:table-cell>
          <table:table-cell table:number-columns-repeated="1020"/>
        </table:table-row>
        <table:table-row table:style-name="ro5">
          <table:table-cell office:value-type="float" office:value="624" calcext:value-type="float">
            <text:p>624</text:p>
          </table:table-cell>
          <table:table-cell office:value-type="string" calcext:value-type="string">
            <text:p>['晚上家里断网，去网吧看电视，没一会儿旁边来了一个大哥！是个真大哥！他来的时候，还没坐下，就掏出了湿纸巾，把椅子，键盘，鼠标，鼠标垫，显示器，每一个地方仔仔细细擦了一遍，然后开机，把屏幕分辨率，颜色都调试了一遍，整个过程花了大概一集电视剧的时间，然后打开游戏，还没进去，老婆来了，拧着耳朵就回家了', '酒未醉，心已醉！：']</text:p>
          </table:table-cell>
          <table:table-cell office:value-type="float" office:value="8" calcext:value-type="float">
            <text:p>8</text:p>
          </table:table-cell>
          <table:table-cell office:value-type="string" calcext:value-type="string">
            <text:p>['一年四季大拖鞋']</text:p>
          </table:table-cell>
          <table:table-cell table:number-columns-repeated="1020"/>
        </table:table-row>
        <table:table-row table:style-name="ro3">
          <table:table-cell office:value-type="float" office:value="624" calcext:value-type="float">
            <text:p>624</text:p>
          </table:table-cell>
          <table:table-cell office:value-type="string" calcext:value-type="string">
            <text:p>['理想腿形！', '鲁班七号：']</text:p>
          </table:table-cell>
          <table:table-cell office:value-type="float" office:value="57" calcext:value-type="float">
            <text:p>57</text:p>
          </table:table-cell>
          <table:table-cell office:value-type="string" calcext:value-type="string">
            <text:p>['糗事就是与众不同']</text:p>
          </table:table-cell>
          <table:table-cell table:number-columns-repeated="1020"/>
        </table:table-row>
        <table:table-row table:style-name="ro3">
          <table:table-cell office:value-type="float" office:value="623" calcext:value-type="float">
            <text:p>623</text:p>
          </table:table-cell>
          <table:table-cell office:value-type="string" calcext:value-type="string">
            <text:p>['女儿的杰作！', '瑪雅眞鈊愛：']</text:p>
          </table:table-cell>
          <table:table-cell office:value-type="float" office:value="16" calcext:value-type="float">
            <text:p>16</text:p>
          </table:table-cell>
          <table:table-cell office:value-type="string" calcext:value-type="string">
            <text:p>['咦呀啊']</text:p>
          </table:table-cell>
          <table:table-cell table:number-columns-repeated="1020"/>
        </table:table-row>
        <table:table-row table:style-name="ro4">
          <table:table-cell office:value-type="float" office:value="622" calcext:value-type="float">
            <text:p>622</text:p>
          </table:table-cell>
          <table:table-cell office:value-type="string" calcext:value-type="string">
            <text:p>['一家公司招聘保安，要求上却写着：需硕士有驾照英语过八级还要持会计证，月薪两千……朋友刚好适合，于是跑去面试，经理看完他的各项证件后激动的说：我们等了五年，终于等到你这样各方面都合适的人才了！我们快签合同吧！……朋友笑了笑收起资料说：我只是来看看要求这么高的公司是啥鸟玩意儿!估计你们还要再等五年吧！']</text:p>
          </table:table-cell>
          <table:table-cell office:value-type="float" office:value="8" calcext:value-type="float">
            <text:p>8</text:p>
          </table:table-cell>
          <table:table-cell office:value-type="string" calcext:value-type="string">
            <text:p>['上凹下凸']</text:p>
          </table:table-cell>
          <table:table-cell table:number-columns-repeated="1020"/>
        </table:table-row>
        <table:table-row table:style-name="ro4">
          <table:table-cell office:value-type="float" office:value="622" calcext:value-type="float">
            <text:p>622</text:p>
          </table:table-cell>
          <table:table-cell office:value-type="string" calcext:value-type="string">
            <text:p>['一家公司招聘保安，要求上却写着：需硕士有驾照英语过八级还要持会计证，月薪两千……朋友刚好适合，于是跑去面试，经理看完他的各项证件后激动的说：我们等了五年，终于等到你这样各方面都合适的人才了！我们快签合同吧！……朋友笑了笑收起资料说：我只是来看看要求这么高的公司是啥鸟玩意儿!估计你们还要再等五年吧！']</text:p>
          </table:table-cell>
          <table:table-cell office:value-type="float" office:value="8" calcext:value-type="float">
            <text:p>8</text:p>
          </table:table-cell>
          <table:table-cell office:value-type="string" calcext:value-type="string">
            <text:p>['上凹下凸']</text:p>
          </table:table-cell>
          <table:table-cell table:number-columns-repeated="1020"/>
        </table:table-row>
        <table:table-row table:style-name="ro3">
          <table:table-cell office:value-type="float" office:value="621" calcext:value-type="float">
            <text:p>621</text:p>
          </table:table-cell>
          <table:table-cell office:value-type="string" calcext:value-type="string">
            <text:p>['糗百的操作能不能再人性化一点，点开视频不要另外开一个窗口，看完还得点返回，有时点不好就点到作者头像了，另外文字的也一样。']</text:p>
          </table:table-cell>
          <table:table-cell office:value-type="float" office:value="14" calcext:value-type="float">
            <text:p>14</text:p>
          </table:table-cell>
          <table:table-cell office:value-type="string" calcext:value-type="string">
            <text:p>['fangli']</text:p>
          </table:table-cell>
          <table:table-cell table:number-columns-repeated="1020"/>
        </table:table-row>
        <table:table-row table:style-name="ro3">
          <table:table-cell office:value-type="float" office:value="621" calcext:value-type="float">
            <text:p>621</text:p>
          </table:table-cell>
          <table:table-cell office:value-type="string" calcext:value-type="string">
            <text:p>['真的是非常刺激']</text:p>
          </table:table-cell>
          <table:table-cell office:value-type="float" office:value="13" calcext:value-type="float">
            <text:p>13</text:p>
          </table:table-cell>
          <table:table-cell office:value-type="string" calcext:value-type="string">
            <text:p>['菇凉这是你掉的砖吗…']</text:p>
          </table:table-cell>
          <table:table-cell table:number-columns-repeated="1020"/>
        </table:table-row>
        <table:table-row table:style-name="ro3">
          <table:table-cell office:value-type="float" office:value="621" calcext:value-type="float">
            <text:p>621</text:p>
          </table:table-cell>
          <table:table-cell office:value-type="string" calcext:value-type="string">
            <text:p>['糗百的操作能不能再人性化一点，点开视频不要另外开一个窗口，看完还得点返回，有时点不好就点到作者头像了，另外文字的也一样。']</text:p>
          </table:table-cell>
          <table:table-cell office:value-type="float" office:value="14" calcext:value-type="float">
            <text:p>14</text:p>
          </table:table-cell>
          <table:table-cell office:value-type="string" calcext:value-type="string">
            <text:p>['fangli']</text:p>
          </table:table-cell>
          <table:table-cell table:number-columns-repeated="1020"/>
        </table:table-row>
        <table:table-row table:style-name="ro2">
          <table:table-cell office:value-type="float" office:value="621" calcext:value-type="float">
            <text:p>621</text:p>
          </table:table-cell>
          <table:table-cell office:value-type="string" calcext:value-type="string">
            <text:p>['朋友圈有个威伤天天宣传她那神奇的护垫比如:用了她的护垫大姨妈也准了啊！用了她的护垫妇科病都好了啊！', '某天看到一个最奇葩的回复是:这个护垫真的好神奇！成功的治好了我老公的不孕不育，我现在终于是个完美的女人了！我终于当妈妈了！', '我仿佛知道了什么……', '胖香：']</text:p>
          </table:table-cell>
          <table:table-cell office:value-type="float" office:value="7" calcext:value-type="float">
            <text:p>7</text:p>
          </table:table-cell>
          <table:table-cell office:value-type="string" calcext:value-type="string">
            <text:p>['缺根萝卜']</text:p>
          </table:table-cell>
          <table:table-cell table:number-columns-repeated="1020"/>
        </table:table-row>
        <table:table-row table:style-name="ro2">
          <table:table-cell office:value-type="float" office:value="618" calcext:value-type="float">
            <text:p>618</text:p>
          </table:table-cell>
          <table:table-cell office:value-type="string" calcext:value-type="string">
            <text:p>['去麻 将馆打麻 将，好晚了，老公打电话说他回来了，问我在哪呢，我忙顺手拿起旁边椅子上的外套往家赶，一进家门我就往老公怀里腻，老公一把推开我，说：你去哪了，你身上这件男士外套是谁的？', '我忙低头一看：艹，这是谁的衣服！', '爱新觉罗.黄瓜：']</text:p>
          </table:table-cell>
          <table:table-cell office:value-type="float" office:value="27" calcext:value-type="float">
            <text:p>27</text:p>
          </table:table-cell>
          <table:table-cell office:value-type="string" calcext:value-type="string">
            <text:p>['自语~']</text:p>
          </table:table-cell>
          <table:table-cell table:number-columns-repeated="1020"/>
        </table:table-row>
        <table:table-row table:style-name="ro2">
          <table:table-cell office:value-type="float" office:value="618" calcext:value-type="float">
            <text:p>618</text:p>
          </table:table-cell>
          <table:table-cell office:value-type="string" calcext:value-type="string">
            <text:p>['去麻 将馆打麻 将，好晚了，老公打电话说他回来了，问我在哪呢，我忙顺手拿起旁边椅子上的外套往家赶，一进家门我就往老公怀里腻，老公一把推开我，说：你去哪了，你身上这件男士外套是谁的？', '我忙低头一看：艹，这是谁的衣服！', '爱新觉罗.黄瓜：']</text:p>
          </table:table-cell>
          <table:table-cell office:value-type="float" office:value="27" calcext:value-type="float">
            <text:p>27</text:p>
          </table:table-cell>
          <table:table-cell office:value-type="string" calcext:value-type="string">
            <text:p>['自语~']</text:p>
          </table:table-cell>
          <table:table-cell table:number-columns-repeated="1020"/>
        </table:table-row>
        <table:table-row table:style-name="ro2">
          <table:table-cell office:value-type="float" office:value="616" calcext:value-type="float">
            <text:p>616</text:p>
          </table:table-cell>
          <table:table-cell office:value-type="string" calcext:value-type="string">
            <text:p>['一个捡垃圾的老婆婆，', '见人就让扫码加好友，', '说帅哥美女，你家有垃圾给我发微信，', '发位置，我上门去收。', '这个故事告诉我们，如果再不进步，你连垃圾都没得捡了。', '时代在变，你不变行吗？', '清风抚杨柳滴滴滴：']</text:p>
          </table:table-cell>
          <table:table-cell office:value-type="float" office:value="6" calcext:value-type="float">
            <text:p>6</text:p>
          </table:table-cell>
          <table:table-cell office:value-type="string" calcext:value-type="string">
            <text:p>['从警一尘不染']</text:p>
          </table:table-cell>
          <table:table-cell table:number-columns-repeated="1020"/>
        </table:table-row>
        <table:table-row table:style-name="ro2">
          <table:table-cell office:value-type="float" office:value="616" calcext:value-type="float">
            <text:p>616</text:p>
          </table:table-cell>
          <table:table-cell office:value-type="string" calcext:value-type="string">
            <text:p>['一个捡垃圾的老婆婆，', '见人就让扫码加好友，', '说帅哥美女，你家有垃圾给我发微信，', '发位置，我上门去收。', '这个故事告诉我们，如果再不进步，你连垃圾都没得捡了。', '时代在变，你不变行吗？', '清风抚杨柳滴滴滴：']</text:p>
          </table:table-cell>
          <table:table-cell office:value-type="float" office:value="6" calcext:value-type="float">
            <text:p>6</text:p>
          </table:table-cell>
          <table:table-cell office:value-type="string" calcext:value-type="string">
            <text:p>['从警一尘不染']</text:p>
          </table:table-cell>
          <table:table-cell table:number-columns-repeated="1020"/>
        </table:table-row>
        <table:table-row table:style-name="ro3">
          <table:table-cell office:value-type="float" office:value="615" calcext:value-type="float">
            <text:p>615</text:p>
          </table:table-cell>
          <table:table-cell office:value-type="string" calcext:value-type="string">
            <text:p>['就在刚刚，回家路上看到一买电动车的店，在最外面的一辆贴着“此车出售”其他的都没贴，我就想难道其他车都不卖嘛？']</text:p>
          </table:table-cell>
          <table:table-cell office:value-type="float" office:value="7" calcext:value-type="float">
            <text:p>7</text:p>
          </table:table-cell>
          <table:table-cell office:value-type="string" calcext:value-type="string">
            <text:p>['比尔，盖饭']</text:p>
          </table:table-cell>
          <table:table-cell table:number-columns-repeated="1020"/>
        </table:table-row>
        <table:table-row table:style-name="ro3">
          <table:table-cell office:value-type="float" office:value="614" calcext:value-type="float">
            <text:p>614</text:p>
          </table:table-cell>
          <table:table-cell office:value-type="string" calcext:value-type="string">
            <text:p>['玩过几次从来没掉过！', '颜消：']</text:p>
          </table:table-cell>
          <table:table-cell office:value-type="float" office:value="10" calcext:value-type="float">
            <text:p>10</text:p>
          </table:table-cell>
          <table:table-cell office:value-type="string" calcext:value-type="string">
            <text:p>['骑着骡子去接你']</text:p>
          </table:table-cell>
          <table:table-cell table:number-columns-repeated="1020"/>
        </table:table-row>
        <table:table-row table:style-name="ro3">
          <table:table-cell office:value-type="float" office:value="608" calcext:value-type="float">
            <text:p>608</text:p>
          </table:table-cell>
          <table:table-cell office:value-type="string" calcext:value-type="string">
            <text:p>['父亲不仅有肩扛重担的如铁硬气，也有手牵孩子的绕指柔情。', 'Chimera君5：']</text:p>
          </table:table-cell>
          <table:table-cell office:value-type="float" office:value="9" calcext:value-type="float">
            <text:p>9</text:p>
          </table:table-cell>
          <table:table-cell office:value-type="string" calcext:value-type="string">
            <text:p>['鬼影世界']</text:p>
          </table:table-cell>
          <table:table-cell table:number-columns-repeated="1020"/>
        </table:table-row>
        <table:table-row table:style-name="ro3">
          <table:table-cell office:value-type="float" office:value="608" calcext:value-type="float">
            <text:p>608</text:p>
          </table:table-cell>
          <table:table-cell office:value-type="string" calcext:value-type="string">
            <text:p>['父亲不仅有肩扛重担的如铁硬气，也有手牵孩子的绕指柔情。', 'Chimera君5：']</text:p>
          </table:table-cell>
          <table:table-cell office:value-type="float" office:value="9" calcext:value-type="float">
            <text:p>9</text:p>
          </table:table-cell>
          <table:table-cell office:value-type="string" calcext:value-type="string">
            <text:p>['鬼影世界']</text:p>
          </table:table-cell>
          <table:table-cell table:number-columns-repeated="1020"/>
        </table:table-row>
        <table:table-row table:style-name="ro3">
          <table:table-cell office:value-type="float" office:value="607" calcext:value-type="float">
            <text:p>607</text:p>
          </table:table-cell>
          <table:table-cell office:value-type="string" calcext:value-type="string">
            <text:p>['针不扎在你身上，你永远不知道疼', '觅食ING喵呜：']</text:p>
          </table:table-cell>
          <table:table-cell office:value-type="float" office:value="33" calcext:value-type="float">
            <text:p>33</text:p>
          </table:table-cell>
          <table:table-cell office:value-type="string" calcext:value-type="string">
            <text:p>['……嘿咻嘿咻']</text:p>
          </table:table-cell>
          <table:table-cell table:number-columns-repeated="1020"/>
        </table:table-row>
        <table:table-row table:style-name="ro3">
          <table:table-cell office:value-type="float" office:value="602" calcext:value-type="float">
            <text:p>602</text:p>
          </table:table-cell>
          <table:table-cell office:value-type="string" calcext:value-type="string">
            <text:p>['。。。。。。']</text:p>
          </table:table-cell>
          <table:table-cell office:value-type="float" office:value="10" calcext:value-type="float">
            <text:p>10</text:p>
          </table:table-cell>
          <table:table-cell office:value-type="string" calcext:value-type="string">
            <text:p>['重庆万州']</text:p>
          </table:table-cell>
          <table:table-cell table:number-columns-repeated="1020"/>
        </table:table-row>
        <table:table-row table:style-name="ro3">
          <table:table-cell office:value-type="float" office:value="600" calcext:value-type="float">
            <text:p>600</text:p>
          </table:table-cell>
          <table:table-cell office:value-type="string" calcext:value-type="string">
            <text:p>['浪的最高境界，没有之一']</text:p>
          </table:table-cell>
          <table:table-cell office:value-type="float" office:value="16" calcext:value-type="float">
            <text:p>16</text:p>
          </table:table-cell>
          <table:table-cell office:value-type="string" calcext:value-type="string">
            <text:p>['炫彩青春']</text:p>
          </table:table-cell>
          <table:table-cell table:number-columns-repeated="1020"/>
        </table:table-row>
        <table:table-row table:style-name="ro2">
          <table:table-cell office:value-type="float" office:value="600" calcext:value-type="float">
            <text:p>600</text:p>
          </table:table-cell>
          <table:table-cell office:value-type="string" calcext:value-type="string">
            <text:p>['刚才去一个超市买水，没有零钱给了老板100，老板用验钞机验证一下通过，然后他找给我一张50，我感觉50的很薄，然后我也放进验钞机验，结果验钞机说:请注意这张是假币.....[捂脸][捂脸][捂脸]']</text:p>
          </table:table-cell>
          <table:table-cell office:value-type="float" office:value="6" calcext:value-type="float">
            <text:p>6</text:p>
          </table:table-cell>
          <table:table-cell office:value-type="string" calcext:value-type="string">
            <text:p>['敌军还有两秒到达']</text:p>
          </table:table-cell>
          <table:table-cell table:number-columns-repeated="1020"/>
        </table:table-row>
        <table:table-row table:style-name="ro2">
          <table:table-cell office:value-type="float" office:value="598" calcext:value-type="float">
            <text:p>598</text:p>
          </table:table-cell>
          <table:table-cell office:value-type="string" calcext:value-type="string">
            <text:p>['时隔五年了……再一次下载了糗事百科。感觉时间那么短那么长，五年前在这里认识了一个糗友，五年了……我们还是没见过面却无话不谈的网友。感谢糗友一路相伴……我想说，我又回来啦……hahhhhh..']</text:p>
          </table:table-cell>
          <table:table-cell office:value-type="float" office:value="30" calcext:value-type="float">
            <text:p>30</text:p>
          </table:table-cell>
          <table:table-cell office:value-type="string" calcext:value-type="string">
            <text:p>['Ever丶沫']</text:p>
          </table:table-cell>
          <table:table-cell table:number-columns-repeated="1020"/>
        </table:table-row>
        <table:table-row table:style-name="ro2">
          <table:table-cell office:value-type="float" office:value="596" calcext:value-type="float">
            <text:p>596</text:p>
          </table:table-cell>
          <table:table-cell office:value-type="string" calcext:value-type="string">
            <text:p>['“老公，我发现最近我的胸可以夹手机了!”“卧槽，我不信，就你那飞机场似的。。。”“不信我夹给你看。。。”“额，我看看!”“唉呀老公，没夹住。。。都怪你，手机摔坏了，给我换一个iPhone X!”']</text:p>
          </table:table-cell>
          <table:table-cell office:value-type="float" office:value="6" calcext:value-type="float">
            <text:p>6</text:p>
          </table:table-cell>
          <table:table-cell office:value-type="string" calcext:value-type="string">
            <text:p>['小昊啊']</text:p>
          </table:table-cell>
          <table:table-cell table:number-columns-repeated="1020"/>
        </table:table-row>
        <table:table-row table:style-name="ro2">
          <table:table-cell office:value-type="float" office:value="590" calcext:value-type="float">
            <text:p>590</text:p>
          </table:table-cell>
          <table:table-cell office:value-type="string" calcext:value-type="string">
            <text:p>['老婆：“老公，现在开放二胎了，我们再要一个好不好？”老公：“不要了，我们孩子都快上大学了了，哪还有精力要二胎？”老婆：“你看你这个人，真没劲，你难道就不想要个亲生的？”']</text:p>
          </table:table-cell>
          <table:table-cell office:value-type="float" office:value="15" calcext:value-type="float">
            <text:p>15</text:p>
          </table:table-cell>
          <table:table-cell office:value-type="string" calcext:value-type="string">
            <text:p>['出家人不打狂雨']</text:p>
          </table:table-cell>
          <table:table-cell table:number-columns-repeated="1020"/>
        </table:table-row>
        <table:table-row table:style-name="ro2">
          <table:table-cell office:value-type="float" office:value="590" calcext:value-type="float">
            <text:p>590</text:p>
          </table:table-cell>
          <table:table-cell office:value-type="string" calcext:value-type="string">
            <text:p>['老婆：“老公，现在开放二胎了，我们再要一个好不好？”老公：“不要了，我们孩子都快上大学了了，哪还有精力要二胎？”老婆：“你看你这个人，真没劲，你难道就不想要个亲生的？”']</text:p>
          </table:table-cell>
          <table:table-cell office:value-type="float" office:value="15" calcext:value-type="float">
            <text:p>15</text:p>
          </table:table-cell>
          <table:table-cell office:value-type="string" calcext:value-type="string">
            <text:p>['出家人不打狂雨']</text:p>
          </table:table-cell>
          <table:table-cell table:number-columns-repeated="1020"/>
        </table:table-row>
        <table:table-row table:style-name="ro2">
          <table:table-cell office:value-type="float" office:value="590" calcext:value-type="float">
            <text:p>590</text:p>
          </table:table-cell>
          <table:table-cell office:value-type="string" calcext:value-type="string">
            <text:p>['去游乐场兼职，回来路上在公交🚌上睡着了(-_-) zzz 不知梦到啥[羞涩]估计是噩梦。。。脚反射性踢了别人一脚 ，（我自己感觉挺重的）醒来一看 对面站着的大叔正一脸懵逼的看着我，好尴尬，立马说了声对不起😭']</text:p>
          </table:table-cell>
          <table:table-cell office:value-type="float" office:value="15" calcext:value-type="float">
            <text:p>15</text:p>
          </table:table-cell>
          <table:table-cell office:value-type="string" calcext:value-type="string">
            <text:p>['小文子6']</text:p>
          </table:table-cell>
          <table:table-cell table:number-columns-repeated="1020"/>
        </table:table-row>
        <table:table-row table:style-name="ro2">
          <table:table-cell office:value-type="float" office:value="588" calcext:value-type="float">
            <text:p>588</text:p>
          </table:table-cell>
          <table:table-cell office:value-type="string" calcext:value-type="string">
            <text:p>['下班后，在路边摆小玩具赚点外快。来了一小正太（大概六七岁的样子）对一款玩具手 枪爱不释手，情有独钟！可怜兮兮的看着我说:“叔叔！我没钱，你能不能把它送给我？”…… 看着他一脸呆萌的样子，嘿嘿一笑道:“你给我个理由，就送给你！”…… 只见其摸了摸头:“我爸是城.管！”……', '天堂隔壁的鬼：']</text:p>
          </table:table-cell>
          <table:table-cell office:value-type="float" office:value="7" calcext:value-type="float">
            <text:p>7</text:p>
          </table:table-cell>
          <table:table-cell office:value-type="string" calcext:value-type="string">
            <text:p>['傻妞也']</text:p>
          </table:table-cell>
          <table:table-cell table:number-columns-repeated="1020"/>
        </table:table-row>
        <table:table-row table:style-name="ro2">
          <table:table-cell office:value-type="float" office:value="588" calcext:value-type="float">
            <text:p>588</text:p>
          </table:table-cell>
          <table:table-cell office:value-type="string" calcext:value-type="string">
            <text:p>['下班后，在路边摆小玩具赚点外快。来了一小正太（大概六七岁的样子）对一款玩具手 枪爱不释手，情有独钟！可怜兮兮的看着我说:“叔叔！我没钱，你能不能把它送给我？”…… 看着他一脸呆萌的样子，嘿嘿一笑道:“你给我个理由，就送给你！”…… 只见其摸了摸头:“我爸是城.管！”……', '天堂隔壁的鬼：']</text:p>
          </table:table-cell>
          <table:table-cell office:value-type="float" office:value="7" calcext:value-type="float">
            <text:p>7</text:p>
          </table:table-cell>
          <table:table-cell office:value-type="string" calcext:value-type="string">
            <text:p>['傻妞也']</text:p>
          </table:table-cell>
          <table:table-cell table:number-columns-repeated="1020"/>
        </table:table-row>
        <table:table-row table:style-name="ro2">
          <table:table-cell office:value-type="float" office:value="588" calcext:value-type="float">
            <text:p>588</text:p>
          </table:table-cell>
          <table:table-cell office:value-type="string" calcext:value-type="string">
            <text:p>['小时候，都是我妈打我。时间长了我以为，我老爸是不会打我的。后来高中，我接连几天把我妈气哭了。他一竹棍把我打了跪在我妈面前，狠狠批了一通…………过后，腿痛，医院查看（韧带撕裂，骨头轻微损害）…………我妈哭着骂他，他瞅着我说:“第一次打他，没什么经历，谁知道他这么不由打”……', '小伙子火气大：']</text:p>
          </table:table-cell>
          <table:table-cell office:value-type="float" office:value="8" calcext:value-type="float">
            <text:p>8</text:p>
          </table:table-cell>
          <table:table-cell office:value-type="string" calcext:value-type="string">
            <text:p>['花式撸管政治局常务…']</text:p>
          </table:table-cell>
          <table:table-cell table:number-columns-repeated="1020"/>
        </table:table-row>
        <table:table-row table:style-name="ro2">
          <table:table-cell office:value-type="float" office:value="586" calcext:value-type="float">
            <text:p>586</text:p>
          </table:table-cell>
          <table:table-cell office:value-type="string" calcext:value-type="string">
            <text:p>['昨天晚上前女友找我聊天 <text:s/>问我都分了一年了后不后悔 <text:s/>幸好老子看了三年多的duanzi不是白看的 <text:s/>反嘴就是“你懂渣吗 我都渣到连骨头都不剩了 还在意这些” <text:s text:c="2"/>别跟老子谈什么狗屁爱情 <text:s/>老子现在只想搞钱 <text:s/>糗友们 <text:s/>我这么做对不对']</text:p>
          </table:table-cell>
          <table:table-cell office:value-type="float" office:value="10" calcext:value-type="float">
            <text:p>10</text:p>
          </table:table-cell>
          <table:table-cell office:value-type="string" calcext:value-type="string">
            <text:p>['升弟哥哥']</text:p>
          </table:table-cell>
          <table:table-cell table:number-columns-repeated="1020"/>
        </table:table-row>
        <table:table-row table:style-name="ro2">
          <table:table-cell office:value-type="float" office:value="585" calcext:value-type="float">
            <text:p>585</text:p>
          </table:table-cell>
          <table:table-cell office:value-type="string" calcext:value-type="string">
            <text:p>['大学的时候男生是可以去女生寝室玩的，只要不超过学校规定的时间。一学校的女生寝室一般来说都是10:30关门，每到这个时候女生寝室的守楼阿姨都会扯着嗓子喊：”时间到，姑娘们送客......"整栋楼都听得到，女生们每每听到都感觉怪怪的。']</text:p>
          </table:table-cell>
          <table:table-cell office:value-type="float" office:value="4" calcext:value-type="float">
            <text:p>4</text:p>
          </table:table-cell>
          <table:table-cell office:value-type="string" calcext:value-type="string">
            <text:p>['爷，给妞乐一个1']</text:p>
          </table:table-cell>
          <table:table-cell table:number-columns-repeated="1020"/>
        </table:table-row>
        <table:table-row table:style-name="ro3">
          <table:table-cell office:value-type="float" office:value="583" calcext:value-type="float">
            <text:p>583</text:p>
          </table:table-cell>
          <table:table-cell office:value-type="string" calcext:value-type="string">
            <text:p>['绅士风度猫', '非法名B1wGOJxc：']</text:p>
          </table:table-cell>
          <table:table-cell office:value-type="float" office:value="61" calcext:value-type="float">
            <text:p>61</text:p>
          </table:table-cell>
          <table:table-cell office:value-type="string" calcext:value-type="string">
            <text:p>['齐钰']</text:p>
          </table:table-cell>
          <table:table-cell table:number-columns-repeated="1020"/>
        </table:table-row>
        <table:table-row table:style-name="ro4">
          <table:table-cell office:value-type="float" office:value="578" calcext:value-type="float">
            <text:p>578</text:p>
          </table:table-cell>
          <table:table-cell office:value-type="string" calcext:value-type="string">
            <text:p>['一朋友民警讲的～～～～去车站抓贼，', '为了伪装就骑了摩托带了个头盔伪装成摩的司机。忽然有人拍他的肩膀，回头一看是个十进宫老贼，其中在他手里就栽了三次，为他的评优评先做了不少贡献。那贼满脸堆笑递过来一根烟：X队，你烧成灰我都认得你。', '于是，那天他唯一的收获就是跑摩的挣了不少钱，比朋友的工资还高。']</text:p>
          </table:table-cell>
          <table:table-cell office:value-type="float" office:value="5" calcext:value-type="float">
            <text:p>5</text:p>
          </table:table-cell>
          <table:table-cell office:value-type="string" calcext:value-type="string">
            <text:p>['釆姑娘的小蘑菇S']</text:p>
          </table:table-cell>
          <table:table-cell table:number-columns-repeated="1020"/>
        </table:table-row>
        <table:table-row table:style-name="ro2">
          <table:table-cell office:value-type="float" office:value="578" calcext:value-type="float">
            <text:p>578</text:p>
          </table:table-cell>
          <table:table-cell office:value-type="string" calcext:value-type="string">
            <text:p>['女朋友问我:“我和你妈掉水里，你先救谁？” 我说:“没事，我妈会救你的，我妈会游泳。” 女朋友说:“不行你要选一个。” 我说:“那你就等死吧，我妈会先救我，我不会游泳。”', '向日葵的执着啊：']</text:p>
          </table:table-cell>
          <table:table-cell office:value-type="float" office:value="9" calcext:value-type="float">
            <text:p>9</text:p>
          </table:table-cell>
          <table:table-cell office:value-type="string" calcext:value-type="string">
            <text:p>['得而不惜就该死9']</text:p>
          </table:table-cell>
          <table:table-cell table:number-columns-repeated="1020"/>
        </table:table-row>
        <table:table-row table:style-name="ro3">
          <table:table-cell office:value-type="float" office:value="569" calcext:value-type="float">
            <text:p>569</text:p>
          </table:table-cell>
          <table:table-cell office:value-type="string" calcext:value-type="string">
            <text:p>['本职c++程序员，5年前为了要娃，程序推算最佳受孕期，孩子有了，算法一变，改推安全期，然而算法有bug，导致了老二的诞生，家里老二小名虫子', '胖香：']</text:p>
          </table:table-cell>
          <table:table-cell office:value-type="float" office:value="41" calcext:value-type="float">
            <text:p>41</text:p>
          </table:table-cell>
          <table:table-cell office:value-type="string" calcext:value-type="string">
            <text:p>['猴胖子']</text:p>
          </table:table-cell>
          <table:table-cell table:number-columns-repeated="1020"/>
        </table:table-row>
        <table:table-row table:style-name="ro3">
          <table:table-cell office:value-type="float" office:value="566" calcext:value-type="float">
            <text:p>566</text:p>
          </table:table-cell>
          <table:table-cell office:value-type="string" calcext:value-type="string">
            <text:p>['每天下班都得陪你踢球玩，不跟你玩就叫唤，跟你玩吧，你回来倒头就睡，累得我腿疼！！']</text:p>
          </table:table-cell>
          <table:table-cell office:value-type="float" office:value="30" calcext:value-type="float">
            <text:p>30</text:p>
          </table:table-cell>
          <table:table-cell office:value-type="string" calcext:value-type="string">
            <text:p>['孙壮士']</text:p>
          </table:table-cell>
          <table:table-cell table:number-columns-repeated="1020"/>
        </table:table-row>
        <table:table-row table:style-name="ro2">
          <table:table-cell office:value-type="float" office:value="563" calcext:value-type="float">
            <text:p>563</text:p>
          </table:table-cell>
          <table:table-cell office:value-type="string" calcext:value-type="string">
            <text:p>['下课赶着去厕所换姨妈巾，刚下楼和一小学弟撞了个正着。', '当时心里那个暴躁，还没来得及喷他，却听小学弟指着我说：你…你犯规了！居然带球撞人！', '我愣了一下，脑海里脑补了一下篮球的大小，真的，当时我就原谅他了。']</text:p>
          </table:table-cell>
          <table:table-cell office:value-type="float" office:value="24" calcext:value-type="float">
            <text:p>24</text:p>
          </table:table-cell>
          <table:table-cell office:value-type="string" calcext:value-type="string">
            <text:p>['杨蕾蕾i']</text:p>
          </table:table-cell>
          <table:table-cell table:number-columns-repeated="1020"/>
        </table:table-row>
        <table:table-row table:style-name="ro2">
          <table:table-cell office:value-type="float" office:value="563" calcext:value-type="float">
            <text:p>563</text:p>
          </table:table-cell>
          <table:table-cell office:value-type="string" calcext:value-type="string">
            <text:p>['下课赶着去厕所换姨妈巾，刚下楼和一小学弟撞了个正着。', '当时心里那个暴躁，还没来得及喷他，却听小学弟指着我说：你…你犯规了！居然带球撞人！', '我愣了一下，脑海里脑补了一下篮球的大小，真的，当时我就原谅他了。']</text:p>
          </table:table-cell>
          <table:table-cell office:value-type="float" office:value="24" calcext:value-type="float">
            <text:p>24</text:p>
          </table:table-cell>
          <table:table-cell office:value-type="string" calcext:value-type="string">
            <text:p>['杨蕾蕾i']</text:p>
          </table:table-cell>
          <table:table-cell table:number-columns-repeated="1020"/>
        </table:table-row>
        <table:table-row table:style-name="ro2">
          <table:table-cell office:value-type="float" office:value="558" calcext:value-type="float">
            <text:p>558</text:p>
          </table:table-cell>
          <table:table-cell office:value-type="string" calcext:value-type="string">
            <text:p>['我妈现在为了让我减肥少食，吃饭前都要把菜介绍一遍：“这道大盘鸡的原料是鸡的尸体，', '地下变态茎中的块茎鳞茎，红油牛肚用了牛的瘤胃，那道炒菜花主要选用了植物的生殖器。', '对了，炒花生用的油很新鲜，都是植物尸体现榨的。。。”']</text:p>
          </table:table-cell>
          <table:table-cell office:value-type="float" office:value="26" calcext:value-type="float">
            <text:p>26</text:p>
          </table:table-cell>
          <table:table-cell office:value-type="string" calcext:value-type="string">
            <text:p>['暂住居民啊鹏鹏鹏']</text:p>
          </table:table-cell>
          <table:table-cell table:number-columns-repeated="1020"/>
        </table:table-row>
        <table:table-row table:style-name="ro7">
          <table:table-cell office:value-type="float" office:value="558" calcext:value-type="float">
            <text:p>558</text:p>
          </table:table-cell>
          <table:table-cell office:value-type="string" calcext:value-type="string">
            <text:p>['我是中原人士，家里一般都是吃面食，我爱吃米饭，所以考大学的时候报的南方学校。', '在大学吃的特别多，一年就胖了二十斤，人一胖睡觉时候爱打呼噜，后来舍友受不了了，但也没办法。', '有一天晚上回去睡觉，一位舍友拉住我，硬塞给我二十块钱！我一脸懵逼说:这是干嘛？舍友笑着说，哥，今天星期六，你人缘不错，咱宿舍人集体请你出去网吧通宵，这是二十块钱，十块钱是网费，十块钱你买水喝！ 我一想，天呢，还有这好事？！拿着钱道声谢就冲向网吧了！', '往后几个月，每个星期他们都请上网！…', '查看全文']</text:p>
          </table:table-cell>
          <table:table-cell office:value-type="float" office:value="9" calcext:value-type="float">
            <text:p>9</text:p>
          </table:table-cell>
          <table:table-cell office:value-type="string" calcext:value-type="string">
            <text:p>['爱吃水饺和大米饭']</text:p>
          </table:table-cell>
          <table:table-cell table:number-columns-repeated="1020"/>
        </table:table-row>
        <table:table-row table:style-name="ro2">
          <table:table-cell office:value-type="float" office:value="558" calcext:value-type="float">
            <text:p>558</text:p>
          </table:table-cell>
          <table:table-cell office:value-type="string" calcext:value-type="string">
            <text:p>['刚才看了个厕所写男友的，哪时候年轻，刚出来手头紧，在火车站厕所写了个：专职杀手，电话XXX.后面别提了，隔几天来个电话，哪时候就想，是不是社会太黑暗，还是警察叔叔太多！从此本份做人，认真做事！']</text:p>
          </table:table-cell>
          <table:table-cell office:value-type="float" office:value="5" calcext:value-type="float">
            <text:p>5</text:p>
          </table:table-cell>
          <table:table-cell office:value-type="string" calcext:value-type="string">
            <text:p>['V不落骄阳V']</text:p>
          </table:table-cell>
          <table:table-cell table:number-columns-repeated="1020"/>
        </table:table-row>
        <table:table-row table:style-name="ro4">
          <table:table-cell office:value-type="float" office:value="557" calcext:value-type="float">
            <text:p>557</text:p>
          </table:table-cell>
          <table:table-cell office:value-type="string" calcext:value-type="string">
            <text:p>['一次在家里吃包子，由于家里人多，口味不一，便包了四种馅。', '哥哥哥................', '出锅后，小外甥顺手便拿了一个，他妈妈(我姐)瞪了他一眼，于是小外甥把包子掰成两半，给姥爷一半，姥姥一半，我姐看了很高兴。', '小外甥又拿了一个掰成了两半，给小姨一半，给小姨夫一半。大家都说：“这孩子真懂事！”', '小外甥又跑去拿了第三个掰成了两半，嘴里在嘀咕着：“怎么还是萝卜馅的！”', '宇宙无敌大鹏哥：']</text:p>
          </table:table-cell>
          <table:table-cell office:value-type="float" office:value="2" calcext:value-type="float">
            <text:p>2</text:p>
          </table:table-cell>
          <table:table-cell office:value-type="string" calcext:value-type="string">
            <text:p>['红糖暖胃不暖逼in…']</text:p>
          </table:table-cell>
          <table:table-cell table:number-columns-repeated="1020"/>
        </table:table-row>
        <table:table-row table:style-name="ro2">
          <table:table-cell office:value-type="float" office:value="554" calcext:value-type="float">
            <text:p>554</text:p>
          </table:table-cell>
          <table:table-cell office:value-type="string" calcext:value-type="string">
            <text:p>['多年不见得校友突然问我借钱，我直接问：10万够么，他立马回复：够用够用，你小子可以啊，在哪发财呢，真是豪爽，我微微一笑：没事，不够用就说话，我现在改做信用抵押贷款！']</text:p>
          </table:table-cell>
          <table:table-cell office:value-type="float" office:value="6" calcext:value-type="float">
            <text:p>6</text:p>
          </table:table-cell>
          <table:table-cell office:value-type="string" calcext:value-type="string">
            <text:p>['天涯有段you']</text:p>
          </table:table-cell>
          <table:table-cell table:number-columns-repeated="1020"/>
        </table:table-row>
        <table:table-row table:style-name="ro2">
          <table:table-cell office:value-type="float" office:value="552" calcext:value-type="float">
            <text:p>552</text:p>
          </table:table-cell>
          <table:table-cell office:value-type="string" calcext:value-type="string">
            <text:p>['老婆：老公，你说是家花香还是野花香呢？ 老公暗自得意：尼玛，这还想考我？于是，当然是家花香了啊…… 老婆，啪，就是一下…… 老公：老婆，怎么了啊？我说错了吗？你干嘛打我？ 老婆：尼玛，没找过野花，怎么知道家花比野花香，都会比较了还说没有？']</text:p>
          </table:table-cell>
          <table:table-cell office:value-type="float" office:value="32" calcext:value-type="float">
            <text:p>32</text:p>
          </table:table-cell>
          <table:table-cell office:value-type="string" calcext:value-type="string">
            <text:p>['苦涩的叶子']</text:p>
          </table:table-cell>
          <table:table-cell table:number-columns-repeated="1020"/>
        </table:table-row>
        <table:table-row table:style-name="ro2">
          <table:table-cell office:value-type="float" office:value="552" calcext:value-type="float">
            <text:p>552</text:p>
          </table:table-cell>
          <table:table-cell office:value-type="string" calcext:value-type="string">
            <text:p>['老婆：老公，你说是家花香还是野花香呢？ 老公暗自得意：尼玛，这还想考我？于是，当然是家花香了啊…… 老婆，啪，就是一下…… 老公：老婆，怎么了啊？我说错了吗？你干嘛打我？ 老婆：尼玛，没找过野花，怎么知道家花比野花香，都会比较了还说没有？']</text:p>
          </table:table-cell>
          <table:table-cell office:value-type="float" office:value="32" calcext:value-type="float">
            <text:p>32</text:p>
          </table:table-cell>
          <table:table-cell office:value-type="string" calcext:value-type="string">
            <text:p>['苦涩的叶子']</text:p>
          </table:table-cell>
          <table:table-cell table:number-columns-repeated="1020"/>
        </table:table-row>
        <table:table-row table:style-name="ro3">
          <table:table-cell office:value-type="float" office:value="548" calcext:value-type="float">
            <text:p>548</text:p>
          </table:table-cell>
          <table:table-cell office:value-type="string" calcext:value-type="string">
            <text:p>['感觉好像被人监视了。']</text:p>
          </table:table-cell>
          <table:table-cell office:value-type="float" office:value="6" calcext:value-type="float">
            <text:p>6</text:p>
          </table:table-cell>
          <table:table-cell office:value-type="string" calcext:value-type="string">
            <text:p>['人美肤白宋小宝']</text:p>
          </table:table-cell>
          <table:table-cell table:number-columns-repeated="1020"/>
        </table:table-row>
        <table:table-row table:style-name="ro3">
          <table:table-cell office:value-type="float" office:value="548" calcext:value-type="float">
            <text:p>548</text:p>
          </table:table-cell>
          <table:table-cell office:value-type="string" calcext:value-type="string">
            <text:p>['感觉好像被人监视了。']</text:p>
          </table:table-cell>
          <table:table-cell office:value-type="float" office:value="6" calcext:value-type="float">
            <text:p>6</text:p>
          </table:table-cell>
          <table:table-cell office:value-type="string" calcext:value-type="string">
            <text:p>['人美肤白宋小宝']</text:p>
          </table:table-cell>
          <table:table-cell table:number-columns-repeated="1020"/>
        </table:table-row>
        <table:table-row table:style-name="ro4">
          <table:table-cell office:value-type="float" office:value="547" calcext:value-type="float">
            <text:p>547</text:p>
          </table:table-cell>
          <table:table-cell office:value-type="string" calcext:value-type="string">
            <text:p>['房子后面有个菜园子，老爸老妈拽着我我去种菜，老爸刨坑，老妈提水浇坑，我往坑里扔种子，突然我妈“啊…”脚下一滑，蹲在刚浇水的坑里，我没忍住“噗嗤”一声笑了，，，', '我爸赶紧过去扶起我妈，问清楚我妈没事儿后，走到我跟抬腿就是一脚，把我踢了个趔趄“死丫头，我现在跟你妈回家换衣服，这片地给你了，天黑种不完不准回家吃饭。。”', '我……', '胖香：']</text:p>
          </table:table-cell>
          <table:table-cell office:value-type="float" office:value="30" calcext:value-type="float">
            <text:p>30</text:p>
          </table:table-cell>
          <table:table-cell office:value-type="string" calcext:value-type="string">
            <text:p>['丫头爱上辣鸭头*']</text:p>
          </table:table-cell>
          <table:table-cell table:number-columns-repeated="1020"/>
        </table:table-row>
        <table:table-row table:style-name="ro4">
          <table:table-cell office:value-type="float" office:value="547" calcext:value-type="float">
            <text:p>547</text:p>
          </table:table-cell>
          <table:table-cell office:value-type="string" calcext:value-type="string">
            <text:p>['房子后面有个菜园子，老爸老妈拽着我我去种菜，老爸刨坑，老妈提水浇坑，我往坑里扔种子，突然我妈“啊…”脚下一滑，蹲在刚浇水的坑里，我没忍住“噗嗤”一声笑了，，，', '我爸赶紧过去扶起我妈，问清楚我妈没事儿后，走到我跟抬腿就是一脚，把我踢了个趔趄“死丫头，我现在跟你妈回家换衣服，这片地给你了，天黑种不完不准回家吃饭。。”', '我……', '胖香：']</text:p>
          </table:table-cell>
          <table:table-cell office:value-type="float" office:value="30" calcext:value-type="float">
            <text:p>30</text:p>
          </table:table-cell>
          <table:table-cell office:value-type="string" calcext:value-type="string">
            <text:p>['丫头爱上辣鸭头*']</text:p>
          </table:table-cell>
          <table:table-cell table:number-columns-repeated="1020"/>
        </table:table-row>
        <table:table-row table:style-name="ro3">
          <table:table-cell office:value-type="float" office:value="546" calcext:value-type="float">
            <text:p>546</text:p>
          </table:table-cell>
          <table:table-cell office:value-type="string" calcext:value-type="string">
            <text:p>['狼爱上羊，爱的疯狂']</text:p>
          </table:table-cell>
          <table:table-cell office:value-type="float" office:value="19" calcext:value-type="float">
            <text:p>19</text:p>
          </table:table-cell>
          <table:table-cell office:value-type="string" calcext:value-type="string">
            <text:p>['房东家的鹦鹉']</text:p>
          </table:table-cell>
          <table:table-cell table:number-columns-repeated="1020"/>
        </table:table-row>
        <table:table-row table:style-name="ro2">
          <table:table-cell office:value-type="float" office:value="533" calcext:value-type="float">
            <text:p>533</text:p>
          </table:table-cell>
          <table:table-cell office:value-type="string" calcext:value-type="string">
            <text:p>['和女朋友因为一点小事吵架，她摔门而出，我心想不能总惯着她，趁这个机会我正好清静清静，也让她反省反省，不一会我手机就来了扣费信息:您在我店消费8275……您在我店消费3652，您在我店消费7988……不一会我的卡就刷到上限了，真倒霉，和女朋友吵架也就算了，还遇到诈骗的！', '狸土豆大人：']</text:p>
          </table:table-cell>
          <table:table-cell office:value-type="float" office:value="14" calcext:value-type="float">
            <text:p>14</text:p>
          </table:table-cell>
          <table:table-cell office:value-type="string" calcext:value-type="string">
            <text:p>['狐地瓜大人']</text:p>
          </table:table-cell>
          <table:table-cell table:number-columns-repeated="1020"/>
        </table:table-row>
        <table:table-row table:style-name="ro2">
          <table:table-cell office:value-type="float" office:value="531" calcext:value-type="float">
            <text:p>531</text:p>
          </table:table-cell>
          <table:table-cell office:value-type="string" calcext:value-type="string">
            <text:p>['生病住院几天了，今天隔壁床位来个姑娘，急性阑尾炎动了手术，她疼的一直哭，她男朋友怎么也哄不好，我给她讲了几个笑话，姑娘笑了好久没有说话，她男友刚给我说完谢谢，姑娘拉住男友憋出一句:“亲爱的，揍她，我笑的肚子疼死了，”本来我明天可以出院的，结果又得住上十天半个月。']</text:p>
          </table:table-cell>
          <table:table-cell office:value-type="float" office:value="8" calcext:value-type="float">
            <text:p>8</text:p>
          </table:table-cell>
          <table:table-cell office:value-type="string" calcext:value-type="string">
            <text:p>['齐钰']</text:p>
          </table:table-cell>
          <table:table-cell table:number-columns-repeated="1020"/>
        </table:table-row>
        <table:table-row table:style-name="ro2">
          <table:table-cell office:value-type="float" office:value="531" calcext:value-type="float">
            <text:p>531</text:p>
          </table:table-cell>
          <table:table-cell office:value-type="string" calcext:value-type="string">
            <text:p>['生病住院几天了，今天隔壁床位来个姑娘，急性阑尾炎动了手术，她疼的一直哭，她男朋友怎么也哄不好，我给她讲了几个笑话，姑娘笑了好久没有说话，她男友刚给我说完谢谢，姑娘拉住男友憋出一句:“亲爱的，揍她，我笑的肚子疼死了，”本来我明天可以出院的，结果又得住上十天半个月。']</text:p>
          </table:table-cell>
          <table:table-cell office:value-type="float" office:value="8" calcext:value-type="float">
            <text:p>8</text:p>
          </table:table-cell>
          <table:table-cell office:value-type="string" calcext:value-type="string">
            <text:p>['齐钰']</text:p>
          </table:table-cell>
          <table:table-cell table:number-columns-repeated="1020"/>
        </table:table-row>
        <table:table-row table:style-name="ro2">
          <table:table-cell office:value-type="float" office:value="530" calcext:value-type="float">
            <text:p>530</text:p>
          </table:table-cell>
          <table:table-cell office:value-type="string" calcext:value-type="string">
            <text:p>['一女同事收到男朋友买的LV，在同事面前炫耀。突然一男同事对那女同事说:我给你800你把发票卖我。女同事不解。男同事曰:女朋友一直想要一个LV可是苦于穷逼买不起，有了发票买个假的哄女友开心。突然女同事发现了什么打电话给男友，曰:发票多少钱买的。男朋友惊悚:这你都知道。']</text:p>
          </table:table-cell>
          <table:table-cell office:value-type="float" office:value="3" calcext:value-type="float">
            <text:p>3</text:p>
          </table:table-cell>
          <table:table-cell office:value-type="string" calcext:value-type="string">
            <text:p>['半沙烟']</text:p>
          </table:table-cell>
          <table:table-cell table:number-columns-repeated="1020"/>
        </table:table-row>
        <table:table-row table:style-name="ro7">
          <table:table-cell office:value-type="float" office:value="528" calcext:value-type="float">
            <text:p>528</text:p>
          </table:table-cell>
          <table:table-cell office:value-type="string" calcext:value-type="string">
            <text:p>['高中的时候才有了一个女同桌', '每次和她说话', '她总是一副害羞的样子', '她喜欢吃橘子而且每天都会从家带来一个', '纤纤细手小心翼翼剥开偷偷塞给我几瓣', '我怕酸，我这样告诉她', '我就喜欢看你被酸的流泪的样子，她对我说', '从此以后，每天都会吃到橘子', '后来毕业了，我们去了不同的城市', '记得有一个晚上，我给她发条短信', '刚才吃橘子又被酸哭了，但是一下子就想到你', '她在那边沉默了', '我最终还是决定毕业前去找她一次', '那天我穿上一身西装，拎了一袋橘子', '在她学校食堂，小心翼翼剥好等她', '她来了，却是两个人', '我递给她橘子，她告诉我她从不喜欢…', '查看全文', '擎，敢大湿？：']</text:p>
          </table:table-cell>
          <table:table-cell office:value-type="float" office:value="42" calcext:value-type="float">
            <text:p>42</text:p>
          </table:table-cell>
          <table:table-cell office:value-type="string" calcext:value-type="string">
            <text:p>['丁希龙']</text:p>
          </table:table-cell>
          <table:table-cell table:number-columns-repeated="1020"/>
        </table:table-row>
        <table:table-row table:style-name="ro2">
          <table:table-cell office:value-type="float" office:value="524" calcext:value-type="float">
            <text:p>524</text:p>
          </table:table-cell>
          <table:table-cell office:value-type="string" calcext:value-type="string">
            <text:p>['想起来前几天一个美女来买东西，手里大小购物袋好几个，进门就放门口了。等她买完东西我帮她拿起这些袋子准备递给她，她冲我一甩头：走吧！然后起身就往外走。美女，你站住！我是你老公吗？说使唤就使唤']</text:p>
          </table:table-cell>
          <table:table-cell office:value-type="float" office:value="11" calcext:value-type="float">
            <text:p>11</text:p>
          </table:table-cell>
          <table:table-cell office:value-type="string" calcext:value-type="string">
            <text:p>['imfyk千夜']</text:p>
          </table:table-cell>
          <table:table-cell table:number-columns-repeated="1020"/>
        </table:table-row>
        <table:table-row table:style-name="ro2">
          <table:table-cell office:value-type="float" office:value="520" calcext:value-type="float">
            <text:p>520</text:p>
          </table:table-cell>
          <table:table-cell office:value-type="string" calcext:value-type="string">
            <text:p>['去厨房倒水，老哥问我，今天怎么老是拿手机出来看，都这样折腾一个上午了。', '我一脸懵逼地告诉他，我的手机不知道怎么了，一上午连个消息都没有，奇了怪了？', '老哥拿过我的手机，摸索了一会儿，才无奈的问道：“属鸟的？喜欢飞行模式！”', '青刺莓：']</text:p>
          </table:table-cell>
          <table:table-cell office:value-type="float" office:value="14" calcext:value-type="float">
            <text:p>14</text:p>
          </table:table-cell>
          <table:table-cell office:value-type="string" calcext:value-type="string">
            <text:p>['胖香']</text:p>
          </table:table-cell>
          <table:table-cell table:number-columns-repeated="1020"/>
        </table:table-row>
        <table:table-row table:style-name="ro2">
          <table:table-cell office:value-type="float" office:value="520" calcext:value-type="float">
            <text:p>520</text:p>
          </table:table-cell>
          <table:table-cell office:value-type="string" calcext:value-type="string">
            <text:p>['去厨房倒水，老哥问我，今天怎么老是拿手机出来看，都这样折腾一个上午了。', '我一脸懵逼地告诉他，我的手机不知道怎么了，一上午连个消息都没有，奇了怪了？', '老哥拿过我的手机，摸索了一会儿，才无奈的问道：“属鸟的？喜欢飞行模式！”', '青刺莓：']</text:p>
          </table:table-cell>
          <table:table-cell office:value-type="float" office:value="14" calcext:value-type="float">
            <text:p>14</text:p>
          </table:table-cell>
          <table:table-cell office:value-type="string" calcext:value-type="string">
            <text:p>['胖香']</text:p>
          </table:table-cell>
          <table:table-cell table:number-columns-repeated="1020"/>
        </table:table-row>
        <table:table-row table:style-name="ro3">
          <table:table-cell office:value-type="float" office:value="520" calcext:value-type="float">
            <text:p>520</text:p>
          </table:table-cell>
          <table:table-cell office:value-type="string" calcext:value-type="string">
            <text:p>['天王盖地虎，小鸡炖蘑菇……听了半天有人喊口号，想去答应，可又不敢，不是因为害羞，只是害怕人家说我丑']</text:p>
          </table:table-cell>
          <table:table-cell office:value-type="float" office:value="7" calcext:value-type="float">
            <text:p>7</text:p>
          </table:table-cell>
          <table:table-cell office:value-type="string" calcext:value-type="string">
            <text:p>['白衣逍遥']</text:p>
          </table:table-cell>
          <table:table-cell table:number-columns-repeated="1020"/>
        </table:table-row>
        <table:table-row table:style-name="ro2">
          <table:table-cell office:value-type="float" office:value="519" calcext:value-type="float">
            <text:p>519</text:p>
          </table:table-cell>
          <table:table-cell office:value-type="string" calcext:value-type="string">
            <text:p>['因为晚饭丫丫挑食顶嘴被妈妈一顿狠尅……看着挂着泪痕昏昏欲睡的丫丫，宝妈于心不忍又耿耿于怀，轻声询问“还生妈妈气吗？”丫丫闭着眼睛委屈地说“你们大人啊就是不讲道理，从来不听小孩儿的解释，爸爸不爱吃胡萝卜圆白菜你咋不训他?……”']</text:p>
          </table:table-cell>
          <table:table-cell office:value-type="float" office:value="11" calcext:value-type="float">
            <text:p>11</text:p>
          </table:table-cell>
          <table:table-cell office:value-type="string" calcext:value-type="string">
            <text:p>['鱼歌浅唱']</text:p>
          </table:table-cell>
          <table:table-cell table:number-columns-repeated="1020"/>
        </table:table-row>
        <table:table-row table:style-name="ro2">
          <table:table-cell office:value-type="float" office:value="517" calcext:value-type="float">
            <text:p>517</text:p>
          </table:table-cell>
          <table:table-cell office:value-type="string" calcext:value-type="string">
            <text:p>['小时候，表妹才一岁多还不会说话。那年夏天我带着她在外婆家后门坐着。姑婆（外公的妹妹）买完菜回家路过，看到我给了我十块钱零花钱让我买雪糕吃。我刚放进兜里，表妹就拉着我的手，要往外走，另一只手指着小卖部的方向。。。嗯，是的她明白钱在那里可以买零食，由此可见吃货是天生的[哀怨]']</text:p>
          </table:table-cell>
          <table:table-cell office:value-type="float" office:value="3" calcext:value-type="float">
            <text:p>3</text:p>
          </table:table-cell>
          <table:table-cell office:value-type="string" calcext:value-type="string">
            <text:p>['迷彩下的守候']</text:p>
          </table:table-cell>
          <table:table-cell table:number-columns-repeated="1020"/>
        </table:table-row>
        <table:table-row table:style-name="ro2">
          <table:table-cell office:value-type="float" office:value="517" calcext:value-type="float">
            <text:p>517</text:p>
          </table:table-cell>
          <table:table-cell office:value-type="string" calcext:value-type="string">
            <text:p>['小时候，表妹才一岁多还不会说话。那年夏天我带着她在外婆家后门坐着。姑婆（外公的妹妹）买完菜回家路过，看到我给了我十块钱零花钱让我买雪糕吃。我刚放进兜里，表妹就拉着我的手，要往外走，另一只手指着小卖部的方向。。。嗯，是的她明白钱在那里可以买零食，由此可见吃货是天生的[哀怨]']</text:p>
          </table:table-cell>
          <table:table-cell office:value-type="float" office:value="3" calcext:value-type="float">
            <text:p>3</text:p>
          </table:table-cell>
          <table:table-cell office:value-type="string" calcext:value-type="string">
            <text:p>['迷彩下的守候']</text:p>
          </table:table-cell>
          <table:table-cell table:number-columns-repeated="1020"/>
        </table:table-row>
        <table:table-row table:style-name="ro5">
          <table:table-cell office:value-type="float" office:value="493" calcext:value-type="float">
            <text:p>493</text:p>
          </table:table-cell>
          <table:table-cell office:value-type="string" calcext:value-type="string">
            <text:p>['同事的儿子在外地上学，毕业后在外地工作，前些天开车带着女朋友回家了。没事了跟女友出去春游，走到河边一阵风把他女友的帽子吹到了河里，小伙子急中生智，见路边有刚栽上的小树，就拔出来一根把女友的帽子捞了上来，这时候远远看见一中年妇女头戴大口罩，手里拿把刀冲他们走了过来，吓得两人都给大姐跪下了，“大姐，我们只是拔了一棵树捞帽子！求您饶了我们吧……”', '大姐眼一瞪，“老娘挖野菜，管你们这些屁事！”']</text:p>
          </table:table-cell>
          <table:table-cell office:value-type="float" office:value="9" calcext:value-type="float">
            <text:p>9</text:p>
          </table:table-cell>
          <table:table-cell office:value-type="string" calcext:value-type="string">
            <text:p>['榆树上的考拉']</text:p>
          </table:table-cell>
          <table:table-cell table:number-columns-repeated="1020"/>
        </table:table-row>
        <table:table-row table:style-name="ro3">
          <table:table-cell office:value-type="float" office:value="491" calcext:value-type="float">
            <text:p>491</text:p>
          </table:table-cell>
          <table:table-cell office:value-type="string" calcext:value-type="string">
            <text:p>['我还以为发生什么大事了呢😄', 'Sunpengbo：']</text:p>
          </table:table-cell>
          <table:table-cell office:value-type="float" office:value="35" calcext:value-type="float">
            <text:p>35</text:p>
          </table:table-cell>
          <table:table-cell office:value-type="string" calcext:value-type="string">
            <text:p>['好男起名字']</text:p>
          </table:table-cell>
          <table:table-cell table:number-columns-repeated="1020"/>
        </table:table-row>
        <table:table-row table:style-name="ro6">
          <table:table-cell office:value-type="float" office:value="486" calcext:value-type="float">
            <text:p>486</text:p>
          </table:table-cell>
          <table:table-cell office:value-type="string" calcext:value-type="string">
            <text:p>['话说！！！三十年前！！！那个时候还有子女接班这一说！', '割哥哥哥哥', '当年，我三奶奶在我们家这里的国营商场上班！我们这里的人都叫大国营！三奶奶逐渐岁数大了，作为领导的三奶奶就让她的大女儿，我四姑接班！！去大国营当布匹的售货员。所以，四姑去大国营填了简历之后就回家等消息（那个时候需要政治审核神马神马的）终于，我三奶奶在忐忑不安中接到了电话。听过电话之后，据说当时已经56岁的三奶奶像回到了26岁的精神状态，一把抄起立在门后的扫帚嘎达冲进了四姑的屋里，边打边骂：兔崽子，我让你好好学习你他妈不学，行！！！你…', '查看全文']</text:p>
          </table:table-cell>
          <table:table-cell office:value-type="float" office:value="13" calcext:value-type="float">
            <text:p>13</text:p>
          </table:table-cell>
          <table:table-cell office:value-type="string" calcext:value-type="string">
            <text:p>['肉肉肉肉肉姑娘']</text:p>
          </table:table-cell>
          <table:table-cell table:number-columns-repeated="1020"/>
        </table:table-row>
        <table:table-row table:style-name="ro4">
          <table:table-cell office:value-type="float" office:value="484" calcext:value-type="float">
            <text:p>484</text:p>
          </table:table-cell>
          <table:table-cell office:value-type="string" calcext:value-type="string">
            <text:p>['楼主苦命医生一枚。刚上班的时候菜鸟一个，比自己资历老的，哪怕是一年的医生，都心怀崇敬，各种活抢着干，觉得就应该的。不迟到，早退，有事晚来一会儿都会很内疚，从来不敢喊累，觉得等自己成了老医生就好了。上了10来年班，终于成了老医生。90后小孩根本不按常理出牌，帮你干活？想都别想，不让你帮他收拾烂摊子就是好的。每次接班都迟到，说他，还觉得你斤斤计较，不就几分钟吗？至于吗？反倒成了我的错了，糗不糗！心情真的很郁闷，支个招，怎么破？', 'C联赛牛：']</text:p>
          </table:table-cell>
          <table:table-cell office:value-type="float" office:value="26" calcext:value-type="float">
            <text:p>26</text:p>
          </table:table-cell>
          <table:table-cell office:value-type="string" calcext:value-type="string">
            <text:p>['看我小闹一把']</text:p>
          </table:table-cell>
          <table:table-cell table:number-columns-repeated="1020"/>
        </table:table-row>
        <table:table-row table:style-name="ro4">
          <table:table-cell office:value-type="float" office:value="481" calcext:value-type="float">
            <text:p>481</text:p>
          </table:table-cell>
          <table:table-cell office:value-type="string" calcext:value-type="string">
            <text:p>['某次在国外，朋友急性肠胃炎，我们都觉得需要喊个救护车送他去医院。护士说描述一下病人的病情，我就把电话递给他，然后就听到了以下的对话：', '护士：「你说你肚子疼？是什么样的疼痛？」', '男朋友：「就是疼.……」', '护士：「是针扎一样的疼还是被大象踩了一样的疼？」', '男朋友：「我没有被大象踩过……我怎么知道那是什么感觉……」', '护士：「……我觉得你好得很，暂时不需要救护车。」', '啪，电话就被挂了。']</text:p>
          </table:table-cell>
          <table:table-cell office:value-type="float" office:value="13" calcext:value-type="float">
            <text:p>13</text:p>
          </table:table-cell>
          <table:table-cell office:value-type="string" calcext:value-type="string">
            <text:p>['爆炸输入']</text:p>
          </table:table-cell>
          <table:table-cell table:number-columns-repeated="1020"/>
        </table:table-row>
        <table:table-row table:style-name="ro4">
          <table:table-cell office:value-type="float" office:value="471" calcext:value-type="float">
            <text:p>471</text:p>
          </table:table-cell>
          <table:table-cell office:value-type="string" calcext:value-type="string">
            <text:p>['话说有个酒店招聘员工，后来有个人想去应聘，到了那里领班说，你完成我3个任务这个工作就是你的了。那个人说好没问题，领班说\xa01\xa0你先喝1瓶2锅头，2\xa0咱们酒店后边的游泳池里有只河马，它牙坏了，你去给他拔牙，3\xa0咱们楼上5层有个女人需要满足\xa0你去满足她，说完那个人一口气喝完了一瓶2锅头，然后直冲游泳池跑去，好多人后来就听到了河马的残叫声，那个人从游泳迟里出来，来到楼里问领班“那个牙疼的女人住几楼？”', '老妖婆淼菟兔i：']</text:p>
          </table:table-cell>
          <table:table-cell office:value-type="float" office:value="19" calcext:value-type="float">
            <text:p>19</text:p>
          </table:table-cell>
          <table:table-cell office:value-type="string" calcext:value-type="string">
            <text:p>['王叔家小西98k精…']</text:p>
          </table:table-cell>
          <table:table-cell table:number-columns-repeated="1020"/>
        </table:table-row>
        <table:table-row table:style-name="ro4">
          <table:table-cell office:value-type="float" office:value="471" calcext:value-type="float">
            <text:p>471</text:p>
          </table:table-cell>
          <table:table-cell office:value-type="string" calcext:value-type="string">
            <text:p>['话说有个酒店招聘员工，后来有个人想去应聘，到了那里领班说，你完成我3个任务这个工作就是你的了。那个人说好没问题，领班说\xa01\xa0你先喝1瓶2锅头，2\xa0咱们酒店后边的游泳池里有只河马，它牙坏了，你去给他拔牙，3\xa0咱们楼上5层有个女人需要满足\xa0你去满足她，说完那个人一口气喝完了一瓶2锅头，然后直冲游泳池跑去，好多人后来就听到了河马的残叫声，那个人从游泳迟里出来，来到楼里问领班“那个牙疼的女人住几楼？”', '老妖婆淼菟兔i：']</text:p>
          </table:table-cell>
          <table:table-cell office:value-type="float" office:value="19" calcext:value-type="float">
            <text:p>19</text:p>
          </table:table-cell>
          <table:table-cell office:value-type="string" calcext:value-type="string">
            <text:p>['王叔家小西98k精…']</text:p>
          </table:table-cell>
          <table:table-cell table:number-columns-repeated="1020"/>
        </table:table-row>
        <table:table-row table:style-name="ro7">
          <table:table-cell office:value-type="float" office:value="461" calcext:value-type="float">
            <text:p>461</text:p>
          </table:table-cell>
          <table:table-cell office:value-type="string" calcext:value-type="string">
            <text:p>['嫁个不会做饭还嘴馋的老公是什么概念', '－——－割割割－——－', '前几天闺女感冒，我说晚上炸带鱼吃，老公晚上下班回来说闺女发热他看不了，他去做饭吧，过了有10分钟，喊我看看油为什么还不热，我一看，我次奥了，就几块带鱼，你至于倒大半锅油吗？[惊恐][惊恐][惊恐]好吧已经倒了就那样吧！把火给他开大一点，跟他说有热了就关小点儿，又过了一会又喊我，鱼下锅为什么都烂了，我又回来看[撞到玻璃][撞到玻璃][撞到玻璃]，我跟他说，火关太小了，下锅都粘锅里了，让他加加火，结果给我端上来一盘子乌漆嘛黑的东…', '查看全文']</text:p>
          </table:table-cell>
          <table:table-cell office:value-type="float" office:value="9" calcext:value-type="float">
            <text:p>9</text:p>
          </table:table-cell>
          <table:table-cell office:value-type="string" calcext:value-type="string">
            <text:p>['笑，掩饰一切']</text:p>
          </table:table-cell>
          <table:table-cell table:number-columns-repeated="1020"/>
        </table:table-row>
        <table:table-row table:style-name="ro2">
          <table:table-cell office:value-type="float" office:value="444" calcext:value-type="float">
            <text:p>444</text:p>
          </table:table-cell>
          <table:table-cell office:value-type="string" calcext:value-type="string">
            <text:p>['小侄女养了几条蚕宝宝，每天要我哥采桑叶，哥有点烦了，问她：你养蚕宝宝干嘛啊？', '小侄女：妈妈告诉我蚕宝宝以后会吐丝，我等着蚕宝宝吐丝给我做漂亮衣服呢！', '哥心想：要不要告诉她这几条蚕根本就不够？算了，还是别了！要不然她养很多蚕，每天的桑叶我咋办？', '胖香：']</text:p>
          </table:table-cell>
          <table:table-cell office:value-type="float" office:value="11" calcext:value-type="float">
            <text:p>11</text:p>
          </table:table-cell>
          <table:table-cell office:value-type="string" calcext:value-type="string">
            <text:p>['林晓九的忧伤哥']</text:p>
          </table:table-cell>
          <table:table-cell table:number-columns-repeated="1020"/>
        </table:table-row>
        <table:table-row table:style-name="ro8">
          <table:table-cell office:value-type="float" office:value="425" calcext:value-type="float">
            <text:p>425</text:p>
          </table:table-cell>
          <table:table-cell office:value-type="string" calcext:value-type="string">
            <text:p>['小时候农村有用稻草搭的大棚种木耳和香菇的…堂哥家就是搞这个的………割割割…………农村的孩子都是散养的…依稀记得那一天…晴空万里…微风习习…跟一个小姐姐在草棚旁烤红薯…火苗调皮的飘向了那干燥的稻草…然后更加调皮的引燃了冲天的熊熊大火…半个村的人都哐哐啷当的拿着盆和桶来救火…经过大家的努力…抢救回来了半个草棚………再割………嗯！犯罪嫌疑人跑的机会都没有…还没来得及吃烤红薯就被抓起来一顿毒打了…惨遭毒打后…心里难受…含着泪想起了还没吃的烤红薯…然后又来到了犯罪现场…在一堆灰烬中扒拉…年幼无知…不知道扒…', '查看全文']</text:p>
          </table:table-cell>
          <table:table-cell office:value-type="float" office:value="11" calcext:value-type="float">
            <text:p>11</text:p>
          </table:table-cell>
          <table:table-cell office:value-type="string" calcext:value-type="string">
            <text:p>['残阳小破孩']</text:p>
          </table:table-cell>
          <table:table-cell table:number-columns-repeated="1020"/>
        </table:table-row>
        <table:table-row table:style-name="ro4">
          <table:table-cell office:value-type="float" office:value="413" calcext:value-type="float">
            <text:p>413</text:p>
          </table:table-cell>
          <table:table-cell office:value-type="string" calcext:value-type="string">
            <text:p>['给朋友做伴娘。', '发现新郎的伴郎身材匀称高挑，眉清目秀，关键是他居然经常冲我笑。', '巧笑倩兮，美目盼兮。妥妥一男神。', '于是果断上去要微信之。男神很痛快地拿过我手机输入其微信。', '开心的像一百斤的胖子。', '正在这个时候，男神突然给了我个熊抱。', '然后我姑姑——他妈——过来：', '【你弟刚从部队回来，怎么样，穿西装是不是很帅？】', '男神，我弟，在我的一脸懵逼中，给了我个摸头杀：【没事，姐，你可以继续撩我的。】', '转', '七～年：']</text:p>
          </table:table-cell>
          <table:table-cell office:value-type="float" office:value="9" calcext:value-type="float">
            <text:p>9</text:p>
          </table:table-cell>
          <table:table-cell office:value-type="string" calcext:value-type="string">
            <text:p>['低调、、、*']</text:p>
          </table:table-cell>
          <table:table-cell table:number-columns-repeated="1020"/>
        </table:table-row>
        <table:table-row table:style-name="ro3">
          <table:table-cell office:value-type="float" office:value="402" calcext:value-type="float">
            <text:p>402</text:p>
          </table:table-cell>
          <table:table-cell office:value-type="string" calcext:value-type="string">
            <text:p>['跟男友说分手，自己哭的稀里哗啦的，寻思看这坨改善下心情吧，越看越想哭。果然人难过的时候再好笑的笑话也会越看越难过']</text:p>
          </table:table-cell>
          <table:table-cell office:value-type="float" office:value="15" calcext:value-type="float">
            <text:p>15</text:p>
          </table:table-cell>
          <table:table-cell office:value-type="string" calcext:value-type="string">
            <text:p>['2喵了个咪咪的']</text:p>
          </table:table-cell>
          <table:table-cell table:number-columns-repeated="1020"/>
        </table:table-row>
        <table:table-row table:style-name="ro7">
          <table:table-cell office:value-type="float" office:value="394" calcext:value-type="float">
            <text:p>394</text:p>
          </table:table-cell>
          <table:table-cell office:value-type="string" calcext:value-type="string">
            <text:p>['有位男读者加我，他说自己就是最混蛋的愚孝妈，从二十六岁到三十八岁，先后娶了三个老婆，都被妈妈给逼走了。', '可笑的是他妈妈还一直认为儿子是抢手货，为了不祸害别人，他觉得有必要和妈妈谈谈。', '我把他的经历整理成了文字，方便阅读，就用第一人称。', '第一个老婆是我的初恋，我们很相爱，可我知道您接受不了她的单亲家庭，一直不敢带回家。', '直到她怀孕，我才跟您说，果然一听是离异家庭，您死活都不同意，最后看在孩子的份上才妥协，答应我们结婚。', '我知道婆媳住一起会有问题，您老人家就我一个儿子，我不能撵你走，善良的媳妇也同意…', '查看全文']</text:p>
          </table:table-cell>
          <table:table-cell office:value-type="float" office:value="63" calcext:value-type="float">
            <text:p>63</text:p>
          </table:table-cell>
          <table:table-cell office:value-type="string" calcext:value-type="string">
            <text:p>['趁早爱情']</text:p>
          </table:table-cell>
          <table:table-cell table:number-columns-repeated="1020"/>
        </table:table-row>
        <table:table-row table:style-name="ro8">
          <table:table-cell office:value-type="float" office:value="391" calcext:value-type="float">
            <text:p>391</text:p>
          </table:table-cell>
          <table:table-cell office:value-type="string" calcext:value-type="string">
            <text:p>['纯手打，有点长。就在刚才下班时候，北京8号线上。我这两天加班，站在那里迷糊，听到报站，睁开眼睛，正前面一男，斜前方一女，男的手在女人屁股上（事后回想，当时没注意），两个人堵着门不动，我挤下车，刚一走，忽觉脚下一拌，回头只见一张血盆大口，其中还有个带着回音的声音，挤什么挤？靠，虽然算是女人，但不能忍啊，我回道：你不下车，还挡在门口，谁过咬谁一口（这句没敢说），有病吧？我又没碰到你！转身愤然上楼换乘，楼上的风一吹，瞬间清醒，艹！她刚才还踢我一脚呢，我要还回来，下楼找了一大圈，没找到，郁闷而归！']</text:p>
          </table:table-cell>
          <table:table-cell office:value-type="float" office:value="21" calcext:value-type="float">
            <text:p>21</text:p>
          </table:table-cell>
          <table:table-cell office:value-type="string" calcext:value-type="string">
            <text:p>['无底洞主']</text:p>
          </table:table-cell>
          <table:table-cell table:number-columns-repeated="1020"/>
        </table:table-row>
        <table:table-row table:style-name="ro8">
          <table:table-cell office:value-type="float" office:value="388" calcext:value-type="float">
            <text:p>388</text:p>
          </table:table-cell>
          <table:table-cell office:value-type="string" calcext:value-type="string">
            <text:p>['王天龙，我跟你在一起两年，这两年间我对你不离不弃，你没工作我养着你，你要苹果手机我借钱给你买，因为我知道你不会永远这样，我相信你，我父母离婚，没人要我，把一切都给了你，朋友说你人品不行我不信。为了你我掏心掏肺，我努力工作，我想为我们的以后奋斗，天天累的跟狗一样，可是你呢？打游戏？抽烟？喝酒？胡子拉碴，没事就带你那些狐朋狗友回来喝酒，然后还得我收拾。累了倒头就睡，你考虑过我吗？最后我受不了，我想跟你分手，你既然拿走我身份证银行卡店里的营业款还有现金，呵呵呵，我真的真的真的没想到你是这样的人，现在我…', '查看全文', '金刚葫芦娃了：']</text:p>
          </table:table-cell>
          <table:table-cell office:value-type="float" office:value="33" calcext:value-type="float">
            <text:p>33</text:p>
          </table:table-cell>
          <table:table-cell office:value-type="string" calcext:value-type="string">
            <text:p>['A.焉知非福。']</text:p>
          </table:table-cell>
          <table:table-cell table:number-columns-repeated="1020"/>
        </table:table-row>
        <table:table-row table:style-name="ro5">
          <table:table-cell office:value-type="float" office:value="369" calcext:value-type="float">
            <text:p>369</text:p>
          </table:table-cell>
          <table:table-cell office:value-type="string" calcext:value-type="string">
            <text:p>['今天在街上去买了个五元的小件东西，回家发现是坏的，就骑电动车上街换，刚换完出来就下雨了，想着一会就回了，马上发现车没电了，天快黑了就，此时老婆来电说不等吃饭了，淋着雨找地方吃东西，找地方充电…弄了个煎饼蹲人家门口吃着，忽然卷帘门开了，人以为 我是要饭的…………………要饭的……………要饭的…重要的事说三遍…才回家，果断发糗百…']</text:p>
          </table:table-cell>
          <table:table-cell office:value-type="float" office:value="9" calcext:value-type="float">
            <text:p>9</text:p>
          </table:table-cell>
          <table:table-cell office:value-type="string" calcext:value-type="string">
            <text:p>['我淡定君']</text:p>
          </table:table-cell>
          <table:table-cell table:number-columns-repeated="1020"/>
        </table:table-row>
        <table:table-row table:style-name="ro2">
          <table:table-cell office:value-type="float" office:value="334" calcext:value-type="float">
            <text:p>334</text:p>
          </table:table-cell>
          <table:table-cell office:value-type="string" calcext:value-type="string">
            <text:p>['什么叫做不作不死 <text:s/>男朋友说他特别喜欢吃茄子 <text:s/>刚在一起的时候一起宵夜 <text:s/>点了个茄子 <text:s/>那个逗比告诉我 <text:s/>以前在深圳的时候每次吃夜宵都会有个妹子帮他把他不喜欢的葱蒜一颗一颗挑出来 <text:s text:c="4"/>从此他三年没吃茄子了']</text:p>
          </table:table-cell>
          <table:table-cell office:value-type="float" office:value="4" calcext:value-type="float">
            <text:p>4</text:p>
          </table:table-cell>
          <table:table-cell office:value-type="string" calcext:value-type="string">
            <text:p>['念及你']</text:p>
          </table:table-cell>
          <table:table-cell table:number-columns-repeated="1020"/>
        </table:table-row>
        <table:table-row table:style-name="ro2">
          <table:table-cell office:value-type="float" office:value="332" calcext:value-type="float">
            <text:p>332</text:p>
          </table:table-cell>
          <table:table-cell office:value-type="string" calcext:value-type="string">
            <text:p>['昨天晚上完事儿后，我安慰老婆：“媳妇儿，不要要求太高，我今天看了个50岁的病人，从始至终都是早 泄，，他老婆从来没有过高 潮……咳咳，你这十次里面有一次就真的不错了……”', '——本人是男 科医生……[羞涩][羞涩][羞涩][羞涩][羞涩][可爱多][可爱多]', '心暖520：']</text:p>
          </table:table-cell>
          <table:table-cell office:value-type="float" office:value="6" calcext:value-type="float">
            <text:p>6</text:p>
          </table:table-cell>
          <table:table-cell office:value-type="string" calcext:value-type="string">
            <text:p>['直：：男']</text:p>
          </table:table-cell>
          <table:table-cell table:number-columns-repeated="1020"/>
        </table:table-row>
        <table:table-row table:style-name="ro2">
          <table:table-cell office:value-type="float" office:value="330" calcext:value-type="float">
            <text:p>330</text:p>
          </table:table-cell>
          <table:table-cell office:value-type="string" calcext:value-type="string">
            <text:p>['儿子看书看到一个词mental abuse(精神虐待)，不明白啥意思来问我，我说：你每天拖拖拉拉不好好写作业调皮捣蛋不听话气我顶撞我啰里八嗦讲废话折磨我就是精神虐待！', '儿子：那什么叫physical abuse(肉体虐待)?', '我：然后我狠狠揍你一顿就是肉体虐待！', '胖香：']</text:p>
          </table:table-cell>
          <table:table-cell office:value-type="float" office:value="5" calcext:value-type="float">
            <text:p>5</text:p>
          </table:table-cell>
          <table:table-cell office:value-type="string" calcext:value-type="string">
            <text:p>['爱哭的瓶子']</text:p>
          </table:table-cell>
          <table:table-cell table:number-columns-repeated="1020"/>
        </table:table-row>
        <table:table-row table:style-name="ro2">
          <table:table-cell office:value-type="float" office:value="328" calcext:value-type="float">
            <text:p>328</text:p>
          </table:table-cell>
          <table:table-cell office:value-type="string" calcext:value-type="string">
            <text:p>['小丽在家等外卖，手机响，以为是外卖：“是外卖吗？”只听电话那头有人叹口气说：“闺女我是你爸呀！你说你这么大个人了，饭也不做，怎么这么懒？”小丽不好意思地说：“爸，我知道了，下次我自己做。”爸爸满意地“嗯”了一声，又说：“哦，对了，你妈回你外婆家了，你也帮我叫份外卖。”']</text:p>
          </table:table-cell>
          <table:table-cell office:value-type="float" office:value="5" calcext:value-type="float">
            <text:p>5</text:p>
          </table:table-cell>
          <table:table-cell office:value-type="string" calcext:value-type="string">
            <text:p>['滴______滴_…']</text:p>
          </table:table-cell>
          <table:table-cell table:number-columns-repeated="1020"/>
        </table:table-row>
        <table:table-row table:style-name="ro2">
          <table:table-cell office:value-type="float" office:value="325" calcext:value-type="float">
            <text:p>325</text:p>
          </table:table-cell>
          <table:table-cell office:value-type="string" calcext:value-type="string">
            <text:p>['那天老公早起上班，出门前我发现他体恤穿反了。', '我就跟他说，每天穿衣服小心点，看不清就把灯打开！', '他说没事。又不是经常错。', '今天早上收到信息:老婆！我居然把裤子穿反了！我还走了那么远，叫我怎么见人啊？', '他穿的还是带好几个裤兜的那种裤子！其实我真的不想笑的:哈哈哈哈哈哈哈！']</text:p>
          </table:table-cell>
          <table:table-cell office:value-type="float" office:value="7" calcext:value-type="float">
            <text:p>7</text:p>
          </table:table-cell>
          <table:table-cell office:value-type="string" calcext:value-type="string">
            <text:p>['我是吴虹再不改名']</text:p>
          </table:table-cell>
          <table:table-cell table:number-columns-repeated="1020"/>
        </table:table-row>
        <table:table-row table:style-name="ro3">
          <table:table-cell office:value-type="float" office:value="323" calcext:value-type="float">
            <text:p>323</text:p>
          </table:table-cell>
          <table:table-cell office:value-type="string" calcext:value-type="string">
            <text:p>['和同事去吃饭，吃完饭顺口就喊了一声，老板结账！于是公司老板起身去结账了。这会儿到家睡不着了，想请教大家找工作需要注意些什么']</text:p>
          </table:table-cell>
          <table:table-cell office:value-type="float" office:value="6" calcext:value-type="float">
            <text:p>6</text:p>
          </table:table-cell>
          <table:table-cell office:value-type="string" calcext:value-type="string">
            <text:p>['@尼古拉斯.赵四']</text:p>
          </table:table-cell>
          <table:table-cell table:number-columns-repeated="1020"/>
        </table:table-row>
        <table:table-row table:style-name="ro3">
          <table:table-cell office:value-type="float" office:value="322" calcext:value-type="float">
            <text:p>322</text:p>
          </table:table-cell>
          <table:table-cell office:value-type="string" calcext:value-type="string">
            <text:p>['小明问老师：“为什么做很多事都要争第一，争了第一有什么用呢”， 老师语重心长的对小明说：“世界上第一高的山是哪一座 ” <text:s text:c="2"/>小明：“不知道 ”。']</text:p>
          </table:table-cell>
          <table:table-cell office:value-type="float" office:value="6" calcext:value-type="float">
            <text:p>6</text:p>
          </table:table-cell>
          <table:table-cell office:value-type="string" calcext:value-type="string">
            <text:p>['天涯沦落君子臣']</text:p>
          </table:table-cell>
          <table:table-cell table:number-columns-repeated="1020"/>
        </table:table-row>
        <table:table-row table:style-name="ro3">
          <table:table-cell office:value-type="float" office:value="321" calcext:value-type="float">
            <text:p>321</text:p>
          </table:table-cell>
          <table:table-cell office:value-type="string" calcext:value-type="string">
            <text:p>['过百的机会来了']</text:p>
          </table:table-cell>
          <table:table-cell office:value-type="float" office:value="3" calcext:value-type="float">
            <text:p>3</text:p>
          </table:table-cell>
          <table:table-cell office:value-type="string" calcext:value-type="string">
            <text:p>['小土豪做朋友']</text:p>
          </table:table-cell>
          <table:table-cell table:number-columns-repeated="1020"/>
        </table:table-row>
        <table:table-row table:style-name="ro3">
          <table:table-cell office:value-type="float" office:value="321" calcext:value-type="float">
            <text:p>321</text:p>
          </table:table-cell>
          <table:table-cell office:value-type="string" calcext:value-type="string">
            <text:p>['我有个朋友建哥，记得建哥初中那会儿，因为打架伤人，被学校通知开除，建哥心里忐忑，于是回家跟家人说学校倒闭了。。。后来被揍蒙了。。 。']</text:p>
          </table:table-cell>
          <table:table-cell office:value-type="float" office:value="3" calcext:value-type="float">
            <text:p>3</text:p>
          </table:table-cell>
          <table:table-cell office:value-type="string" calcext:value-type="string">
            <text:p>['见笑了哈']</text:p>
          </table:table-cell>
          <table:table-cell table:number-columns-repeated="1020"/>
        </table:table-row>
        <table:table-row table:style-name="ro2">
          <table:table-cell office:value-type="float" office:value="320" calcext:value-type="float">
            <text:p>320</text:p>
          </table:table-cell>
          <table:table-cell office:value-type="string" calcext:value-type="string">
            <text:p>['标准割……刚在我们同学群里听来的，田同学说自己从房上摔下来了，霍同学问好好的上房干嘛？田同学说:有个鸽子落我房上了，我能让它落吗？……哈哈哈哈哈哈我笑了，回复到:给雁过拔毛这个成语演绎的是非常完美啊，哈哈哈']</text:p>
          </table:table-cell>
          <table:table-cell office:value-type="float" office:value="1" calcext:value-type="float">
            <text:p>1</text:p>
          </table:table-cell>
          <table:table-cell office:value-type="string" calcext:value-type="string">
            <text:p>['家有儿女初成长']</text:p>
          </table:table-cell>
          <table:table-cell table:number-columns-repeated="1020"/>
        </table:table-row>
        <table:table-row table:style-name="ro3">
          <table:table-cell office:value-type="float" office:value="319" calcext:value-type="float">
            <text:p>319</text:p>
          </table:table-cell>
          <table:table-cell office:value-type="string" calcext:value-type="string">
            <text:p>['这套内衣很漂亮有木有啊！在银楼看到的真想拐跑她']</text:p>
          </table:table-cell>
          <table:table-cell office:value-type="float" office:value="8" calcext:value-type="float">
            <text:p>8</text:p>
          </table:table-cell>
          <table:table-cell office:value-type="string" calcext:value-type="string">
            <text:p>['哥不帅但很坏！']</text:p>
          </table:table-cell>
          <table:table-cell table:number-columns-repeated="1020"/>
        </table:table-row>
        <table:table-row table:style-name="ro2">
          <table:table-cell office:value-type="float" office:value="318" calcext:value-type="float">
            <text:p>318</text:p>
          </table:table-cell>
          <table:table-cell office:value-type="string" calcext:value-type="string">
            <text:p>['科里刚来一个小护士，身材高挑，凹凸有致，看起来非常赏心悦目。这几天逐渐熟络了，交流就多起来，今天早会后，大家简单的闲聊，我问这个护士妹子:“丽丽，多大啊？”', '丽丽看了看我，突然非常害羞:“人家也不知道……可能是…是C吧……”', '“咳咳…我是问你年龄……”']</text:p>
          </table:table-cell>
          <table:table-cell office:value-type="float" office:value="4" calcext:value-type="float">
            <text:p>4</text:p>
          </table:table-cell>
          <table:table-cell office:value-type="string" calcext:value-type="string">
            <text:p>['直：：男']</text:p>
          </table:table-cell>
          <table:table-cell table:number-columns-repeated="1020"/>
        </table:table-row>
        <table:table-row table:style-name="ro4">
          <table:table-cell office:value-type="float" office:value="301" calcext:value-type="float">
            <text:p>301</text:p>
          </table:table-cell>
          <table:table-cell office:value-type="string" calcext:value-type="string">
            <text:p>['去肯德基，点餐的是一位小美女，正准备撩两句，一风骚艳丽的大姨进来了，直接无视我的存在，对服务员:两个红豆派，快点，我着急。小姑娘非常公正的说:不好意思，是这位先生先来的，请您排队。大姨不情愿的排在我后面，我怒从心头起，恶向胆边生，大声问了一句话:红豆派还有几个？小美女:都是现做的，要多少都有。我:没事，我就问问~']</text:p>
          </table:table-cell>
          <table:table-cell office:value-type="float" office:value="13" calcext:value-type="float">
            <text:p>13</text:p>
          </table:table-cell>
          <table:table-cell office:value-type="string" calcext:value-type="string">
            <text:p>['@尼古拉斯.赵四']</text:p>
          </table:table-cell>
          <table:table-cell table:number-columns-repeated="1020"/>
        </table:table-row>
        <table:table-row table:style-name="ro2">
          <table:table-cell office:value-type="float" office:value="293" calcext:value-type="float">
            <text:p>293</text:p>
          </table:table-cell>
          <table:table-cell office:value-type="string" calcext:value-type="string">
            <text:p>['LZ屌丝工程男一枚，因为钱不多，前几天准备贷款60%买辆车，今天大众贷款来电话说我的职业原因贷款只能贷50%，搞工程的这么受歧视吗？工程男就还不起你那破贷款了吗？要不是老板还没给钱，我就全款了！不说了明天去借钱。']</text:p>
          </table:table-cell>
          <table:table-cell office:value-type="float" office:value="9" calcext:value-type="float">
            <text:p>9</text:p>
          </table:table-cell>
          <table:table-cell office:value-type="string" calcext:value-type="string">
            <text:p>[]</text:p>
          </table:table-cell>
          <table:table-cell table:number-columns-repeated="1020"/>
        </table:table-row>
        <table:table-row table:style-name="ro4">
          <table:table-cell office:value-type="float" office:value="289" calcext:value-type="float">
            <text:p>289</text:p>
          </table:table-cell>
          <table:table-cell office:value-type="string" calcext:value-type="string">
            <text:p>['送宝宝去上学回来，看到一个小正太趴在花坛边啜泣，就过去问他怎么了。', '小正太眼泪汪汪抬起头：叔叔我不舒服。', '我吃了一惊：你哪里不舒服啊，叔叔是医生，我给你瞧瞧？', '小正太哭的更大声了：我心里不舒服…小雅说刚转来的那个同学比我帅还比我零花钱多，她不喜欢我了！', '呃……这个，叔叔爱莫能助啊，叔叔也经常这样不舒服……']</text:p>
          </table:table-cell>
          <table:table-cell office:value-type="float" office:value="1" calcext:value-type="float">
            <text:p>1</text:p>
          </table:table-cell>
          <table:table-cell office:value-type="string" calcext:value-type="string">
            <text:p>['我就撩撩不泡你。o…']</text:p>
          </table:table-cell>
          <table:table-cell table:number-columns-repeated="1020"/>
        </table:table-row>
        <table:table-row table:style-name="ro2">
          <table:table-cell office:value-type="float" office:value="287" calcext:value-type="float">
            <text:p>287</text:p>
          </table:table-cell>
          <table:table-cell office:value-type="string" calcext:value-type="string">
            <text:p>['和我男朋友刚认识是在朋友聚会上。第一印象长的白白净净的。一身西装。算不上惊艳。但绝对帅帅的。所以对他一见钟情。后来每次和朋友去吃饭。我比较害羞。就让我朋友喊他一起。时间久了可能他也发觉了。后来就慢慢的走到一起了。感觉特别幸福。就是有时候他会弹我蛋蛋。跟个孩子似的！']</text:p>
          </table:table-cell>
          <table:table-cell office:value-type="float" office:value="20" calcext:value-type="float">
            <text:p>20</text:p>
          </table:table-cell>
          <table:table-cell office:value-type="string" calcext:value-type="string">
            <text:p>['小禅哥哥']</text:p>
          </table:table-cell>
          <table:table-cell table:number-columns-repeated="1020"/>
        </table:table-row>
        <table:table-row table:style-name="ro2">
          <table:table-cell office:value-type="float" office:value="285" calcext:value-type="float">
            <text:p>285</text:p>
          </table:table-cell>
          <table:table-cell office:value-type="string" calcext:value-type="string">
            <text:p>['我也来讲个辈分大的事:我刚上初中时候，学校门口有一个修鞋的老人，穿的挺干净利落的，像个老师似得。有次中午的时候，我去修鞋，喊着他爷爷聊着天，发现原来我们同姓同宗，一时兴奋，张嘴说到我是十九代的，老人墨迹半天说:太爷，我二十二代的。直到毕业，我再也没见过他。']</text:p>
          </table:table-cell>
          <table:table-cell office:value-type="float" office:value="3" calcext:value-type="float">
            <text:p>3</text:p>
          </table:table-cell>
          <table:table-cell office:value-type="string" calcext:value-type="string">
            <text:p>[]</text:p>
          </table:table-cell>
          <table:table-cell table:number-columns-repeated="1020"/>
        </table:table-row>
        <table:table-row table:style-name="ro3">
          <table:table-cell office:value-type="float" office:value="283" calcext:value-type="float">
            <text:p>283</text:p>
          </table:table-cell>
          <table:table-cell office:value-type="string" calcext:value-type="string">
            <text:p>['想跟长得帅的那里大的男人啪啪啪，是不是病？！']</text:p>
          </table:table-cell>
          <table:table-cell office:value-type="float" office:value="33" calcext:value-type="float">
            <text:p>33</text:p>
          </table:table-cell>
          <table:table-cell office:value-type="string" calcext:value-type="string">
            <text:p>[]</text:p>
          </table:table-cell>
          <table:table-cell table:number-columns-repeated="1020"/>
        </table:table-row>
        <table:table-row table:style-name="ro7">
          <table:table-cell office:value-type="float" office:value="278" calcext:value-type="float">
            <text:p>278</text:p>
          </table:table-cell>
          <table:table-cell office:value-type="string" calcext:value-type="string">
            <text:p>['六岁那年，我娘就上吊了，爹又瘦又弱，靠种地养活我和哥。', '有次邻居的孩子来玩，手里拿着两个鸡蛋，他想给我一个，我没要，其实我已经几个月都没吃到鸡蛋了！家里就两只鸡，蛋都卖了！', '刚上小四，我和哥哥就都辍学了，哥哥出去打工，我在家和爹帮忙种地，日子开始一天天好起来，终于能吃到肉了。', '16岁我去了工地，从小工做起，每天累的要死！手上泡磨破再起，最后成了老茧。有个师傅看我勤快，就教我大工活，我用了一个月就成了垒砖高手。', '一栋楼我转一圈就能知道大体用多少材料、多少人、多长时间和多少钱！有个包工头很欣赏我，后…', '查看全文']</text:p>
          </table:table-cell>
          <table:table-cell office:value-type="float" office:value="5" calcext:value-type="float">
            <text:p>5</text:p>
          </table:table-cell>
          <table:table-cell office:value-type="string" calcext:value-type="string">
            <text:p>['风吹屁股蛋子疼']</text:p>
          </table:table-cell>
          <table:table-cell table:number-columns-repeated="1020"/>
        </table:table-row>
        <table:table-row table:style-name="ro2">
          <table:table-cell office:value-type="float" office:value="278" calcext:value-type="float">
            <text:p>278</text:p>
          </table:table-cell>
          <table:table-cell office:value-type="string" calcext:value-type="string">
            <text:p>['去奶茶店买奶茶，拿着小票在一旁等候，突然发现，旁边有个帅哥一直盯着我看。', '搞得我都有点不好意思了，不由得害羞低下头，就在我考虑要不要跟他打声招呼的时候，身后传来了奶茶店收银员的声音：', '“那位大姐，麻烦你挪个地儿，让前面的帅哥扫描二维码付钱啊～～”', '青丘~美三：']</text:p>
          </table:table-cell>
          <table:table-cell office:value-type="float" office:value="6" calcext:value-type="float">
            <text:p>6</text:p>
          </table:table-cell>
          <table:table-cell office:value-type="string" calcext:value-type="string">
            <text:p>['墨城烟柳青丘木兰']</text:p>
          </table:table-cell>
          <table:table-cell table:number-columns-repeated="1020"/>
        </table:table-row>
        <table:table-row table:style-name="ro2">
          <table:table-cell office:value-type="float" office:value="275" calcext:value-type="float">
            <text:p>275</text:p>
          </table:table-cell>
          <table:table-cell office:value-type="string" calcext:value-type="string">
            <text:p>['我问一个开过各种豪车的美女，如何才能像她一样。学历不高又不工作，家里又不是有钱有权，一年能走向人生巅峰。她告诉我：吃的苦中苦才能开路虎。挨的炮中炮才能开捷豹。学会让人骑才能开奥迪。骑了还会叫才能开霸道。让骑又让啪宝马开回家。能啪又能口奔驰马上有。']</text:p>
          </table:table-cell>
          <table:table-cell office:value-type="float" office:value="12" calcext:value-type="float">
            <text:p>12</text:p>
          </table:table-cell>
          <table:table-cell office:value-type="string" calcext:value-type="string">
            <text:p>['导演刘海峰']</text:p>
          </table:table-cell>
          <table:table-cell table:number-columns-repeated="1020"/>
        </table:table-row>
        <table:table-row table:style-name="ro2">
          <table:table-cell office:value-type="float" office:value="270" calcext:value-type="float">
            <text:p>270</text:p>
          </table:table-cell>
          <table:table-cell office:value-type="string" calcext:value-type="string">
            <text:p>['最近微信的跳一跳游戏挺火的，有各路大神又是外挂又是用尺子量～这些都不算什么，人家我闺蜜的男盆友居然用舌头按着跳了400多分…………', '终于明白闺蜜为啥对他死心踏地了……']</text:p>
          </table:table-cell>
          <table:table-cell office:value-type="float" office:value="5" calcext:value-type="float">
            <text:p>5</text:p>
          </table:table-cell>
          <table:table-cell office:value-type="string" calcext:value-type="string">
            <text:p>['浅浅一笑恰逢你来']</text:p>
          </table:table-cell>
          <table:table-cell table:number-columns-repeated="1020"/>
        </table:table-row>
        <table:table-row table:style-name="ro3">
          <table:table-cell office:value-type="float" office:value="268" calcext:value-type="float">
            <text:p>268</text:p>
          </table:table-cell>
          <table:table-cell office:value-type="string" calcext:value-type="string">
            <text:p>['楼主93，自觉得恋爱不急，可以爸爸天天催，弄的我都觉得好像来不及了，你们有这样的苦恼不。']</text:p>
          </table:table-cell>
          <table:table-cell office:value-type="float" office:value="197" calcext:value-type="float">
            <text:p>197</text:p>
          </table:table-cell>
          <table:table-cell office:value-type="string" calcext:value-type="string">
            <text:p>['世间还有真爱吗']</text:p>
          </table:table-cell>
          <table:table-cell table:number-columns-repeated="1020"/>
        </table:table-row>
        <table:table-row table:style-name="ro3">
          <table:table-cell office:value-type="float" office:value="267" calcext:value-type="float">
            <text:p>267</text:p>
          </table:table-cell>
          <table:table-cell office:value-type="string" calcext:value-type="string">
            <text:p>['我能说把老爸老妈微信抢红包的钱全部发给自己了么，我会不会被打死。。。。。']</text:p>
          </table:table-cell>
          <table:table-cell office:value-type="float" office:value="9" calcext:value-type="float">
            <text:p>9</text:p>
          </table:table-cell>
          <table:table-cell office:value-type="string" calcext:value-type="string">
            <text:p>['失手绳']</text:p>
          </table:table-cell>
          <table:table-cell table:number-columns-repeated="1020"/>
        </table:table-row>
        <table:table-row table:style-name="ro3">
          <table:table-cell office:value-type="float" office:value="262" calcext:value-type="float">
            <text:p>262</text:p>
          </table:table-cell>
          <table:table-cell office:value-type="string" calcext:value-type="string">
            <text:p>['快学习学习。']</text:p>
          </table:table-cell>
          <table:table-cell office:value-type="float" office:value="14" calcext:value-type="float">
            <text:p>14</text:p>
          </table:table-cell>
          <table:table-cell office:value-type="string" calcext:value-type="string">
            <text:p>['萌萌萌萌007']</text:p>
          </table:table-cell>
          <table:table-cell table:number-columns-repeated="1020"/>
        </table:table-row>
        <table:table-row table:style-name="ro2">
          <table:table-cell office:value-type="float" office:value="261" calcext:value-type="float">
            <text:p>261</text:p>
          </table:table-cell>
          <table:table-cell office:value-type="string" calcext:value-type="string">
            <text:p>['有一天我发现一个秘密，就是教室穿裙子的女同学，在坐下之前都喜欢摸一下自己的屁股，我很好奇，于是也学着去摸了一下，结果被打惨了。难道我摸的方式不对？']</text:p>
          </table:table-cell>
          <table:table-cell office:value-type="float" office:value="4" calcext:value-type="float">
            <text:p>4</text:p>
          </table:table-cell>
          <table:table-cell office:value-type="string" calcext:value-type="string">
            <text:p>['明倁媞儚べ吢卻恠痛…']</text:p>
          </table:table-cell>
          <table:table-cell table:number-columns-repeated="1020"/>
        </table:table-row>
        <table:table-row table:style-name="ro4">
          <table:table-cell office:value-type="float" office:value="256" calcext:value-type="float">
            <text:p>256</text:p>
          </table:table-cell>
          <table:table-cell office:value-type="string" calcext:value-type="string">
            <text:p>['儿子拿着二十块钱给他老爸，说老妈管的太严了，怎么可以这样管制自己老公，拿去买烟去吧。', '\u3000\u3000老公感激涕零，拿着钱买了一盒烟，刚抽了两口，儿子就带着我抓了他个现形，然后儿子对我说:“我揭发我爸抽烟，是不是这次考不及格的事儿就算过去了？”', '\u3000\u3000“嗯，玩去吧!”', '\u3000\u3000老公当时眼睛都快喷火了。']</text:p>
          </table:table-cell>
          <table:table-cell office:value-type="float" office:value="6" calcext:value-type="float">
            <text:p>6</text:p>
          </table:table-cell>
          <table:table-cell office:value-type="string" calcext:value-type="string">
            <text:p>['夕冬温存']</text:p>
          </table:table-cell>
          <table:table-cell table:number-columns-repeated="1020"/>
        </table:table-row>
        <table:table-row table:style-name="ro4">
          <table:table-cell office:value-type="float" office:value="255" calcext:value-type="float">
            <text:p>255</text:p>
          </table:table-cell>
          <table:table-cell office:value-type="string" calcext:value-type="string">
            <text:p>['回家路上，一小贩神神秘秘跟我说：“哥们，要碟不？” 我眯起眼问：“什么内容？” 他贱笑道：“大明星主演，就两人，一个珠圆玉润，一个猥琐下流，口技一流，配合默契，三分钟一小高.潮，十分钟一大高.潮，高.潮来临时，包管你浑身不受控制地抽搐！！” 我目光一亮：“居然有这种神片，买了！” 回家一放，尼玛居然是...猫和老鼠']</text:p>
          </table:table-cell>
          <table:table-cell office:value-type="float" office:value="10" calcext:value-type="float">
            <text:p>10</text:p>
          </table:table-cell>
          <table:table-cell office:value-type="string" calcext:value-type="string">
            <text:p>['滴______滴_…']</text:p>
          </table:table-cell>
          <table:table-cell table:number-columns-repeated="1020"/>
        </table:table-row>
        <table:table-row table:style-name="ro5">
          <table:table-cell office:value-type="float" office:value="255" calcext:value-type="float">
            <text:p>255</text:p>
          </table:table-cell>
          <table:table-cell office:value-type="string" calcext:value-type="string">
            <text:p>['怎么办，嫂子？我堂哥今年32，嫂子28，比我大一岁。因为年龄相仿，特别玩得来。她开了间服装店，所以我经常区店里玩。最近她对我特别亲近，坐店里时总是抓着我的手不放，有时还抱我，有时还把腿敲我腿上，让我好不自在。今天去逛街的时候，她还在公共场合搂着我得胳膊，让我好不自在。可她是我姐啊，不知道她怎么样的，是就把我当弟弟看待还是。。。。我现在都怕去她店里，我怕我会控制不住自己的感情，因为她还是挺漂亮的。可是她总打电话让我去，怎么办啊']</text:p>
          </table:table-cell>
          <table:table-cell office:value-type="float" office:value="17" calcext:value-type="float">
            <text:p>17</text:p>
          </table:table-cell>
          <table:table-cell office:value-type="string" calcext:value-type="string">
            <text:p>[]</text:p>
          </table:table-cell>
          <table:table-cell table:number-columns-repeated="1020"/>
        </table:table-row>
        <table:table-row table:style-name="ro3">
          <table:table-cell office:value-type="float" office:value="248" calcext:value-type="float">
            <text:p>248</text:p>
          </table:table-cell>
          <table:table-cell office:value-type="string" calcext:value-type="string">
            <text:p>['上课的时候我正津津有味的玩手机，突然坐在窗子边的同学喊：注意了，校长来了。', '我连忙把手机藏好然后清了清嗓子说：同学们，今天我们讲第三章。']</text:p>
          </table:table-cell>
          <table:table-cell office:value-type="float" office:value="2" calcext:value-type="float">
            <text:p>2</text:p>
          </table:table-cell>
          <table:table-cell office:value-type="string" calcext:value-type="string">
            <text:p>['h丶安生']</text:p>
          </table:table-cell>
          <table:table-cell table:number-columns-repeated="1020"/>
        </table:table-row>
        <table:table-row table:style-name="ro3">
          <table:table-cell office:value-type="float" office:value="247" calcext:value-type="float">
            <text:p>247</text:p>
          </table:table-cell>
          <table:table-cell office:value-type="string" calcext:value-type="string">
            <text:p>['怎么说呢，马路上很多人边走边看手机，耳麦还插在耳朵里。今天又碰到个，我开电瓶车到她面前还不知道，按了喇叭她才回过神，不知道说什么好。']</text:p>
          </table:table-cell>
          <table:table-cell office:value-type="float" office:value="2" calcext:value-type="float">
            <text:p>2</text:p>
          </table:table-cell>
          <table:table-cell office:value-type="string" calcext:value-type="string">
            <text:p>['—该死的猫—']</text:p>
          </table:table-cell>
          <table:table-cell table:number-columns-repeated="1020"/>
        </table:table-row>
        <table:table-row table:style-name="ro3">
          <table:table-cell office:value-type="float" office:value="246" calcext:value-type="float">
            <text:p>246</text:p>
          </table:table-cell>
          <table:table-cell office:value-type="string" calcext:value-type="string">
            <text:p>['[大哭][大哭][大哭][大哭][大哭]']</text:p>
          </table:table-cell>
          <table:table-cell office:value-type="float" office:value="16" calcext:value-type="float">
            <text:p>16</text:p>
          </table:table-cell>
          <table:table-cell office:value-type="string" calcext:value-type="string">
            <text:p>['金大锤子']</text:p>
          </table:table-cell>
          <table:table-cell table:number-columns-repeated="1020"/>
        </table:table-row>
        <table:table-row table:style-name="ro5">
          <table:table-cell office:value-type="float" office:value="245" calcext:value-type="float">
            <text:p>245</text:p>
          </table:table-cell>
          <table:table-cell office:value-type="string" calcext:value-type="string">
            <text:p>['今天坐火车回家，由于没买到座位就是站票，旁边一好心妹纸让了点座位让我跟她挤一挤，我就拿出pad跟她一起戴着耳机看电影，中途我去上厕所回来发现有个男的跟他说话，妹纸看见我回来了，就对着我说这事我男朋友，还亲了我一下然后那男的走了，到下车我都一直没好意思找那妹纸要联系方式。。。不知道她看不看这陀。。']</text:p>
          </table:table-cell>
          <table:table-cell office:value-type="float" office:value="12" calcext:value-type="float">
            <text:p>12</text:p>
          </table:table-cell>
          <table:table-cell office:value-type="string" calcext:value-type="string">
            <text:p>[]</text:p>
          </table:table-cell>
          <table:table-cell table:number-columns-repeated="1020"/>
        </table:table-row>
        <table:table-row table:style-name="ro3">
          <table:table-cell office:value-type="float" office:value="244" calcext:value-type="float">
            <text:p>244</text:p>
          </table:table-cell>
          <table:table-cell office:value-type="string" calcext:value-type="string">
            <text:p>['农村白事都请人吹唱，谁家孩子觉得好玩就问吹唱那些人，你们啥时去我家吹呀…………童言无忌童言无忌']</text:p>
          </table:table-cell>
          <table:table-cell office:value-type="float" office:value="1" calcext:value-type="float">
            <text:p>1</text:p>
          </table:table-cell>
          <table:table-cell office:value-type="string" calcext:value-type="string">
            <text:p>['花非花…雾非雾']</text:p>
          </table:table-cell>
          <table:table-cell table:number-columns-repeated="1020"/>
        </table:table-row>
        <table:table-row table:style-name="ro3">
          <table:table-cell office:value-type="float" office:value="243" calcext:value-type="float">
            <text:p>243</text:p>
          </table:table-cell>
          <table:table-cell office:value-type="string" calcext:value-type="string">
            <text:p>['鹅大夫给狗做胃镜检查']</text:p>
          </table:table-cell>
          <table:table-cell office:value-type="float" office:value="5" calcext:value-type="float">
            <text:p>5</text:p>
          </table:table-cell>
          <table:table-cell office:value-type="string" calcext:value-type="string">
            <text:p>['萌萌萌萌007']</text:p>
          </table:table-cell>
          <table:table-cell table:number-columns-repeated="1020"/>
        </table:table-row>
        <table:table-row table:style-name="ro2">
          <table:table-cell office:value-type="float" office:value="235" calcext:value-type="float">
            <text:p>235</text:p>
          </table:table-cell>
          <table:table-cell office:value-type="string" calcext:value-type="string">
            <text:p>['我最好的哥们儿确诊了自己无法生育，昨晚他自杀了。今天我去见了他的遗孀，我给她一个拥抱，边安慰她边和她一起哭了起来。 “他……甚至连份遗书都没留……”他妻子哭诉着。“他是想写的，但最后还是写不了啊。”我也哀恸地回答。 “为什么呢？”她抽泣。 “因为他这铅笔里没芯儿啊……']</text:p>
          </table:table-cell>
          <table:table-cell office:value-type="float" office:value="3" calcext:value-type="float">
            <text:p>3</text:p>
          </table:table-cell>
          <table:table-cell office:value-type="string" calcext:value-type="string">
            <text:p>['新疆110']</text:p>
          </table:table-cell>
          <table:table-cell table:number-columns-repeated="1020"/>
        </table:table-row>
        <table:table-row table:style-name="ro2">
          <table:table-cell office:value-type="float" office:value="234" calcext:value-type="float">
            <text:p>234</text:p>
          </table:table-cell>
          <table:table-cell office:value-type="string" calcext:value-type="string">
            <text:p>['不知道能不能过……突然想到一个事情，每次逛街听见别人问：水饺多少钱一碗！我都会不由自主的看看是谁在问，问的谁！心中满满的邪恶！不知道是我一个这样，还是大家都这样！节操掉一地啊……']</text:p>
          </table:table-cell>
          <table:table-cell office:value-type="float" office:value="3" calcext:value-type="float">
            <text:p>3</text:p>
          </table:table-cell>
          <table:table-cell office:value-type="string" calcext:value-type="string">
            <text:p>['素语红颜']</text:p>
          </table:table-cell>
          <table:table-cell table:number-columns-repeated="1020"/>
        </table:table-row>
        <table:table-row table:style-name="ro3">
          <table:table-cell office:value-type="float" office:value="234" calcext:value-type="float">
            <text:p>234</text:p>
          </table:table-cell>
          <table:table-cell office:value-type="string" calcext:value-type="string">
            <text:p>['一句话就不割了………………听我妈说，她不爱做饭，小时候我说妈，我饿，我妈就把窗帘拉上，说儿子天还没亮呢，然后我就继续睡，我真是好孩子啊！！！']</text:p>
          </table:table-cell>
          <table:table-cell office:value-type="float" office:value="1" calcext:value-type="float">
            <text:p>1</text:p>
          </table:table-cell>
          <table:table-cell office:value-type="string" calcext:value-type="string">
            <text:p>['操蛋D青春']</text:p>
          </table:table-cell>
          <table:table-cell table:number-columns-repeated="1020"/>
        </table:table-row>
        <table:table-row table:style-name="ro3">
          <table:table-cell office:value-type="float" office:value="234" calcext:value-type="float">
            <text:p>234</text:p>
          </table:table-cell>
          <table:table-cell office:value-type="string" calcext:value-type="string">
            <text:p>['95％，呵呵']</text:p>
          </table:table-cell>
          <table:table-cell office:value-type="float" office:value="7" calcext:value-type="float">
            <text:p>7</text:p>
          </table:table-cell>
          <table:table-cell office:value-type="string" calcext:value-type="string">
            <text:p>['Q十三郎']</text:p>
          </table:table-cell>
          <table:table-cell table:number-columns-repeated="1020"/>
        </table:table-row>
        <table:table-row table:style-name="ro3">
          <table:table-cell office:value-type="float" office:value="233" calcext:value-type="float">
            <text:p>233</text:p>
          </table:table-cell>
          <table:table-cell office:value-type="string" calcext:value-type="string">
            <text:p>['“海绵宝宝你被开除了” “蟹老板……” “不用谢！”']</text:p>
          </table:table-cell>
          <table:table-cell office:value-type="float" office:value="2" calcext:value-type="float">
            <text:p>2</text:p>
          </table:table-cell>
          <table:table-cell office:value-type="string" calcext:value-type="string">
            <text:p>['灬拾雨']</text:p>
          </table:table-cell>
          <table:table-cell table:number-columns-repeated="1020"/>
        </table:table-row>
        <table:table-row table:style-name="ro3">
          <table:table-cell office:value-type="float" office:value="233" calcext:value-type="float">
            <text:p>233</text:p>
          </table:table-cell>
          <table:table-cell office:value-type="string" calcext:value-type="string">
            <text:p>['吓一跳，刚看到这张图时感觉好诡异……有人跟我一样看错的，举个爪～提示：靴子那里感觉木有腿']</text:p>
          </table:table-cell>
          <table:table-cell office:value-type="float" office:value="9" calcext:value-type="float">
            <text:p>9</text:p>
          </table:table-cell>
          <table:table-cell office:value-type="string" calcext:value-type="string">
            <text:p>['张牙舞爪爪']</text:p>
          </table:table-cell>
          <table:table-cell table:number-columns-repeated="1020"/>
        </table:table-row>
        <table:table-row table:style-name="ro3">
          <table:table-cell office:value-type="float" office:value="232" calcext:value-type="float">
            <text:p>232</text:p>
          </table:table-cell>
          <table:table-cell office:value-type="string" calcext:value-type="string">
            <text:p>['不要和文化人比知识']</text:p>
          </table:table-cell>
          <table:table-cell office:value-type="float" office:value="4" calcext:value-type="float">
            <text:p>4</text:p>
          </table:table-cell>
          <table:table-cell office:value-type="string" calcext:value-type="string">
            <text:p>['翠玉凝霜扫娥眉']</text:p>
          </table:table-cell>
          <table:table-cell table:number-columns-repeated="1020"/>
        </table:table-row>
        <table:table-row table:style-name="ro5">
          <table:table-cell office:value-type="float" office:value="230" calcext:value-type="float">
            <text:p>230</text:p>
          </table:table-cell>
          <table:table-cell office:value-type="string" calcext:value-type="string">
            <text:p>['唉，我觉得网络没什么用啊，不管网络说什么，骂成什么样，人家春晚还怎么样不还是怎么样嘛，我以前觉得网络挺厉害的，因为是言论嘛，也是一种舆论，可是通过春晚这种事，我挺失望的，就是不管我们怎么说，怎么骂，他们可以说是吊都不吊我们，还厚颜无耻说给自己打一百分，唉，是不是舆论没什么用了啊，，其实我以前还觉得就是网络上把一些事情顶起来，他们会有压力，会改变呢，挺失望的，真的～～～不顾民心所向，唉～～～']</text:p>
          </table:table-cell>
          <table:table-cell office:value-type="float" office:value="6" calcext:value-type="float">
            <text:p>6</text:p>
          </table:table-cell>
          <table:table-cell office:value-type="string" calcext:value-type="string">
            <text:p>['一路向西不回']</text:p>
          </table:table-cell>
          <table:table-cell table:number-columns-repeated="1020"/>
        </table:table-row>
        <table:table-row table:style-name="ro3">
          <table:table-cell office:value-type="float" office:value="229" calcext:value-type="float">
            <text:p>229</text:p>
          </table:table-cell>
          <table:table-cell office:value-type="string" calcext:value-type="string">
            <text:p>['今天驾驶证身份证银行卡钱包一起掉了怎么破……关键还有火车票……车票……票']</text:p>
          </table:table-cell>
          <table:table-cell office:value-type="float" office:value="11" calcext:value-type="float">
            <text:p>11</text:p>
          </table:table-cell>
          <table:table-cell office:value-type="string" calcext:value-type="string">
            <text:p>['32号去娶你']</text:p>
          </table:table-cell>
          <table:table-cell table:number-columns-repeated="1020"/>
        </table:table-row>
        <table:table-row table:style-name="ro3">
          <table:table-cell office:value-type="float" office:value="227" calcext:value-type="float">
            <text:p>227</text:p>
          </table:table-cell>
          <table:table-cell office:value-type="string" calcext:value-type="string">
            <text:p>['A:你有没有钱？', 'B:有啊，怎么了？', 'A:借我点钱使使！', 'B:你上一句说的啥？', 'A:你有没有钱？', 'B:没有！']</text:p>
          </table:table-cell>
          <table:table-cell office:value-type="float" office:value="0" calcext:value-type="float">
            <text:p>0</text:p>
          </table:table-cell>
          <table:table-cell office:value-type="string" calcext:value-type="string">
            <text:p>['烟罗。']</text:p>
          </table:table-cell>
          <table:table-cell table:number-columns-repeated="1020"/>
        </table:table-row>
        <table:table-row table:style-name="ro3">
          <table:table-cell office:value-type="float" office:value="223" calcext:value-type="float">
            <text:p>223</text:p>
          </table:table-cell>
          <table:table-cell office:value-type="string" calcext:value-type="string">
            <text:p>['这他妈到底谁这么贱！']</text:p>
          </table:table-cell>
          <table:table-cell office:value-type="float" office:value="5" calcext:value-type="float">
            <text:p>5</text:p>
          </table:table-cell>
          <table:table-cell office:value-type="string" calcext:value-type="string">
            <text:p>['热心市民卢大爷']</text:p>
          </table:table-cell>
          <table:table-cell table:number-columns-repeated="1020"/>
        </table:table-row>
        <table:table-row table:style-name="ro3">
          <table:table-cell office:value-type="float" office:value="222" calcext:value-type="float">
            <text:p>222</text:p>
          </table:table-cell>
          <table:table-cell office:value-type="string" calcext:value-type="string">
            <text:p>['虽然不联系，心里却一直有你']</text:p>
          </table:table-cell>
          <table:table-cell office:value-type="float" office:value="18" calcext:value-type="float">
            <text:p>18</text:p>
          </table:table-cell>
          <table:table-cell office:value-type="string" calcext:value-type="string">
            <text:p>['珞琳']</text:p>
          </table:table-cell>
          <table:table-cell table:number-columns-repeated="1020"/>
        </table:table-row>
        <table:table-row table:style-name="ro3">
          <table:table-cell office:value-type="float" office:value="222" calcext:value-type="float">
            <text:p>222</text:p>
          </table:table-cell>
          <table:table-cell office:value-type="string" calcext:value-type="string">
            <text:p>['外婆生日，一家人难得的聚会']</text:p>
          </table:table-cell>
          <table:table-cell office:value-type="float" office:value="4" calcext:value-type="float">
            <text:p>4</text:p>
          </table:table-cell>
          <table:table-cell office:value-type="string" calcext:value-type="string">
            <text:p>['E_虚都不虚']</text:p>
          </table:table-cell>
          <table:table-cell table:number-columns-repeated="1020"/>
        </table:table-row>
        <table:table-row table:style-name="ro3">
          <table:table-cell office:value-type="float" office:value="220" calcext:value-type="float">
            <text:p>220</text:p>
          </table:table-cell>
          <table:table-cell office:value-type="string" calcext:value-type="string">
            <text:p>['这不整理书架么，找到了几本相册，有我老婆年轻时的照片：', '儿子：这个不良黑社会是谁？', '我：这是你妈妈。', '儿子：啊(o)是吗？', '老婆满脸黑线……']</text:p>
          </table:table-cell>
          <table:table-cell office:value-type="float" office:value="1" calcext:value-type="float">
            <text:p>1</text:p>
          </table:table-cell>
          <table:table-cell office:value-type="string" calcext:value-type="string">
            <text:p>['戒烟的大海']</text:p>
          </table:table-cell>
          <table:table-cell table:number-columns-repeated="1020"/>
        </table:table-row>
        <table:table-row table:style-name="ro7">
          <table:table-cell office:value-type="float" office:value="220" calcext:value-type="float">
            <text:p>220</text:p>
          </table:table-cell>
          <table:table-cell office:value-type="string" calcext:value-type="string">
            <text:p>['公司刚来了一个实习的妹子，这天在上班时候嘴里吃着肉夹馍，老总看见了，对她说道:“谁让你上班吃东西的？”', '\u3000\u3000实习妹子答道:“因为公司不管饭呀。”', '\u3000\u3000老总:“……以后不许上班吃肉夹馍。”', '\u3000\u3000实习妹子问:“凭什么呀，公司规定又没写。”', '\u3000\u3000老总:“因为我也喜欢吃，看见了太馋得慌。”', '\u3000\u3000实习妹子立即从包里拿出一个肉夹馍给老总，逗比老总咬了一口欢欢喜喜要走，实习妹子一把拉住。', '\u3000\u3000“哎，你别走呀，一个五块，给钱呀。”', '鬯薹鼍：']</text:p>
          </table:table-cell>
          <table:table-cell office:value-type="float" office:value="6" calcext:value-type="float">
            <text:p>6</text:p>
          </table:table-cell>
          <table:table-cell office:value-type="string" calcext:value-type="string">
            <text:p>['夕冬温存']</text:p>
          </table:table-cell>
          <table:table-cell table:number-columns-repeated="1020"/>
        </table:table-row>
        <table:table-row table:style-name="ro2">
          <table:table-cell office:value-type="float" office:value="219" calcext:value-type="float">
            <text:p>219</text:p>
          </table:table-cell>
          <table:table-cell office:value-type="string" calcext:value-type="string">
            <text:p>['店员：“你好。”', '顾客：“你好，我刚才点了300块钱的外卖。”', '店员：“没错，你的订单有什么问题吗？”', '顾客：“没问题，但你们给我装两套餐具，是看不起我吗？”']</text:p>
          </table:table-cell>
          <table:table-cell office:value-type="float" office:value="0" calcext:value-type="float">
            <text:p>0</text:p>
          </table:table-cell>
          <table:table-cell office:value-type="string" calcext:value-type="string">
            <text:p>['滴______滴_…']</text:p>
          </table:table-cell>
          <table:table-cell table:number-columns-repeated="1020"/>
        </table:table-row>
        <table:table-row table:style-name="ro3">
          <table:table-cell office:value-type="float" office:value="216" calcext:value-type="float">
            <text:p>216</text:p>
          </table:table-cell>
          <table:table-cell office:value-type="string" calcext:value-type="string">
            <text:p>['“同桌你看夕阳西下好美哦。”', '“说人话！”', '“杂TM还不放学！！！”']</text:p>
          </table:table-cell>
          <table:table-cell office:value-type="float" office:value="1" calcext:value-type="float">
            <text:p>1</text:p>
          </table:table-cell>
          <table:table-cell office:value-type="string" calcext:value-type="string">
            <text:p>['h丶安生']</text:p>
          </table:table-cell>
          <table:table-cell table:number-columns-repeated="1020"/>
        </table:table-row>
        <table:table-row table:style-name="ro2">
          <table:table-cell office:value-type="float" office:value="216" calcext:value-type="float">
            <text:p>216</text:p>
          </table:table-cell>
          <table:table-cell office:value-type="string" calcext:value-type="string">
            <text:p>['关于我的婚事，我要自己做主。我爸不是个东西，我不能让我的婚姻葬送在他的手里。合适的鞋只有脚知道，合适的人只有心知道，无论以后幸福与否，路是我自己选的，好与不好我都会自己走下去。关于婚姻，我绝不退步，谁也左右不了我。']</text:p>
          </table:table-cell>
          <table:table-cell office:value-type="float" office:value="17" calcext:value-type="float">
            <text:p>17</text:p>
          </table:table-cell>
          <table:table-cell office:value-type="string" calcext:value-type="string">
            <text:p>['乐玩乐疯乐玩乐疯']</text:p>
          </table:table-cell>
          <table:table-cell table:number-columns-repeated="1020"/>
        </table:table-row>
        <table:table-row table:style-name="ro3">
          <table:table-cell office:value-type="float" office:value="212" calcext:value-type="float">
            <text:p>212</text:p>
          </table:table-cell>
          <table:table-cell office:value-type="string" calcext:value-type="string">
            <text:p>['什么叫高情商？今年过年，我把女友带回家，刚好一个老爸的朋友来家里拜年，寒暄中，他说了句，你小子可以啊，眼光和你爸一样好啊，一句话夸了四个人！']</text:p>
          </table:table-cell>
          <table:table-cell office:value-type="float" office:value="2" calcext:value-type="float">
            <text:p>2</text:p>
          </table:table-cell>
          <table:table-cell office:value-type="string" calcext:value-type="string">
            <text:p>['滴______滴_…']</text:p>
          </table:table-cell>
          <table:table-cell table:number-columns-repeated="1020"/>
        </table:table-row>
        <table:table-row table:style-name="ro5">
          <table:table-cell office:value-type="float" office:value="211" calcext:value-type="float">
            <text:p>211</text:p>
          </table:table-cell>
          <table:table-cell office:value-type="string" calcext:value-type="string">
            <text:p>['昨晚刮大风，特别大！心里直害怕！万一这彩钢房被吹塌怎么办？带着这种不安的思绪睡着了！第二天，猛的一下起来！环顾四周！顿时舒了一口气：门在，窗户在，墙也在！没塌了。于是躺下来安静的看着天空，那一朵朵白云飘过，偶尔还有小鸟…还有…等等…怎么会有蓝天？哪来的白云？小鸟又是怎么回事？卧槽！我的屋顶哪里去了']</text:p>
          </table:table-cell>
          <table:table-cell office:value-type="float" office:value="0" calcext:value-type="float">
            <text:p>0</text:p>
          </table:table-cell>
          <table:table-cell office:value-type="string" calcext:value-type="string">
            <text:p>['暂住证DDD']</text:p>
          </table:table-cell>
          <table:table-cell table:number-columns-repeated="1020"/>
        </table:table-row>
        <table:table-row table:style-name="ro3">
          <table:table-cell office:value-type="float" office:value="211" calcext:value-type="float">
            <text:p>211</text:p>
          </table:table-cell>
          <table:table-cell office:value-type="string" calcext:value-type="string">
            <text:p>['说来也怪，女孩子多数都不喜欢鞭炮，可是把这两个字拆开，随便哪一样她们都爱如性命。']</text:p>
          </table:table-cell>
          <table:table-cell office:value-type="float" office:value="2" calcext:value-type="float">
            <text:p>2</text:p>
          </table:table-cell>
          <table:table-cell office:value-type="string" calcext:value-type="string">
            <text:p>['湘军伍']</text:p>
          </table:table-cell>
          <table:table-cell table:number-columns-repeated="1020"/>
        </table:table-row>
        <table:table-row table:style-name="ro3">
          <table:table-cell office:value-type="float" office:value="210" calcext:value-type="float">
            <text:p>210</text:p>
          </table:table-cell>
          <table:table-cell office:value-type="string" calcext:value-type="string">
            <text:p>['糗友们，我昨晚梦见我老公发大财了，还带我去买大钻戒，想想都兴奋，大家快帮我想想这么大一笔财富我应该怎么花呢，我先换辆超跑']</text:p>
          </table:table-cell>
          <table:table-cell office:value-type="float" office:value="14" calcext:value-type="float">
            <text:p>14</text:p>
          </table:table-cell>
          <table:table-cell office:value-type="string" calcext:value-type="string">
            <text:p>['A你看着办。']</text:p>
          </table:table-cell>
          <table:table-cell table:number-columns-repeated="1020"/>
        </table:table-row>
        <table:table-row table:style-name="ro3">
          <table:table-cell office:value-type="float" office:value="210" calcext:value-type="float">
            <text:p>210</text:p>
          </table:table-cell>
          <table:table-cell office:value-type="string" calcext:value-type="string">
            <text:p>['老姐、我不去相亲！不去！', '去也得去、不去也得去！', '为啥？', '想成为幸福的一家，必须去！没听说过相亲相爱吗？先相亲、再相爱啊！']</text:p>
          </table:table-cell>
          <table:table-cell office:value-type="float" office:value="1" calcext:value-type="float">
            <text:p>1</text:p>
          </table:table-cell>
          <table:table-cell office:value-type="string" calcext:value-type="string">
            <text:p>['烦恼解答师']</text:p>
          </table:table-cell>
          <table:table-cell table:number-columns-repeated="1020"/>
        </table:table-row>
        <table:table-row table:style-name="ro2">
          <table:table-cell office:value-type="float" office:value="210" calcext:value-type="float">
            <text:p>210</text:p>
          </table:table-cell>
          <table:table-cell office:value-type="string" calcext:value-type="string">
            <text:p>['家里来了两个老活宝，丈母娘和老妈一起来的，晚上媳妇去趟卫生间，回来一间惊讶的告诉我“老公，你知道吗，就刚才！我听到，我亲妈对你亲妈说，没意思，无聊，要不咱俩假装吵一架，看看这俩孩子会帮谁，你亲妈居然说，好啊！！好啊！！”']</text:p>
          </table:table-cell>
          <table:table-cell office:value-type="float" office:value="8" calcext:value-type="float">
            <text:p>8</text:p>
          </table:table-cell>
          <table:table-cell office:value-type="string" calcext:value-type="string">
            <text:p>['苦涩的叶子']</text:p>
          </table:table-cell>
          <table:table-cell table:number-columns-repeated="1020"/>
        </table:table-row>
        <table:table-row table:style-name="ro4">
          <table:table-cell office:value-type="float" office:value="209" calcext:value-type="float">
            <text:p>209</text:p>
          </table:table-cell>
          <table:table-cell office:value-type="string" calcext:value-type="string">
            <text:p>['女友爱吃榴莲，但是一个榴莲好贵，18.19块一斤。', '上个月接她下班，跟她准备出去吃饭，看电影。', '突然闻到路边有人卖榴莲，俩人买了一个回家，又是开榴莲，拆榴莲肉的，忙的不亦乐乎……', '这傻妞边吃还边跟我算账，平时吃饭看电影，总共得花三百多。现在就花二百多买个榴莲，挺划算。', '俩人吃完躺沙发看电视，她又说一个榴莲，三只鸡，得出去遛弯，散步，不然会发胖。', '从七点多，遛弯到九点半才回家……累的腰酸背疼的', '风翼无痕：']</text:p>
          </table:table-cell>
          <table:table-cell office:value-type="float" office:value="6" calcext:value-type="float">
            <text:p>6</text:p>
          </table:table-cell>
          <table:table-cell office:value-type="string" calcext:value-type="string">
            <text:p>[]</text:p>
          </table:table-cell>
          <table:table-cell table:number-columns-repeated="1020"/>
        </table:table-row>
        <table:table-row table:style-name="ro2">
          <table:table-cell office:value-type="float" office:value="208" calcext:value-type="float">
            <text:p>208</text:p>
          </table:table-cell>
          <table:table-cell office:value-type="string" calcext:value-type="string">
            <text:p>['转的，，，前两天防盗门锁坏了，进不了屋，厂家来人，半天也没修好。无奈只能110报警，割了防盗门！没一会儿警察来了，还带着个刚抓的小偷。警察对小偷说：“麻利点，给你十分钟，我回去还有事。”小偷：“用不了，五分钟的事儿。”然后，咔咔几下，门开了，一分钟都没用上！当时厂家专业人士的脸色非常难看。']</text:p>
          </table:table-cell>
          <table:table-cell office:value-type="float" office:value="3" calcext:value-type="float">
            <text:p>3</text:p>
          </table:table-cell>
          <table:table-cell office:value-type="string" calcext:value-type="string">
            <text:p>['少女能量补充站']</text:p>
          </table:table-cell>
          <table:table-cell table:number-columns-repeated="1020"/>
        </table:table-row>
        <table:table-row table:style-name="ro2">
          <table:table-cell office:value-type="float" office:value="208" calcext:value-type="float">
            <text:p>208</text:p>
          </table:table-cell>
          <table:table-cell office:value-type="string" calcext:value-type="string">
            <text:p>['上学的时候喜欢班里的班花。于是我向她表白。如果你拒绝你就做一字马。如果你接受，那么你就亲我一下，她二话没说标准一字马，正当我绝望的时候，她亲了一下我，她在耳边轻轻地对我说，“我可以做到，但是我也喜欢你。”']</text:p>
          </table:table-cell>
          <table:table-cell office:value-type="float" office:value="4" calcext:value-type="float">
            <text:p>4</text:p>
          </table:table-cell>
          <table:table-cell office:value-type="string" calcext:value-type="string">
            <text:p>['聂小北V']</text:p>
          </table:table-cell>
          <table:table-cell table:number-columns-repeated="1020"/>
        </table:table-row>
        <table:table-row table:style-name="ro2">
          <table:table-cell office:value-type="float" office:value="207" calcext:value-type="float">
            <text:p>207</text:p>
          </table:table-cell>
          <table:table-cell office:value-type="string" calcext:value-type="string">
            <text:p>['侄子偷 摸带手机去学校，自习课玩游戏，太投入，班主任站他身后他浑然不知。班主任悄悄俯下身子，从侄子背后准备来个突然没收，不料侄子游戏里的人物被杀，气的他‘’腾‘’一下站起来，头顶正好撞到班主任的嘴。', '班主任疼的捂着嘴，半晌从嘴里吐出一颗脱落的牙齿……']</text:p>
          </table:table-cell>
          <table:table-cell office:value-type="float" office:value="8" calcext:value-type="float">
            <text:p>8</text:p>
          </table:table-cell>
          <table:table-cell office:value-type="string" calcext:value-type="string">
            <text:p>['流星，音晴未雨']</text:p>
          </table:table-cell>
          <table:table-cell table:number-columns-repeated="1020"/>
        </table:table-row>
        <table:table-row table:style-name="ro3">
          <table:table-cell office:value-type="float" office:value="205" calcext:value-type="float">
            <text:p>205</text:p>
          </table:table-cell>
          <table:table-cell office:value-type="string" calcext:value-type="string">
            <text:p>['怎么最近又看到好多强收物业费的，类似黑社会性质的事件发生，已经这么猖獗了么？']</text:p>
          </table:table-cell>
          <table:table-cell office:value-type="float" office:value="0" calcext:value-type="float">
            <text:p>0</text:p>
          </table:table-cell>
          <table:table-cell office:value-type="string" calcext:value-type="string">
            <text:p>['来互怼啊有教无类']</text:p>
          </table:table-cell>
          <table:table-cell table:number-columns-repeated="1020"/>
        </table:table-row>
        <table:table-row table:style-name="ro2">
          <table:table-cell office:value-type="float" office:value="204" calcext:value-type="float">
            <text:p>204</text:p>
          </table:table-cell>
          <table:table-cell office:value-type="string" calcext:value-type="string">
            <text:p>['今天在网吧看到一位小女孩在玩植物大战僵尸，她把坚果放在向日葵和射手后面，我就问她为什么要这样放，她说“那坚果傻傻的，我要保护她”我突然就呆住了，这不就是我们一直缺少的吗，可在残酷的世界谁能永保天真，看着小女孩天真无邪的样子，我转身就是一记扫堂腿，你特么会不会玩，不会我来']</text:p>
          </table:table-cell>
          <table:table-cell office:value-type="float" office:value="2" calcext:value-type="float">
            <text:p>2</text:p>
          </table:table-cell>
          <table:table-cell office:value-type="string" calcext:value-type="string">
            <text:p>['滴______滴_…']</text:p>
          </table:table-cell>
          <table:table-cell table:number-columns-repeated="1020"/>
        </table:table-row>
        <table:table-row table:style-name="ro2">
          <table:table-cell office:value-type="float" office:value="204" calcext:value-type="float">
            <text:p>204</text:p>
          </table:table-cell>
          <table:table-cell office:value-type="string" calcext:value-type="string">
            <text:p>['让儿子去他外婆家过礼拜天，他死活不去，问他原因，他说：表弟骂外婆“你奶奶个腿”外婆就笑，他反过来骂表弟一句“你奶奶个腿”，外婆就把他打哭了，这太不公平了……']</text:p>
          </table:table-cell>
          <table:table-cell office:value-type="float" office:value="3" calcext:value-type="float">
            <text:p>3</text:p>
          </table:table-cell>
          <table:table-cell office:value-type="string" calcext:value-type="string">
            <text:p>['夕冬温存']</text:p>
          </table:table-cell>
          <table:table-cell table:number-columns-repeated="1020"/>
        </table:table-row>
        <table:table-row table:style-name="ro3">
          <table:table-cell office:value-type="float" office:value="203" calcext:value-type="float">
            <text:p>203</text:p>
          </table:table-cell>
          <table:table-cell office:value-type="string" calcext:value-type="string">
            <text:p>['有朋友中过其它奖项吗？']</text:p>
          </table:table-cell>
          <table:table-cell office:value-type="float" office:value="9" calcext:value-type="float">
            <text:p>9</text:p>
          </table:table-cell>
          <table:table-cell office:value-type="string" calcext:value-type="string">
            <text:p>['郭子渲']</text:p>
          </table:table-cell>
          <table:table-cell table:number-columns-repeated="1020"/>
        </table:table-row>
        <table:table-row table:style-name="ro5">
          <table:table-cell office:value-type="float" office:value="203" calcext:value-type="float">
            <text:p>203</text:p>
          </table:table-cell>
          <table:table-cell office:value-type="string" calcext:value-type="string">
            <text:p>['我们那里管女孩叫妹妹，男孩叫弟弟，意思疼爱，我姐妹三，我老大，从我记事起，我爸妈没喊过我妹妹，天天喊名字，而且我爸还连名带姓的叫我，有一次，我就说了我爸，你不可以这么偏心，天天管老二老三叫妹妹弟弟，那么肉麻，都没有喊过我妹妹，我爸说，弟弟是弟弟，妹妹是妹妹，你就是姐姐，你要吃醋，我也可以喊你姐姐，尽管我反对老爸叫我姐姐，他还是喊了我三天姐姐，你能想象一个当爹的人在亲朋好友面前管闺女叫姐姐的吗']</text:p>
          </table:table-cell>
          <table:table-cell office:value-type="float" office:value="0" calcext:value-type="float">
            <text:p>0</text:p>
          </table:table-cell>
          <table:table-cell office:value-type="string" calcext:value-type="string">
            <text:p>['我就是个笑话8']</text:p>
          </table:table-cell>
          <table:table-cell table:number-columns-repeated="1020"/>
        </table:table-row>
        <table:table-row table:style-name="ro2">
          <table:table-cell office:value-type="float" office:value="202" calcext:value-type="float">
            <text:p>202</text:p>
          </table:table-cell>
          <table:table-cell office:value-type="string" calcext:value-type="string">
            <text:p>['学员：报告教练，车上有异响，是否继续行驶？', '教练：我这车脾气不好 有点欺生，尤其新来没几天的，要不你再开一段试试。', '学员：报告教练，已经好几里路了还是有异响，这样开下去会不会有危险？', '教练：来我给你个解除危险的办法，老看看能不能行。', '学员：什么办法？', '教练：要不…你把双闪关掉试试。']</text:p>
          </table:table-cell>
          <table:table-cell office:value-type="float" office:value="1" calcext:value-type="float">
            <text:p>1</text:p>
          </table:table-cell>
          <table:table-cell office:value-type="string" calcext:value-type="string">
            <text:p>['卸铠']</text:p>
          </table:table-cell>
          <table:table-cell table:number-columns-repeated="1020"/>
        </table:table-row>
        <table:table-row table:style-name="ro3">
          <table:table-cell office:value-type="float" office:value="201" calcext:value-type="float">
            <text:p>201</text:p>
          </table:table-cell>
          <table:table-cell office:value-type="string" calcext:value-type="string">
            <text:p>['明天就得上班了，苦逼的娃啊，真心不想那么早上班……']</text:p>
          </table:table-cell>
          <table:table-cell office:value-type="float" office:value="25" calcext:value-type="float">
            <text:p>25</text:p>
          </table:table-cell>
          <table:table-cell office:value-type="string" calcext:value-type="string">
            <text:p>['有些人只适合怀念']</text:p>
          </table:table-cell>
          <table:table-cell table:number-columns-repeated="1020"/>
        </table:table-row>
        <table:table-row table:style-name="ro3">
          <table:table-cell office:value-type="float" office:value="201" calcext:value-type="float">
            <text:p>201</text:p>
          </table:table-cell>
          <table:table-cell office:value-type="string" calcext:value-type="string">
            <text:p>['万能的糗友求通过，准备去三亚，带孩子，自由行，想住海边，请问是住哪儿好，性价比高？']</text:p>
          </table:table-cell>
          <table:table-cell office:value-type="float" office:value="9" calcext:value-type="float">
            <text:p>9</text:p>
          </table:table-cell>
          <table:table-cell office:value-type="string" calcext:value-type="string">
            <text:p>['彼岸的我']</text:p>
          </table:table-cell>
          <table:table-cell table:number-columns-repeated="1020"/>
        </table:table-row>
        <table:table-row table:style-name="ro3">
          <table:table-cell office:value-type="float" office:value="200" calcext:value-type="float">
            <text:p>200</text:p>
          </table:table-cell>
          <table:table-cell office:value-type="string" calcext:value-type="string">
            <text:p>['真的不要嫁这么远，坐一天的车真的好累']</text:p>
          </table:table-cell>
          <table:table-cell office:value-type="float" office:value="5" calcext:value-type="float">
            <text:p>5</text:p>
          </table:table-cell>
          <table:table-cell office:value-type="string" calcext:value-type="string">
            <text:p>['取什么名都有人抢']</text:p>
          </table:table-cell>
          <table:table-cell table:number-columns-repeated="1020"/>
        </table:table-row>
        <table:table-row table:style-name="ro3">
          <table:table-cell office:value-type="float" office:value="200" calcext:value-type="float">
            <text:p>200</text:p>
          </table:table-cell>
          <table:table-cell office:value-type="string" calcext:value-type="string">
            <text:p>['请用下面的组成一句话']</text:p>
          </table:table-cell>
          <table:table-cell office:value-type="float" office:value="11" calcext:value-type="float">
            <text:p>11</text:p>
          </table:table-cell>
          <table:table-cell office:value-type="string" calcext:value-type="string">
            <text:p>['刺心5']</text:p>
          </table:table-cell>
          <table:table-cell table:number-columns-repeated="1020"/>
        </table:table-row>
        <table:table-row table:style-name="ro3">
          <table:table-cell office:value-type="float" office:value="198" calcext:value-type="float">
            <text:p>198</text:p>
          </table:table-cell>
          <table:table-cell office:value-type="string" calcext:value-type="string">
            <text:p>['一个屁，把声控灯崩亮了，算不算糗事。。。', '最主要的是，正好一个妹子出门遇上了，楼上楼下的，都特么认识啊。。。。']</text:p>
          </table:table-cell>
          <table:table-cell office:value-type="float" office:value="2" calcext:value-type="float">
            <text:p>2</text:p>
          </table:table-cell>
          <table:table-cell office:value-type="string" calcext:value-type="string">
            <text:p>['卖身途中啃鸡腿']</text:p>
          </table:table-cell>
          <table:table-cell table:number-columns-repeated="1020"/>
        </table:table-row>
        <table:table-row table:style-name="ro3">
          <table:table-cell office:value-type="float" office:value="197" calcext:value-type="float">
            <text:p>197</text:p>
          </table:table-cell>
          <table:table-cell office:value-type="string" calcext:value-type="string">
            <text:p>['今天坐公交身后坐着一对情侣在吵架，隐隐的好像听到一句，就肚脐眼都能满足你！']</text:p>
          </table:table-cell>
          <table:table-cell office:value-type="float" office:value="0" calcext:value-type="float">
            <text:p>0</text:p>
          </table:table-cell>
          <table:table-cell office:value-type="string" calcext:value-type="string">
            <text:p>['原谅帽客服代表']</text:p>
          </table:table-cell>
          <table:table-cell table:number-columns-repeated="1020"/>
        </table:table-row>
        <table:table-row table:style-name="ro4">
          <table:table-cell office:value-type="float" office:value="196" calcext:value-type="float">
            <text:p>196</text:p>
          </table:table-cell>
          <table:table-cell office:value-type="string" calcext:value-type="string">
            <text:p>['一伙贩毒打算今晚交易，在警察局内部的卧底给老大发消息，告诉他，条子今晚有行动，他兄弟里面有条子的卧底！老大看着一班和他出生入死的兄弟们，感觉没有人会背叛自己，突然他想到了自己的老婆，可是老婆现在大着肚子出门都不方便，别说探听什么时候行动了，于是老大打算诈一下自己的兄弟:“说！是谁背叛了我！”没人做出反应，老大拿起了手枪，这时一个兄弟突然跪下:“大哥！嫂子肚子里的孩子跟我真没关系啊！”兄弟们你看看我，我看看你，一个个都跪下来…………']</text:p>
          </table:table-cell>
          <table:table-cell office:value-type="float" office:value="2" calcext:value-type="float">
            <text:p>2</text:p>
          </table:table-cell>
          <table:table-cell office:value-type="string" calcext:value-type="string">
            <text:p>['破军击锤']</text:p>
          </table:table-cell>
          <table:table-cell table:number-columns-repeated="1020"/>
        </table:table-row>
        <table:table-row table:style-name="ro5">
          <table:table-cell office:value-type="float" office:value="196" calcext:value-type="float">
            <text:p>196</text:p>
          </table:table-cell>
          <table:table-cell office:value-type="string" calcext:value-type="string">
            <text:p>['口水油', '“师傅，我昨天在你们这边吃了个火锅，结果拉肚子了，去医院检查，医生说，我给人下了拉肚子的药…”', '“怎么可能，我们餐厅是正规经营的，每一个步骤都是按照国家标准去执行，这里的员工，每一个都是经过我精心挑选，人品绝对有保证，我想应该是有客人昨晚吃了火锅，之后搞恶作剧，把泻药丢进吃剩的火锅里…”', '“等等先，你刚刚说客人把泻药丢进吃剩的火锅里，这不就是说，我们吃的是口水油…']</text:p>
          </table:table-cell>
          <table:table-cell office:value-type="float" office:value="1" calcext:value-type="float">
            <text:p>1</text:p>
          </table:table-cell>
          <table:table-cell office:value-type="string" calcext:value-type="string">
            <text:p>['元婴百科']</text:p>
          </table:table-cell>
          <table:table-cell table:number-columns-repeated="1020"/>
        </table:table-row>
        <table:table-row table:style-name="ro3">
          <table:table-cell office:value-type="float" office:value="195" calcext:value-type="float">
            <text:p>195</text:p>
          </table:table-cell>
          <table:table-cell office:value-type="string" calcext:value-type="string">
            <text:p>['很好奇，男人S的时候到底是怎样一种感觉']</text:p>
          </table:table-cell>
          <table:table-cell office:value-type="float" office:value="14" calcext:value-type="float">
            <text:p>14</text:p>
          </table:table-cell>
          <table:table-cell office:value-type="string" calcext:value-type="string">
            <text:p>['十三太宝宝']</text:p>
          </table:table-cell>
          <table:table-cell table:number-columns-repeated="1020"/>
        </table:table-row>
        <table:table-row table:style-name="ro3">
          <table:table-cell office:value-type="float" office:value="195" calcext:value-type="float">
            <text:p>195</text:p>
          </table:table-cell>
          <table:table-cell office:value-type="string" calcext:value-type="string">
            <text:p>['买不起自己做个总可以吧！']</text:p>
          </table:table-cell>
          <table:table-cell office:value-type="float" office:value="10" calcext:value-type="float">
            <text:p>10</text:p>
          </table:table-cell>
          <table:table-cell office:value-type="string" calcext:value-type="string">
            <text:p>['你是我的宠呦']</text:p>
          </table:table-cell>
          <table:table-cell table:number-columns-repeated="1020"/>
        </table:table-row>
        <table:table-row table:style-name="ro3">
          <table:table-cell office:value-type="float" office:value="193" calcext:value-type="float">
            <text:p>193</text:p>
          </table:table-cell>
          <table:table-cell office:value-type="string" calcext:value-type="string">
            <text:p>['小时候犯错了，站在餐桌前，看着一桌子好吃的口水都滴答了！老妈瞅我这样就憋着笑训，训了一会冒出来一句“我说个不好吃的啊........”']</text:p>
          </table:table-cell>
          <table:table-cell office:value-type="float" office:value="1" calcext:value-type="float">
            <text:p>1</text:p>
          </table:table-cell>
          <table:table-cell office:value-type="string" calcext:value-type="string">
            <text:p>['林晓九']</text:p>
          </table:table-cell>
          <table:table-cell table:number-columns-repeated="1020"/>
        </table:table-row>
        <table:table-row table:style-name="ro3">
          <table:table-cell office:value-type="float" office:value="193" calcext:value-type="float">
            <text:p>193</text:p>
          </table:table-cell>
          <table:table-cell office:value-type="string" calcext:value-type="string">
            <text:p>['哈哈，袁双兔，来来来，还有谁？']</text:p>
          </table:table-cell>
          <table:table-cell office:value-type="float" office:value="153" calcext:value-type="float">
            <text:p>153</text:p>
          </table:table-cell>
          <table:table-cell office:value-type="string" calcext:value-type="string">
            <text:p>['傲娇的大喵']</text:p>
          </table:table-cell>
          <table:table-cell table:number-columns-repeated="1020"/>
        </table:table-row>
        <table:table-row table:style-name="ro3">
          <table:table-cell office:value-type="float" office:value="191" calcext:value-type="float">
            <text:p>191</text:p>
          </table:table-cell>
          <table:table-cell office:value-type="string" calcext:value-type="string">
            <text:p>['南宋有个诗人叫陆游，当时金兵侵略，望着山河破碎，民不聊生的社会，陆游气坏了，后来，，我们再也上不了网了。']</text:p>
          </table:table-cell>
          <table:table-cell office:value-type="float" office:value="3" calcext:value-type="float">
            <text:p>3</text:p>
          </table:table-cell>
          <table:table-cell office:value-type="string" calcext:value-type="string">
            <text:p>['戳天萝莉一米八']</text:p>
          </table:table-cell>
          <table:table-cell table:number-columns-repeated="1020"/>
        </table:table-row>
        <table:table-row table:style-name="ro3">
          <table:table-cell office:value-type="float" office:value="189" calcext:value-type="float">
            <text:p>189</text:p>
          </table:table-cell>
          <table:table-cell office:value-type="string" calcext:value-type="string">
            <text:p>['貌似看见前女友，骑着电动车从我身边过。可惜我脸盲，或许只是像而已']</text:p>
          </table:table-cell>
          <table:table-cell office:value-type="float" office:value="3" calcext:value-type="float">
            <text:p>3</text:p>
          </table:table-cell>
          <table:table-cell office:value-type="string" calcext:value-type="string">
            <text:p>['深巷中的少年']</text:p>
          </table:table-cell>
          <table:table-cell table:number-columns-repeated="1020"/>
        </table:table-row>
        <table:table-row table:style-name="ro3">
          <table:table-cell office:value-type="float" office:value="188" calcext:value-type="float">
            <text:p>188</text:p>
          </table:table-cell>
          <table:table-cell office:value-type="string" calcext:value-type="string">
            <text:p>['社会车。。']</text:p>
          </table:table-cell>
          <table:table-cell office:value-type="float" office:value="1" calcext:value-type="float">
            <text:p>1</text:p>
          </table:table-cell>
          <table:table-cell office:value-type="string" calcext:value-type="string">
            <text:p>['卡布奇多']</text:p>
          </table:table-cell>
          <table:table-cell table:number-columns-repeated="1020"/>
        </table:table-row>
        <table:table-row table:style-name="ro5">
          <table:table-cell office:value-type="float" office:value="188" calcext:value-type="float">
            <text:p>188</text:p>
          </table:table-cell>
          <table:table-cell office:value-type="string" calcext:value-type="string">
            <text:p>['二十年前，叔还是翩翩少年郎，二十年后，已变成不发福的中年大叔。还记得给写给初恋的藏头诗：最是新春情变金，爱在冬日意倍亲，窈窕淑女无人恨，凤求凰来价难寻。藏了两句话请糗友找出来，还有，望各位大神给拙作起个名。时光荏苒，二十年过去，这首诗从没有读给她听过，就埋在心里吧！我已有我的妻，她也有她幸福生活，只是感叹，初恋真美好，纯洁。']</text:p>
          </table:table-cell>
          <table:table-cell office:value-type="float" office:value="7" calcext:value-type="float">
            <text:p>7</text:p>
          </table:table-cell>
          <table:table-cell office:value-type="string" calcext:value-type="string">
            <text:p>[]</text:p>
          </table:table-cell>
          <table:table-cell table:number-columns-repeated="1020"/>
        </table:table-row>
        <table:table-row table:style-name="ro3">
          <table:table-cell office:value-type="float" office:value="188" calcext:value-type="float">
            <text:p>188</text:p>
          </table:table-cell>
          <table:table-cell office:value-type="string" calcext:value-type="string">
            <text:p>['我只想问问你们两个大男人是什么关系？？']</text:p>
          </table:table-cell>
          <table:table-cell office:value-type="float" office:value="14" calcext:value-type="float">
            <text:p>14</text:p>
          </table:table-cell>
          <table:table-cell office:value-type="string" calcext:value-type="string">
            <text:p>['我只是看看～']</text:p>
          </table:table-cell>
          <table:table-cell table:number-columns-repeated="1020"/>
        </table:table-row>
        <table:table-row table:style-name="ro2">
          <table:table-cell office:value-type="float" office:value="186" calcext:value-type="float">
            <text:p>186</text:p>
          </table:table-cell>
          <table:table-cell office:value-type="string" calcext:value-type="string">
            <text:p>['载客的师傅是个哲学家，因为一上车他就问一个哲学的终级问题:你从哪里来。', '思考良久，答不知道。', '他又问了一个更终极的哲学问题:你到哪里去。', '我陷入了沉思:人生要到哪里去，人的一生追求的终点是什么……', '于是我被赶下了车']</text:p>
          </table:table-cell>
          <table:table-cell office:value-type="float" office:value="0" calcext:value-type="float">
            <text:p>0</text:p>
          </table:table-cell>
          <table:table-cell office:value-type="string" calcext:value-type="string">
            <text:p>['情书送山鬼']</text:p>
          </table:table-cell>
          <table:table-cell table:number-columns-repeated="1020"/>
        </table:table-row>
        <table:table-row table:style-name="ro3">
          <table:table-cell office:value-type="float" office:value="185" calcext:value-type="float">
            <text:p>185</text:p>
          </table:table-cell>
          <table:table-cell office:value-type="string" calcext:value-type="string">
            <text:p>['好马不吃回头草为什么，因为“草”脏了']</text:p>
          </table:table-cell>
          <table:table-cell office:value-type="float" office:value="2" calcext:value-type="float">
            <text:p>2</text:p>
          </table:table-cell>
          <table:table-cell office:value-type="string" calcext:value-type="string">
            <text:p>['舒心..']</text:p>
          </table:table-cell>
          <table:table-cell table:number-columns-repeated="1020"/>
        </table:table-row>
        <table:table-row table:style-name="ro2">
          <table:table-cell office:value-type="float" office:value="184" calcext:value-type="float">
            <text:p>184</text:p>
          </table:table-cell>
          <table:table-cell office:value-type="string" calcext:value-type="string">
            <text:p>['凡三月三放假期间请我吃饭的，我可以上门帮插田3天，帮砍柴5天，还可以赢得我们村的二十根粽子 四个糍粑 还有壮族小妹儿捶背按摩130分钟的高档待遇 另帮对山歌包赢6个山头......[如花][如花][如花]']</text:p>
          </table:table-cell>
          <table:table-cell office:value-type="float" office:value="2" calcext:value-type="float">
            <text:p>2</text:p>
          </table:table-cell>
          <table:table-cell office:value-type="string" calcext:value-type="string">
            <text:p>['^_^(☆LOS']</text:p>
          </table:table-cell>
          <table:table-cell table:number-columns-repeated="1020"/>
        </table:table-row>
        <table:table-row table:style-name="ro2">
          <table:table-cell office:value-type="float" office:value="182" calcext:value-type="float">
            <text:p>182</text:p>
          </table:table-cell>
          <table:table-cell office:value-type="string" calcext:value-type="string">
            <text:p>['以前二十多岁的时候，在大街上看到美女敢于追上去要电话号码，约她一起吃个饭，还敢在大街上强吻一个完全不认识的女孩，可是现在我永远也不会这样做了，不知道是因为年纪大了，还是因为在看守所那几年让我变得懂事了！']</text:p>
          </table:table-cell>
          <table:table-cell office:value-type="float" office:value="5" calcext:value-type="float">
            <text:p>5</text:p>
          </table:table-cell>
          <table:table-cell office:value-type="string" calcext:value-type="string">
            <text:p>['o浪漫樱花o']</text:p>
          </table:table-cell>
          <table:table-cell table:number-columns-repeated="1020"/>
        </table:table-row>
        <table:table-row table:style-name="ro3">
          <table:table-cell office:value-type="float" office:value="182" calcext:value-type="float">
            <text:p>182</text:p>
          </table:table-cell>
          <table:table-cell office:value-type="string" calcext:value-type="string">
            <text:p>['18年4月上牌，跑了14.1w公里，怎么跑的？']</text:p>
          </table:table-cell>
          <table:table-cell office:value-type="float" office:value="6" calcext:value-type="float">
            <text:p>6</text:p>
          </table:table-cell>
          <table:table-cell office:value-type="string" calcext:value-type="string">
            <text:p>['扯淡……。']</text:p>
          </table:table-cell>
          <table:table-cell table:number-columns-repeated="1020"/>
        </table:table-row>
        <table:table-row table:style-name="ro3">
          <table:table-cell office:value-type="float" office:value="181" calcext:value-type="float">
            <text:p>181</text:p>
          </table:table-cell>
          <table:table-cell office:value-type="string" calcext:value-type="string">
            <text:p>['在段子的时候也一样，有的时候尽心尽力准备的段子或者评论一点反响都没有，有的时候随便说一句话就火了，几万赞的那种，普通人的最高境界']</text:p>
          </table:table-cell>
          <table:table-cell office:value-type="float" office:value="0" calcext:value-type="float">
            <text:p>0</text:p>
          </table:table-cell>
          <table:table-cell office:value-type="string" calcext:value-type="string">
            <text:p>['情谊小柯儿']</text:p>
          </table:table-cell>
          <table:table-cell table:number-columns-repeated="1020"/>
        </table:table-row>
        <table:table-row table:style-name="ro3">
          <table:table-cell office:value-type="float" office:value="181" calcext:value-type="float">
            <text:p>181</text:p>
          </table:table-cell>
          <table:table-cell office:value-type="string" calcext:value-type="string">
            <text:p>['好不容易休息一天，特地起了个大早搞大扫除，正把家里搞的一片狼藉的时候，停水了～[哀怨][哀怨][哀怨]']</text:p>
          </table:table-cell>
          <table:table-cell office:value-type="float" office:value="0" calcext:value-type="float">
            <text:p>0</text:p>
          </table:table-cell>
          <table:table-cell office:value-type="string" calcext:value-type="string">
            <text:p>['施晨（season…']</text:p>
          </table:table-cell>
          <table:table-cell table:number-columns-repeated="1020"/>
        </table:table-row>
        <table:table-row table:style-name="ro3">
          <table:table-cell office:value-type="float" office:value="180" calcext:value-type="float">
            <text:p>180</text:p>
          </table:table-cell>
          <table:table-cell office:value-type="string" calcext:value-type="string">
            <text:p>['你活生生地把能说会道演变成能作会炮，你硬邦邦地把能屈能伸演变成能吃能呻。']</text:p>
          </table:table-cell>
          <table:table-cell office:value-type="float" office:value="1" calcext:value-type="float">
            <text:p>1</text:p>
          </table:table-cell>
          <table:table-cell office:value-type="string" calcext:value-type="string">
            <text:p>['于鱼鱼啊']</text:p>
          </table:table-cell>
          <table:table-cell table:number-columns-repeated="1020"/>
        </table:table-row>
        <table:table-row table:style-name="ro3">
          <table:table-cell office:value-type="float" office:value="178" calcext:value-type="float">
            <text:p>178</text:p>
          </table:table-cell>
          <table:table-cell office:value-type="string" calcext:value-type="string">
            <text:p>['提车看看这个']</text:p>
          </table:table-cell>
          <table:table-cell office:value-type="float" office:value="1" calcext:value-type="float">
            <text:p>1</text:p>
          </table:table-cell>
          <table:table-cell office:value-type="string" calcext:value-type="string">
            <text:p>[':喂猫']</text:p>
          </table:table-cell>
          <table:table-cell table:number-columns-repeated="1020"/>
        </table:table-row>
        <table:table-row table:style-name="ro3">
          <table:table-cell office:value-type="float" office:value="178" calcext:value-type="float">
            <text:p>178</text:p>
          </table:table-cell>
          <table:table-cell office:value-type="string" calcext:value-type="string">
            <text:p>['故作镇定！[流鼻血]']</text:p>
          </table:table-cell>
          <table:table-cell office:value-type="float" office:value="13" calcext:value-type="float">
            <text:p>13</text:p>
          </table:table-cell>
          <table:table-cell office:value-type="string" calcext:value-type="string">
            <text:p>['濤聲夢涙']</text:p>
          </table:table-cell>
          <table:table-cell table:number-columns-repeated="1020"/>
        </table:table-row>
        <table:table-row table:style-name="ro3">
          <table:table-cell office:value-type="float" office:value="174" calcext:value-type="float">
            <text:p>174</text:p>
          </table:table-cell>
          <table:table-cell office:value-type="string" calcext:value-type="string">
            <text:p>['男公用厕所里会有小广告写着男同交友，包小姐等等。很好奇女厕里面写的什么。。有妹子指导一下么？']</text:p>
          </table:table-cell>
          <table:table-cell office:value-type="float" office:value="6" calcext:value-type="float">
            <text:p>6</text:p>
          </table:table-cell>
          <table:table-cell office:value-type="string" calcext:value-type="string">
            <text:p>['原谅帽客服代表']</text:p>
          </table:table-cell>
          <table:table-cell table:number-columns-repeated="1020"/>
        </table:table-row>
        <table:table-row table:style-name="ro3">
          <table:table-cell office:value-type="float" office:value="172" calcext:value-type="float">
            <text:p>172</text:p>
          </table:table-cell>
          <table:table-cell office:value-type="string" calcext:value-type="string">
            <text:p>['至少輸入5個字……']</text:p>
          </table:table-cell>
          <table:table-cell office:value-type="float" office:value="2" calcext:value-type="float">
            <text:p>2</text:p>
          </table:table-cell>
          <table:table-cell office:value-type="string" calcext:value-type="string">
            <text:p>['灬拾雨']</text:p>
          </table:table-cell>
          <table:table-cell table:number-columns-repeated="1020"/>
        </table:table-row>
        <table:table-row table:style-name="ro3">
          <table:table-cell office:value-type="float" office:value="169" calcext:value-type="float">
            <text:p>169</text:p>
          </table:table-cell>
          <table:table-cell office:value-type="string" calcext:value-type="string">
            <text:p>['早上上班，走的高速，前面居然有一辆911']</text:p>
          </table:table-cell>
          <table:table-cell office:value-type="float" office:value="7" calcext:value-type="float">
            <text:p>7</text:p>
          </table:table-cell>
          <table:table-cell office:value-type="string" calcext:value-type="string">
            <text:p>['王斯柴尔德001']</text:p>
          </table:table-cell>
          <table:table-cell table:number-columns-repeated="1020"/>
        </table:table-row>
        <table:table-row table:style-name="ro6">
          <table:table-cell office:value-type="float" office:value="168" calcext:value-type="float">
            <text:p>168</text:p>
          </table:table-cell>
          <table:table-cell office:value-type="string" calcext:value-type="string">
            <text:p>['直接割，我发现糗百里边的段子，提到自己老婆的，很大一部分都是母老虎性质的，而且很能打，知道你们很多是写段子，但是老是往这个方面去构思真的好吗？硬气点有点男人气概好吗，挨打的不是丢我们男人的脸面吗，要我说女人就TM不能惯着，越惯越完蛋该打还得打，有人该说我站着说话不要疼了，那我这样给你说好吧，那我现在码字，就算她现在站我身后边，这些就是让我老婆看见她能怎么样？她怎么滴我？一个小女人！难道她能抓着我的头发把我的头按到钅sjdbdjbdjwbzbdbsjjsvxnhdhdjxbxjkdjnxbdbkd…', '查看全文']</text:p>
          </table:table-cell>
          <table:table-cell office:value-type="float" office:value="2" calcext:value-type="float">
            <text:p>2</text:p>
          </table:table-cell>
          <table:table-cell office:value-type="string" calcext:value-type="string">
            <text:p>['天涯沦落君子臣']</text:p>
          </table:table-cell>
          <table:table-cell table:number-columns-repeated="1020"/>
        </table:table-row>
        <table:table-row table:style-name="ro2">
          <table:table-cell office:value-type="float" office:value="167" calcext:value-type="float">
            <text:p>167</text:p>
          </table:table-cell>
          <table:table-cell office:value-type="string" calcext:value-type="string">
            <text:p>['说个今天听来的吧，据说我们附近某一村特穷，男的都娶不上媳妇，……一小伙在外打工搞了个对象，水到渠成要结婚见家长了，回家时这小伙就提前回去了一天，买了好多红油漆，绕着村子每个墙上都写了拆！媳妇连岳母一家来时，就说破房子没修是马上要平改！结果，从那之后，內村小伙都好找对象了……']</text:p>
          </table:table-cell>
          <table:table-cell office:value-type="float" office:value="20" calcext:value-type="float">
            <text:p>20</text:p>
          </table:table-cell>
          <table:table-cell office:value-type="string" calcext:value-type="string">
            <text:p>['据说光看不发掉人品…']</text:p>
          </table:table-cell>
          <table:table-cell table:number-columns-repeated="1020"/>
        </table:table-row>
        <table:table-row table:style-name="ro9">
          <table:table-cell office:value-type="float" office:value="164" calcext:value-type="float">
            <text:p>164</text:p>
          </table:table-cell>
          <table:table-cell office:value-type="string" calcext:value-type="string">
            <text:p>['割割割～(๑• . •๑)[汗颜]', '婚前婚后只会一个姿势，老汉推车，媳妇懒，不想换姿势。[衰]', '这姿势玩腻了，有什么办法让媳妇换姿势。', '求指教！[传情][传情][传情]']</text:p>
          </table:table-cell>
          <table:table-cell office:value-type="float" office:value="7" calcext:value-type="float">
            <text:p>7</text:p>
          </table:table-cell>
          <table:table-cell office:value-type="string" calcext:value-type="string">
            <text:p>['精武门陈真']</text:p>
          </table:table-cell>
          <table:table-cell table:number-columns-repeated="1020"/>
        </table:table-row>
        <table:table-row table:style-name="ro3">
          <table:table-cell office:value-type="float" office:value="162" calcext:value-type="float">
            <text:p>162</text:p>
          </table:table-cell>
          <table:table-cell office:value-type="string" calcext:value-type="string">
            <text:p>['…………………']</text:p>
          </table:table-cell>
          <table:table-cell office:value-type="float" office:value="13" calcext:value-type="float">
            <text:p>13</text:p>
          </table:table-cell>
          <table:table-cell office:value-type="string" calcext:value-type="string">
            <text:p>['………啦啦特']</text:p>
          </table:table-cell>
          <table:table-cell table:number-columns-repeated="1020"/>
        </table:table-row>
        <table:table-row table:style-name="ro3">
          <table:table-cell office:value-type="float" office:value="161" calcext:value-type="float">
            <text:p>161</text:p>
          </table:table-cell>
          <table:table-cell office:value-type="string" calcext:value-type="string">
            <text:p>['一女子对一男的愤怒的说：“你还不是为了我的钱，要不然你才不会接我上班下班！”', '男的愣了一下说：“你有病呀！有钱投钱，没钱刷卡！不然下车！！！”']</text:p>
          </table:table-cell>
          <table:table-cell office:value-type="float" office:value="2" calcext:value-type="float">
            <text:p>2</text:p>
          </table:table-cell>
          <table:table-cell office:value-type="string" calcext:value-type="string">
            <text:p>['火焰晶晶']</text:p>
          </table:table-cell>
          <table:table-cell table:number-columns-repeated="1020"/>
        </table:table-row>
        <table:table-row table:style-name="ro3">
          <table:table-cell office:value-type="float" office:value="160" calcext:value-type="float">
            <text:p>160</text:p>
          </table:table-cell>
          <table:table-cell office:value-type="string" calcext:value-type="string">
            <text:p>['本来就是这个娱乐软件，开心难过无聊的时候看一下，你们非要整成地下组织，自己把自己祸害死了，还不明白自己错到哪了，人在屋檐下都不懂的低头']</text:p>
          </table:table-cell>
          <table:table-cell office:value-type="float" office:value="3" calcext:value-type="float">
            <text:p>3</text:p>
          </table:table-cell>
          <table:table-cell office:value-type="string" calcext:value-type="string">
            <text:p>['终极屌丝男士天赐']</text:p>
          </table:table-cell>
          <table:table-cell table:number-columns-repeated="1020"/>
        </table:table-row>
        <table:table-row table:style-name="ro4">
          <table:table-cell office:value-type="float" office:value="160" calcext:value-type="float">
            <text:p>160</text:p>
          </table:table-cell>
          <table:table-cell office:value-type="string" calcext:value-type="string">
            <text:p>['我要投诉糗百。。。。。。。。。。我每个月的流量虽然不多，才1G，但是可以累计的，没用完的可以累计到下个月。我看短信发现我有1.9G没用完，就关了无线开流量刷糗百了，才几天？流量就超了，糗百，你赔我流量，我每天就刷4个小时糗百，你凭啥扣光我流量？，，都别拦我，我就是要举报这种一坐下来就想点开，而且一刷就停不下来的APP。你赔我流量，你赔我8年的糗百青春。。']</text:p>
          </table:table-cell>
          <table:table-cell office:value-type="float" office:value="3" calcext:value-type="float">
            <text:p>3</text:p>
          </table:table-cell>
          <table:table-cell office:value-type="string" calcext:value-type="string">
            <text:p>['小丑没有泪']</text:p>
          </table:table-cell>
          <table:table-cell table:number-columns-repeated="1020"/>
        </table:table-row>
        <table:table-row table:style-name="ro3">
          <table:table-cell office:value-type="float" office:value="158" calcext:value-type="float">
            <text:p>158</text:p>
          </table:table-cell>
          <table:table-cell office:value-type="string" calcext:value-type="string">
            <text:p>['不开心，为嘛我发的总是不给我儿子过']</text:p>
          </table:table-cell>
          <table:table-cell office:value-type="float" office:value="26" calcext:value-type="float">
            <text:p>26</text:p>
          </table:table-cell>
          <table:table-cell office:value-type="string" calcext:value-type="string">
            <text:p>['寶児窝窝头']</text:p>
          </table:table-cell>
          <table:table-cell table:number-columns-repeated="1020"/>
        </table:table-row>
        <table:table-row table:style-name="ro3">
          <table:table-cell office:value-type="float" office:value="156" calcext:value-type="float">
            <text:p>156</text:p>
          </table:table-cell>
          <table:table-cell office:value-type="string" calcext:value-type="string">
            <text:p>['小胖，西瓜皮都盖不住你的头啦。']</text:p>
          </table:table-cell>
          <table:table-cell office:value-type="float" office:value="2" calcext:value-type="float">
            <text:p>2</text:p>
          </table:table-cell>
          <table:table-cell office:value-type="string" calcext:value-type="string">
            <text:p>['莆田卖鞋小哥']</text:p>
          </table:table-cell>
          <table:table-cell table:number-columns-repeated="1020"/>
        </table:table-row>
        <table:table-row table:style-name="ro2">
          <table:table-cell office:value-type="float" office:value="155" calcext:value-type="float">
            <text:p>155</text:p>
          </table:table-cell>
          <table:table-cell office:value-type="string" calcext:value-type="string">
            <text:p>['今天在地铁里，我旁边坐着一个上班族小哥。小哥边玩手机边疯狂抖腿。我忍了两站，然后伸出一根手指按住了他的大腿跟他讲：不要抖。于是他真的不抖了，甚至还放下了手机，全程以乖巧的坐姿陪我坐了六站地。']</text:p>
          </table:table-cell>
          <table:table-cell office:value-type="float" office:value="1" calcext:value-type="float">
            <text:p>1</text:p>
          </table:table-cell>
          <table:table-cell office:value-type="string" calcext:value-type="string">
            <text:p>['范冰冰的娇喘助理']</text:p>
          </table:table-cell>
          <table:table-cell table:number-columns-repeated="1020"/>
        </table:table-row>
        <table:table-row table:style-name="ro2">
          <table:table-cell office:value-type="float" office:value="154" calcext:value-type="float">
            <text:p>154</text:p>
          </table:table-cell>
          <table:table-cell office:value-type="string" calcext:value-type="string">
            <text:p>['每天中午都去公司边上大学食堂吃饭 <text:s text:c="2"/>本人直男，超直的！割？', '昨天中午吃完走在校园里，一个男生对面走来时不时瞟我，我以为没什么，走近时突然哼起“确认过眼神。。。”蹦跳地过去了，此情此景，背后一凉，你特么是在跟我确认眼神？？']</text:p>
          </table:table-cell>
          <table:table-cell office:value-type="float" office:value="1" calcext:value-type="float">
            <text:p>1</text:p>
          </table:table-cell>
          <table:table-cell office:value-type="string" calcext:value-type="string">
            <text:p>['执子之手酷似牵狗']</text:p>
          </table:table-cell>
          <table:table-cell table:number-columns-repeated="1020"/>
        </table:table-row>
        <table:table-row table:style-name="ro2">
          <table:table-cell office:value-type="float" office:value="154" calcext:value-type="float">
            <text:p>154</text:p>
          </table:table-cell>
          <table:table-cell office:value-type="string" calcext:value-type="string">
            <text:p>['2018年4月19日，我在课堂上认真的讲着平年和闰年，看同学们学的还凑合，于是就开始做练习题。。。有一道题，问2018年是( <text:s text:c="5"/>)年，应该回答平年还是闰年。结果我们班一个孩子告诉我2018年是(狗)年。没毛病']</text:p>
          </table:table-cell>
          <table:table-cell office:value-type="float" office:value="1" calcext:value-type="float">
            <text:p>1</text:p>
          </table:table-cell>
          <table:table-cell office:value-type="string" calcext:value-type="string">
            <text:p>['颠沛流离—黄']</text:p>
          </table:table-cell>
          <table:table-cell table:number-columns-repeated="1020"/>
        </table:table-row>
        <table:table-row table:style-name="ro3">
          <table:table-cell office:value-type="float" office:value="154" calcext:value-type="float">
            <text:p>154</text:p>
          </table:table-cell>
          <table:table-cell office:value-type="string" calcext:value-type="string">
            <text:p>['不管你怎样，永远支持你陈赫加油！喜欢陈赫的顶起']</text:p>
          </table:table-cell>
          <table:table-cell office:value-type="float" office:value="13" calcext:value-type="float">
            <text:p>13</text:p>
          </table:table-cell>
          <table:table-cell office:value-type="string" calcext:value-type="string">
            <text:p>['那一年记得']</text:p>
          </table:table-cell>
          <table:table-cell table:number-columns-repeated="1020"/>
        </table:table-row>
        <table:table-row table:style-name="ro3">
          <table:table-cell office:value-type="float" office:value="153" calcext:value-type="float">
            <text:p>153</text:p>
          </table:table-cell>
          <table:table-cell office:value-type="string" calcext:value-type="string">
            <text:p>['五联机，开黑！我们停电！对面什么感觉#24']</text:p>
          </table:table-cell>
          <table:table-cell office:value-type="float" office:value="6" calcext:value-type="float">
            <text:p>6</text:p>
          </table:table-cell>
          <table:table-cell office:value-type="string" calcext:value-type="string">
            <text:p>['+7好']</text:p>
          </table:table-cell>
          <table:table-cell table:number-columns-repeated="1020"/>
        </table:table-row>
        <table:table-row table:style-name="ro2">
          <table:table-cell office:value-type="float" office:value="152" calcext:value-type="float">
            <text:p>152</text:p>
          </table:table-cell>
          <table:table-cell office:value-type="string" calcext:value-type="string">
            <text:p>['[哈哈]在审查的各位糗友，为了净化环境，美化生活！我决定以后拉完屎记得冲马桶，尿尿不隔夜冲，鞋袜内裤，当天换当天洗。要问我什么？现在除了看娃子，比较闲，而且比较会吃，年后已经胖了5斤，准备锻炼身体！继续吃～[doge]', '我是男人，一个会干活的男淫，一个唱歌难听，长相猥琐的男淫。[面瘫神][面瘫神]']</text:p>
          </table:table-cell>
          <table:table-cell office:value-type="float" office:value="1" calcext:value-type="float">
            <text:p>1</text:p>
          </table:table-cell>
          <table:table-cell office:value-type="string" calcext:value-type="string">
            <text:p>['精武门陈真']</text:p>
          </table:table-cell>
          <table:table-cell table:number-columns-repeated="1020"/>
        </table:table-row>
        <table:table-row table:style-name="ro3">
          <table:table-cell office:value-type="float" office:value="151" calcext:value-type="float">
            <text:p>151</text:p>
          </table:table-cell>
          <table:table-cell office:value-type="string" calcext:value-type="string">
            <text:p>['夜晚很漂亮，很喜欢']</text:p>
          </table:table-cell>
          <table:table-cell office:value-type="float" office:value="4" calcext:value-type="float">
            <text:p>4</text:p>
          </table:table-cell>
          <table:table-cell office:value-type="string" calcext:value-type="string">
            <text:p>['nana丽～']</text:p>
          </table:table-cell>
          <table:table-cell table:number-columns-repeated="1020"/>
        </table:table-row>
        <table:table-row table:style-name="ro5">
          <table:table-cell office:value-type="float" office:value="150" calcext:value-type="float">
            <text:p>150</text:p>
          </table:table-cell>
          <table:table-cell office:value-type="string" calcext:value-type="string">
            <text:p>['Lz处男一枚，。。。。割了吧。。。。。我和朋友都喜欢上一个妹子，我俩各种追求，都没有同意。突然有一天妹子约了我们俩个人和她见面，妹子说，你们俩都挺好，我很难选择，这样吧，你俩一人一句话，我觉得谁满意我就选谁，你们俩感觉如何？，，我俩感觉都行，我就说我无所谓，朋友说我无所畏惧。然后妹子就选了我朋友，我特么什么都没说呢，就出局了，这是发生了什么啊？？？']</text:p>
          </table:table-cell>
          <table:table-cell office:value-type="float" office:value="6" calcext:value-type="float">
            <text:p>6</text:p>
          </table:table-cell>
          <table:table-cell office:value-type="string" calcext:value-type="string">
            <text:p>['余生请多关照121…']</text:p>
          </table:table-cell>
          <table:table-cell table:number-columns-repeated="1020"/>
        </table:table-row>
        <table:table-row table:style-name="ro2">
          <table:table-cell office:value-type="float" office:value="146" calcext:value-type="float">
            <text:p>146</text:p>
          </table:table-cell>
          <table:table-cell office:value-type="string" calcext:value-type="string">
            <text:p>['在家吃完午饭，老婆说去看电影，我说小姨子没工作没对象的，要不要把她叫上？', '老婆：“挺关心我妹妹啊，你想干嘛？”', '我脱口而出：“想！”', '现在我的姿势是：肩膀死死顶着房间门，右手抓着门把，左手拿着手机……']</text:p>
          </table:table-cell>
          <table:table-cell office:value-type="float" office:value="6" calcext:value-type="float">
            <text:p>6</text:p>
          </table:table-cell>
          <table:table-cell office:value-type="string" calcext:value-type="string">
            <text:p>['挖鼻孔的老虎']</text:p>
          </table:table-cell>
          <table:table-cell table:number-columns-repeated="1020"/>
        </table:table-row>
        <table:table-row table:style-name="ro2">
          <table:table-cell office:value-type="float" office:value="145" calcext:value-type="float">
            <text:p>145</text:p>
          </table:table-cell>
          <table:table-cell office:value-type="string" calcext:value-type="string">
            <text:p>['刚到家就收到老婆发来的短信： A、洗衣， B、做饭， C、拖地，D、陪我散步。我果断回了一条信息过去：我选 D！过了一会儿，又一条信息发了过来：亲爱的，那不是选择题，只是排序！！！！']</text:p>
          </table:table-cell>
          <table:table-cell office:value-type="float" office:value="0" calcext:value-type="float">
            <text:p>0</text:p>
          </table:table-cell>
          <table:table-cell office:value-type="string" calcext:value-type="string">
            <text:p>['@尼古拉斯.赵四']</text:p>
          </table:table-cell>
          <table:table-cell table:number-columns-repeated="1020"/>
        </table:table-row>
        <table:table-row table:style-name="ro3">
          <table:table-cell office:value-type="float" office:value="142" calcext:value-type="float">
            <text:p>142</text:p>
          </table:table-cell>
          <table:table-cell office:value-type="string" calcext:value-type="string">
            <text:p>['嫌弃我丑，你可以不跟我在一起。麻痹的生活一点激情都没有']</text:p>
          </table:table-cell>
          <table:table-cell office:value-type="float" office:value="24" calcext:value-type="float">
            <text:p>24</text:p>
          </table:table-cell>
          <table:table-cell office:value-type="string" calcext:value-type="string">
            <text:p>['寂寞影子s']</text:p>
          </table:table-cell>
          <table:table-cell table:number-columns-repeated="1020"/>
        </table:table-row>
        <table:table-row table:style-name="ro3">
          <table:table-cell office:value-type="float" office:value="135" calcext:value-type="float">
            <text:p>135</text:p>
          </table:table-cell>
          <table:table-cell office:value-type="string" calcext:value-type="string">
            <text:p>['今晚家乡河滨大桥夜景（手机摄影）。']</text:p>
          </table:table-cell>
          <table:table-cell office:value-type="float" office:value="3" calcext:value-type="float">
            <text:p>3</text:p>
          </table:table-cell>
          <table:table-cell office:value-type="string" calcext:value-type="string">
            <text:p>['捧起明珠']</text:p>
          </table:table-cell>
          <table:table-cell table:number-columns-repeated="1020"/>
        </table:table-row>
        <table:table-row table:style-name="ro3">
          <table:table-cell office:value-type="float" office:value="135" calcext:value-type="float">
            <text:p>135</text:p>
          </table:table-cell>
          <table:table-cell office:value-type="string" calcext:value-type="string">
            <text:p>['晚上一进办公室就看到这个，额，感觉自己做错事了，赶紧闪退']</text:p>
          </table:table-cell>
          <table:table-cell office:value-type="float" office:value="9" calcext:value-type="float">
            <text:p>9</text:p>
          </table:table-cell>
          <table:table-cell office:value-type="string" calcext:value-type="string">
            <text:p>[]</text:p>
          </table:table-cell>
          <table:table-cell table:number-columns-repeated="1020"/>
        </table:table-row>
        <table:table-row table:style-name="ro10">
          <table:table-cell office:value-type="float" office:value="134" calcext:value-type="float">
            <text:p>134</text:p>
          </table:table-cell>
          <table:table-cell office:value-type="string" calcext:value-type="string">
            <text:p>['晚饭过后我提着垃圾出了门，刚走到邻居家就碰到邻居，然后就打着招呼 <text:s text:c="2"/>说着说着只见她老婆过来一把拿过我手里的垃圾往屋里走去，并说来就来怎么还买东西呢 [doge][doge]']</text:p>
          </table:table-cell>
          <table:table-cell office:value-type="float" office:value="0" calcext:value-type="float">
            <text:p>0</text:p>
          </table:table-cell>
          <table:table-cell office:value-type="string" calcext:value-type="string">
            <text:p>[]</text:p>
          </table:table-cell>
          <table:table-cell table:number-columns-repeated="1020"/>
        </table:table-row>
        <table:table-row table:style-name="ro3">
          <table:table-cell office:value-type="float" office:value="132" calcext:value-type="float">
            <text:p>132</text:p>
          </table:table-cell>
          <table:table-cell office:value-type="string" calcext:value-type="string">
            <text:p>['糗友有大神吗 喜欢了很久的女孩子问我她上个月姨妈几号来是什么意思？（她的姨妈期我一直记得 不过好像记错了……）']</text:p>
          </table:table-cell>
          <table:table-cell office:value-type="float" office:value="6" calcext:value-type="float">
            <text:p>6</text:p>
          </table:table-cell>
          <table:table-cell office:value-type="string" calcext:value-type="string">
            <text:p>['原谅公司备胎分部']</text:p>
          </table:table-cell>
          <table:table-cell table:number-columns-repeated="1020"/>
        </table:table-row>
        <table:table-row table:style-name="ro3">
          <table:table-cell office:value-type="float" office:value="132" calcext:value-type="float">
            <text:p>132</text:p>
          </table:table-cell>
          <table:table-cell office:value-type="string" calcext:value-type="string">
            <text:p>['用生命在打麻将！给跪了！']</text:p>
          </table:table-cell>
          <table:table-cell office:value-type="float" office:value="4" calcext:value-type="float">
            <text:p>4</text:p>
          </table:table-cell>
          <table:table-cell office:value-type="string" calcext:value-type="string">
            <text:p>['坏蛋秦小刚']</text:p>
          </table:table-cell>
          <table:table-cell table:number-columns-repeated="1020"/>
        </table:table-row>
        <table:table-row table:style-name="ro3">
          <table:table-cell office:value-type="float" office:value="132" calcext:value-type="float">
            <text:p>132</text:p>
          </table:table-cell>
          <table:table-cell office:value-type="string" calcext:value-type="string">
            <text:p>['遇到这种人我也是醉了']</text:p>
          </table:table-cell>
          <table:table-cell office:value-type="float" office:value="1" calcext:value-type="float">
            <text:p>1</text:p>
          </table:table-cell>
          <table:table-cell office:value-type="string" calcext:value-type="string">
            <text:p>['怀念旧青春']</text:p>
          </table:table-cell>
          <table:table-cell table:number-columns-repeated="1020"/>
        </table:table-row>
        <table:table-row table:style-name="ro3">
          <table:table-cell office:value-type="float" office:value="131" calcext:value-type="float">
            <text:p>131</text:p>
          </table:table-cell>
          <table:table-cell office:value-type="string" calcext:value-type="string">
            <text:p>['谁可以告诉我这香烟的价格']</text:p>
          </table:table-cell>
          <table:table-cell office:value-type="float" office:value="4" calcext:value-type="float">
            <text:p>4</text:p>
          </table:table-cell>
          <table:table-cell office:value-type="string" calcext:value-type="string">
            <text:p>['请喊我马哥']</text:p>
          </table:table-cell>
          <table:table-cell table:number-columns-repeated="1020"/>
        </table:table-row>
        <table:table-row table:style-name="ro3">
          <table:table-cell office:value-type="float" office:value="128" calcext:value-type="float">
            <text:p>128</text:p>
          </table:table-cell>
          <table:table-cell office:value-type="string" calcext:value-type="string">
            <text:p>['表面一圈是镀金的。']</text:p>
          </table:table-cell>
          <table:table-cell office:value-type="float" office:value="7" calcext:value-type="float">
            <text:p>7</text:p>
          </table:table-cell>
          <table:table-cell office:value-type="string" calcext:value-type="string">
            <text:p>['還好。哦']</text:p>
          </table:table-cell>
          <table:table-cell table:number-columns-repeated="1020"/>
        </table:table-row>
        <table:table-row table:style-name="ro3">
          <table:table-cell office:value-type="float" office:value="126" calcext:value-type="float">
            <text:p>126</text:p>
          </table:table-cell>
          <table:table-cell office:value-type="string" calcext:value-type="string">
            <text:p>['你们以前的擤鼻涕方式都是错的！']</text:p>
          </table:table-cell>
          <table:table-cell office:value-type="float" office:value="4" calcext:value-type="float">
            <text:p>4</text:p>
          </table:table-cell>
          <table:table-cell office:value-type="string" calcext:value-type="string">
            <text:p>['爱别离为苦']</text:p>
          </table:table-cell>
          <table:table-cell table:number-columns-repeated="1020"/>
        </table:table-row>
        <table:table-row table:style-name="ro3">
          <table:table-cell office:value-type="float" office:value="123" calcext:value-type="float">
            <text:p>123</text:p>
          </table:table-cell>
          <table:table-cell office:value-type="string" calcext:value-type="string">
            <text:p>['都说欠星爷一张电影票，你们还了吗，我是还了。。。']</text:p>
          </table:table-cell>
          <table:table-cell office:value-type="float" office:value="2" calcext:value-type="float">
            <text:p>2</text:p>
          </table:table-cell>
          <table:table-cell office:value-type="string" calcext:value-type="string">
            <text:p>['心砚']</text:p>
          </table:table-cell>
          <table:table-cell table:number-columns-repeated="1020"/>
        </table:table-row>
        <table:table-row table:style-name="ro2">
          <table:table-cell office:value-type="float" office:value="123" calcext:value-type="float">
            <text:p>123</text:p>
          </table:table-cell>
          <table:table-cell office:value-type="string" calcext:value-type="string">
            <text:p>['有一次去到店吃饭，隔壁桌的大姐对着服务员喊了一句："美女，来一张面巾纸"。服务员回应到："你是想要一张啊？还是要买一包啊"。大姐想都没想直接说："要买一张"。']</text:p>
          </table:table-cell>
          <table:table-cell office:value-type="float" office:value="0" calcext:value-type="float">
            <text:p>0</text:p>
          </table:table-cell>
          <table:table-cell office:value-type="string" calcext:value-type="string">
            <text:p>['雷米微微']</text:p>
          </table:table-cell>
          <table:table-cell table:number-columns-repeated="1020"/>
        </table:table-row>
        <table:table-row table:style-name="ro3">
          <table:table-cell office:value-type="float" office:value="120" calcext:value-type="float">
            <text:p>120</text:p>
          </table:table-cell>
          <table:table-cell office:value-type="string" calcext:value-type="string">
            <text:p>['身残志不残']</text:p>
          </table:table-cell>
          <table:table-cell office:value-type="float" office:value="3" calcext:value-type="float">
            <text:p>3</text:p>
          </table:table-cell>
          <table:table-cell office:value-type="string" calcext:value-type="string">
            <text:p>['谁懂我心忄']</text:p>
          </table:table-cell>
          <table:table-cell table:number-columns-repeated="1020"/>
        </table:table-row>
        <table:table-row table:style-name="ro3">
          <table:table-cell office:value-type="float" office:value="120" calcext:value-type="float">
            <text:p>120</text:p>
          </table:table-cell>
          <table:table-cell office:value-type="string" calcext:value-type="string">
            <text:p>['说出来你可能不信，我怕我付不起出租车费']</text:p>
          </table:table-cell>
          <table:table-cell office:value-type="float" office:value="1" calcext:value-type="float">
            <text:p>1</text:p>
          </table:table-cell>
          <table:table-cell office:value-type="string" calcext:value-type="string">
            <text:p>['副心']</text:p>
          </table:table-cell>
          <table:table-cell table:number-columns-repeated="1020"/>
        </table:table-row>
        <table:table-row table:style-name="ro2">
          <table:table-cell office:value-type="float" office:value="120" calcext:value-type="float">
            <text:p>120</text:p>
          </table:table-cell>
          <table:table-cell office:value-type="string" calcext:value-type="string">
            <text:p>['今天玩lol，大乱斗，对面有只tm，老是偷袭我，然后我就不管一切非要杀了他，然后自己也阵亡了，但是气势不能弱，于是打字过去：失去生命的力量也不可惜。结果对面狐狸回：所以我求求你，tm回，别让我离开你。额，好吧他们赢了']</text:p>
          </table:table-cell>
          <table:table-cell office:value-type="float" office:value="7" calcext:value-type="float">
            <text:p>7</text:p>
          </table:table-cell>
          <table:table-cell office:value-type="string" calcext:value-type="string">
            <text:p>['好难的填空']</text:p>
          </table:table-cell>
          <table:table-cell table:number-columns-repeated="1020"/>
        </table:table-row>
        <table:table-row table:style-name="ro5">
          <table:table-cell office:value-type="float" office:value="117" calcext:value-type="float">
            <text:p>117</text:p>
          </table:table-cell>
          <table:table-cell office:value-type="string" calcext:value-type="string">
            <text:p>['二货女友特别节俭，什么都不舍得扔！昨天下午我提前下班，女友在客厅沙发上骑着小偷扇耳光！女友说：老公你来的正好，我洗完澡睡觉，这小偷破窗而入，被我赤身制服。我把他扒光了搜身，他偷了咱家限量版珍藏避孕套，竟然还带上了，我怕浪费就和他用掉了，你别多想……我感动的热泪盈眶说：怪不得咱家避孕套总少这小子一定是惯犯，好好教育教育他……现在想想，还是挺感动，这么会过日子的媳妇儿哪里去找第二个啊？']</text:p>
          </table:table-cell>
          <table:table-cell office:value-type="float" office:value="5" calcext:value-type="float">
            <text:p>5</text:p>
          </table:table-cell>
          <table:table-cell office:value-type="string" calcext:value-type="string">
            <text:p>['苦涩的叶子']</text:p>
          </table:table-cell>
          <table:table-cell table:number-columns-repeated="1020"/>
        </table:table-row>
        <table:table-row table:style-name="ro3">
          <table:table-cell office:value-type="float" office:value="115" calcext:value-type="float">
            <text:p>115</text:p>
          </table:table-cell>
          <table:table-cell office:value-type="string" calcext:value-type="string">
            <text:p>['怎么样 <text:s text:c="2"/>有没大师的风范']</text:p>
          </table:table-cell>
          <table:table-cell office:value-type="float" office:value="4" calcext:value-type="float">
            <text:p>4</text:p>
          </table:table-cell>
          <table:table-cell office:value-type="string" calcext:value-type="string">
            <text:p>['状况女']</text:p>
          </table:table-cell>
          <table:table-cell table:number-columns-repeated="1020"/>
        </table:table-row>
        <table:table-row table:style-name="ro2">
          <table:table-cell office:value-type="float" office:value="114" calcext:value-type="float">
            <text:p>114</text:p>
          </table:table-cell>
          <table:table-cell office:value-type="string" calcext:value-type="string">
            <text:p>['Sunshine组合的对手出现了！那就是Love-wings组合，她们来自东方威尼斯——辽宁省辽阳市，黑土地赐予她们艺术天赋，猪肉炖粉条陪伴她们茁壮成长，志在成为东北第一女子天团的四个女孩，已经做好了迎接粉丝膜拜的准备……']</text:p>
          </table:table-cell>
          <table:table-cell office:value-type="float" office:value="2" calcext:value-type="float">
            <text:p>2</text:p>
          </table:table-cell>
          <table:table-cell office:value-type="string" calcext:value-type="string">
            <text:p>['青瑾青衿']</text:p>
          </table:table-cell>
          <table:table-cell table:number-columns-repeated="1020"/>
        </table:table-row>
        <table:table-row table:style-name="ro2">
          <table:table-cell office:value-type="float" office:value="112" calcext:value-type="float">
            <text:p>112</text:p>
          </table:table-cell>
          <table:table-cell office:value-type="string" calcext:value-type="string">
            <text:p>['真事！我一个哥们前几天在网上聊个妹子！我哥们问你在哪里住啊？妹子说自己租的房子还有个姐姐一块！这哥们直接说:哦原来是两个寡妇啊？当时我们整个宿舍都凌乱了！']</text:p>
          </table:table-cell>
          <table:table-cell office:value-type="float" office:value="6" calcext:value-type="float">
            <text:p>6</text:p>
          </table:table-cell>
          <table:table-cell office:value-type="string" calcext:value-type="string">
            <text:p>['屌丝男的人']</text:p>
          </table:table-cell>
          <table:table-cell table:number-columns-repeated="1020"/>
        </table:table-row>
        <table:table-row table:style-name="ro3">
          <table:table-cell office:value-type="float" office:value="111" calcext:value-type="float">
            <text:p>111</text:p>
          </table:table-cell>
          <table:table-cell office:value-type="string" calcext:value-type="string">
            <text:p>['每逢佳节胖三斤，别说只有我是三公斤']</text:p>
          </table:table-cell>
          <table:table-cell office:value-type="float" office:value="1" calcext:value-type="float">
            <text:p>1</text:p>
          </table:table-cell>
          <table:table-cell office:value-type="string" calcext:value-type="string">
            <text:p>['郭、大大']</text:p>
          </table:table-cell>
          <table:table-cell table:number-columns-repeated="1020"/>
        </table:table-row>
        <table:table-row table:style-name="ro3">
          <table:table-cell office:value-type="float" office:value="110" calcext:value-type="float">
            <text:p>110</text:p>
          </table:table-cell>
          <table:table-cell office:value-type="string" calcext:value-type="string">
            <text:p>['调皮捣蛋鬼']</text:p>
          </table:table-cell>
          <table:table-cell office:value-type="float" office:value="1" calcext:value-type="float">
            <text:p>1</text:p>
          </table:table-cell>
          <table:table-cell office:value-type="string" calcext:value-type="string">
            <text:p>['钓鱼加盖']</text:p>
          </table:table-cell>
          <table:table-cell table:number-columns-repeated="1020"/>
        </table:table-row>
        <table:table-row table:style-name="ro3">
          <table:table-cell office:value-type="float" office:value="107" calcext:value-type="float">
            <text:p>107</text:p>
          </table:table-cell>
          <table:table-cell office:value-type="string" calcext:value-type="string">
            <text:p>['party time！']</text:p>
          </table:table-cell>
          <table:table-cell office:value-type="float" office:value="1" calcext:value-type="float">
            <text:p>1</text:p>
          </table:table-cell>
          <table:table-cell office:value-type="string" calcext:value-type="string">
            <text:p>['JokerVan']</text:p>
          </table:table-cell>
          <table:table-cell table:number-columns-repeated="1020"/>
        </table:table-row>
        <table:table-row table:style-name="ro3">
          <table:table-cell office:value-type="float" office:value="106" calcext:value-type="float">
            <text:p>106</text:p>
          </table:table-cell>
          <table:table-cell office:value-type="string" calcext:value-type="string">
            <text:p>['2.14又来了，保护动物（单身狗）从我做起，不秀恩爱，就没有伤害～']</text:p>
          </table:table-cell>
          <table:table-cell office:value-type="float" office:value="5" calcext:value-type="float">
            <text:p>5</text:p>
          </table:table-cell>
          <table:table-cell office:value-type="string" calcext:value-type="string">
            <text:p>['低电量模式开启']</text:p>
          </table:table-cell>
          <table:table-cell table:number-columns-repeated="1020"/>
        </table:table-row>
        <table:table-row table:style-name="ro3">
          <table:table-cell office:value-type="float" office:value="106" calcext:value-type="float">
            <text:p>106</text:p>
          </table:table-cell>
          <table:table-cell office:value-type="string" calcext:value-type="string">
            <text:p>['买了个垃圾苹果手表，一点都不准。我看了一部片子，一步也没走，结果给我记了2万多步，真坑钱！！！太坑爹了啊！！！']</text:p>
          </table:table-cell>
          <table:table-cell office:value-type="float" office:value="10" calcext:value-type="float">
            <text:p>10</text:p>
          </table:table-cell>
          <table:table-cell office:value-type="string" calcext:value-type="string">
            <text:p>['帕金森综合㊣']</text:p>
          </table:table-cell>
          <table:table-cell table:number-columns-repeated="1020"/>
        </table:table-row>
        <table:table-row table:style-name="ro2">
          <table:table-cell office:value-type="float" office:value="106" calcext:value-type="float">
            <text:p>106</text:p>
          </table:table-cell>
          <table:table-cell office:value-type="string" calcext:value-type="string">
            <text:p>['有一天，两姐妹在睡觉 妹妹对姐姐说：姐今天蚊子好多哦～ 姐姐说：把灯关了蚊子就看不到我们了 后来妹妹真的把灯关了 忽然间一双萤火虫飞了进来 妹妹很紧张的说：姐惨了，蚊子提着灯笼来找我们了…']</text:p>
          </table:table-cell>
          <table:table-cell office:value-type="float" office:value="2" calcext:value-type="float">
            <text:p>2</text:p>
          </table:table-cell>
          <table:table-cell office:value-type="string" calcext:value-type="string">
            <text:p>['当初本就不该下凡']</text:p>
          </table:table-cell>
          <table:table-cell table:number-columns-repeated="1020"/>
        </table:table-row>
        <table:table-row table:style-name="ro3">
          <table:table-cell office:value-type="float" office:value="104" calcext:value-type="float">
            <text:p>104</text:p>
          </table:table-cell>
          <table:table-cell office:value-type="string" calcext:value-type="string">
            <text:p>['有天早上听到儿子在嘀咕，镜子啊镜子！告诉我哪里有个好妈妈会给我买很多的玩具，跑去一看，手上就拿着这个玩意在那念叨呢！[捂脸][捂脸][捂脸]']</text:p>
          </table:table-cell>
          <table:table-cell office:value-type="float" office:value="0" calcext:value-type="float">
            <text:p>0</text:p>
          </table:table-cell>
          <table:table-cell office:value-type="string" calcext:value-type="string">
            <text:p>['平凡^_^幸福']</text:p>
          </table:table-cell>
          <table:table-cell table:number-columns-repeated="1020"/>
        </table:table-row>
        <table:table-row table:style-name="ro3">
          <table:table-cell office:value-type="float" office:value="104" calcext:value-type="float">
            <text:p>104</text:p>
          </table:table-cell>
          <table:table-cell office:value-type="string" calcext:value-type="string">
            <text:p>['喜欢上她了怎么办啊']</text:p>
          </table:table-cell>
          <table:table-cell office:value-type="float" office:value="8" calcext:value-type="float">
            <text:p>8</text:p>
          </table:table-cell>
          <table:table-cell office:value-type="string" calcext:value-type="string">
            <text:p>['快来看我']</text:p>
          </table:table-cell>
          <table:table-cell table:number-columns-repeated="1020"/>
        </table:table-row>
        <table:table-row table:style-name="ro2">
          <table:table-cell office:value-type="float" office:value="103" calcext:value-type="float">
            <text:p>103</text:p>
          </table:table-cell>
          <table:table-cell office:value-type="string" calcext:value-type="string">
            <text:p>['同学到女同学工作的城市出差，女到宾馆看望。畅谈得很投缘，聊到个人收入，男问女：你税后多少钱，女脸一红，弱弱回答：同学睡还提啥钱，今天上床就算我请你']</text:p>
          </table:table-cell>
          <table:table-cell office:value-type="float" office:value="0" calcext:value-type="float">
            <text:p>0</text:p>
          </table:table-cell>
          <table:table-cell office:value-type="string" calcext:value-type="string">
            <text:p>['当初本就不该下凡']</text:p>
          </table:table-cell>
          <table:table-cell table:number-columns-repeated="1020"/>
        </table:table-row>
        <table:table-row table:style-name="ro3">
          <table:table-cell office:value-type="float" office:value="103" calcext:value-type="float">
            <text:p>103</text:p>
          </table:table-cell>
          <table:table-cell office:value-type="string" calcext:value-type="string">
            <text:p>['发现禁书，好激动']</text:p>
          </table:table-cell>
          <table:table-cell office:value-type="float" office:value="1" calcext:value-type="float">
            <text:p>1</text:p>
          </table:table-cell>
          <table:table-cell office:value-type="string" calcext:value-type="string">
            <text:p>['像我这样的好人呐']</text:p>
          </table:table-cell>
          <table:table-cell table:number-columns-repeated="1020"/>
        </table:table-row>
        <table:table-row table:style-name="ro3">
          <table:table-cell office:value-type="float" office:value="103" calcext:value-type="float">
            <text:p>103</text:p>
          </table:table-cell>
          <table:table-cell office:value-type="string" calcext:value-type="string">
            <text:p>['用老干妈拔罐儿、我也是醉了。']</text:p>
          </table:table-cell>
          <table:table-cell office:value-type="float" office:value="7" calcext:value-type="float">
            <text:p>7</text:p>
          </table:table-cell>
          <table:table-cell office:value-type="string" calcext:value-type="string">
            <text:p>['地虎拌辣椒丶']</text:p>
          </table:table-cell>
          <table:table-cell table:number-columns-repeated="1020"/>
        </table:table-row>
        <table:table-row table:style-name="ro3">
          <table:table-cell office:value-type="float" office:value="102" calcext:value-type="float">
            <text:p>102</text:p>
          </table:table-cell>
          <table:table-cell office:value-type="string" calcext:value-type="string">
            <text:p>['天生劳累命，过节休息两天没做无聊的狠，左右都不是']</text:p>
          </table:table-cell>
          <table:table-cell office:value-type="float" office:value="1" calcext:value-type="float">
            <text:p>1</text:p>
          </table:table-cell>
          <table:table-cell office:value-type="string" calcext:value-type="string">
            <text:p>['夏志未志']</text:p>
          </table:table-cell>
          <table:table-cell table:number-columns-repeated="1020"/>
        </table:table-row>
        <table:table-row table:style-name="ro3">
          <table:table-cell office:value-type="float" office:value="101" calcext:value-type="float">
            <text:p>101</text:p>
          </table:table-cell>
          <table:table-cell office:value-type="string" calcext:value-type="string">
            <text:p>['女友有点小心眼，她的闺蜜（颜值高的）每次来家里做客，女友就会拐弯抹角说我不行怎么破[汗颜][汗颜][汗颜]']</text:p>
          </table:table-cell>
          <table:table-cell office:value-type="float" office:value="2" calcext:value-type="float">
            <text:p>2</text:p>
          </table:table-cell>
          <table:table-cell office:value-type="string" calcext:value-type="string">
            <text:p>['活好话不多']</text:p>
          </table:table-cell>
          <table:table-cell table:number-columns-repeated="1020"/>
        </table:table-row>
        <table:table-row table:style-name="ro3">
          <table:table-cell office:value-type="float" office:value="99" calcext:value-type="float">
            <text:p>99</text:p>
          </table:table-cell>
          <table:table-cell office:value-type="string" calcext:value-type="string">
            <text:p>['没什么人啊']</text:p>
          </table:table-cell>
          <table:table-cell office:value-type="float" office:value="3" calcext:value-type="float">
            <text:p>3</text:p>
          </table:table-cell>
          <table:table-cell office:value-type="string" calcext:value-type="string">
            <text:p>['很干的饼干']</text:p>
          </table:table-cell>
          <table:table-cell table:number-columns-repeated="1020"/>
        </table:table-row>
        <table:table-row table:style-name="ro3">
          <table:table-cell office:value-type="float" office:value="99" calcext:value-type="float">
            <text:p>99</text:p>
          </table:table-cell>
          <table:table-cell office:value-type="string" calcext:value-type="string">
            <text:p>['大哥你玩闹呢']</text:p>
          </table:table-cell>
          <table:table-cell office:value-type="float" office:value="6" calcext:value-type="float">
            <text:p>6</text:p>
          </table:table-cell>
          <table:table-cell office:value-type="string" calcext:value-type="string">
            <text:p>['丫丫IOU跃跃']</text:p>
          </table:table-cell>
          <table:table-cell table:number-columns-repeated="1020"/>
        </table:table-row>
        <table:table-row table:style-name="ro3">
          <table:table-cell office:value-type="float" office:value="96" calcext:value-type="float">
            <text:p>96</text:p>
          </table:table-cell>
          <table:table-cell office:value-type="string" calcext:value-type="string">
            <text:p>['丈母娘打我家里电话找老婆，我说她去逛街了。', '丈母娘：“这一点我女儿做得不错哈，不用你陪着去花钱。”', '我“嗯”了一下，心想钱都在她手上还用得着我？']</text:p>
          </table:table-cell>
          <table:table-cell office:value-type="float" office:value="0" calcext:value-type="float">
            <text:p>0</text:p>
          </table:table-cell>
          <table:table-cell office:value-type="string" calcext:value-type="string">
            <text:p>['挖鼻孔的老虎']</text:p>
          </table:table-cell>
          <table:table-cell table:number-columns-repeated="1020"/>
        </table:table-row>
        <table:table-row table:style-name="ro2">
          <table:table-cell office:value-type="float" office:value="95" calcext:value-type="float">
            <text:p>95</text:p>
          </table:table-cell>
          <table:table-cell office:value-type="string" calcext:value-type="string">
            <text:p>['长春的公交车真的特别挤，，，，，，，，，有一次坐公交，整个车上都挤满了人，一个挨着一个的，不用把扶手都不会倒，结果司机一个急刹车，我大叫一声就躺下了，原来车上还能有这么大的地方呢……']</text:p>
          </table:table-cell>
          <table:table-cell office:value-type="float" office:value="8" calcext:value-type="float">
            <text:p>8</text:p>
          </table:table-cell>
          <table:table-cell office:value-type="string" calcext:value-type="string">
            <text:p>['笑晕了下眼线']</text:p>
          </table:table-cell>
          <table:table-cell table:number-columns-repeated="1020"/>
        </table:table-row>
        <table:table-row table:style-name="ro2">
          <table:table-cell office:value-type="float" office:value="94" calcext:value-type="float">
            <text:p>94</text:p>
          </table:table-cell>
          <table:table-cell office:value-type="string" calcext:value-type="string">
            <text:p>['小美：我男朋友出轨了！', '小丽：就你男朋友那几分钟谁会和他啪啪。', '小美：也是，要是能像王叔叔那么厉害就好了。', '小丽：那可不，我爸在我们村是最厉害的。', '小美：我妈也是这么说的。']</text:p>
          </table:table-cell>
          <table:table-cell office:value-type="float" office:value="6" calcext:value-type="float">
            <text:p>6</text:p>
          </table:table-cell>
          <table:table-cell office:value-type="string" calcext:value-type="string">
            <text:p>['中路杀手']</text:p>
          </table:table-cell>
          <table:table-cell table:number-columns-repeated="1020"/>
        </table:table-row>
        <table:table-row table:style-name="ro2">
          <table:table-cell office:value-type="float" office:value="92" calcext:value-type="float">
            <text:p>92</text:p>
          </table:table-cell>
          <table:table-cell office:value-type="string" calcext:value-type="string">
            <text:p>['还记得刚和老公谈恋爱的时候，那些糗事，第一次的时候还没开始开始就结束了，真尴尬啊，之后都挺好的，但是结婚以后慢慢的就不行了，变成了彻底的秒男，好在最近又治好了，真的不容易啊这种糗事不知道大家有没有遇到']</text:p>
          </table:table-cell>
          <table:table-cell office:value-type="float" office:value="5" calcext:value-type="float">
            <text:p>5</text:p>
          </table:table-cell>
          <table:table-cell office:value-type="string" calcext:value-type="string">
            <text:p>['然然+']</text:p>
          </table:table-cell>
          <table:table-cell table:number-columns-repeated="1020"/>
        </table:table-row>
        <table:table-row table:style-name="ro2">
          <table:table-cell office:value-type="float" office:value="90" calcext:value-type="float">
            <text:p>90</text:p>
          </table:table-cell>
          <table:table-cell office:value-type="string" calcext:value-type="string">
            <text:p>['刚刚晚自习，班主任是个三十多岁的男人，在开班会......他讲了纪律卫生什么的之后，然后说了一句，你们谈恋爱我不管，但是别在学校内给我搂搂抱抱的！然后全班安静了三秒，他接着说，因为我是单身，我看见会嫉妒的，，，老班啊，别这么幽默.']</text:p>
          </table:table-cell>
          <table:table-cell office:value-type="float" office:value="1" calcext:value-type="float">
            <text:p>1</text:p>
          </table:table-cell>
          <table:table-cell office:value-type="string" calcext:value-type="string">
            <text:p>['半步╭沧桑']</text:p>
          </table:table-cell>
          <table:table-cell table:number-columns-repeated="1020"/>
        </table:table-row>
        <table:table-row table:style-name="ro3">
          <table:table-cell office:value-type="float" office:value="89" calcext:value-type="float">
            <text:p>89</text:p>
          </table:table-cell>
          <table:table-cell office:value-type="string" calcext:value-type="string">
            <text:p>['单身证！呵呵 ！挺沉重的']</text:p>
          </table:table-cell>
          <table:table-cell office:value-type="float" office:value="35" calcext:value-type="float">
            <text:p>35</text:p>
          </table:table-cell>
          <table:table-cell office:value-type="string" calcext:value-type="string">
            <text:p>['平淡2']</text:p>
          </table:table-cell>
          <table:table-cell table:number-columns-repeated="1020"/>
        </table:table-row>
        <table:table-row table:style-name="ro3">
          <table:table-cell office:value-type="float" office:value="88" calcext:value-type="float">
            <text:p>88</text:p>
          </table:table-cell>
          <table:table-cell office:value-type="string" calcext:value-type="string">
            <text:p>['婚姻就那么回事吧，老婆婆就是个搅屎棍，不把你家搅散了，她都闹心']</text:p>
          </table:table-cell>
          <table:table-cell office:value-type="float" office:value="2" calcext:value-type="float">
            <text:p>2</text:p>
          </table:table-cell>
          <table:table-cell office:value-type="string" calcext:value-type="string">
            <text:p>[]</text:p>
          </table:table-cell>
          <table:table-cell table:number-columns-repeated="1020"/>
        </table:table-row>
        <table:table-row table:style-name="ro2">
          <table:table-cell office:value-type="float" office:value="87" calcext:value-type="float">
            <text:p>87</text:p>
          </table:table-cell>
          <table:table-cell office:value-type="string" calcext:value-type="string">
            <text:p>['唐僧师徒4人又要到西天取经，唐僧欲走捷径，于是问悟空，悟空回答：“听说飞机比白龙马快多了。”八戒建议：“师父，听说神六更快。”这时沙僧掏出四张动车车票，指着唐僧，说：“师父，听说坐这玩意能马上送你上西天！”']</text:p>
          </table:table-cell>
          <table:table-cell office:value-type="float" office:value="2" calcext:value-type="float">
            <text:p>2</text:p>
          </table:table-cell>
          <table:table-cell office:value-type="string" calcext:value-type="string">
            <text:p>['当初本就不该下凡']</text:p>
          </table:table-cell>
          <table:table-cell table:number-columns-repeated="1020"/>
        </table:table-row>
        <table:table-row table:style-name="ro3">
          <table:table-cell office:value-type="float" office:value="86" calcext:value-type="float">
            <text:p>86</text:p>
          </table:table-cell>
          <table:table-cell office:value-type="string" calcext:value-type="string">
            <text:p>['实在忍不住了哈哈哈哈哈哈']</text:p>
          </table:table-cell>
          <table:table-cell office:value-type="float" office:value="0" calcext:value-type="float">
            <text:p>0</text:p>
          </table:table-cell>
          <table:table-cell office:value-type="string" calcext:value-type="string">
            <text:p>['橙子马麻']</text:p>
          </table:table-cell>
          <table:table-cell table:number-columns-repeated="1020"/>
        </table:table-row>
        <table:table-row table:style-name="ro4">
          <table:table-cell office:value-type="float" office:value="86" calcext:value-type="float">
            <text:p>86</text:p>
          </table:table-cell>
          <table:table-cell office:value-type="string" calcext:value-type="string">
            <text:p>['评了两天朋友圈，基本没朋友了，人家沙煲盖上问猜猜里面是啥，我说---屎。人家家里进小偷了，我说---土豪啊，小偷都盯上了，借点钱。人家不小心划伤手了，我说---这是手残，得治啊。人家赶早回家陪娃，娃睡着了，我说---娃的意思很明显，没你这碍事的，睡得更香。-------最终后果是，我的朋友圈对我说得最多的一个字「滚」']</text:p>
          </table:table-cell>
          <table:table-cell office:value-type="float" office:value="11" calcext:value-type="float">
            <text:p>11</text:p>
          </table:table-cell>
          <table:table-cell office:value-type="string" calcext:value-type="string">
            <text:p>['姐彪悍的人生']</text:p>
          </table:table-cell>
          <table:table-cell table:number-columns-repeated="1020"/>
        </table:table-row>
        <table:table-row table:style-name="ro3">
          <table:table-cell office:value-type="float" office:value="86" calcext:value-type="float">
            <text:p>86</text:p>
          </table:table-cell>
          <table:table-cell office:value-type="string" calcext:value-type="string">
            <text:p>['LZ 容易么 <text:s/>就看大婶有没有爱了 <text:s/>给过的有辣条']</text:p>
          </table:table-cell>
          <table:table-cell office:value-type="float" office:value="4" calcext:value-type="float">
            <text:p>4</text:p>
          </table:table-cell>
          <table:table-cell office:value-type="string" calcext:value-type="string">
            <text:p>['宏臣1249']</text:p>
          </table:table-cell>
          <table:table-cell table:number-columns-repeated="1020"/>
        </table:table-row>
        <table:table-row table:style-name="ro2">
          <table:table-cell office:value-type="float" office:value="84" calcext:value-type="float">
            <text:p>84</text:p>
          </table:table-cell>
          <table:table-cell office:value-type="string" calcext:value-type="string">
            <text:p>['一妹子19岁了，谈了个男朋友，但不敢告诉爸妈，想先探探爸妈的口气，“妈，最近我好喜欢小孩子呢！”她妈暗喜，瞥了她爸一眼，对女儿说道：“你喜欢就好。”女儿感觉有戏，打算择机告诉爸妈。过了一个月，她妈找到她：“女儿，妈又怀上了，你喜欢吧，哈哈。”']</text:p>
          </table:table-cell>
          <table:table-cell office:value-type="float" office:value="2" calcext:value-type="float">
            <text:p>2</text:p>
          </table:table-cell>
          <table:table-cell office:value-type="string" calcext:value-type="string">
            <text:p>['在下&amp;瞄人…']</text:p>
          </table:table-cell>
          <table:table-cell table:number-columns-repeated="1020"/>
        </table:table-row>
        <table:table-row table:style-name="ro3">
          <table:table-cell office:value-type="float" office:value="83" calcext:value-type="float">
            <text:p>83</text:p>
          </table:table-cell>
          <table:table-cell office:value-type="string" calcext:value-type="string">
            <text:p>['我希望插座可以这样']</text:p>
          </table:table-cell>
          <table:table-cell office:value-type="float" office:value="27" calcext:value-type="float">
            <text:p>27</text:p>
          </table:table-cell>
          <table:table-cell office:value-type="string" calcext:value-type="string">
            <text:p>['两只小蜜蜂啊飞到花…']</text:p>
          </table:table-cell>
          <table:table-cell table:number-columns-repeated="1020"/>
        </table:table-row>
        <table:table-row table:style-name="ro2">
          <table:table-cell office:value-type="float" office:value="82" calcext:value-type="float">
            <text:p>82</text:p>
          </table:table-cell>
          <table:table-cell office:value-type="string" calcext:value-type="string">
            <text:p>['儿子：“我英语只考了25分，但是全班分数都很低。”妈妈：“我不管别人考了几分，你考这么低就不行!”第二天，儿子：“我数学考了90分。”妈妈：“那别人呢?”']</text:p>
          </table:table-cell>
          <table:table-cell office:value-type="float" office:value="0" calcext:value-type="float">
            <text:p>0</text:p>
          </table:table-cell>
          <table:table-cell office:value-type="string" calcext:value-type="string">
            <text:p>['天下的世界']</text:p>
          </table:table-cell>
          <table:table-cell table:number-columns-repeated="1020"/>
        </table:table-row>
        <table:table-row table:style-name="ro3">
          <table:table-cell office:value-type="float" office:value="79" calcext:value-type="float">
            <text:p>79</text:p>
          </table:table-cell>
          <table:table-cell office:value-type="string" calcext:value-type="string">
            <text:p>['不错的腿[色色的][色色的][色色的]']</text:p>
          </table:table-cell>
          <table:table-cell office:value-type="float" office:value="0" calcext:value-type="float">
            <text:p>0</text:p>
          </table:table-cell>
          <table:table-cell office:value-type="string" calcext:value-type="string">
            <text:p>['重新来过111']</text:p>
          </table:table-cell>
          <table:table-cell table:number-columns-repeated="1020"/>
        </table:table-row>
        <table:table-row table:style-name="ro2">
          <table:table-cell office:value-type="float" office:value="79" calcext:value-type="float">
            <text:p>79</text:p>
          </table:table-cell>
          <table:table-cell office:value-type="string" calcext:value-type="string">
            <text:p>['朋友不懂象棋，在室外高达37度的高温下愣是看人家下了一上午的象棋。最神奇的是，从开始到结束，他一直保持着一种高深莫测的微笑。搞得人家两位老人家，每走一步棋都要神情紧张地看下他……']</text:p>
          </table:table-cell>
          <table:table-cell office:value-type="float" office:value="2" calcext:value-type="float">
            <text:p>2</text:p>
          </table:table-cell>
          <table:table-cell office:value-type="string" calcext:value-type="string">
            <text:p>['天下的世界']</text:p>
          </table:table-cell>
          <table:table-cell table:number-columns-repeated="1020"/>
        </table:table-row>
        <table:table-row table:style-name="ro3">
          <table:table-cell office:value-type="float" office:value="79" calcext:value-type="float">
            <text:p>79</text:p>
          </table:table-cell>
          <table:table-cell office:value-type="string" calcext:value-type="string">
            <text:p>['总觉得这店略吊']</text:p>
          </table:table-cell>
          <table:table-cell office:value-type="float" office:value="0" calcext:value-type="float">
            <text:p>0</text:p>
          </table:table-cell>
          <table:table-cell office:value-type="string" calcext:value-type="string">
            <text:p>['哩要控计哩记几']</text:p>
          </table:table-cell>
          <table:table-cell table:number-columns-repeated="1020"/>
        </table:table-row>
        <table:table-row table:style-name="ro3">
          <table:table-cell office:value-type="float" office:value="78" calcext:value-type="float">
            <text:p>78</text:p>
          </table:table-cell>
          <table:table-cell office:value-type="string" calcext:value-type="string">
            <text:p>['白白的小胖蛋。大神们，给过吧！！！']</text:p>
          </table:table-cell>
          <table:table-cell office:value-type="float" office:value="5" calcext:value-type="float">
            <text:p>5</text:p>
          </table:table-cell>
          <table:table-cell office:value-type="string" calcext:value-type="string">
            <text:p>['追风有晴天']</text:p>
          </table:table-cell>
          <table:table-cell table:number-columns-repeated="1020"/>
        </table:table-row>
        <table:table-row table:style-name="ro3">
          <table:table-cell office:value-type="float" office:value="77" calcext:value-type="float">
            <text:p>77</text:p>
          </table:table-cell>
          <table:table-cell office:value-type="string" calcext:value-type="string">
            <text:p>['这算自嘲吗？']</text:p>
          </table:table-cell>
          <table:table-cell office:value-type="float" office:value="4" calcext:value-type="float">
            <text:p>4</text:p>
          </table:table-cell>
          <table:table-cell office:value-type="string" calcext:value-type="string">
            <text:p>['深水呼吸']</text:p>
          </table:table-cell>
          <table:table-cell table:number-columns-repeated="1020"/>
        </table:table-row>
        <table:table-row table:style-name="ro2">
          <table:table-cell office:value-type="float" office:value="76" calcext:value-type="float">
            <text:p>76</text:p>
          </table:table-cell>
          <table:table-cell office:value-type="string" calcext:value-type="string">
            <text:p>['初中那会儿，洗澡是去洗澡房插卡洗的，有天跟朋友一起去洗澡，那朋友平常各方面都是极省的那种，这是背景。水多地板比较滑，洗澡时她摔倒了，听那声音是摔的不轻，我立马冲过去要将她扶起，她一把把我推开了，那忍辱负重的表情，朝我大喊：“别管我！先拔卡！”']</text:p>
          </table:table-cell>
          <table:table-cell office:value-type="float" office:value="2" calcext:value-type="float">
            <text:p>2</text:p>
          </table:table-cell>
          <table:table-cell office:value-type="string" calcext:value-type="string">
            <text:p>['多于￥']</text:p>
          </table:table-cell>
          <table:table-cell table:number-columns-repeated="1020"/>
        </table:table-row>
        <table:table-row table:style-name="ro2">
          <table:table-cell office:value-type="float" office:value="76" calcext:value-type="float">
            <text:p>76</text:p>
          </table:table-cell>
          <table:table-cell office:value-type="string" calcext:value-type="string">
            <text:p>['闺蜜的前任老公知道她的现任老公有不育症后就对她的现任老公说，你和她想要小孩的话我可以帮忙，这时闺蜜的老公举起拳头生气的对他说:你想干什么？', '这时她前任老公摆了摆手说:我只是想把我认识的一个治不孕不育症的专家介绍给你。']</text:p>
          </table:table-cell>
          <table:table-cell office:value-type="float" office:value="0" calcext:value-type="float">
            <text:p>0</text:p>
          </table:table-cell>
          <table:table-cell office:value-type="string" calcext:value-type="string">
            <text:p>['山中小湿妹']</text:p>
          </table:table-cell>
          <table:table-cell table:number-columns-repeated="1020"/>
        </table:table-row>
        <table:table-row table:style-name="ro3">
          <table:table-cell office:value-type="float" office:value="71" calcext:value-type="float">
            <text:p>71</text:p>
          </table:table-cell>
          <table:table-cell office:value-type="string" calcext:value-type="string">
            <text:p>['群里一个朋友的号被盗了，哈哈哈！早上被他爸打电话骂醒了~贼好奇他姑姑咋说[哈哈][哈哈][哈哈]']</text:p>
          </table:table-cell>
          <table:table-cell office:value-type="float" office:value="2" calcext:value-type="float">
            <text:p>2</text:p>
          </table:table-cell>
          <table:table-cell office:value-type="string" calcext:value-type="string">
            <text:p>['似梦`']</text:p>
          </table:table-cell>
          <table:table-cell table:number-columns-repeated="1020"/>
        </table:table-row>
        <table:table-row table:style-name="ro3">
          <table:table-cell office:value-type="float" office:value="71" calcext:value-type="float">
            <text:p>71</text:p>
          </table:table-cell>
          <table:table-cell office:value-type="string" calcext:value-type="string">
            <text:p>['(皿#) (〝皿)']</text:p>
          </table:table-cell>
          <table:table-cell office:value-type="float" office:value="4" calcext:value-type="float">
            <text:p>4</text:p>
          </table:table-cell>
          <table:table-cell office:value-type="string" calcext:value-type="string">
            <text:p>['很高兴，遇见你']</text:p>
          </table:table-cell>
          <table:table-cell table:number-columns-repeated="1020"/>
        </table:table-row>
        <table:table-row table:style-name="ro3">
          <table:table-cell office:value-type="float" office:value="68" calcext:value-type="float">
            <text:p>68</text:p>
          </table:table-cell>
          <table:table-cell office:value-type="string" calcext:value-type="string">
            <text:p>['新人，报个到！']</text:p>
          </table:table-cell>
          <table:table-cell office:value-type="float" office:value="11" calcext:value-type="float">
            <text:p>11</text:p>
          </table:table-cell>
          <table:table-cell office:value-type="string" calcext:value-type="string">
            <text:p>[]</text:p>
          </table:table-cell>
          <table:table-cell table:number-columns-repeated="1020"/>
        </table:table-row>
        <table:table-row table:style-name="ro3">
          <table:table-cell office:value-type="float" office:value="67" calcext:value-type="float">
            <text:p>67</text:p>
          </table:table-cell>
          <table:table-cell office:value-type="string" calcext:value-type="string">
            <text:p>['为我们大DNF的勇士点赞']</text:p>
          </table:table-cell>
          <table:table-cell office:value-type="float" office:value="0" calcext:value-type="float">
            <text:p>0</text:p>
          </table:table-cell>
          <table:table-cell office:value-type="string" calcext:value-type="string">
            <text:p>['（驹迷）疯子']</text:p>
          </table:table-cell>
          <table:table-cell table:number-columns-repeated="1020"/>
        </table:table-row>
        <table:table-row table:style-name="ro2">
          <table:table-cell office:value-type="float" office:value="66" calcext:value-type="float">
            <text:p>66</text:p>
          </table:table-cell>
          <table:table-cell office:value-type="string" calcext:value-type="string">
            <text:p>['记得以前工作的时候一起吃饭，有个女同事特别爱去别人碗里吃点，有次一个男同事吃的饺子，他怕那女的去吃就把饺子挨个在嘴里过了一遍又吐出来。我擦，当时那女的看见了竟然还是吃了他的饺子，现在想想他俩也真够奇葩的。']</text:p>
          </table:table-cell>
          <table:table-cell office:value-type="float" office:value="6" calcext:value-type="float">
            <text:p>6</text:p>
          </table:table-cell>
          <table:table-cell office:value-type="string" calcext:value-type="string">
            <text:p>['农村娘们']</text:p>
          </table:table-cell>
          <table:table-cell table:number-columns-repeated="1020"/>
        </table:table-row>
        <table:table-row table:style-name="ro2">
          <table:table-cell office:value-type="float" office:value="65" calcext:value-type="float">
            <text:p>65</text:p>
          </table:table-cell>
          <table:table-cell office:value-type="string" calcext:value-type="string">
            <text:p>['一哥们心情不好，请哥几个喝酒，大伙问其原因，哥们闷了一大口酒“我都快四十了，还没成家，我爹居然管我要钱，他二婚娶老婆！我俩吵起来了”', '这。。。。。']</text:p>
          </table:table-cell>
          <table:table-cell office:value-type="float" office:value="0" calcext:value-type="float">
            <text:p>0</text:p>
          </table:table-cell>
          <table:table-cell office:value-type="string" calcext:value-type="string">
            <text:p>['逆风的单车^O^']</text:p>
          </table:table-cell>
          <table:table-cell table:number-columns-repeated="1020"/>
        </table:table-row>
        <table:table-row table:style-name="ro2">
          <table:table-cell office:value-type="float" office:value="65" calcext:value-type="float">
            <text:p>65</text:p>
          </table:table-cell>
          <table:table-cell office:value-type="string" calcext:value-type="string">
            <text:p>['家里有只哈士奇，今天老爸做的大骨头特别好吃，我一口气吃了好几个，突然发现老爸看我眼神不对了，当我把又一个啃完的骨头放下时老爸爆发了：你啃的这么干净干嘛，就不能给狗留点？亲爹啊！']</text:p>
          </table:table-cell>
          <table:table-cell office:value-type="float" office:value="0" calcext:value-type="float">
            <text:p>0</text:p>
          </table:table-cell>
          <table:table-cell office:value-type="string" calcext:value-type="string">
            <text:p>['多于￥']</text:p>
          </table:table-cell>
          <table:table-cell table:number-columns-repeated="1020"/>
        </table:table-row>
        <table:table-row table:style-name="ro3">
          <table:table-cell office:value-type="float" office:value="62" calcext:value-type="float">
            <text:p>62</text:p>
          </table:table-cell>
          <table:table-cell office:value-type="string" calcext:value-type="string">
            <text:p>['昨夜无梦！', '可能是最近太累了，连梦都懒得做的。', '.', '所以，请各位不要在睡前看动作片。']</text:p>
          </table:table-cell>
          <table:table-cell office:value-type="float" office:value="0" calcext:value-type="float">
            <text:p>0</text:p>
          </table:table-cell>
          <table:table-cell office:value-type="string" calcext:value-type="string">
            <text:p>['小鸟终归是小鸟']</text:p>
          </table:table-cell>
          <table:table-cell table:number-columns-repeated="1020"/>
        </table:table-row>
        <table:table-row table:style-name="ro3">
          <table:table-cell office:value-type="float" office:value="62" calcext:value-type="float">
            <text:p>62</text:p>
          </table:table-cell>
          <table:table-cell office:value-type="string" calcext:value-type="string">
            <text:p>['运动场上的精彩瞬间']</text:p>
          </table:table-cell>
          <table:table-cell office:value-type="float" office:value="1" calcext:value-type="float">
            <text:p>1</text:p>
          </table:table-cell>
          <table:table-cell office:value-type="string" calcext:value-type="string">
            <text:p>['段子强']</text:p>
          </table:table-cell>
          <table:table-cell table:number-columns-repeated="1020"/>
        </table:table-row>
        <table:table-row table:style-name="ro3">
          <table:table-cell office:value-type="float" office:value="62" calcext:value-type="float">
            <text:p>62</text:p>
          </table:table-cell>
          <table:table-cell office:value-type="string" calcext:value-type="string">
            <text:p>['上班偷懒，这哥们在厕所没地方坐了，居然坐这个……我也是醉了']</text:p>
          </table:table-cell>
          <table:table-cell office:value-type="float" office:value="5" calcext:value-type="float">
            <text:p>5</text:p>
          </table:table-cell>
          <table:table-cell office:value-type="string" calcext:value-type="string">
            <text:p>['小姨子她姐的老公']</text:p>
          </table:table-cell>
          <table:table-cell table:number-columns-repeated="1020"/>
        </table:table-row>
        <table:table-row table:style-name="ro3">
          <table:table-cell office:value-type="float" office:value="61" calcext:value-type="float">
            <text:p>61</text:p>
          </table:table-cell>
          <table:table-cell office:value-type="string" calcext:value-type="string">
            <text:p>['有没有知道清代的熨斗值多少钱！']</text:p>
          </table:table-cell>
          <table:table-cell office:value-type="float" office:value="22" calcext:value-type="float">
            <text:p>22</text:p>
          </table:table-cell>
          <table:table-cell office:value-type="string" calcext:value-type="string">
            <text:p>['美琪的世界']</text:p>
          </table:table-cell>
          <table:table-cell table:number-columns-repeated="1020"/>
        </table:table-row>
        <table:table-row table:style-name="ro2">
          <table:table-cell office:value-type="float" office:value="60" calcext:value-type="float">
            <text:p>60</text:p>
          </table:table-cell>
          <table:table-cell office:value-type="string" calcext:value-type="string">
            <text:p>['师兄气若游丝的说：“那贼子给我下了‘奇淫合欢散’，三个时辰内，若不交合，必死无疑。万万没想到，在此危难时刻，我竟然遇见了师妹你！”', '师妹眼神中写满了决绝：“只要师兄不嫌我，就来吧。”', '师兄一脸惊恐：“你误会了，我是叫你埋了我...”']</text:p>
          </table:table-cell>
          <table:table-cell office:value-type="float" office:value="0" calcext:value-type="float">
            <text:p>0</text:p>
          </table:table-cell>
          <table:table-cell office:value-type="string" calcext:value-type="string">
            <text:p>['\x7f芳华']</text:p>
          </table:table-cell>
          <table:table-cell table:number-columns-repeated="1020"/>
        </table:table-row>
        <table:table-row table:style-name="ro3">
          <table:table-cell office:value-type="float" office:value="60" calcext:value-type="float">
            <text:p>60</text:p>
          </table:table-cell>
          <table:table-cell office:value-type="string" calcext:value-type="string">
            <text:p>['快递员：“你好！玩我鸟吗？”', '少妇怒：“滚开！死变态！”', '快递员：“我说你是不是叫玩我鸟？”', '少妇说：“我叫王元鹅...”']</text:p>
          </table:table-cell>
          <table:table-cell office:value-type="float" office:value="0" calcext:value-type="float">
            <text:p>0</text:p>
          </table:table-cell>
          <table:table-cell office:value-type="string" calcext:value-type="string">
            <text:p>['\x7f芳华']</text:p>
          </table:table-cell>
          <table:table-cell table:number-columns-repeated="1020"/>
        </table:table-row>
        <table:table-row table:style-name="ro2">
          <table:table-cell office:value-type="float" office:value="59" calcext:value-type="float">
            <text:p>59</text:p>
          </table:table-cell>
          <table:table-cell office:value-type="string" calcext:value-type="string">
            <text:p>['最近特别烦恼一件事，我小孩从小就严厉管教，天真无邪，小叔家的小孩因为父母长时间不在家，由婆婆带城府很深经常欺负我小孩，关键还是婆婆指使的，不知道同样是孙女干嘛要这样，我是不是该改改管教方式，这样养她会不会吃亏？']</text:p>
          </table:table-cell>
          <table:table-cell office:value-type="float" office:value="1" calcext:value-type="float">
            <text:p>1</text:p>
          </table:table-cell>
          <table:table-cell office:value-type="string" calcext:value-type="string">
            <text:p>[]</text:p>
          </table:table-cell>
          <table:table-cell table:number-columns-repeated="1020"/>
        </table:table-row>
        <table:table-row table:style-name="ro2">
          <table:table-cell office:value-type="float" office:value="59" calcext:value-type="float">
            <text:p>59</text:p>
          </table:table-cell>
          <table:table-cell office:value-type="string" calcext:value-type="string">
            <text:p>['班主任说：“学好一门课，就应该像追一个姑娘一样，要坚持！”我打断他说：“那你同时追八个试试。”班主任：“你给我滚出去！”瞬间明白为什么我是学渣了，原来我是一个专一的人啊，默默地扫视了班里的学霸：呵呵，你们这些见课就上的小婊砸……']</text:p>
          </table:table-cell>
          <table:table-cell office:value-type="float" office:value="0" calcext:value-type="float">
            <text:p>0</text:p>
          </table:table-cell>
          <table:table-cell office:value-type="string" calcext:value-type="string">
            <text:p>['隐姓埋名灬d']</text:p>
          </table:table-cell>
          <table:table-cell table:number-columns-repeated="1020"/>
        </table:table-row>
        <table:table-row table:style-name="ro3">
          <table:table-cell office:value-type="float" office:value="59" calcext:value-type="float">
            <text:p>59</text:p>
          </table:table-cell>
          <table:table-cell office:value-type="string" calcext:value-type="string">
            <text:p>['办公室一屌丝。都是工程男。苦逼啊。']</text:p>
          </table:table-cell>
          <table:table-cell office:value-type="float" office:value="12" calcext:value-type="float">
            <text:p>12</text:p>
          </table:table-cell>
          <table:table-cell office:value-type="string" calcext:value-type="string">
            <text:p>[]</text:p>
          </table:table-cell>
          <table:table-cell table:number-columns-repeated="1020"/>
        </table:table-row>
        <table:table-row table:style-name="ro3">
          <table:table-cell office:value-type="float" office:value="58" calcext:value-type="float">
            <text:p>58</text:p>
          </table:table-cell>
          <table:table-cell office:value-type="string" calcext:value-type="string">
            <text:p>['昨天去吃烧烤，邻桌一对情侣吃着吵起来了。那女的跑过来亲了我一下，然后那男的气势汹汹地跑过来，也亲了我一下…。。']</text:p>
          </table:table-cell>
          <table:table-cell office:value-type="float" office:value="0" calcext:value-type="float">
            <text:p>0</text:p>
          </table:table-cell>
          <table:table-cell office:value-type="string" calcext:value-type="string">
            <text:p>['多于￥']</text:p>
          </table:table-cell>
          <table:table-cell table:number-columns-repeated="1020"/>
        </table:table-row>
        <table:table-row table:style-name="ro3">
          <table:table-cell office:value-type="float" office:value="58" calcext:value-type="float">
            <text:p>58</text:p>
          </table:table-cell>
          <table:table-cell office:value-type="string" calcext:value-type="string">
            <text:p>['刚才在火车站等车，听到一个女的对他老公说：“你是男人吗？”那男的直接回答：“这个你不是更清楚。”[诶~][诶~][诶~][诶~][诶~]']</text:p>
          </table:table-cell>
          <table:table-cell office:value-type="float" office:value="0" calcext:value-type="float">
            <text:p>0</text:p>
          </table:table-cell>
          <table:table-cell office:value-type="string" calcext:value-type="string">
            <text:p>['人言2']</text:p>
          </table:table-cell>
          <table:table-cell table:number-columns-repeated="1020"/>
        </table:table-row>
        <table:table-row table:style-name="ro3">
          <table:table-cell office:value-type="float" office:value="58" calcext:value-type="float">
            <text:p>58</text:p>
          </table:table-cell>
          <table:table-cell office:value-type="string" calcext:value-type="string">
            <text:p>['有句话，叫坚持就是胜利✌！']</text:p>
          </table:table-cell>
          <table:table-cell office:value-type="float" office:value="0" calcext:value-type="float">
            <text:p>0</text:p>
          </table:table-cell>
          <table:table-cell office:value-type="string" calcext:value-type="string">
            <text:p>['不懂的年纪遇见']</text:p>
          </table:table-cell>
          <table:table-cell table:number-columns-repeated="1020"/>
        </table:table-row>
        <table:table-row table:style-name="ro5">
          <table:table-cell office:value-type="float" office:value="58" calcext:value-type="float">
            <text:p>58</text:p>
          </table:table-cell>
          <table:table-cell office:value-type="string" calcext:value-type="string">
            <text:p>['堂哥今年26还单身，家里七八个兄弟姐妹都成家了，家里人十分着急，上个月给他介绍我一个从小学到初中一起读书的好朋友，两人工作单位都很近，我觉得应该没问题的，都是大学毕业，都是老家人，人家女方也同意了，没想到堂哥那个呆子，没谈过恋爱，不知道怎么谈，一个多月过去了冷热程度还是依旧，我也是醉了，敢情这女朋友是媒婆统一发配，还得跟你打好感情基础，等待时机成熟你直接娶回家就得了，这到底是我娶媳妇还是你娶媳妇啊？[撞到玻璃][撞到玻璃][撞到玻璃]']</text:p>
          </table:table-cell>
          <table:table-cell office:value-type="float" office:value="0" calcext:value-type="float">
            <text:p>0</text:p>
          </table:table-cell>
          <table:table-cell office:value-type="string" calcext:value-type="string">
            <text:p>['不约兒僮']</text:p>
          </table:table-cell>
          <table:table-cell table:number-columns-repeated="1020"/>
        </table:table-row>
        <table:table-row table:style-name="ro3">
          <table:table-cell office:value-type="float" office:value="56" calcext:value-type="float">
            <text:p>56</text:p>
          </table:table-cell>
          <table:table-cell office:value-type="string" calcext:value-type="string">
            <text:p>['亲爱的闺蜜给买的生日蛋糕，喝多了没吃 早起醒来说特意帮我带回来了！回来了！']</text:p>
          </table:table-cell>
          <table:table-cell office:value-type="float" office:value="19" calcext:value-type="float">
            <text:p>19</text:p>
          </table:table-cell>
          <table:table-cell office:value-type="string" calcext:value-type="string">
            <text:p>['晓冉007']</text:p>
          </table:table-cell>
          <table:table-cell table:number-columns-repeated="1020"/>
        </table:table-row>
        <table:table-row table:style-name="ro4">
          <table:table-cell office:value-type="float" office:value="55" calcext:value-type="float">
            <text:p>55</text:p>
          </table:table-cell>
          <table:table-cell office:value-type="string" calcext:value-type="string">
            <text:p>['南京的大爷大妈们，真给南京长脸了，抢马拉松运动员的水，人老不要脸！！！！！', '让我想起了大四时候在青岛世园会做志愿者的时候，世园会没开始不准外人进，结果青岛的大爷大妈硬闯世园会，进就进吧，还偷里面的花，那可是一盆上千，被抓了就耍赖不让查包，查出来了就快几步赶紧跑！！！', '我也是从那以后再也不在公交车上给老人让座的！！！！', '希望老人们能洁身自好，不要为老不尊，年龄不应该成为道德败坏和违法乱纪的理由！！！！']</text:p>
          </table:table-cell>
          <table:table-cell office:value-type="float" office:value="4" calcext:value-type="float">
            <text:p>4</text:p>
          </table:table-cell>
          <table:table-cell office:value-type="string" calcext:value-type="string">
            <text:p>['薄荷ぺ不凉']</text:p>
          </table:table-cell>
          <table:table-cell table:number-columns-repeated="1020"/>
        </table:table-row>
        <table:table-row table:style-name="ro3">
          <table:table-cell office:value-type="float" office:value="55" calcext:value-type="float">
            <text:p>55</text:p>
          </table:table-cell>
          <table:table-cell office:value-type="string" calcext:value-type="string">
            <text:p>['刚搬家不久今天头痒的要洗头，割一截也好，水烧开了头发湿了才发现没洗发膏，哥们瞅了好几眼厨房的立白洗洁精，嗨！还别说，这去油效果真不错！糗么？']</text:p>
          </table:table-cell>
          <table:table-cell office:value-type="float" office:value="5" calcext:value-type="float">
            <text:p>5</text:p>
          </table:table-cell>
          <table:table-cell office:value-type="string" calcext:value-type="string">
            <text:p>['D.K.lu']</text:p>
          </table:table-cell>
          <table:table-cell table:number-columns-repeated="1020"/>
        </table:table-row>
        <table:table-row table:style-name="ro3">
          <table:table-cell office:value-type="float" office:value="55" calcext:value-type="float">
            <text:p>55</text:p>
          </table:table-cell>
          <table:table-cell office:value-type="string" calcext:value-type="string">
            <text:p>['开车的就是比骑车的任性']</text:p>
          </table:table-cell>
          <table:table-cell office:value-type="float" office:value="3" calcext:value-type="float">
            <text:p>3</text:p>
          </table:table-cell>
          <table:table-cell office:value-type="string" calcext:value-type="string">
            <text:p>['黑衣大哥哥啊']</text:p>
          </table:table-cell>
          <table:table-cell table:number-columns-repeated="1020"/>
        </table:table-row>
        <table:table-row table:style-name="ro3">
          <table:table-cell office:value-type="float" office:value="55" calcext:value-type="float">
            <text:p>55</text:p>
          </table:table-cell>
          <table:table-cell office:value-type="string" calcext:value-type="string">
            <text:p>['转的，这门可有人愿意进？？？']</text:p>
          </table:table-cell>
          <table:table-cell office:value-type="float" office:value="6" calcext:value-type="float">
            <text:p>6</text:p>
          </table:table-cell>
          <table:table-cell office:value-type="string" calcext:value-type="string">
            <text:p>['你是我的宠呦']</text:p>
          </table:table-cell>
          <table:table-cell table:number-columns-repeated="1020"/>
        </table:table-row>
        <table:table-row table:style-name="ro2">
          <table:table-cell office:value-type="float" office:value="54" calcext:value-type="float">
            <text:p>54</text:p>
          </table:table-cell>
          <table:table-cell office:value-type="string" calcext:value-type="string">
            <text:p>['我有个小姨，只比我大几岁。有次我和小姨手挽手上街，那个亲热啊。结果被路过的班主任发现了，回去给我妈告状说看见我早恋。我妈质问我那天怎么个事儿。。。我默默想了想，说，问你妹啊……']</text:p>
          </table:table-cell>
          <table:table-cell office:value-type="float" office:value="0" calcext:value-type="float">
            <text:p>0</text:p>
          </table:table-cell>
          <table:table-cell office:value-type="string" calcext:value-type="string">
            <text:p>['那殇！抹不掉']</text:p>
          </table:table-cell>
          <table:table-cell table:number-columns-repeated="1020"/>
        </table:table-row>
        <table:table-row table:style-name="ro3">
          <table:table-cell office:value-type="float" office:value="53" calcext:value-type="float">
            <text:p>53</text:p>
          </table:table-cell>
          <table:table-cell office:value-type="string" calcext:value-type="string">
            <text:p>['终于不用洗衣做饭了']</text:p>
          </table:table-cell>
          <table:table-cell office:value-type="float" office:value="0" calcext:value-type="float">
            <text:p>0</text:p>
          </table:table-cell>
          <table:table-cell office:value-type="string" calcext:value-type="string">
            <text:p>['江欣，']</text:p>
          </table:table-cell>
          <table:table-cell table:number-columns-repeated="1020"/>
        </table:table-row>
        <table:table-row table:style-name="ro4">
          <table:table-cell office:value-type="float" office:value="52" calcext:value-type="float">
            <text:p>52</text:p>
          </table:table-cell>
          <table:table-cell office:value-type="string" calcext:value-type="string">
            <text:p>['1..大概每个姑娘都会有忧心自己嫁不出去的时候，但是没关系，不要在意这个。你只需要安心过好现在的生活，做自己喜欢的事，成为自己喜欢的人，然后，十年后你就会发现———你担心的事原来是真的。（没错，就是我～）', '2..当年备战高考，晚上挑灯夜战，父亲走进我的房间说：注意劳逸结合，特别要保护好视力，千万别近视了！免得以后做泥瓦匠的时候看不到吊线，砖墙砌得不标准，老板要扣钱的！毕竟以你的成绩，上大学是不太现实的。（哈哈哈！）']</text:p>
          </table:table-cell>
          <table:table-cell office:value-type="float" office:value="0" calcext:value-type="float">
            <text:p>0</text:p>
          </table:table-cell>
          <table:table-cell office:value-type="string" calcext:value-type="string">
            <text:p>['Endlss']</text:p>
          </table:table-cell>
          <table:table-cell table:number-columns-repeated="1020"/>
        </table:table-row>
        <table:table-row table:style-name="ro2">
          <table:table-cell office:value-type="float" office:value="52" calcext:value-type="float">
            <text:p>52</text:p>
          </table:table-cell>
          <table:table-cell office:value-type="string" calcext:value-type="string">
            <text:p>['有一天早上我和我的朋友一起去上课～早上起来就听他叨叨～说他丢了50块钱～我就在一边笑他～心里骂他该啊～在路上我捡了100顿时乐的不行了～没想到我朋友来一句别动那钱是我的……我顿时无语～问了一句你不是丢了50吗？他当时回一句没给我气死～它长大了～～～']</text:p>
          </table:table-cell>
          <table:table-cell office:value-type="float" office:value="2" calcext:value-type="float">
            <text:p>2</text:p>
          </table:table-cell>
          <table:table-cell office:value-type="string" calcext:value-type="string">
            <text:p>['小妞往这来']</text:p>
          </table:table-cell>
          <table:table-cell table:number-columns-repeated="1020"/>
        </table:table-row>
        <table:table-row table:style-name="ro3">
          <table:table-cell office:value-type="float" office:value="52" calcext:value-type="float">
            <text:p>52</text:p>
          </table:table-cell>
          <table:table-cell office:value-type="string" calcext:value-type="string">
            <text:p>['下午在手机上查东西写，写了一会手机黑了一下，居然一着急不是用手触，而是用嘴吹了一下，想想也是醉了。']</text:p>
          </table:table-cell>
          <table:table-cell office:value-type="float" office:value="11" calcext:value-type="float">
            <text:p>11</text:p>
          </table:table-cell>
          <table:table-cell office:value-type="string" calcext:value-type="string">
            <text:p>['姐的寂寞谁能懂']</text:p>
          </table:table-cell>
          <table:table-cell table:number-columns-repeated="1020"/>
        </table:table-row>
        <table:table-row table:style-name="ro3">
          <table:table-cell office:value-type="float" office:value="49" calcext:value-type="float">
            <text:p>49</text:p>
          </table:table-cell>
          <table:table-cell office:value-type="string" calcext:value-type="string">
            <text:p>['晚饭的时候看到天上一弯弦月，不自觉想起一句诗，月上柳梢头，人约黄昏后，然后不自觉多念了几遍，然后。。。然后就邪恶了']</text:p>
          </table:table-cell>
          <table:table-cell office:value-type="float" office:value="4" calcext:value-type="float">
            <text:p>4</text:p>
          </table:table-cell>
          <table:table-cell office:value-type="string" calcext:value-type="string">
            <text:p>[]</text:p>
          </table:table-cell>
          <table:table-cell table:number-columns-repeated="1020"/>
        </table:table-row>
        <table:table-row table:style-name="ro3">
          <table:table-cell office:value-type="float" office:value="46" calcext:value-type="float">
            <text:p>46</text:p>
          </table:table-cell>
          <table:table-cell office:value-type="string" calcext:value-type="string">
            <text:p>['以前看电视总觉得那些个主角坐错车到终点才发现是不可能在现实中出现的，因为不可能有人那么傻是不，可是可是……我今天就是那么傻，哎，哭会去……']</text:p>
          </table:table-cell>
          <table:table-cell office:value-type="float" office:value="3" calcext:value-type="float">
            <text:p>3</text:p>
          </table:table-cell>
          <table:table-cell office:value-type="string" calcext:value-type="string">
            <text:p>['骑自行车逛世界']</text:p>
          </table:table-cell>
          <table:table-cell table:number-columns-repeated="1020"/>
        </table:table-row>
        <table:table-row table:style-name="ro2">
          <table:table-cell office:value-type="float" office:value="44" calcext:value-type="float">
            <text:p>44</text:p>
          </table:table-cell>
          <table:table-cell office:value-type="string" calcext:value-type="string">
            <text:p>['今天小侄女想学英语，我就想逗逗她就教她说：I，am，is，dog！她一直发音不正确，我就一直教...她妈妈经过看到我这样一直重复！就好奇的问“为什么你一直对我女儿说你是狗呐？”...我......']</text:p>
          </table:table-cell>
          <table:table-cell office:value-type="float" office:value="12" calcext:value-type="float">
            <text:p>12</text:p>
          </table:table-cell>
          <table:table-cell office:value-type="string" calcext:value-type="string">
            <text:p>['安静an']</text:p>
          </table:table-cell>
          <table:table-cell table:number-columns-repeated="1020"/>
        </table:table-row>
        <table:table-row table:style-name="ro3">
          <table:table-cell office:value-type="float" office:value="42" calcext:value-type="float">
            <text:p>42</text:p>
          </table:table-cell>
          <table:table-cell office:value-type="string" calcext:value-type="string">
            <text:p>['人生总是这么碎不及防']</text:p>
          </table:table-cell>
          <table:table-cell office:value-type="float" office:value="0" calcext:value-type="float">
            <text:p>0</text:p>
          </table:table-cell>
          <table:table-cell office:value-type="string" calcext:value-type="string">
            <text:p>['点缀※男孩']</text:p>
          </table:table-cell>
          <table:table-cell table:number-columns-repeated="1020"/>
        </table:table-row>
        <table:table-row table:style-name="ro3">
          <table:table-cell office:value-type="float" office:value="42" calcext:value-type="float">
            <text:p>42</text:p>
          </table:table-cell>
          <table:table-cell office:value-type="string" calcext:value-type="string">
            <text:p>['记得高中时候.我们在宿舍一起聊的正high.一哥们淡定的问:“你姐姐男的女的？”我们所有人都愣了....']</text:p>
          </table:table-cell>
          <table:table-cell office:value-type="float" office:value="4" calcext:value-type="float">
            <text:p>4</text:p>
          </table:table-cell>
          <table:table-cell office:value-type="string" calcext:value-type="string">
            <text:p>['小白2016']</text:p>
          </table:table-cell>
          <table:table-cell table:number-columns-repeated="1020"/>
        </table:table-row>
        <table:table-row table:style-name="ro3">
          <table:table-cell office:value-type="float" office:value="41" calcext:value-type="float">
            <text:p>41</text:p>
          </table:table-cell>
          <table:table-cell office:value-type="string" calcext:value-type="string">
            <text:p>['妈的今天玩小妹不到十分钟完事。忘广大臭知照啊这是有不是不对啊谢谢啦']</text:p>
          </table:table-cell>
          <table:table-cell office:value-type="float" office:value="6" calcext:value-type="float">
            <text:p>6</text:p>
          </table:table-cell>
          <table:table-cell office:value-type="string" calcext:value-type="string">
            <text:p>['妹妹的.，']</text:p>
          </table:table-cell>
          <table:table-cell table:number-columns-repeated="1020"/>
        </table:table-row>
        <table:table-row table:style-name="ro3">
          <table:table-cell office:value-type="float" office:value="41" calcext:value-type="float">
            <text:p>41</text:p>
          </table:table-cell>
          <table:table-cell office:value-type="string" calcext:value-type="string">
            <text:p>['我叉，上海踩死36人。每人赔80万，这么多谁把我踩死赔80万我知足了']</text:p>
          </table:table-cell>
          <table:table-cell office:value-type="float" office:value="9" calcext:value-type="float">
            <text:p>9</text:p>
          </table:table-cell>
          <table:table-cell office:value-type="string" calcext:value-type="string">
            <text:p>[]</text:p>
          </table:table-cell>
          <table:table-cell table:number-columns-repeated="1020"/>
        </table:table-row>
        <table:table-row table:style-name="ro2">
          <table:table-cell office:value-type="float" office:value="40" calcext:value-type="float">
            <text:p>40</text:p>
          </table:table-cell>
          <table:table-cell office:value-type="string" calcext:value-type="string">
            <text:p>['我的小件快递经常被红烧，事情是这样的投递员看见门关着，电话也懒得打，就从窗户把快递塞进来了，问题是窗户下是灶台，快递每次都落入炒菜锅内（还好锅都是洗的干干净净）[笑哭][笑哭][笑哭][笑哭][笑哭][笑哭]']</text:p>
          </table:table-cell>
          <table:table-cell office:value-type="float" office:value="0" calcext:value-type="float">
            <text:p>0</text:p>
          </table:table-cell>
          <table:table-cell office:value-type="string" calcext:value-type="string">
            <text:p>['两袖清风一杯清茶']</text:p>
          </table:table-cell>
          <table:table-cell table:number-columns-repeated="1020"/>
        </table:table-row>
        <table:table-row table:style-name="ro3">
          <table:table-cell office:value-type="float" office:value="40" calcext:value-type="float">
            <text:p>40</text:p>
          </table:table-cell>
          <table:table-cell office:value-type="string" calcext:value-type="string">
            <text:p>['完了！没戏了！那些想吃翔的同志们吃不上喽！']</text:p>
          </table:table-cell>
          <table:table-cell office:value-type="float" office:value="2" calcext:value-type="float">
            <text:p>2</text:p>
          </table:table-cell>
          <table:table-cell office:value-type="string" calcext:value-type="string">
            <text:p>[]</text:p>
          </table:table-cell>
          <table:table-cell table:number-columns-repeated="1020"/>
        </table:table-row>
        <table:table-row table:style-name="ro3">
          <table:table-cell office:value-type="float" office:value="40" calcext:value-type="float">
            <text:p>40</text:p>
          </table:table-cell>
          <table:table-cell office:value-type="string" calcext:value-type="string">
            <text:p>['体育课', '老师:同学们伸开双臂一字排开，摆成大字型', '学生:老师我摆不了大字型', '老师:为什么', '学生:指着另一同学(女)她可以，我只能摆成太字型']</text:p>
          </table:table-cell>
          <table:table-cell office:value-type="float" office:value="6" calcext:value-type="float">
            <text:p>6</text:p>
          </table:table-cell>
          <table:table-cell office:value-type="string" calcext:value-type="string">
            <text:p>['我也是寂寞的男神']</text:p>
          </table:table-cell>
          <table:table-cell table:number-columns-repeated="1020"/>
        </table:table-row>
        <table:table-row table:style-name="ro5">
          <table:table-cell office:value-type="float" office:value="39" calcext:value-type="float">
            <text:p>39</text:p>
          </table:table-cell>
          <table:table-cell office:value-type="string" calcext:value-type="string">
            <text:p>['我妈做梦梦到什么都是特别准，今天我正在做饭我妈突然就来了一句，你没谈对象吧？我直接懵了，这二十几岁了也不算早恋啊。问题是还真没谈。我一直没出声音，我妈绷不住就说了，我昨晚梦见我在屋子后面的地里栽东西，好像是牡丹花又像是树，如果不是你有对象就是你弟弟有对象了。什么？还有这种操作？我问麻麻你是不是看周公解梦了？我妈说这是常识。。。😭😭诸位。你们的麻麻也这样吗？我总感觉是变相逼婚？？']</text:p>
          </table:table-cell>
          <table:table-cell office:value-type="float" office:value="0" calcext:value-type="float">
            <text:p>0</text:p>
          </table:table-cell>
          <table:table-cell office:value-type="string" calcext:value-type="string">
            <text:p>['陌上花开，君归否？…']</text:p>
          </table:table-cell>
          <table:table-cell table:number-columns-repeated="1020"/>
        </table:table-row>
        <table:table-row table:style-name="ro3">
          <table:table-cell office:value-type="float" office:value="39" calcext:value-type="float">
            <text:p>39</text:p>
          </table:table-cell>
          <table:table-cell office:value-type="string" calcext:value-type="string">
            <text:p>['每天都会坐在沙发上看风景的忧郁女青年']</text:p>
          </table:table-cell>
          <table:table-cell office:value-type="float" office:value="4" calcext:value-type="float">
            <text:p>4</text:p>
          </table:table-cell>
          <table:table-cell office:value-type="string" calcext:value-type="string">
            <text:p>[]</text:p>
          </table:table-cell>
          <table:table-cell table:number-columns-repeated="1020"/>
        </table:table-row>
        <table:table-row table:style-name="ro3">
          <table:table-cell office:value-type="float" office:value="39" calcext:value-type="float">
            <text:p>39</text:p>
          </table:table-cell>
          <table:table-cell office:value-type="string" calcext:value-type="string">
            <text:p>['刚刚，就刚刚！老子上夜班，公司小，厕所就在大门旁，老子在上厕所，大的，被看门的阿姨把灯关了，他说里面没人……，阿姨，你要不要进来看看']</text:p>
          </table:table-cell>
          <table:table-cell office:value-type="float" office:value="3" calcext:value-type="float">
            <text:p>3</text:p>
          </table:table-cell>
          <table:table-cell office:value-type="string" calcext:value-type="string">
            <text:p>['清蒸童子鸡']</text:p>
          </table:table-cell>
          <table:table-cell table:number-columns-repeated="1020"/>
        </table:table-row>
        <table:table-row table:style-name="ro3">
          <table:table-cell office:value-type="float" office:value="38" calcext:value-type="float">
            <text:p>38</text:p>
          </table:table-cell>
          <table:table-cell office:value-type="string" calcext:value-type="string">
            <text:p>['亏了还是赚了？']</text:p>
          </table:table-cell>
          <table:table-cell office:value-type="float" office:value="1" calcext:value-type="float">
            <text:p>1</text:p>
          </table:table-cell>
          <table:table-cell office:value-type="string" calcext:value-type="string">
            <text:p>['亲爱的_老公']</text:p>
          </table:table-cell>
          <table:table-cell table:number-columns-repeated="1020"/>
        </table:table-row>
        <table:table-row table:style-name="ro5">
          <table:table-cell office:value-type="float" office:value="37" calcext:value-type="float">
            <text:p>37</text:p>
          </table:table-cell>
          <table:table-cell office:value-type="string" calcext:value-type="string">
            <text:p>['我是你爹^\u2006_\u2006^………先割一下，小张的手机搞丢了，借老乡电话给媳妇打电话通知一下，老乡小李说我帮你探探嫂子有没给你带绿帽子啊，小张拨了号码开了外音，小李开侃，小张媳妇一直说不认识你，你谁啊，马上要笑场了，小张要过电话，直接喊了句我是你爹！高潮来了，他媳妇说，哦老公啊……俩人愉快的骂了起来！我们一帮人那个佩服，纷纷说家教真好……只有我想起那个喊爸爸的梗，想想真会玩']</text:p>
          </table:table-cell>
          <table:table-cell office:value-type="float" office:value="0" calcext:value-type="float">
            <text:p>0</text:p>
          </table:table-cell>
          <table:table-cell office:value-type="string" calcext:value-type="string">
            <text:p>['一撸仙家']</text:p>
          </table:table-cell>
          <table:table-cell table:number-columns-repeated="1020"/>
        </table:table-row>
        <table:table-row table:style-name="ro3">
          <table:table-cell office:value-type="float" office:value="37" calcext:value-type="float">
            <text:p>37</text:p>
          </table:table-cell>
          <table:table-cell office:value-type="string" calcext:value-type="string">
            <text:p>['昨晚朋友结婚，不好意思就混了点烟']</text:p>
          </table:table-cell>
          <table:table-cell office:value-type="float" office:value="24" calcext:value-type="float">
            <text:p>24</text:p>
          </table:table-cell>
          <table:table-cell office:value-type="string" calcext:value-type="string">
            <text:p>[]</text:p>
          </table:table-cell>
          <table:table-cell table:number-columns-repeated="1020"/>
        </table:table-row>
        <table:table-row table:style-name="ro3">
          <table:table-cell office:value-type="float" office:value="35" calcext:value-type="float">
            <text:p>35</text:p>
          </table:table-cell>
          <table:table-cell office:value-type="string" calcext:value-type="string">
            <text:p>['打火机拆起来容易，咋装起来就这么难了？']</text:p>
          </table:table-cell>
          <table:table-cell office:value-type="float" office:value="6" calcext:value-type="float">
            <text:p>6</text:p>
          </table:table-cell>
          <table:table-cell office:value-type="string" calcext:value-type="string">
            <text:p>['一阵风吹熄了承诺']</text:p>
          </table:table-cell>
          <table:table-cell table:number-columns-repeated="1020"/>
        </table:table-row>
        <table:table-row table:style-name="ro3">
          <table:table-cell office:value-type="float" office:value="35" calcext:value-type="float">
            <text:p>35</text:p>
          </table:table-cell>
          <table:table-cell office:value-type="string" calcext:value-type="string">
            <text:p>['夜班滴节奏：勿喷......']</text:p>
          </table:table-cell>
          <table:table-cell office:value-type="float" office:value="11" calcext:value-type="float">
            <text:p>11</text:p>
          </table:table-cell>
          <table:table-cell office:value-type="string" calcext:value-type="string">
            <text:p>['额滴神@']</text:p>
          </table:table-cell>
          <table:table-cell table:number-columns-repeated="1020"/>
        </table:table-row>
        <table:table-row table:style-name="ro3">
          <table:table-cell office:value-type="float" office:value="34" calcext:value-type="float">
            <text:p>34</text:p>
          </table:table-cell>
          <table:table-cell office:value-type="string" calcext:value-type="string">
            <text:p>['这名字取的霸气！哈哈！']</text:p>
          </table:table-cell>
          <table:table-cell office:value-type="float" office:value="8" calcext:value-type="float">
            <text:p>8</text:p>
          </table:table-cell>
          <table:table-cell office:value-type="string" calcext:value-type="string">
            <text:p>["暖心'"]</text:p>
          </table:table-cell>
          <table:table-cell table:number-columns-repeated="1020"/>
        </table:table-row>
        <table:table-row table:style-name="ro3">
          <table:table-cell office:value-type="float" office:value="32" calcext:value-type="float">
            <text:p>32</text:p>
          </table:table-cell>
          <table:table-cell office:value-type="string" calcext:value-type="string">
            <text:p>['史上最强卫生间提醒 <text:s text:c="4"/>我也是醉了']</text:p>
          </table:table-cell>
          <table:table-cell office:value-type="float" office:value="2" calcext:value-type="float">
            <text:p>2</text:p>
          </table:table-cell>
          <table:table-cell office:value-type="string" calcext:value-type="string">
            <text:p>[]</text:p>
          </table:table-cell>
          <table:table-cell table:number-columns-repeated="1020"/>
        </table:table-row>
        <table:table-row table:style-name="ro3">
          <table:table-cell office:value-type="float" office:value="31" calcext:value-type="float">
            <text:p>31</text:p>
          </table:table-cell>
          <table:table-cell office:value-type="string" calcext:value-type="string">
            <text:p>['你的生日礼物！']</text:p>
          </table:table-cell>
          <table:table-cell office:value-type="float" office:value="1" calcext:value-type="float">
            <text:p>1</text:p>
          </table:table-cell>
          <table:table-cell office:value-type="string" calcext:value-type="string">
            <text:p>[]</text:p>
          </table:table-cell>
          <table:table-cell table:number-columns-repeated="1020"/>
        </table:table-row>
        <table:table-row table:style-name="ro3">
          <table:table-cell office:value-type="float" office:value="28" calcext:value-type="float">
            <text:p>28</text:p>
          </table:table-cell>
          <table:table-cell office:value-type="string" calcext:value-type="string">
            <text:p>['今天玩DNF被骗6000w，割了他的。网名叫至尊，不要脸的，日你妈的，就知道骗人，希望看见的帮忙找找，把钱要回来，呜呜(_)妹子也不容易']</text:p>
          </table:table-cell>
          <table:table-cell office:value-type="float" office:value="15" calcext:value-type="float">
            <text:p>15</text:p>
          </table:table-cell>
          <table:table-cell office:value-type="string" calcext:value-type="string">
            <text:p>[]</text:p>
          </table:table-cell>
          <table:table-cell table:number-columns-repeated="1020"/>
        </table:table-row>
        <table:table-row table:style-name="ro3">
          <table:table-cell office:value-type="float" office:value="27" calcext:value-type="float">
            <text:p>27</text:p>
          </table:table-cell>
          <table:table-cell office:value-type="string" calcext:value-type="string">
            <text:p>['现在每天晚上的时间，老爸在追抗日电视剧，我跟着视频学日语，练发音。我就想问一下：俩个有不同信仰的人成天生活在一个屋檐下会不会有一天干起来？']</text:p>
          </table:table-cell>
          <table:table-cell office:value-type="float" office:value="25" calcext:value-type="float">
            <text:p>25</text:p>
          </table:table-cell>
          <table:table-cell office:value-type="string" calcext:value-type="string">
            <text:p>['专业猥琐20年']</text:p>
          </table:table-cell>
          <table:table-cell table:number-columns-repeated="1020"/>
        </table:table-row>
        <table:table-row table:style-name="ro3">
          <table:table-cell office:value-type="float" office:value="27" calcext:value-type="float">
            <text:p>27</text:p>
          </table:table-cell>
          <table:table-cell office:value-type="string" calcext:value-type="string">
            <text:p>['夏天时拍的，我们这里还就流行玩这个。']</text:p>
          </table:table-cell>
          <table:table-cell office:value-type="float" office:value="2" calcext:value-type="float">
            <text:p>2</text:p>
          </table:table-cell>
          <table:table-cell office:value-type="string" calcext:value-type="string">
            <text:p>['村里都叫我油菜花']</text:p>
          </table:table-cell>
          <table:table-cell table:number-columns-repeated="1020"/>
        </table:table-row>
        <table:table-row table:style-name="ro3">
          <table:table-cell office:value-type="float" office:value="24" calcext:value-type="float">
            <text:p>24</text:p>
          </table:table-cell>
          <table:table-cell office:value-type="string" calcext:value-type="string">
            <text:p>['小裸。。。。谁认识这个酒店？？？']</text:p>
          </table:table-cell>
          <table:table-cell office:value-type="float" office:value="10" calcext:value-type="float">
            <text:p>10</text:p>
          </table:table-cell>
          <table:table-cell office:value-type="string" calcext:value-type="string">
            <text:p>['张紫阳阳外号嘉嘉。…']</text:p>
          </table:table-cell>
          <table:table-cell table:number-columns-repeated="1020"/>
        </table:table-row>
        <table:table-row table:style-name="ro1" table:number-rows-repeated="10479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UKai CN" style:font-family-asian="'AR PL UKai CN'"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9">0000/00/00</text:date>, <text:time>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9T13:57:12.058453914</dc:date>
    <meta:editing-duration>PT27S</meta:editing-duration>
    <meta:editing-cycles>1</meta:editing-cycles>
    <meta:document-statistic meta:table-count="1" meta:cell-count="2604" meta:object-count="0"/>
    <meta:generator>LibreOffice/5.1.6.2$Linux_X86_64 LibreOffice_project/10m0$Build-2</meta:generator>
  </office:meta>
</office:document-meta>
</file>